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4.016cm"/>
    </style:style>
    <style:style style:name="co2" style:family="table-column">
      <style:table-column-properties fo:break-before="auto" style:column-width="3.431cm"/>
    </style:style>
    <style:style style:name="co3" style:family="table-column">
      <style:table-column-properties fo:break-before="auto" style:column-width="16.90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D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iel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RADE_CODE</text:p>
          </table:table-cell>
          <table:table-cell office:value-type="string" calcext:value-type="string">
            <text:p>INN</text:p>
          </table:table-cell>
          <table:table-cell office:value-type="string" calcext:value-type="string">
            <text:p>FIELD</text:p>
          </table:table-cell>
        </table:table-row>
        <table:table-row table:style-name="ro1">
          <table:table-cell office:value-type="string" calcext:value-type="string">
            <text:p>RU000A0JPZL7</text:p>
          </table:table-cell>
          <table:table-cell office:value-type="float" office:value="1435126890" calcext:value-type="float">
            <text:p>1435126890</text:p>
          </table:table-cell>
          <table:table-cell office:value-type="string" calcext:value-type="string">
            <text:p><text:s/>данные отсутствуют</text:p>
          </table:table-cell>
        </table:table-row>
        <table:table-row table:style-name="ro1">
          <table:table-cell office:value-type="string" calcext:value-type="string">
            <text:p>RU000A0JPZP8</text:p>
          </table:table-cell>
          <table:table-cell office:value-type="float" office:value="1435126890" calcext:value-type="float">
            <text:p>1435126890</text:p>
          </table:table-cell>
          <table:table-cell office:value-type="string" calcext:value-type="string">
            <text:p><text:s/>данные отсутствуют</text:p>
          </table:table-cell>
        </table:table-row>
        <table:table-row table:style-name="ro1">
          <table:table-cell office:value-type="string" calcext:value-type="string">
            <text:p>RU000A1006C3</text:p>
          </table:table-cell>
          <table:table-cell office:value-type="float" office:value="2128702350" calcext:value-type="float">
            <text:p>2128702350</text:p>
          </table:table-cell>
          <table:table-cell table:style-name="ce1"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1013N6</text:p>
          </table:table-cell>
          <table:table-cell office:value-type="float" office:value="2128702350" calcext:value-type="float">
            <text:p>2128702350</text:p>
          </table:table-cell>
          <table:table-cell table:style-name="ce1"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102LF6</text:p>
          </table:table-cell>
          <table:table-cell office:value-type="float" office:value="2128702350" calcext:value-type="float">
            <text:p>2128702350</text:p>
          </table:table-cell>
          <table:table-cell table:style-name="ce1"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104V00</text:p>
          </table:table-cell>
          <table:table-cell office:value-type="float" office:value="2128702350" calcext:value-type="float">
            <text:p>2128702350</text:p>
          </table:table-cell>
          <table:table-cell table:style-name="ce1"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0ZYLK7</text:p>
          </table:table-cell>
          <table:table-cell office:value-type="float" office:value="2315076504" calcext:value-type="float">
            <text:p>2315076504</text:p>
          </table:table-cell>
          <table:table-cell office:value-type="string" calcext:value-type="string">
            <text:p><text:s/>данные отсутствуют</text:p>
          </table:table-cell>
        </table:table-row>
        <table:table-row table:style-name="ro1">
          <table:table-cell office:value-type="string" calcext:value-type="string">
            <text:p>RU000A101P92</text:p>
          </table:table-cell>
          <table:table-cell office:value-type="float" office:value="2358006710" calcext:value-type="float">
            <text:p>2358006710</text:p>
          </table:table-cell>
          <table:table-cell table:style-name="ce1" office:value-type="string" calcext:value-type="string">
            <text:p>Выращивание зерновых культур</text:p>
          </table:table-cell>
        </table:table-row>
        <table:table-row table:style-name="ro1">
          <table:table-cell office:value-type="string" calcext:value-type="string">
            <text:p>RU000A104Z89</text:p>
          </table:table-cell>
          <table:table-cell office:value-type="float" office:value="2358006710" calcext:value-type="float">
            <text:p>2358006710</text:p>
          </table:table-cell>
          <table:table-cell table:style-name="ce1" office:value-type="string" calcext:value-type="string">
            <text:p>Выращивание зерновых культур</text:p>
          </table:table-cell>
        </table:table-row>
        <table:table-row table:style-name="ro1">
          <table:table-cell office:value-type="string" calcext:value-type="string">
            <text:p>RU000A104ZU1</text:p>
          </table:table-cell>
          <table:table-cell office:value-type="float" office:value="2358006710" calcext:value-type="float">
            <text:p>2358006710</text:p>
          </table:table-cell>
          <table:table-cell table:style-name="ce1" office:value-type="string" calcext:value-type="string">
            <text:p>Выращивание зерновых культур</text:p>
          </table:table-cell>
        </table:table-row>
        <table:table-row table:style-name="ro1">
          <table:table-cell office:value-type="string" calcext:value-type="string">
            <text:p>RU000A1006B5</text:p>
          </table:table-cell>
          <table:table-cell office:value-type="float" office:value="2462232112" calcext:value-type="float">
            <text:p>2462232112</text:p>
          </table:table-cell>
          <table:table-cell office:value-type="string" calcext:value-type="string">
            <text:p><text:s/>данные отсутствуют</text:p>
          </table:table-cell>
        </table:table-row>
        <table:table-row table:style-name="ro2">
          <table:table-cell office:value-type="string" calcext:value-type="string">
            <text:p>KGKC</text:p>
          </table:table-cell>
          <table:table-cell office:value-type="float" office:value="4501122913" calcext:value-type="float">
            <text:p>4501122913</text:p>
          </table:table-cell>
          <table:table-cell table:style-name="ce1" office:value-type="string" calcext:value-type="string">
            <text:p>Производство электроэнергии тепловыми электростанциями, в том числе деятельность по обеспечению работоспособности электростанций</text:p>
          </table:table-cell>
        </table:table-row>
        <table:table-row table:style-name="ro2">
          <table:table-cell office:value-type="string" calcext:value-type="string">
            <text:p>KGKCP</text:p>
          </table:table-cell>
          <table:table-cell office:value-type="float" office:value="4501122913" calcext:value-type="float">
            <text:p>4501122913</text:p>
          </table:table-cell>
          <table:table-cell table:style-name="ce1" office:value-type="string" calcext:value-type="string">
            <text:p>Производство электроэнергии тепловыми электростанциями, в том числе деятельность по обеспечению работоспособности электростанций</text:p>
          </table:table-cell>
        </table:table-row>
        <table:table-row table:style-name="ro1">
          <table:table-cell office:value-type="string" calcext:value-type="string">
            <text:p>RU000A1026R9</text:p>
          </table:table-cell>
          <table:table-cell office:value-type="float" office:value="5406305355" calcext:value-type="float">
            <text:p>5406305355</text:p>
          </table:table-cell>
          <table:table-cell office:value-type="string" calcext:value-type="string">
            <text:p><text:s/>данные отсутствуют</text:p>
          </table:table-cell>
        </table:table-row>
        <table:table-row table:style-name="ro1">
          <table:table-cell office:value-type="string" calcext:value-type="string">
            <text:p>RU000A105C93</text:p>
          </table:table-cell>
          <table:table-cell office:value-type="float" office:value="5406305355" calcext:value-type="float">
            <text:p>5406305355</text:p>
          </table:table-cell>
          <table:table-cell office:value-type="string" calcext:value-type="string">
            <text:p><text:s/>данные отсутствуют</text:p>
          </table:table-cell>
        </table:table-row>
        <table:table-row table:style-name="ro1">
          <table:table-cell office:value-type="string" calcext:value-type="string">
            <text:p>RU000A107209</text:p>
          </table:table-cell>
          <table:table-cell office:value-type="float" office:value="5406305355" calcext:value-type="float">
            <text:p>5406305355</text:p>
          </table:table-cell>
          <table:table-cell office:value-type="string" calcext:value-type="string">
            <text:p><text:s/>данные отсутствуют</text:p>
          </table:table-cell>
        </table:table-row>
        <table:table-row table:style-name="ro1">
          <table:table-cell office:value-type="string" calcext:value-type="string">
            <text:p>RU000A0ZYC31</text:p>
          </table:table-cell>
          <table:table-cell office:value-type="float" office:value="5722033117" calcext:value-type="float">
            <text:p>5722033117</text:p>
          </table:table-cell>
          <table:table-cell office:value-type="string" calcext:value-type="string">
            <text:p><text:s/>данные отсутствуют</text:p>
          </table:table-cell>
        </table:table-row>
        <table:table-row table:style-name="ro1">
          <table:table-cell office:value-type="string" calcext:value-type="string">
            <text:p>RU000A0ZYH02</text:p>
          </table:table-cell>
          <table:table-cell office:value-type="float" office:value="5722033117" calcext:value-type="float">
            <text:p>5722033117</text:p>
          </table:table-cell>
          <table:table-cell office:value-type="string" calcext:value-type="string">
            <text:p><text:s/>данные отсутствуют</text:p>
          </table:table-cell>
        </table:table-row>
        <table:table-row table:style-name="ro1">
          <table:table-cell office:value-type="string" calcext:value-type="string">
            <text:p>RU000A105AS5</text:p>
          </table:table-cell>
          <table:table-cell office:value-type="float" office:value="5722033117" calcext:value-type="float">
            <text:p>5722033117</text:p>
          </table:table-cell>
          <table:table-cell office:value-type="string" calcext:value-type="string">
            <text:p><text:s/>данные отсутствуют</text:p>
          </table:table-cell>
        </table:table-row>
        <table:table-row table:style-name="ro1">
          <table:table-cell office:value-type="string" calcext:value-type="string">
            <text:p>RU000A103NE3</text:p>
          </table:table-cell>
          <table:table-cell office:value-type="float" office:value="5829060635" calcext:value-type="float">
            <text:p>5829060635</text:p>
          </table:table-cell>
          <table:table-cell office:value-type="string" calcext:value-type="string">
            <text:p><text:s/>данные отсутствуют</text:p>
          </table:table-cell>
        </table:table-row>
        <table:table-row table:style-name="ro1">
          <table:table-cell office:value-type="string" calcext:value-type="string">
            <text:p>RU000A106X89</text:p>
          </table:table-cell>
          <table:table-cell office:value-type="float" office:value="5829060635" calcext:value-type="float">
            <text:p>5829060635</text:p>
          </table:table-cell>
          <table:table-cell office:value-type="string" calcext:value-type="string">
            <text:p><text:s/>данные отсутствуют</text:p>
          </table:table-cell>
        </table:table-row>
        <table:table-row table:style-name="ro1">
          <table:table-cell office:value-type="string" calcext:value-type="string">
            <text:p>RU000A1075R6</text:p>
          </table:table-cell>
          <table:table-cell office:value-type="float" office:value="5829060635" calcext:value-type="float">
            <text:p>5829060635</text:p>
          </table:table-cell>
          <table:table-cell office:value-type="string" calcext:value-type="string">
            <text:p><text:s/>данные отсутствуют</text:p>
          </table:table-cell>
        </table:table-row>
        <table:table-row table:style-name="ro1">
          <table:table-cell office:value-type="string" calcext:value-type="string">
            <text:p>RU000A1035D0</text:p>
          </table:table-cell>
          <table:table-cell office:value-type="float" office:value="6672241304" calcext:value-type="float">
            <text:p>6672241304</text:p>
          </table:table-cell>
          <table:table-cell office:value-type="string" calcext:value-type="string">
            <text:p><text:s/>данные отсутствуют</text:p>
          </table:table-cell>
        </table:table-row>
        <table:table-row table:style-name="ro1">
          <table:table-cell office:value-type="string" calcext:value-type="string">
            <text:p>RU000A103G00</text:p>
          </table:table-cell>
          <table:table-cell office:value-type="float" office:value="6672241304" calcext:value-type="float">
            <text:p>6672241304</text:p>
          </table:table-cell>
          <table:table-cell office:value-type="string" calcext:value-type="string">
            <text:p><text:s/>данные отсутствуют</text:p>
          </table:table-cell>
        </table:table-row>
        <table:table-row table:style-name="ro1">
          <table:table-cell office:value-type="string" calcext:value-type="string">
            <text:p>RU000A105M91</text:p>
          </table:table-cell>
          <table:table-cell office:value-type="float" office:value="6672241304" calcext:value-type="float">
            <text:p>6672241304</text:p>
          </table:table-cell>
          <table:table-cell office:value-type="string" calcext:value-type="string">
            <text:p><text:s/>данные отсутствуют</text:p>
          </table:table-cell>
        </table:table-row>
        <table:table-row table:style-name="ro1">
          <table:table-cell office:value-type="string" calcext:value-type="string">
            <text:p>RU000A0JWU23</text:p>
          </table:table-cell>
          <table:table-cell office:value-type="float" office:value="6952036026" calcext:value-type="float">
            <text:p>6952036026</text:p>
          </table:table-cell>
          <table:table-cell office:value-type="string" calcext:value-type="string">
            <text:p><text:s/>данные отсутствуют</text:p>
          </table:table-cell>
        </table:table-row>
        <table:table-row table:style-name="ro1">
          <table:table-cell office:value-type="string" calcext:value-type="string">
            <text:p>RU000A0JWU31</text:p>
          </table:table-cell>
          <table:table-cell office:value-type="float" office:value="6952036026" calcext:value-type="float">
            <text:p>6952036026</text:p>
          </table:table-cell>
          <table:table-cell office:value-type="string" calcext:value-type="string">
            <text:p><text:s/>данные отсутствуют</text:p>
          </table:table-cell>
        </table:table-row>
        <table:table-row table:style-name="ro1">
          <table:table-cell office:value-type="string" calcext:value-type="string">
            <text:p>RU000A0ZYBA9</text:p>
          </table:table-cell>
          <table:table-cell office:value-type="float" office:value="6952036026" calcext:value-type="float">
            <text:p>6952036026</text:p>
          </table:table-cell>
          <table:table-cell office:value-type="string" calcext:value-type="string">
            <text:p><text:s/>данные отсутствуют</text:p>
          </table:table-cell>
        </table:table-row>
        <table:table-row table:style-name="ro1">
          <table:table-cell office:value-type="string" calcext:value-type="string">
            <text:p>RU000A0ZYGF7</text:p>
          </table:table-cell>
          <table:table-cell office:value-type="float" office:value="6952036026" calcext:value-type="float">
            <text:p>6952036026</text:p>
          </table:table-cell>
          <table:table-cell office:value-type="string" calcext:value-type="string">
            <text:p><text:s/>данные отсутствуют</text:p>
          </table:table-cell>
        </table:table-row>
        <table:table-row table:style-name="ro1">
          <table:table-cell office:value-type="string" calcext:value-type="string">
            <text:p>RU000A0ZYGG5</text:p>
          </table:table-cell>
          <table:table-cell office:value-type="float" office:value="6952036026" calcext:value-type="float">
            <text:p>6952036026</text:p>
          </table:table-cell>
          <table:table-cell office:value-type="string" calcext:value-type="string">
            <text:p><text:s/>данные отсутствуют</text:p>
          </table:table-cell>
        </table:table-row>
        <table:table-row table:style-name="ro1">
          <table:table-cell office:value-type="string" calcext:value-type="string">
            <text:p>RU000A0ZZCD8</text:p>
          </table:table-cell>
          <table:table-cell office:value-type="float" office:value="7701253764" calcext:value-type="float">
            <text:p>7701253764</text:p>
          </table:table-cell>
          <table:table-cell office:value-type="string" calcext:value-type="string">
            <text:p><text:s/>данные отсутствуют</text:p>
          </table:table-cell>
        </table:table-row>
        <table:table-row table:style-name="ro1">
          <table:table-cell office:value-type="string" calcext:value-type="string">
            <text:p>RU0005418747</text:p>
          </table:table-cell>
          <table:table-cell office:value-type="float" office:value="7702172846" calcext:value-type="float">
            <text:p>7702172846</text:p>
          </table:table-cell>
          <table:table-cell office:value-type="string" calcext:value-type="string">
            <text:p><text:s/>данные отсутствуют</text:p>
          </table:table-cell>
        </table:table-row>
        <table:table-row table:style-name="ro1">
          <table:table-cell office:value-type="string" calcext:value-type="string">
            <text:p>RU000A0JVDG2</text:p>
          </table:table-cell>
          <table:table-cell office:value-type="float" office:value="7702172846" calcext:value-type="float">
            <text:p>7702172846</text:p>
          </table:table-cell>
          <table:table-cell office:value-type="string" calcext:value-type="string">
            <text:p><text:s/>данные отсутствуют</text:p>
          </table:table-cell>
        </table:table-row>
        <table:table-row table:style-name="ro1">
          <table:table-cell office:value-type="string" calcext:value-type="string">
            <text:p>RU000A100EP4</text:p>
          </table:table-cell>
          <table:table-cell office:value-type="float" office:value="7702172846" calcext:value-type="float">
            <text:p>7702172846</text:p>
          </table:table-cell>
          <table:table-cell office:value-type="string" calcext:value-type="string">
            <text:p><text:s/>данные отсутствуют</text:p>
          </table:table-cell>
        </table:table-row>
        <table:table-row table:style-name="ro1">
          <table:table-cell office:value-type="string" calcext:value-type="string">
            <text:p>OPNA</text:p>
          </table:table-cell>
          <table:table-cell office:value-type="float" office:value="7702203678" calcext:value-type="float">
            <text:p>7702203678</text:p>
          </table:table-cell>
          <table:table-cell table:style-name="ce1" office:value-type="string" calcext:value-type="string">
            <text:p>Деятельность по управлению фондами</text:p>
          </table:table-cell>
        </table:table-row>
        <table:table-row table:style-name="ro1">
          <table:table-cell office:value-type="string" calcext:value-type="string">
            <text:p>OPNE</text:p>
          </table:table-cell>
          <table:table-cell office:value-type="float" office:value="7702203678" calcext:value-type="float">
            <text:p>7702203678</text:p>
          </table:table-cell>
          <table:table-cell table:style-name="ce1" office:value-type="string" calcext:value-type="string">
            <text:p>Деятельность по управлению фондами</text:p>
          </table:table-cell>
        </table:table-row>
        <table:table-row table:style-name="ro1">
          <table:table-cell office:value-type="string" calcext:value-type="string">
            <text:p>OPNS</text:p>
          </table:table-cell>
          <table:table-cell office:value-type="float" office:value="7702203678" calcext:value-type="float">
            <text:p>7702203678</text:p>
          </table:table-cell>
          <table:table-cell table:style-name="ce1" office:value-type="string" calcext:value-type="string">
            <text:p>Деятельность по управлению фондами</text:p>
          </table:table-cell>
        </table:table-row>
        <table:table-row table:style-name="ro1">
          <table:table-cell office:value-type="string" calcext:value-type="string">
            <text:p>OPNU</text:p>
          </table:table-cell>
          <table:table-cell office:value-type="float" office:value="7702203678" calcext:value-type="float">
            <text:p>7702203678</text:p>
          </table:table-cell>
          <table:table-cell table:style-name="ce1" office:value-type="string" calcext:value-type="string">
            <text:p>Деятельность по управлению фондами</text:p>
          </table:table-cell>
        </table:table-row>
        <table:table-row table:style-name="ro1">
          <table:table-cell office:value-type="string" calcext:value-type="string">
            <text:p>OPNW</text:p>
          </table:table-cell>
          <table:table-cell office:value-type="float" office:value="7702203678" calcext:value-type="float">
            <text:p>7702203678</text:p>
          </table:table-cell>
          <table:table-cell table:style-name="ce1" office:value-type="string" calcext:value-type="string">
            <text:p>Деятельность по управлению фондами</text:p>
          </table:table-cell>
        </table:table-row>
        <table:table-row table:style-name="ro1">
          <table:table-cell office:value-type="string" calcext:value-type="string">
            <text:p>RU000A101XD8</text:p>
          </table:table-cell>
          <table:table-cell office:value-type="float" office:value="7703534295" calcext:value-type="float">
            <text:p>7703534295</text:p>
          </table:table-cell>
          <table:table-cell office:value-type="string" calcext:value-type="string">
            <text:p><text:s/>данные отсутствуют</text:p>
          </table:table-cell>
        </table:table-row>
        <table:table-row table:style-name="ro1">
          <table:table-cell office:value-type="string" calcext:value-type="string">
            <text:p>RU000A102DK3</text:p>
          </table:table-cell>
          <table:table-cell office:value-type="float" office:value="7703534295" calcext:value-type="float">
            <text:p>7703534295</text:p>
          </table:table-cell>
          <table:table-cell office:value-type="string" calcext:value-type="string">
            <text:p><text:s/>данные отсутствуют</text:p>
          </table:table-cell>
        </table:table-row>
        <table:table-row table:style-name="ro1">
          <table:table-cell office:value-type="string" calcext:value-type="string">
            <text:p>RU000A0JRHC0</text:p>
          </table:table-cell>
          <table:table-cell office:value-type="float" office:value="7703603950" calcext:value-type="float">
            <text:p>7703603950</text:p>
          </table:table-cell>
          <table:table-cell office:value-type="string" calcext:value-type="string">
            <text:p><text:s/>данные отсутствуют</text:p>
          </table:table-cell>
        </table:table-row>
        <table:table-row table:style-name="ro1">
          <table:table-cell office:value-type="string" calcext:value-type="string">
            <text:p>RU000A0JXP78</text:p>
          </table:table-cell>
          <table:table-cell office:value-type="float" office:value="7704366195" calcext:value-type="float">
            <text:p>7704366195</text:p>
          </table:table-cell>
          <table:table-cell office:value-type="string" calcext:value-type="string">
            <text:p><text:s/>данные отсутствуют</text:p>
          </table:table-cell>
        </table:table-row>
        <table:table-row table:style-name="ro1">
          <table:table-cell office:value-type="string" calcext:value-type="string">
            <text:p>RU000A101UK9</text:p>
          </table:table-cell>
          <table:table-cell office:value-type="float" office:value="7704750193" calcext:value-type="float">
            <text:p>7704750193</text:p>
          </table:table-cell>
          <table:table-cell office:value-type="string" calcext:value-type="string">
            <text:p><text:s/>данные отсутствуют</text:p>
          </table:table-cell>
        </table:table-row>
        <table:table-row table:style-name="ro1">
          <table:table-cell office:value-type="string" calcext:value-type="string">
            <text:p>UWGN</text:p>
          </table:table-cell>
          <table:table-cell office:value-type="float" office:value="7705522866" calcext:value-type="float">
            <text:p>7705522866</text:p>
          </table:table-cell>
          <table:table-cell table:style-name="ce1" office:value-type="string" calcext:value-type="string">
            <text:p>Консультирование по вопросам коммерческой деятельности и управления</text:p>
          </table:table-cell>
        </table:table-row>
        <table:table-row table:style-name="ro1">
          <table:table-cell office:value-type="string" calcext:value-type="string">
            <text:p>ROLO</text:p>
          </table:table-cell>
          <table:table-cell office:value-type="float" office:value="7706774915" calcext:value-type="float">
            <text:p>7706774915</text:p>
          </table:table-cell>
          <table:table-cell table:style-name="ce1" office:value-type="string" calcext:value-type="string">
            <text:p>Добыча и обогащение оловянной руды</text:p>
          </table:table-cell>
        </table:table-row>
        <table:table-row table:style-name="ro1">
          <table:table-cell office:value-type="string" calcext:value-type="string">
            <text:p>RU000A104XJ9</text:p>
          </table:table-cell>
          <table:table-cell office:value-type="float" office:value="7707600245" calcext:value-type="float">
            <text:p>7707600245</text:p>
          </table:table-cell>
          <table:table-cell office:value-type="string" calcext:value-type="string">
            <text:p><text:s/>данные отсутствуют</text:p>
          </table:table-cell>
        </table:table-row>
        <table:table-row table:style-name="ro1">
          <table:table-cell office:value-type="string" calcext:value-type="string">
            <text:p>RU000A105PJ2</text:p>
          </table:table-cell>
          <table:table-cell office:value-type="float" office:value="7707600245" calcext:value-type="float">
            <text:p>7707600245</text:p>
          </table:table-cell>
          <table:table-cell office:value-type="string" calcext:value-type="string">
            <text:p><text:s/>данные отсутствуют</text:p>
          </table:table-cell>
        </table:table-row>
        <table:table-row table:style-name="ro1">
          <table:table-cell office:value-type="string" calcext:value-type="string">
            <text:p>RU000A106FW4</text:p>
          </table:table-cell>
          <table:table-cell office:value-type="float" office:value="7707600245" calcext:value-type="float">
            <text:p>7707600245</text:p>
          </table:table-cell>
          <table:table-cell office:value-type="string" calcext:value-type="string">
            <text:p><text:s/>данные отсутствуют</text:p>
          </table:table-cell>
        </table:table-row>
        <table:table-row table:style-name="ro1">
          <table:table-cell office:value-type="string" calcext:value-type="string">
            <text:p>RU000A106MV2</text:p>
          </table:table-cell>
          <table:table-cell office:value-type="float" office:value="7707600245" calcext:value-type="float">
            <text:p>7707600245</text:p>
          </table:table-cell>
          <table:table-cell office:value-type="string" calcext:value-type="string">
            <text:p><text:s/>данные отсутствуют</text:p>
          </table:table-cell>
        </table:table-row>
        <table:table-row table:style-name="ro1">
          <table:table-cell office:value-type="string" calcext:value-type="string">
            <text:p>RU000A0JR7V0</text:p>
          </table:table-cell>
          <table:table-cell office:value-type="float" office:value="7707608090" calcext:value-type="float">
            <text:p>7707608090</text:p>
          </table:table-cell>
          <table:table-cell office:value-type="string" calcext:value-type="string">
            <text:p><text:s/>данные отсутствуют</text:p>
          </table:table-cell>
        </table:table-row>
        <table:table-row table:style-name="ro1">
          <table:table-cell office:value-type="string" calcext:value-type="string">
            <text:p>RU000A0JR7W8</text:p>
          </table:table-cell>
          <table:table-cell office:value-type="float" office:value="7707608090" calcext:value-type="float">
            <text:p>7707608090</text:p>
          </table:table-cell>
          <table:table-cell office:value-type="string" calcext:value-type="string">
            <text:p><text:s/>данные отсутствуют</text:p>
          </table:table-cell>
        </table:table-row>
        <table:table-row table:style-name="ro1">
          <table:table-cell office:value-type="string" calcext:value-type="string">
            <text:p>RU000A0JR7Y4</text:p>
          </table:table-cell>
          <table:table-cell office:value-type="float" office:value="7707608090" calcext:value-type="float">
            <text:p>7707608090</text:p>
          </table:table-cell>
          <table:table-cell office:value-type="string" calcext:value-type="string">
            <text:p><text:s/>данные отсутствуют</text:p>
          </table:table-cell>
        </table:table-row>
        <table:table-row table:style-name="ro1">
          <table:table-cell office:value-type="string" calcext:value-type="string">
            <text:p>RU000A0JTQH6</text:p>
          </table:table-cell>
          <table:table-cell office:value-type="float" office:value="7707608090" calcext:value-type="float">
            <text:p>7707608090</text:p>
          </table:table-cell>
          <table:table-cell office:value-type="string" calcext:value-type="string">
            <text:p><text:s/>данные отсутствуют</text:p>
          </table:table-cell>
        </table:table-row>
        <table:table-row table:style-name="ro1">
          <table:table-cell office:value-type="string" calcext:value-type="string">
            <text:p>RU000A0JR7X6</text:p>
          </table:table-cell>
          <table:table-cell office:value-type="float" office:value="7708770000" calcext:value-type="float">
            <text:p>7708770000</text:p>
          </table:table-cell>
          <table:table-cell office:value-type="string" calcext:value-type="string">
            <text:p><text:s/>данные отсутствуют</text:p>
          </table:table-cell>
        </table:table-row>
        <table:table-row table:style-name="ro1">
          <table:table-cell office:value-type="string" calcext:value-type="string">
            <text:p>RU000A0JR7Z1</text:p>
          </table:table-cell>
          <table:table-cell office:value-type="float" office:value="7708770000" calcext:value-type="float">
            <text:p>7708770000</text:p>
          </table:table-cell>
          <table:table-cell office:value-type="string" calcext:value-type="string">
            <text:p><text:s/>данные отсутствуют</text:p>
          </table:table-cell>
        </table:table-row>
        <table:table-row table:style-name="ro1">
          <table:table-cell office:value-type="string" calcext:value-type="string">
            <text:p>RU000A0JR811</text:p>
          </table:table-cell>
          <table:table-cell office:value-type="float" office:value="7708770000" calcext:value-type="float">
            <text:p>7708770000</text:p>
          </table:table-cell>
          <table:table-cell office:value-type="string" calcext:value-type="string">
            <text:p><text:s/>данные отсутствуют</text:p>
          </table:table-cell>
        </table:table-row>
        <table:table-row table:style-name="ro1">
          <table:table-cell office:value-type="string" calcext:value-type="string">
            <text:p>RU000A102M45</text:p>
          </table:table-cell>
          <table:table-cell office:value-type="float" office:value="7709673048" calcext:value-type="float">
            <text:p>7709673048</text:p>
          </table:table-cell>
          <table:table-cell office:value-type="string" calcext:value-type="string">
            <text:p><text:s/>данные отсутствуют</text:p>
          </table:table-cell>
        </table:table-row>
        <table:table-row table:style-name="ro1">
          <table:table-cell office:value-type="string" calcext:value-type="string">
            <text:p>RU000A103S30</text:p>
          </table:table-cell>
          <table:table-cell office:value-type="float" office:value="7709673048" calcext:value-type="float">
            <text:p>7709673048</text:p>
          </table:table-cell>
          <table:table-cell office:value-type="string" calcext:value-type="string">
            <text:p><text:s/>данные отсутствуют</text:p>
          </table:table-cell>
        </table:table-row>
        <table:table-row table:style-name="ro1">
          <table:table-cell office:value-type="string" calcext:value-type="string">
            <text:p>RU000A106GY8</text:p>
          </table:table-cell>
          <table:table-cell office:value-type="float" office:value="7709673048" calcext:value-type="float">
            <text:p>7709673048</text:p>
          </table:table-cell>
          <table:table-cell office:value-type="string" calcext:value-type="string">
            <text:p><text:s/>данные отсутствуют</text:p>
          </table:table-cell>
        </table:table-row>
        <table:table-row table:style-name="ro1">
          <table:table-cell office:value-type="string" calcext:value-type="string">
            <text:p>RU000A1078X8</text:p>
          </table:table-cell>
          <table:table-cell office:value-type="float" office:value="7709673048" calcext:value-type="float">
            <text:p>7709673048</text:p>
          </table:table-cell>
          <table:table-cell office:value-type="string" calcext:value-type="string">
            <text:p><text:s/>данные отсутствуют</text:p>
          </table:table-cell>
        </table:table-row>
        <table:table-row table:style-name="ro1">
          <table:table-cell office:value-type="string" calcext:value-type="string">
            <text:p>RU000A0JRU20</text:p>
          </table:table-cell>
          <table:table-cell office:value-type="float" office:value="7709756135" calcext:value-type="float">
            <text:p>7709756135</text:p>
          </table:table-cell>
          <table:table-cell office:value-type="string" calcext:value-type="string">
            <text:p><text:s/>данные отсутствуют</text:p>
          </table:table-cell>
        </table:table-row>
        <table:table-row table:style-name="ro1">
          <table:table-cell office:value-type="string" calcext:value-type="string">
            <text:p>RU000A0JRU46</text:p>
          </table:table-cell>
          <table:table-cell office:value-type="float" office:value="7709756135" calcext:value-type="float">
            <text:p>7709756135</text:p>
          </table:table-cell>
          <table:table-cell office:value-type="string" calcext:value-type="string">
            <text:p><text:s/>данные отсутствуют</text:p>
          </table:table-cell>
        </table:table-row>
        <table:table-row table:style-name="ro1">
          <table:table-cell office:value-type="string" calcext:value-type="string">
            <text:p>RU000A0JUTH8</text:p>
          </table:table-cell>
          <table:table-cell office:value-type="float" office:value="7709853192" calcext:value-type="float">
            <text:p>7709853192</text:p>
          </table:table-cell>
          <table:table-cell office:value-type="string" calcext:value-type="string">
            <text:p><text:s/>данные отсутствуют</text:p>
          </table:table-cell>
        </table:table-row>
        <table:table-row table:style-name="ro1">
          <table:table-cell office:value-type="string" calcext:value-type="string">
            <text:p>RU000A0JVJA2</text:p>
          </table:table-cell>
          <table:table-cell office:value-type="float" office:value="7709853192" calcext:value-type="float">
            <text:p>7709853192</text:p>
          </table:table-cell>
          <table:table-cell office:value-type="string" calcext:value-type="string">
            <text:p><text:s/>данные отсутствуют</text:p>
          </table:table-cell>
        </table:table-row>
        <table:table-row table:style-name="ro1">
          <table:table-cell office:value-type="string" calcext:value-type="string">
            <text:p>RU000A0JPGC6</text:p>
          </table:table-cell>
          <table:table-cell office:value-type="float" office:value="7710644010" calcext:value-type="float">
            <text:p>7710644010</text:p>
          </table:table-cell>
          <table:table-cell office:value-type="string" calcext:value-type="string">
            <text:p><text:s/>данные отсутствуют</text:p>
          </table:table-cell>
        </table:table-row>
        <table:table-row table:style-name="ro1">
          <table:table-cell office:value-type="string" calcext:value-type="string">
            <text:p>RU000A0ZZY42</text:p>
          </table:table-cell>
          <table:table-cell office:value-type="float" office:value="7714582540" calcext:value-type="float">
            <text:p>7714582540</text:p>
          </table:table-cell>
          <table:table-cell office:value-type="string" calcext:value-type="string">
            <text:p><text:s/>данные отсутствуют</text:p>
          </table:table-cell>
        </table:table-row>
        <table:table-row table:style-name="ro1">
          <table:table-cell office:value-type="string" calcext:value-type="string">
            <text:p>RU000A1005N2</text:p>
          </table:table-cell>
          <table:table-cell office:value-type="float" office:value="7714582540" calcext:value-type="float">
            <text:p>7714582540</text:p>
          </table:table-cell>
          <table:table-cell office:value-type="string" calcext:value-type="string">
            <text:p><text:s/>данные отсутствуют</text:p>
          </table:table-cell>
        </table:table-row>
        <table:table-row table:style-name="ro1">
          <table:table-cell office:value-type="string" calcext:value-type="string">
            <text:p>RU000A104CF1</text:p>
          </table:table-cell>
          <table:table-cell office:value-type="float" office:value="7714582540" calcext:value-type="float">
            <text:p>7714582540</text:p>
          </table:table-cell>
          <table:table-cell office:value-type="string" calcext:value-type="string">
            <text:p><text:s/>данные отсутствуют</text:p>
          </table:table-cell>
        </table:table-row>
        <table:table-row table:style-name="ro1">
          <table:table-cell office:value-type="string" calcext:value-type="string">
            <text:p>RU000A105P07</text:p>
          </table:table-cell>
          <table:table-cell office:value-type="float" office:value="7714582540" calcext:value-type="float">
            <text:p>7714582540</text:p>
          </table:table-cell>
          <table:table-cell office:value-type="string" calcext:value-type="string">
            <text:p><text:s/>данные отсутствуют</text:p>
          </table:table-cell>
        </table:table-row>
        <table:table-row table:style-name="ro1">
          <table:table-cell office:value-type="string" calcext:value-type="string">
            <text:p>RU000A106W49</text:p>
          </table:table-cell>
          <table:table-cell office:value-type="float" office:value="7714582540" calcext:value-type="float">
            <text:p>7714582540</text:p>
          </table:table-cell>
          <table:table-cell office:value-type="string" calcext:value-type="string">
            <text:p><text:s/>данные отсутствуют</text:p>
          </table:table-cell>
        </table:table-row>
        <table:table-row table:style-name="ro1">
          <table:table-cell office:value-type="string" calcext:value-type="string">
            <text:p>RU000A0JUR61</text:p>
          </table:table-cell>
          <table:table-cell office:value-type="float" office:value="7716618947" calcext:value-type="float">
            <text:p>7716618947</text:p>
          </table:table-cell>
          <table:table-cell office:value-type="string" calcext:value-type="string">
            <text:p><text:s/>данные отсутствуют</text:p>
          </table:table-cell>
        </table:table-row>
        <table:table-row table:style-name="ro1">
          <table:table-cell office:value-type="string" calcext:value-type="string">
            <text:p>RU000A0JT4S1</text:p>
          </table:table-cell>
          <table:table-cell office:value-type="float" office:value="7722270922" calcext:value-type="float">
            <text:p>7722270922</text:p>
          </table:table-cell>
          <table:table-cell office:value-type="string" calcext:value-type="string">
            <text:p><text:s/>данные отсутствуют</text:p>
          </table:table-cell>
        </table:table-row>
        <table:table-row table:style-name="ro1">
          <table:table-cell office:value-type="string" calcext:value-type="string">
            <text:p>RU000A102N77</text:p>
          </table:table-cell>
          <table:table-cell office:value-type="float" office:value="7722270922" calcext:value-type="float">
            <text:p>7722270922</text:p>
          </table:table-cell>
          <table:table-cell office:value-type="string" calcext:value-type="string">
            <text:p><text:s/>данные отсутствуют</text:p>
          </table:table-cell>
        </table:table-row>
        <table:table-row table:style-name="ro1">
          <table:table-cell office:value-type="string" calcext:value-type="string">
            <text:p>RU000A103B62</text:p>
          </table:table-cell>
          <table:table-cell office:value-type="float" office:value="7722270922" calcext:value-type="float">
            <text:p>7722270922</text:p>
          </table:table-cell>
          <table:table-cell office:value-type="string" calcext:value-type="string">
            <text:p><text:s/>данные отсутствуют</text:p>
          </table:table-cell>
        </table:table-row>
        <table:table-row table:style-name="ro1">
          <table:table-cell office:value-type="string" calcext:value-type="string">
            <text:p>RU000A103HD7</text:p>
          </table:table-cell>
          <table:table-cell office:value-type="float" office:value="7722270922" calcext:value-type="float">
            <text:p>7722270922</text:p>
          </table:table-cell>
          <table:table-cell office:value-type="string" calcext:value-type="string">
            <text:p><text:s/>данные отсутствуют</text:p>
          </table:table-cell>
        </table:table-row>
        <table:table-row table:style-name="ro1">
          <table:table-cell office:value-type="string" calcext:value-type="string">
            <text:p>RU000A105153</text:p>
          </table:table-cell>
          <table:table-cell office:value-type="float" office:value="7722691889" calcext:value-type="float">
            <text:p>7722691889</text:p>
          </table:table-cell>
          <table:table-cell office:value-type="string" calcext:value-type="string">
            <text:p><text:s/>данные отсутствуют</text:p>
          </table:table-cell>
        </table:table-row>
        <table:table-row table:style-name="ro1">
          <table:table-cell office:value-type="string" calcext:value-type="string">
            <text:p>RU000A0JNUM1</text:p>
          </table:table-cell>
          <table:table-cell office:value-type="float" office:value="7725206241" calcext:value-type="float">
            <text:p>7725206241</text:p>
          </table:table-cell>
          <table:table-cell office:value-type="string" calcext:value-type="string">
            <text:p><text:s/>данные отсутствуют</text:p>
          </table:table-cell>
        </table:table-row>
        <table:table-row table:style-name="ro1">
          <table:table-cell office:value-type="string" calcext:value-type="string">
            <text:p>RU000A1021F5</text:p>
          </table:table-cell>
          <table:table-cell office:value-type="float" office:value="7726730225" calcext:value-type="float">
            <text:p>7726730225</text:p>
          </table:table-cell>
          <table:table-cell office:value-type="string" calcext:value-type="string">
            <text:p><text:s/>данные отсутствуют</text:p>
          </table:table-cell>
        </table:table-row>
        <table:table-row table:style-name="ro1">
          <table:table-cell office:value-type="string" calcext:value-type="string">
            <text:p>RU000A102RB2</text:p>
          </table:table-cell>
          <table:table-cell office:value-type="float" office:value="7726730225" calcext:value-type="float">
            <text:p>7726730225</text:p>
          </table:table-cell>
          <table:table-cell office:value-type="string" calcext:value-type="string">
            <text:p><text:s/>данные отсутствуют</text:p>
          </table:table-cell>
        </table:table-row>
        <table:table-row table:style-name="ro1">
          <table:table-cell office:value-type="string" calcext:value-type="string">
            <text:p>RU000A105591</text:p>
          </table:table-cell>
          <table:table-cell office:value-type="float" office:value="7726730225" calcext:value-type="float">
            <text:p>7726730225</text:p>
          </table:table-cell>
          <table:table-cell office:value-type="string" calcext:value-type="string">
            <text:p><text:s/>данные отсутствуют</text:p>
          </table:table-cell>
        </table:table-row>
        <table:table-row table:style-name="ro1">
          <table:table-cell office:value-type="string" calcext:value-type="string">
            <text:p>RU000A0JQ4Q8</text:p>
          </table:table-cell>
          <table:table-cell office:value-type="float" office:value="7727528950" calcext:value-type="float">
            <text:p>7727528950</text:p>
          </table:table-cell>
          <table:table-cell office:value-type="string" calcext:value-type="string">
            <text:p><text:s/>данные отсутствуют</text:p>
          </table:table-cell>
        </table:table-row>
        <table:table-row table:style-name="ro1">
          <table:table-cell office:value-type="string" calcext:value-type="string">
            <text:p>RU000A0JRTR3</text:p>
          </table:table-cell>
          <table:table-cell office:value-type="float" office:value="7727528950" calcext:value-type="float">
            <text:p>7727528950</text:p>
          </table:table-cell>
          <table:table-cell office:value-type="string" calcext:value-type="string">
            <text:p><text:s/>данные отсутствуют</text:p>
          </table:table-cell>
        </table:table-row>
        <table:table-row table:style-name="ro1">
          <table:table-cell office:value-type="string" calcext:value-type="string">
            <text:p>RU000A101HY7</text:p>
          </table:table-cell>
          <table:table-cell office:value-type="float" office:value="7728142469" calcext:value-type="float">
            <text:p>7728142469</text:p>
          </table:table-cell>
          <table:table-cell office:value-type="string" calcext:value-type="string">
            <text:p><text:s/>данные отсутствуют</text:p>
          </table:table-cell>
        </table:table-row>
        <table:table-row table:style-name="ro1">
          <table:table-cell office:value-type="string" calcext:value-type="string">
            <text:p>RU000A101YY2</text:p>
          </table:table-cell>
          <table:table-cell office:value-type="float" office:value="7728142469" calcext:value-type="float">
            <text:p>7728142469</text:p>
          </table:table-cell>
          <table:table-cell office:value-type="string" calcext:value-type="string">
            <text:p><text:s/>данные отсутствуют</text:p>
          </table:table-cell>
        </table:table-row>
        <table:table-row table:style-name="ro1">
          <table:table-cell office:value-type="string" calcext:value-type="string">
            <text:p>RU000A102PN1</text:p>
          </table:table-cell>
          <table:table-cell office:value-type="float" office:value="7728142469" calcext:value-type="float">
            <text:p>7728142469</text:p>
          </table:table-cell>
          <table:table-cell office:value-type="string" calcext:value-type="string">
            <text:p><text:s/>данные отсутствуют</text:p>
          </table:table-cell>
        </table:table-row>
        <table:table-row table:style-name="ro1">
          <table:table-cell office:value-type="string" calcext:value-type="string">
            <text:p>RU000A0JRJB8</text:p>
          </table:table-cell>
          <table:table-cell office:value-type="float" office:value="7825392577" calcext:value-type="float">
            <text:p>7825392577</text:p>
          </table:table-cell>
          <table:table-cell office:value-type="string" calcext:value-type="string">
            <text:p><text:s/>данные отсутствуют</text:p>
          </table:table-cell>
        </table:table-row>
        <table:table-row table:style-name="ro1">
          <table:table-cell office:value-type="string" calcext:value-type="string">
            <text:p>RU000A0JRJL7</text:p>
          </table:table-cell>
          <table:table-cell office:value-type="float" office:value="7825392577" calcext:value-type="float">
            <text:p>7825392577</text:p>
          </table:table-cell>
          <table:table-cell office:value-type="string" calcext:value-type="string">
            <text:p><text:s/>данные отсутствуют</text:p>
          </table:table-cell>
        </table:table-row>
        <table:table-row table:style-name="ro1">
          <table:table-cell office:value-type="string" calcext:value-type="string">
            <text:p>RU000A0JS4J1</text:p>
          </table:table-cell>
          <table:table-cell office:value-type="float" office:value="7825392577" calcext:value-type="float">
            <text:p>7825392577</text:p>
          </table:table-cell>
          <table:table-cell office:value-type="string" calcext:value-type="string">
            <text:p><text:s/>данные отсутствуют</text:p>
          </table:table-cell>
        </table:table-row>
        <table:table-row table:style-name="ro1">
          <table:table-cell office:value-type="string" calcext:value-type="string">
            <text:p>RU000A0JS4K9</text:p>
          </table:table-cell>
          <table:table-cell office:value-type="float" office:value="7825392577" calcext:value-type="float">
            <text:p>7825392577</text:p>
          </table:table-cell>
          <table:table-cell office:value-type="string" calcext:value-type="string">
            <text:p><text:s/>данные отсутствуют</text:p>
          </table:table-cell>
        </table:table-row>
        <table:table-row table:style-name="ro1">
          <table:table-cell office:value-type="string" calcext:value-type="string">
            <text:p>RU000A0JS4L7</text:p>
          </table:table-cell>
          <table:table-cell office:value-type="float" office:value="7825392577" calcext:value-type="float">
            <text:p>7825392577</text:p>
          </table:table-cell>
          <table:table-cell office:value-type="string" calcext:value-type="string">
            <text:p><text:s/>данные отсутствуют</text:p>
          </table:table-cell>
        </table:table-row>
        <table:table-row table:style-name="ro1">
          <table:table-cell office:value-type="string" calcext:value-type="string">
            <text:p>DIVD</text:p>
          </table:table-cell>
          <table:table-cell office:value-type="float" office:value="7826685368" calcext:value-type="float">
            <text:p>7826685368</text:p>
          </table:table-cell>
          <table:table-cell table:style-name="ce1" office:value-type="string" calcext:value-type="string">
            <text:p>Предоставление прочих финансовых услуг</text:p>
          </table:table-cell>
        </table:table-row>
        <table:table-row table:style-name="ro1">
          <table:table-cell office:value-type="string" calcext:value-type="string">
            <text:p>GLVD</text:p>
          </table:table-cell>
          <table:table-cell office:value-type="float" office:value="7826685368" calcext:value-type="float">
            <text:p>7826685368</text:p>
          </table:table-cell>
          <table:table-cell table:style-name="ce1" office:value-type="string" calcext:value-type="string">
            <text:p>Предоставление прочих финансовых услуг</text:p>
          </table:table-cell>
        </table:table-row>
        <table:table-row table:style-name="ro1">
          <table:table-cell office:value-type="string" calcext:value-type="string">
            <text:p>GQGD</text:p>
          </table:table-cell>
          <table:table-cell office:value-type="float" office:value="7826685368" calcext:value-type="float">
            <text:p>7826685368</text:p>
          </table:table-cell>
          <table:table-cell table:style-name="ce1" office:value-type="string" calcext:value-type="string">
            <text:p>Предоставление прочих финансовых услуг</text:p>
          </table:table-cell>
        </table:table-row>
        <table:table-row table:style-name="ro1">
          <table:table-cell office:value-type="string" calcext:value-type="string">
            <text:p>GROD</text:p>
          </table:table-cell>
          <table:table-cell office:value-type="float" office:value="7826685368" calcext:value-type="float">
            <text:p>7826685368</text:p>
          </table:table-cell>
          <table:table-cell table:style-name="ce1" office:value-type="string" calcext:value-type="string">
            <text:p>Предоставление прочих финансовых услуг</text:p>
          </table:table-cell>
        </table:table-row>
        <table:table-row table:style-name="ro1">
          <table:table-cell office:value-type="string" calcext:value-type="string">
            <text:p>GSCD</text:p>
          </table:table-cell>
          <table:table-cell office:value-type="float" office:value="7826685368" calcext:value-type="float">
            <text:p>7826685368</text:p>
          </table:table-cell>
          <table:table-cell table:style-name="ce1" office:value-type="string" calcext:value-type="string">
            <text:p>Предоставление прочих финансовых услуг</text:p>
          </table:table-cell>
        </table:table-row>
        <table:table-row table:style-name="ro1">
          <table:table-cell office:value-type="string" calcext:value-type="string">
            <text:p>RU000A0JRRN6</text:p>
          </table:table-cell>
          <table:table-cell office:value-type="float" office:value="7838470102" calcext:value-type="float">
            <text:p>7838470102</text:p>
          </table:table-cell>
          <table:table-cell office:value-type="string" calcext:value-type="string">
            <text:p><text:s/>данные отсутствуют</text:p>
          </table:table-cell>
        </table:table-row>
        <table:table-row table:style-name="ro1">
          <table:table-cell office:value-type="string" calcext:value-type="string">
            <text:p>RU000A101D54</text:p>
          </table:table-cell>
          <table:table-cell office:value-type="float" office:value="7714435063" calcext:value-type="float">
            <text:p>7714435063</text:p>
          </table:table-cell>
          <table:table-cell office:value-type="string" calcext:value-type="string">
            <text:p>Аренда и лизинг прочих видов транспорта, оборудования и материальных средств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05T9</text:p>
          </table:table-cell>
          <table:table-cell office:value-type="float" office:value="7726637843" calcext:value-type="float">
            <text:p>7726637843</text:p>
          </table:table-cell>
          <table:table-cell office:value-type="string" calcext:value-type="string">
            <text:p>Аренда и управление собственным или арендованным недвижимым имуществом</text:p>
          </table:table-cell>
        </table:table-row>
        <table:table-row table:style-name="ro1">
          <table:table-cell office:value-type="string" calcext:value-type="string">
            <text:p>RU000A102LS9</text:p>
          </table:table-cell>
          <table:table-cell office:value-type="float" office:value="7726637843" calcext:value-type="float">
            <text:p>7726637843</text:p>
          </table:table-cell>
          <table:table-cell office:value-type="string" calcext:value-type="string">
            <text:p>Аренда и управление собственным или арендованным недвижимым имуществом</text:p>
          </table:table-cell>
        </table:table-row>
        <table:table-row table:style-name="ro1">
          <table:table-cell office:value-type="string" calcext:value-type="string">
            <text:p>RU000A102X18</text:p>
          </table:table-cell>
          <table:table-cell office:value-type="float" office:value="7726637843" calcext:value-type="float">
            <text:p>7726637843</text:p>
          </table:table-cell>
          <table:table-cell office:value-type="string" calcext:value-type="string">
            <text:p>Аренда и управление собственным или арендованным недвижимым имуществом</text:p>
          </table:table-cell>
        </table:table-row>
        <table:table-row table:style-name="ro1">
          <table:table-cell office:value-type="string" calcext:value-type="string">
            <text:p>RU000A105GV6</text:p>
          </table:table-cell>
          <table:table-cell office:value-type="float" office:value="7726637843" calcext:value-type="float">
            <text:p>7726637843</text:p>
          </table:table-cell>
          <table:table-cell office:value-type="string" calcext:value-type="string">
            <text:p>Аренда и управление собственным или арендованным недвижимым имуществом</text:p>
          </table:table-cell>
        </table:table-row>
        <table:table-row table:style-name="ro1">
          <table:table-cell office:value-type="string" calcext:value-type="string">
            <text:p>RU000A106862</text:p>
          </table:table-cell>
          <table:table-cell office:value-type="float" office:value="7726637843" calcext:value-type="float">
            <text:p>7726637843</text:p>
          </table:table-cell>
          <table:table-cell office:value-type="string" calcext:value-type="string">
            <text:p>Аренда и управление собственным или арендованным недвижимым имуществом</text:p>
          </table:table-cell>
        </table:table-row>
        <table:table-row table:style-name="ro1">
          <table:table-cell office:value-type="string" calcext:value-type="string">
            <text:p>RU000A106SK2</text:p>
          </table:table-cell>
          <table:table-cell office:value-type="float" office:value="7726637843" calcext:value-type="float">
            <text:p>7726637843</text:p>
          </table:table-cell>
          <table:table-cell office:value-type="string" calcext:value-type="string">
            <text:p>Аренда и управление собственным или арендованным недвижимым имуществом</text:p>
          </table:table-cell>
        </table:table-row>
        <table:table-row table:style-name="ro1">
          <table:table-cell office:value-type="string" calcext:value-type="string">
            <text:p>MGNT</text:p>
          </table:table-cell>
          <table:table-cell office:value-type="float" office:value="2309085638" calcext:value-type="float">
            <text:p>2309085638</text:p>
          </table:table-cell>
          <table:table-cell office:value-type="string" calcext:value-type="string">
            <text:p>Аренда и управление собственным или арендованным нежилым недвижимым имуществом</text:p>
          </table:table-cell>
        </table:table-row>
        <table:table-row table:style-name="ro1">
          <table:table-cell office:value-type="string" calcext:value-type="string">
            <text:p>RU000A1036H9</text:p>
          </table:table-cell>
          <table:table-cell office:value-type="float" office:value="2309085638" calcext:value-type="float">
            <text:p>2309085638</text:p>
          </table:table-cell>
          <table:table-cell office:value-type="string" calcext:value-type="string">
            <text:p>Аренда и управление собственным или арендованным нежилым недвижимым имуществом</text:p>
          </table:table-cell>
        </table:table-row>
        <table:table-row table:style-name="ro1">
          <table:table-cell office:value-type="string" calcext:value-type="string">
            <text:p>RU000A1036M9</text:p>
          </table:table-cell>
          <table:table-cell office:value-type="float" office:value="2309085638" calcext:value-type="float">
            <text:p>2309085638</text:p>
          </table:table-cell>
          <table:table-cell office:value-type="string" calcext:value-type="string">
            <text:p>Аренда и управление собственным или арендованным нежилым недвижимым имуществом</text:p>
          </table:table-cell>
        </table:table-row>
        <table:table-row table:style-name="ro1">
          <table:table-cell office:value-type="string" calcext:value-type="string">
            <text:p>RU000A105KQ8</text:p>
          </table:table-cell>
          <table:table-cell office:value-type="float" office:value="2309085638" calcext:value-type="float">
            <text:p>2309085638</text:p>
          </table:table-cell>
          <table:table-cell office:value-type="string" calcext:value-type="string">
            <text:p>Аренда и управление собственным или арендованным нежилым недвижимым имуществом</text:p>
          </table:table-cell>
        </table:table-row>
        <table:table-row table:style-name="ro1">
          <table:table-cell office:value-type="string" calcext:value-type="string">
            <text:p>RU000A105TP1</text:p>
          </table:table-cell>
          <table:table-cell office:value-type="float" office:value="2309085638" calcext:value-type="float">
            <text:p>2309085638</text:p>
          </table:table-cell>
          <table:table-cell office:value-type="string" calcext:value-type="string">
            <text:p>Аренда и управление собственным или арендованным нежилым недвижимым имуществом</text:p>
          </table:table-cell>
        </table:table-row>
        <table:table-row table:style-name="ro1">
          <table:table-cell office:value-type="string" calcext:value-type="string">
            <text:p>RU000A1014U9</text:p>
          </table:table-cell>
          <table:table-cell office:value-type="float" office:value="6664014812" calcext:value-type="float">
            <text:p>6664014812</text:p>
          </table:table-cell>
          <table:table-cell office:value-type="string" calcext:value-type="string">
            <text:p>Аренда и управление собственным или арендованным нежилым недвижимым имуществом</text:p>
          </table:table-cell>
        </table:table-row>
        <table:table-row table:style-name="ro1">
          <table:table-cell office:value-type="string" calcext:value-type="string">
            <text:p>RU000A100VS2</text:p>
          </table:table-cell>
          <table:table-cell office:value-type="float" office:value="6685028774" calcext:value-type="float">
            <text:p>6685028774</text:p>
          </table:table-cell>
          <table:table-cell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RU000A102VY6</text:p>
          </table:table-cell>
          <table:table-cell office:value-type="float" office:value="6685028774" calcext:value-type="float">
            <text:p>6685028774</text:p>
          </table:table-cell>
          <table:table-cell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AFKS</text:p>
          </table:table-cell>
          <table:table-cell office:value-type="float" office:value="7703104630" calcext:value-type="float">
            <text:p>7703104630</text:p>
          </table:table-cell>
          <table:table-cell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RU000A0JVUK8</text:p>
          </table:table-cell>
          <table:table-cell office:value-type="float" office:value="7703104630" calcext:value-type="float">
            <text:p>7703104630</text:p>
          </table:table-cell>
          <table:table-cell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RU000A0JVXZ0</text:p>
          </table:table-cell>
          <table:table-cell office:value-type="float" office:value="7703104630" calcext:value-type="float">
            <text:p>7703104630</text:p>
          </table:table-cell>
          <table:table-cell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RU000A0JWYQ5</text:p>
          </table:table-cell>
          <table:table-cell office:value-type="float" office:value="7703104630" calcext:value-type="float">
            <text:p>7703104630</text:p>
          </table:table-cell>
          <table:table-cell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RU000A0JWZY6</text:p>
          </table:table-cell>
          <table:table-cell office:value-type="float" office:value="7703104630" calcext:value-type="float">
            <text:p>7703104630</text:p>
          </table:table-cell>
          <table:table-cell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RU000A0JXN21</text:p>
          </table:table-cell>
          <table:table-cell office:value-type="float" office:value="7703104630" calcext:value-type="float">
            <text:p>7703104630</text:p>
          </table:table-cell>
          <table:table-cell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RU000A0ZYQY7</text:p>
          </table:table-cell>
          <table:table-cell office:value-type="float" office:value="7703104630" calcext:value-type="float">
            <text:p>7703104630</text:p>
          </table:table-cell>
          <table:table-cell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RU000A0ZYWU3</text:p>
          </table:table-cell>
          <table:table-cell office:value-type="float" office:value="7703104630" calcext:value-type="float">
            <text:p>7703104630</text:p>
          </table:table-cell>
          <table:table-cell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RU000A1005L6</text:p>
          </table:table-cell>
          <table:table-cell office:value-type="float" office:value="7703104630" calcext:value-type="float">
            <text:p>7703104630</text:p>
          </table:table-cell>
          <table:table-cell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RU000A1008J4</text:p>
          </table:table-cell>
          <table:table-cell office:value-type="float" office:value="7703104630" calcext:value-type="float">
            <text:p>7703104630</text:p>
          </table:table-cell>
          <table:table-cell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RU000A100N12</text:p>
          </table:table-cell>
          <table:table-cell office:value-type="float" office:value="7703104630" calcext:value-type="float">
            <text:p>7703104630</text:p>
          </table:table-cell>
          <table:table-cell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RU000A101012</text:p>
          </table:table-cell>
          <table:table-cell office:value-type="float" office:value="7703104630" calcext:value-type="float">
            <text:p>7703104630</text:p>
          </table:table-cell>
          <table:table-cell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RU000A101Q26</text:p>
          </table:table-cell>
          <table:table-cell office:value-type="float" office:value="7703104630" calcext:value-type="float">
            <text:p>7703104630</text:p>
          </table:table-cell>
          <table:table-cell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RU000A101XN7</text:p>
          </table:table-cell>
          <table:table-cell office:value-type="float" office:value="7703104630" calcext:value-type="float">
            <text:p>7703104630</text:p>
          </table:table-cell>
          <table:table-cell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RU000A1023K1</text:p>
          </table:table-cell>
          <table:table-cell office:value-type="float" office:value="7703104630" calcext:value-type="float">
            <text:p>7703104630</text:p>
          </table:table-cell>
          <table:table-cell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RU000A102FS1</text:p>
          </table:table-cell>
          <table:table-cell office:value-type="float" office:value="7703104630" calcext:value-type="float">
            <text:p>7703104630</text:p>
          </table:table-cell>
          <table:table-cell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RU000A102FT9</text:p>
          </table:table-cell>
          <table:table-cell office:value-type="float" office:value="7703104630" calcext:value-type="float">
            <text:p>7703104630</text:p>
          </table:table-cell>
          <table:table-cell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RU000A102SV8</text:p>
          </table:table-cell>
          <table:table-cell office:value-type="float" office:value="7703104630" calcext:value-type="float">
            <text:p>7703104630</text:p>
          </table:table-cell>
          <table:table-cell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RU000A102SX4</text:p>
          </table:table-cell>
          <table:table-cell office:value-type="float" office:value="7703104630" calcext:value-type="float">
            <text:p>7703104630</text:p>
          </table:table-cell>
          <table:table-cell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RU000A103372</text:p>
          </table:table-cell>
          <table:table-cell office:value-type="float" office:value="7703104630" calcext:value-type="float">
            <text:p>7703104630</text:p>
          </table:table-cell>
          <table:table-cell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RU000A103C95</text:p>
          </table:table-cell>
          <table:table-cell office:value-type="float" office:value="7703104630" calcext:value-type="float">
            <text:p>7703104630</text:p>
          </table:table-cell>
          <table:table-cell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RU000A103P33</text:p>
          </table:table-cell>
          <table:table-cell office:value-type="float" office:value="7703104630" calcext:value-type="float">
            <text:p>7703104630</text:p>
          </table:table-cell>
          <table:table-cell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RU000A104693</text:p>
          </table:table-cell>
          <table:table-cell office:value-type="float" office:value="7703104630" calcext:value-type="float">
            <text:p>7703104630</text:p>
          </table:table-cell>
          <table:table-cell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RU000A105L27</text:p>
          </table:table-cell>
          <table:table-cell office:value-type="float" office:value="7703104630" calcext:value-type="float">
            <text:p>7703104630</text:p>
          </table:table-cell>
          <table:table-cell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RU000A106Z46</text:p>
          </table:table-cell>
          <table:table-cell office:value-type="float" office:value="7703104630" calcext:value-type="float">
            <text:p>7703104630</text:p>
          </table:table-cell>
          <table:table-cell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MTLR</text:p>
          </table:table-cell>
          <table:table-cell office:value-type="float" office:value="7703370008" calcext:value-type="float">
            <text:p>7703370008</text:p>
          </table:table-cell>
          <table:table-cell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MTLRP</text:p>
          </table:table-cell>
          <table:table-cell office:value-type="float" office:value="7703370008" calcext:value-type="float">
            <text:p>7703370008</text:p>
          </table:table-cell>
          <table:table-cell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GAZT</text:p>
          </table:table-cell>
          <table:table-cell office:value-type="float" office:value="7705821841" calcext:value-type="float">
            <text:p>7705821841</text:p>
          </table:table-cell>
          <table:table-cell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RU000A100VG7</text:p>
          </table:table-cell>
          <table:table-cell office:value-type="float" office:value="7709851798" calcext:value-type="float">
            <text:p>7709851798</text:p>
          </table:table-cell>
          <table:table-cell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RU000A101CQ4</text:p>
          </table:table-cell>
          <table:table-cell office:value-type="float" office:value="7709851798" calcext:value-type="float">
            <text:p>7709851798</text:p>
          </table:table-cell>
          <table:table-cell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RU000A102986</text:p>
          </table:table-cell>
          <table:table-cell office:value-type="float" office:value="7709851798" calcext:value-type="float">
            <text:p>7709851798</text:p>
          </table:table-cell>
          <table:table-cell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RU000A1064Y6</text:p>
          </table:table-cell>
          <table:table-cell office:value-type="float" office:value="7709851798" calcext:value-type="float">
            <text:p>7709851798</text:p>
          </table:table-cell>
          <table:table-cell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RU000A0JXFS8</text:p>
          </table:table-cell>
          <table:table-cell office:value-type="float" office:value="7726588547" calcext:value-type="float">
            <text:p>7726588547</text:p>
          </table:table-cell>
          <table:table-cell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RU000A0JXFY6</text:p>
          </table:table-cell>
          <table:table-cell office:value-type="float" office:value="7726588547" calcext:value-type="float">
            <text:p>7726588547</text:p>
          </table:table-cell>
          <table:table-cell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RU000A0ZYUV5</text:p>
          </table:table-cell>
          <table:table-cell office:value-type="float" office:value="7726588547" calcext:value-type="float">
            <text:p>7726588547</text:p>
          </table:table-cell>
          <table:table-cell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RU000A0ZYUW3</text:p>
          </table:table-cell>
          <table:table-cell office:value-type="float" office:value="7726588547" calcext:value-type="float">
            <text:p>7726588547</text:p>
          </table:table-cell>
          <table:table-cell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RU000A0ZYUY9</text:p>
          </table:table-cell>
          <table:table-cell office:value-type="float" office:value="7726588547" calcext:value-type="float">
            <text:p>7726588547</text:p>
          </table:table-cell>
          <table:table-cell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RU000A0ZYV04</text:p>
          </table:table-cell>
          <table:table-cell office:value-type="float" office:value="7726588547" calcext:value-type="float">
            <text:p>7726588547</text:p>
          </table:table-cell>
          <table:table-cell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RU000A100LL8</text:p>
          </table:table-cell>
          <table:table-cell office:value-type="float" office:value="7726588547" calcext:value-type="float">
            <text:p>7726588547</text:p>
          </table:table-cell>
          <table:table-cell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RU000A101QM3</text:p>
          </table:table-cell>
          <table:table-cell office:value-type="float" office:value="7726588547" calcext:value-type="float">
            <text:p>7726588547</text:p>
          </table:table-cell>
          <table:table-cell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RU000A101QN1</text:p>
          </table:table-cell>
          <table:table-cell office:value-type="float" office:value="7726588547" calcext:value-type="float">
            <text:p>7726588547</text:p>
          </table:table-cell>
          <table:table-cell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RU000A1039A8</text:p>
          </table:table-cell>
          <table:table-cell office:value-type="float" office:value="7726588547" calcext:value-type="float">
            <text:p>7726588547</text:p>
          </table:table-cell>
          <table:table-cell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RU000A103QN7</text:p>
          </table:table-cell>
          <table:table-cell office:value-type="float" office:value="7726588547" calcext:value-type="float">
            <text:p>7726588547</text:p>
          </table:table-cell>
          <table:table-cell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RU000A1056U0</text:p>
          </table:table-cell>
          <table:table-cell office:value-type="float" office:value="7726588547" calcext:value-type="float">
            <text:p>7726588547</text:p>
          </table:table-cell>
          <table:table-cell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RU000A1059A6</text:p>
          </table:table-cell>
          <table:table-cell office:value-type="float" office:value="7726588547" calcext:value-type="float">
            <text:p>7726588547</text:p>
          </table:table-cell>
          <table:table-cell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RU000A105A95</text:p>
          </table:table-cell>
          <table:table-cell office:value-type="float" office:value="7726588547" calcext:value-type="float">
            <text:p>7726588547</text:p>
          </table:table-cell>
          <table:table-cell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RU000A105BY1</text:p>
          </table:table-cell>
          <table:table-cell office:value-type="float" office:value="7726588547" calcext:value-type="float">
            <text:p>7726588547</text:p>
          </table:table-cell>
          <table:table-cell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RU000A105C51</text:p>
          </table:table-cell>
          <table:table-cell office:value-type="float" office:value="7726588547" calcext:value-type="float">
            <text:p>7726588547</text:p>
          </table:table-cell>
          <table:table-cell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RU000A105GE2</text:p>
          </table:table-cell>
          <table:table-cell office:value-type="float" office:value="7726588547" calcext:value-type="float">
            <text:p>7726588547</text:p>
          </table:table-cell>
          <table:table-cell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RU000A105GZ7</text:p>
          </table:table-cell>
          <table:table-cell office:value-type="float" office:value="7726588547" calcext:value-type="float">
            <text:p>7726588547</text:p>
          </table:table-cell>
          <table:table-cell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RU000A105JH9</text:p>
          </table:table-cell>
          <table:table-cell office:value-type="float" office:value="7726588547" calcext:value-type="float">
            <text:p>7726588547</text:p>
          </table:table-cell>
          <table:table-cell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RU000A105JT4</text:p>
          </table:table-cell>
          <table:table-cell office:value-type="float" office:value="7726588547" calcext:value-type="float">
            <text:p>7726588547</text:p>
          </table:table-cell>
          <table:table-cell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RU000A105KU0</text:p>
          </table:table-cell>
          <table:table-cell office:value-type="float" office:value="7726588547" calcext:value-type="float">
            <text:p>7726588547</text:p>
          </table:table-cell>
          <table:table-cell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RU000A105QW3</text:p>
          </table:table-cell>
          <table:table-cell office:value-type="float" office:value="7726588547" calcext:value-type="float">
            <text:p>7726588547</text:p>
          </table:table-cell>
          <table:table-cell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RU000A105QX1</text:p>
          </table:table-cell>
          <table:table-cell office:value-type="float" office:value="7726588547" calcext:value-type="float">
            <text:p>7726588547</text:p>
          </table:table-cell>
          <table:table-cell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RU000A105R62</text:p>
          </table:table-cell>
          <table:table-cell office:value-type="float" office:value="7726588547" calcext:value-type="float">
            <text:p>7726588547</text:p>
          </table:table-cell>
          <table:table-cell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RU000A105RG4</text:p>
          </table:table-cell>
          <table:table-cell office:value-type="float" office:value="7726588547" calcext:value-type="float">
            <text:p>7726588547</text:p>
          </table:table-cell>
          <table:table-cell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RU000A105RH2</text:p>
          </table:table-cell>
          <table:table-cell office:value-type="float" office:value="7726588547" calcext:value-type="float">
            <text:p>7726588547</text:p>
          </table:table-cell>
          <table:table-cell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RU000A105RZ4</text:p>
          </table:table-cell>
          <table:table-cell office:value-type="float" office:value="7726588547" calcext:value-type="float">
            <text:p>7726588547</text:p>
          </table:table-cell>
          <table:table-cell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RU000A105SG2</text:p>
          </table:table-cell>
          <table:table-cell office:value-type="float" office:value="7726588547" calcext:value-type="float">
            <text:p>7726588547</text:p>
          </table:table-cell>
          <table:table-cell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RU000A105U00</text:p>
          </table:table-cell>
          <table:table-cell office:value-type="float" office:value="7726588547" calcext:value-type="float">
            <text:p>7726588547</text:p>
          </table:table-cell>
          <table:table-cell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RU000A105VL6</text:p>
          </table:table-cell>
          <table:table-cell office:value-type="float" office:value="7726588547" calcext:value-type="float">
            <text:p>7726588547</text:p>
          </table:table-cell>
          <table:table-cell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RU000A105WH2</text:p>
          </table:table-cell>
          <table:table-cell office:value-type="float" office:value="7726588547" calcext:value-type="float">
            <text:p>7726588547</text:p>
          </table:table-cell>
          <table:table-cell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RU000A105WJ8</text:p>
          </table:table-cell>
          <table:table-cell office:value-type="float" office:value="7726588547" calcext:value-type="float">
            <text:p>7726588547</text:p>
          </table:table-cell>
          <table:table-cell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RU000A105XA5</text:p>
          </table:table-cell>
          <table:table-cell office:value-type="float" office:value="7726588547" calcext:value-type="float">
            <text:p>7726588547</text:p>
          </table:table-cell>
          <table:table-cell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RU000A106375</text:p>
          </table:table-cell>
          <table:table-cell office:value-type="float" office:value="7726588547" calcext:value-type="float">
            <text:p>7726588547</text:p>
          </table:table-cell>
          <table:table-cell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RU000A106672</text:p>
          </table:table-cell>
          <table:table-cell office:value-type="float" office:value="7726588547" calcext:value-type="float">
            <text:p>7726588547</text:p>
          </table:table-cell>
          <table:table-cell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RU000A106AT1</text:p>
          </table:table-cell>
          <table:table-cell office:value-type="float" office:value="7726588547" calcext:value-type="float">
            <text:p>7726588547</text:p>
          </table:table-cell>
          <table:table-cell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RU000A106MS8</text:p>
          </table:table-cell>
          <table:table-cell office:value-type="float" office:value="7726588547" calcext:value-type="float">
            <text:p>7726588547</text:p>
          </table:table-cell>
          <table:table-cell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RU000A106RR9</text:p>
          </table:table-cell>
          <table:table-cell office:value-type="float" office:value="7726588547" calcext:value-type="float">
            <text:p>7726588547</text:p>
          </table:table-cell>
          <table:table-cell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RU000A106RS7</text:p>
          </table:table-cell>
          <table:table-cell office:value-type="float" office:value="7726588547" calcext:value-type="float">
            <text:p>7726588547</text:p>
          </table:table-cell>
          <table:table-cell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RU000A106RT5</text:p>
          </table:table-cell>
          <table:table-cell office:value-type="float" office:value="7726588547" calcext:value-type="float">
            <text:p>7726588547</text:p>
          </table:table-cell>
          <table:table-cell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RU000A106S29</text:p>
          </table:table-cell>
          <table:table-cell office:value-type="float" office:value="7726588547" calcext:value-type="float">
            <text:p>7726588547</text:p>
          </table:table-cell>
          <table:table-cell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RU000A106S37</text:p>
          </table:table-cell>
          <table:table-cell office:value-type="float" office:value="7726588547" calcext:value-type="float">
            <text:p>7726588547</text:p>
          </table:table-cell>
          <table:table-cell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RU000A106S52</text:p>
          </table:table-cell>
          <table:table-cell office:value-type="float" office:value="7726588547" calcext:value-type="float">
            <text:p>7726588547</text:p>
          </table:table-cell>
          <table:table-cell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RU000A106SM8</text:p>
          </table:table-cell>
          <table:table-cell office:value-type="float" office:value="7726588547" calcext:value-type="float">
            <text:p>7726588547</text:p>
          </table:table-cell>
          <table:table-cell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RU000A106SQ9</text:p>
          </table:table-cell>
          <table:table-cell office:value-type="float" office:value="7726588547" calcext:value-type="float">
            <text:p>7726588547</text:p>
          </table:table-cell>
          <table:table-cell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RU000A107050</text:p>
          </table:table-cell>
          <table:table-cell office:value-type="float" office:value="7726588547" calcext:value-type="float">
            <text:p>7726588547</text:p>
          </table:table-cell>
          <table:table-cell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RU000A107084</text:p>
          </table:table-cell>
          <table:table-cell office:value-type="float" office:value="7726588547" calcext:value-type="float">
            <text:p>7726588547</text:p>
          </table:table-cell>
          <table:table-cell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RU000A0ZYU54</text:p>
          </table:table-cell>
          <table:table-cell office:value-type="float" office:value="9704154846" calcext:value-type="float">
            <text:p>9704154846</text:p>
          </table:table-cell>
          <table:table-cell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RU000A0ZZNL8</text:p>
          </table:table-cell>
          <table:table-cell office:value-type="float" office:value="9704154846" calcext:value-type="float">
            <text:p>9704154846</text:p>
          </table:table-cell>
          <table:table-cell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RU000A0ZZS73</text:p>
          </table:table-cell>
          <table:table-cell office:value-type="float" office:value="9704154846" calcext:value-type="float">
            <text:p>9704154846</text:p>
          </table:table-cell>
          <table:table-cell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RU000A1069Y5</text:p>
          </table:table-cell>
          <table:table-cell office:value-type="float" office:value="9705038923" calcext:value-type="float">
            <text:p>9705038923</text:p>
          </table:table-cell>
          <table:table-cell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RU000A1037C8</text:p>
          </table:table-cell>
          <table:table-cell office:value-type="float" office:value="6414002211" calcext:value-type="float">
            <text:p>6414002211</text:p>
          </table:table-cell>
          <table:table-cell office:value-type="string" calcext:value-type="string">
            <text:p>Выращивание зерновых (кроме риса), зернобобовых культур и семян масличных культур</text:p>
          </table:table-cell>
        </table:table-row>
        <table:table-row table:style-name="ro1">
          <table:table-cell office:value-type="string" calcext:value-type="string">
            <text:p>RU000A106J04</text:p>
          </table:table-cell>
          <table:table-cell office:value-type="float" office:value="6414002211" calcext:value-type="float">
            <text:p>6414002211</text:p>
          </table:table-cell>
          <table:table-cell office:value-type="string" calcext:value-type="string">
            <text:p>Выращивание зерновых (кроме риса), зернобобовых культур и семян масличных культур</text:p>
          </table:table-cell>
        </table:table-row>
        <table:table-row table:style-name="ro1">
          <table:table-cell office:value-type="string" calcext:value-type="string">
            <text:p>RU000A100CG7</text:p>
          </table:table-cell>
          <table:table-cell office:value-type="float" office:value="2435005713" calcext:value-type="float">
            <text:p>2435005713</text:p>
          </table:table-cell>
          <table:table-cell office:value-type="string" calcext:value-type="string">
            <text:p>Выращивание зерновых культур</text:p>
          </table:table-cell>
        </table:table-row>
        <table:table-row table:style-name="ro1">
          <table:table-cell office:value-type="string" calcext:value-type="string">
            <text:p>RU000A1032D7</text:p>
          </table:table-cell>
          <table:table-cell office:value-type="float" office:value="6166018099" calcext:value-type="float">
            <text:p>6166018099</text:p>
          </table:table-cell>
          <table:table-cell office:value-type="string" calcext:value-type="string">
            <text:p>Выращивание зерновых культур</text:p>
          </table:table-cell>
        </table:table-row>
        <table:table-row table:style-name="ro1">
          <table:table-cell office:value-type="string" calcext:value-type="string">
            <text:p>RU000A103K20</text:p>
          </table:table-cell>
          <table:table-cell office:value-type="float" office:value="6166018099" calcext:value-type="float">
            <text:p>6166018099</text:p>
          </table:table-cell>
          <table:table-cell office:value-type="string" calcext:value-type="string">
            <text:p>Выращивание зерновых культур</text:p>
          </table:table-cell>
        </table:table-row>
        <table:table-row table:style-name="ro1">
          <table:table-cell office:value-type="string" calcext:value-type="string">
            <text:p>RU000A1032J4</text:p>
          </table:table-cell>
          <table:table-cell office:value-type="float" office:value="2274007989" calcext:value-type="float">
            <text:p>2274007989</text:p>
          </table:table-cell>
          <table:table-cell office:value-type="string" calcext:value-type="string">
            <text:p>Выращивание однолетних культур</text:p>
          </table:table-cell>
        </table:table-row>
        <table:table-row table:style-name="ro1">
          <table:table-cell office:value-type="string" calcext:value-type="string">
            <text:p>RU000A103SV6</text:p>
          </table:table-cell>
          <table:table-cell office:value-type="float" office:value="7724294887" calcext:value-type="float">
            <text:p>7724294887</text:p>
          </table:table-cell>
          <table:table-cell office:value-type="string" calcext:value-type="string">
            <text:p>Геолого-разведочные, геофизические и геохимические работы в области изучения недр</text:p>
          </table:table-cell>
        </table:table-row>
        <table:table-row table:style-name="ro1">
          <table:table-cell office:value-type="string" calcext:value-type="string">
            <text:p>LNZL</text:p>
          </table:table-cell>
          <table:table-cell office:value-type="float" office:value="3802000096" calcext:value-type="float">
            <text:p>3802000096</text:p>
          </table:table-cell>
          <table:table-cell office:value-type="string" calcext:value-type="string">
            <text:p>горнодобывающая промышленность</text:p>
          </table:table-cell>
        </table:table-row>
        <table:table-row table:style-name="ro1">
          <table:table-cell office:value-type="string" calcext:value-type="string">
            <text:p>LNZLP</text:p>
          </table:table-cell>
          <table:table-cell office:value-type="float" office:value="3802000096" calcext:value-type="float">
            <text:p>3802000096</text:p>
          </table:table-cell>
          <table:table-cell office:value-type="string" calcext:value-type="string">
            <text:p>горнодобывающая промышленность</text:p>
          </table:table-cell>
        </table:table-row>
        <table:table-row table:style-name="ro1">
          <table:table-cell office:value-type="string" calcext:value-type="string">
            <text:p>KOGK</text:p>
          </table:table-cell>
          <table:table-cell office:value-type="float" office:value="3834002314" calcext:value-type="float">
            <text:p>3834002314</text:p>
          </table:table-cell>
          <table:table-cell office:value-type="string" calcext:value-type="string">
            <text:p>горнодобывающая промышленность</text:p>
          </table:table-cell>
        </table:table-row>
        <table:table-row table:style-name="ro1">
          <table:table-cell office:value-type="string" calcext:value-type="string">
            <text:p>UKUZ</text:p>
          </table:table-cell>
          <table:table-cell office:value-type="float" office:value="4214000608" calcext:value-type="float">
            <text:p>4214000608</text:p>
          </table:table-cell>
          <table:table-cell office:value-type="string" calcext:value-type="string">
            <text:p>горнодобывающая промышленность</text:p>
          </table:table-cell>
        </table:table-row>
        <table:table-row table:style-name="ro1">
          <table:table-cell office:value-type="string" calcext:value-type="string">
            <text:p>RASP</text:p>
          </table:table-cell>
          <table:table-cell office:value-type="float" office:value="4214002316" calcext:value-type="float">
            <text:p>4214002316</text:p>
          </table:table-cell>
          <table:table-cell office:value-type="string" calcext:value-type="string">
            <text:p>горнодобывающая промышленность</text:p>
          </table:table-cell>
        </table:table-row>
        <table:table-row table:style-name="ro1">
          <table:table-cell office:value-type="string" calcext:value-type="string">
            <text:p>RU000A105GS2</text:p>
          </table:table-cell>
          <table:table-cell office:value-type="float" office:value="7424024375" calcext:value-type="float">
            <text:p>7424024375</text:p>
          </table:table-cell>
          <table:table-cell office:value-type="string" calcext:value-type="string">
            <text:p>горнодобывающая промышленность</text:p>
          </table:table-cell>
        </table:table-row>
        <table:table-row table:style-name="ro1">
          <table:table-cell office:value-type="string" calcext:value-type="string">
            <text:p>RU000A1061L9</text:p>
          </table:table-cell>
          <table:table-cell office:value-type="float" office:value="7424024375" calcext:value-type="float">
            <text:p>7424024375</text:p>
          </table:table-cell>
          <table:table-cell office:value-type="string" calcext:value-type="string">
            <text:p>горнодобывающая промышленность</text:p>
          </table:table-cell>
        </table:table-row>
        <table:table-row table:style-name="ro1">
          <table:table-cell office:value-type="string" calcext:value-type="string">
            <text:p>RU000A106656</text:p>
          </table:table-cell>
          <table:table-cell office:value-type="float" office:value="7424024375" calcext:value-type="float">
            <text:p>7424024375</text:p>
          </table:table-cell>
          <table:table-cell office:value-type="string" calcext:value-type="string">
            <text:p>горнодобывающая промышленность</text:p>
          </table:table-cell>
        </table:table-row>
        <table:table-row table:style-name="ro1">
          <table:table-cell office:value-type="string" calcext:value-type="string">
            <text:p>UGLD</text:p>
          </table:table-cell>
          <table:table-cell office:value-type="float" office:value="7424024375" calcext:value-type="float">
            <text:p>7424024375</text:p>
          </table:table-cell>
          <table:table-cell office:value-type="string" calcext:value-type="string">
            <text:p>горнодобывающая промышленность</text:p>
          </table:table-cell>
        </table:table-row>
        <table:table-row table:style-name="ro1">
          <table:table-cell office:value-type="string" calcext:value-type="string">
            <text:p>RU000A103DA2</text:p>
          </table:table-cell>
          <table:table-cell office:value-type="float" office:value="7715825027" calcext:value-type="float">
            <text:p>7715825027</text:p>
          </table:table-cell>
          <table:table-cell office:value-type="string" calcext:value-type="string">
            <text:p>Денежное посредничество</text:p>
          </table:table-cell>
        </table:table-row>
        <table:table-row table:style-name="ro1">
          <table:table-cell office:value-type="string" calcext:value-type="string">
            <text:p>RU000A106KT0</text:p>
          </table:table-cell>
          <table:table-cell office:value-type="float" office:value="7715825027" calcext:value-type="float">
            <text:p>7715825027</text:p>
          </table:table-cell>
          <table:table-cell office:value-type="string" calcext:value-type="string">
            <text:p>Денежное посредничество</text:p>
          </table:table-cell>
        </table:table-row>
        <table:table-row table:style-name="ro1">
          <table:table-cell office:value-type="string" calcext:value-type="string">
            <text:p>RU000A106UK8</text:p>
          </table:table-cell>
          <table:table-cell office:value-type="float" office:value="7715825027" calcext:value-type="float">
            <text:p>7715825027</text:p>
          </table:table-cell>
          <table:table-cell office:value-type="string" calcext:value-type="string">
            <text:p>Денежное посредничество</text:p>
          </table:table-cell>
        </table:table-row>
        <table:table-row table:style-name="ro1">
          <table:table-cell office:value-type="string" calcext:value-type="string">
            <text:p>RU000A0JS4Z7</text:p>
          </table:table-cell>
          <table:table-cell office:value-type="float" office:value="7750004150" calcext:value-type="float">
            <text:p>7750004150</text:p>
          </table:table-cell>
          <table:table-cell office:value-type="string" calcext:value-type="string">
            <text:p>Денежное посредничество прочее</text:p>
          </table:table-cell>
        </table:table-row>
        <table:table-row table:style-name="ro1">
          <table:table-cell office:value-type="string" calcext:value-type="string">
            <text:p>RU000A0JT403</text:p>
          </table:table-cell>
          <table:table-cell office:value-type="float" office:value="7750004150" calcext:value-type="float">
            <text:p>7750004150</text:p>
          </table:table-cell>
          <table:table-cell office:value-type="string" calcext:value-type="string">
            <text:p>Денежное посредничество прочее</text:p>
          </table:table-cell>
        </table:table-row>
        <table:table-row table:style-name="ro1">
          <table:table-cell office:value-type="string" calcext:value-type="string">
            <text:p>RU000A0JT6B2</text:p>
          </table:table-cell>
          <table:table-cell office:value-type="float" office:value="7750004150" calcext:value-type="float">
            <text:p>7750004150</text:p>
          </table:table-cell>
          <table:table-cell office:value-type="string" calcext:value-type="string">
            <text:p>Денежное посредничество прочее</text:p>
          </table:table-cell>
        </table:table-row>
        <table:table-row table:style-name="ro1">
          <table:table-cell office:value-type="string" calcext:value-type="string">
            <text:p>RU000A0JW6P7</text:p>
          </table:table-cell>
          <table:table-cell office:value-type="float" office:value="7750004150" calcext:value-type="float">
            <text:p>7750004150</text:p>
          </table:table-cell>
          <table:table-cell office:value-type="string" calcext:value-type="string">
            <text:p>Денежное посредничество прочее</text:p>
          </table:table-cell>
        </table:table-row>
        <table:table-row table:style-name="ro1">
          <table:table-cell office:value-type="string" calcext:value-type="string">
            <text:p>RU000A0NX415</text:p>
          </table:table-cell>
          <table:table-cell office:value-type="float" office:value="7750004150" calcext:value-type="float">
            <text:p>7750004150</text:p>
          </table:table-cell>
          <table:table-cell office:value-type="string" calcext:value-type="string">
            <text:p>Денежное посредничество прочее</text:p>
          </table:table-cell>
        </table:table-row>
        <table:table-row table:style-name="ro1">
          <table:table-cell office:value-type="string" calcext:value-type="string">
            <text:p>RU000A0NX472</text:p>
          </table:table-cell>
          <table:table-cell office:value-type="float" office:value="7750004150" calcext:value-type="float">
            <text:p>7750004150</text:p>
          </table:table-cell>
          <table:table-cell office:value-type="string" calcext:value-type="string">
            <text:p>Денежное посредничество прочее</text:p>
          </table:table-cell>
        </table:table-row>
        <table:table-row table:style-name="ro1">
          <table:table-cell office:value-type="string" calcext:value-type="string">
            <text:p>RU000A1001V4</text:p>
          </table:table-cell>
          <table:table-cell office:value-type="float" office:value="7750004150" calcext:value-type="float">
            <text:p>7750004150</text:p>
          </table:table-cell>
          <table:table-cell office:value-type="string" calcext:value-type="string">
            <text:p>Денежное посредничество прочее</text:p>
          </table:table-cell>
        </table:table-row>
        <table:table-row table:style-name="ro1">
          <table:table-cell office:value-type="string" calcext:value-type="string">
            <text:p>RU000A1003W8</text:p>
          </table:table-cell>
          <table:table-cell office:value-type="float" office:value="7750004150" calcext:value-type="float">
            <text:p>7750004150</text:p>
          </table:table-cell>
          <table:table-cell office:value-type="string" calcext:value-type="string">
            <text:p>Денежное посредничество прочее</text:p>
          </table:table-cell>
        </table:table-row>
        <table:table-row table:style-name="ro1">
          <table:table-cell office:value-type="string" calcext:value-type="string">
            <text:p>RU000A1013P1</text:p>
          </table:table-cell>
          <table:table-cell office:value-type="float" office:value="7750004150" calcext:value-type="float">
            <text:p>7750004150</text:p>
          </table:table-cell>
          <table:table-cell office:value-type="string" calcext:value-type="string">
            <text:p>Денежное посредничество прочее</text:p>
          </table:table-cell>
        </table:table-row>
        <table:table-row table:style-name="ro1">
          <table:table-cell office:value-type="string" calcext:value-type="string">
            <text:p>RU000A101TB0</text:p>
          </table:table-cell>
          <table:table-cell office:value-type="float" office:value="7750004150" calcext:value-type="float">
            <text:p>7750004150</text:p>
          </table:table-cell>
          <table:table-cell office:value-type="string" calcext:value-type="string">
            <text:p>Денежное посредничество прочее</text:p>
          </table:table-cell>
        </table:table-row>
        <table:table-row table:style-name="ro1">
          <table:table-cell office:value-type="string" calcext:value-type="string">
            <text:p>RU000A101WE8</text:p>
          </table:table-cell>
          <table:table-cell office:value-type="float" office:value="7750004150" calcext:value-type="float">
            <text:p>7750004150</text:p>
          </table:table-cell>
          <table:table-cell office:value-type="string" calcext:value-type="string">
            <text:p>Денежное посредничество прочее</text:p>
          </table:table-cell>
        </table:table-row>
        <table:table-row table:style-name="ro1">
          <table:table-cell office:value-type="string" calcext:value-type="string">
            <text:p>RU000A102FC5</text:p>
          </table:table-cell>
          <table:table-cell office:value-type="float" office:value="7750004150" calcext:value-type="float">
            <text:p>7750004150</text:p>
          </table:table-cell>
          <table:table-cell office:value-type="string" calcext:value-type="string">
            <text:p>Денежное посредничество прочее</text:p>
          </table:table-cell>
        </table:table-row>
        <table:table-row table:style-name="ro1">
          <table:table-cell office:value-type="string" calcext:value-type="string">
            <text:p>RU000A102K96</text:p>
          </table:table-cell>
          <table:table-cell office:value-type="float" office:value="7750004150" calcext:value-type="float">
            <text:p>7750004150</text:p>
          </table:table-cell>
          <table:table-cell office:value-type="string" calcext:value-type="string">
            <text:p>Денежное посредничество прочее</text:p>
          </table:table-cell>
        </table:table-row>
        <table:table-row table:style-name="ro1">
          <table:table-cell office:value-type="string" calcext:value-type="string">
            <text:p>RU000A102UT8</text:p>
          </table:table-cell>
          <table:table-cell office:value-type="float" office:value="7750004150" calcext:value-type="float">
            <text:p>7750004150</text:p>
          </table:table-cell>
          <table:table-cell office:value-type="string" calcext:value-type="string">
            <text:p>Денежное посредничество прочее</text:p>
          </table:table-cell>
        </table:table-row>
        <table:table-row table:style-name="ro1">
          <table:table-cell office:value-type="string" calcext:value-type="string">
            <text:p>RU000A102UV4</text:p>
          </table:table-cell>
          <table:table-cell office:value-type="float" office:value="7750004150" calcext:value-type="float">
            <text:p>7750004150</text:p>
          </table:table-cell>
          <table:table-cell office:value-type="string" calcext:value-type="string">
            <text:p>Денежное посредничество прочее</text:p>
          </table:table-cell>
        </table:table-row>
        <table:table-row table:style-name="ro1">
          <table:table-cell office:value-type="string" calcext:value-type="string">
            <text:p>RU000A102UW2</text:p>
          </table:table-cell>
          <table:table-cell office:value-type="float" office:value="7750004150" calcext:value-type="float">
            <text:p>7750004150</text:p>
          </table:table-cell>
          <table:table-cell office:value-type="string" calcext:value-type="string">
            <text:p>Денежное посредничество прочее</text:p>
          </table:table-cell>
        </table:table-row>
        <table:table-row table:style-name="ro1">
          <table:table-cell office:value-type="string" calcext:value-type="string">
            <text:p>RU000A1031S7</text:p>
          </table:table-cell>
          <table:table-cell office:value-type="float" office:value="7750004150" calcext:value-type="float">
            <text:p>7750004150</text:p>
          </table:table-cell>
          <table:table-cell office:value-type="string" calcext:value-type="string">
            <text:p>Денежное посредничество прочее</text:p>
          </table:table-cell>
        </table:table-row>
        <table:table-row table:style-name="ro1">
          <table:table-cell office:value-type="string" calcext:value-type="string">
            <text:p>RU000A1031T5</text:p>
          </table:table-cell>
          <table:table-cell office:value-type="float" office:value="7750004150" calcext:value-type="float">
            <text:p>7750004150</text:p>
          </table:table-cell>
          <table:table-cell office:value-type="string" calcext:value-type="string">
            <text:p>Денежное посредничество прочее</text:p>
          </table:table-cell>
        </table:table-row>
        <table:table-row table:style-name="ro1">
          <table:table-cell office:value-type="string" calcext:value-type="string">
            <text:p>RU000A1031U3</text:p>
          </table:table-cell>
          <table:table-cell office:value-type="float" office:value="7750004150" calcext:value-type="float">
            <text:p>7750004150</text:p>
          </table:table-cell>
          <table:table-cell office:value-type="string" calcext:value-type="string">
            <text:p>Денежное посредничество прочее</text:p>
          </table:table-cell>
        </table:table-row>
        <table:table-row table:style-name="ro1">
          <table:table-cell office:value-type="string" calcext:value-type="string">
            <text:p>RU000A1031Y5</text:p>
          </table:table-cell>
          <table:table-cell office:value-type="float" office:value="7750004150" calcext:value-type="float">
            <text:p>7750004150</text:p>
          </table:table-cell>
          <table:table-cell office:value-type="string" calcext:value-type="string">
            <text:p>Денежное посредничество прочее</text:p>
          </table:table-cell>
        </table:table-row>
        <table:table-row table:style-name="ro1">
          <table:table-cell office:value-type="string" calcext:value-type="string">
            <text:p>RU000A1031Z2</text:p>
          </table:table-cell>
          <table:table-cell office:value-type="float" office:value="7750004150" calcext:value-type="float">
            <text:p>7750004150</text:p>
          </table:table-cell>
          <table:table-cell office:value-type="string" calcext:value-type="string">
            <text:p>Денежное посредничество прочее</text:p>
          </table:table-cell>
        </table:table-row>
        <table:table-row table:style-name="ro1">
          <table:table-cell office:value-type="string" calcext:value-type="string">
            <text:p>RU000A103FY7</text:p>
          </table:table-cell>
          <table:table-cell office:value-type="float" office:value="7750004150" calcext:value-type="float">
            <text:p>7750004150</text:p>
          </table:table-cell>
          <table:table-cell office:value-type="string" calcext:value-type="string">
            <text:p>Денежное посредничество прочее</text:p>
          </table:table-cell>
        </table:table-row>
        <table:table-row table:style-name="ro1">
          <table:table-cell office:value-type="string" calcext:value-type="string">
            <text:p>RU000A1042W6</text:p>
          </table:table-cell>
          <table:table-cell office:value-type="float" office:value="7750004150" calcext:value-type="float">
            <text:p>7750004150</text:p>
          </table:table-cell>
          <table:table-cell office:value-type="string" calcext:value-type="string">
            <text:p>Денежное посредничество прочее</text:p>
          </table:table-cell>
        </table:table-row>
        <table:table-row table:style-name="ro1">
          <table:table-cell office:value-type="string" calcext:value-type="string">
            <text:p>RU000A104Z48</text:p>
          </table:table-cell>
          <table:table-cell office:value-type="float" office:value="7750004150" calcext:value-type="float">
            <text:p>7750004150</text:p>
          </table:table-cell>
          <table:table-cell office:value-type="string" calcext:value-type="string">
            <text:p>Денежное посредничество прочее</text:p>
          </table:table-cell>
        </table:table-row>
        <table:table-row table:style-name="ro1">
          <table:table-cell office:value-type="string" calcext:value-type="string">
            <text:p>RU000A104Z63</text:p>
          </table:table-cell>
          <table:table-cell office:value-type="float" office:value="7750004150" calcext:value-type="float">
            <text:p>7750004150</text:p>
          </table:table-cell>
          <table:table-cell office:value-type="string" calcext:value-type="string">
            <text:p>Денежное посредничество прочее</text:p>
          </table:table-cell>
        </table:table-row>
        <table:table-row table:style-name="ro1">
          <table:table-cell office:value-type="string" calcext:value-type="string">
            <text:p>RU000A105B94</text:p>
          </table:table-cell>
          <table:table-cell office:value-type="float" office:value="7750004150" calcext:value-type="float">
            <text:p>7750004150</text:p>
          </table:table-cell>
          <table:table-cell office:value-type="string" calcext:value-type="string">
            <text:p>Денежное посредничество прочее</text:p>
          </table:table-cell>
        </table:table-row>
        <table:table-row table:style-name="ro1">
          <table:table-cell office:value-type="string" calcext:value-type="string">
            <text:p>RU000A105BA1</text:p>
          </table:table-cell>
          <table:table-cell office:value-type="float" office:value="7750004150" calcext:value-type="float">
            <text:p>7750004150</text:p>
          </table:table-cell>
          <table:table-cell office:value-type="string" calcext:value-type="string">
            <text:p>Денежное посредничество прочее</text:p>
          </table:table-cell>
        </table:table-row>
        <table:table-row table:style-name="ro1">
          <table:table-cell office:value-type="string" calcext:value-type="string">
            <text:p>RU000A105JU2</text:p>
          </table:table-cell>
          <table:table-cell office:value-type="float" office:value="7750004150" calcext:value-type="float">
            <text:p>7750004150</text:p>
          </table:table-cell>
          <table:table-cell office:value-type="string" calcext:value-type="string">
            <text:p>Денежное посредничество прочее</text:p>
          </table:table-cell>
        </table:table-row>
        <table:table-row table:style-name="ro1">
          <table:table-cell office:value-type="string" calcext:value-type="string">
            <text:p>RU000A105M83</text:p>
          </table:table-cell>
          <table:table-cell office:value-type="float" office:value="7750004150" calcext:value-type="float">
            <text:p>7750004150</text:p>
          </table:table-cell>
          <table:table-cell office:value-type="string" calcext:value-type="string">
            <text:p>Денежное посредничество прочее</text:p>
          </table:table-cell>
        </table:table-row>
        <table:table-row table:style-name="ro1">
          <table:table-cell office:value-type="string" calcext:value-type="string">
            <text:p>RU000A105UB9</text:p>
          </table:table-cell>
          <table:table-cell office:value-type="float" office:value="7750004150" calcext:value-type="float">
            <text:p>7750004150</text:p>
          </table:table-cell>
          <table:table-cell office:value-type="string" calcext:value-type="string">
            <text:p>Денежное посредничество прочее</text:p>
          </table:table-cell>
        </table:table-row>
        <table:table-row table:style-name="ro1">
          <table:table-cell office:value-type="string" calcext:value-type="string">
            <text:p>RU000A105UH6</text:p>
          </table:table-cell>
          <table:table-cell office:value-type="float" office:value="7750004150" calcext:value-type="float">
            <text:p>7750004150</text:p>
          </table:table-cell>
          <table:table-cell office:value-type="string" calcext:value-type="string">
            <text:p>Денежное посредничество прочее</text:p>
          </table:table-cell>
        </table:table-row>
        <table:table-row table:style-name="ro1">
          <table:table-cell office:value-type="string" calcext:value-type="string">
            <text:p>RU000A105YH8</text:p>
          </table:table-cell>
          <table:table-cell office:value-type="float" office:value="7750004150" calcext:value-type="float">
            <text:p>7750004150</text:p>
          </table:table-cell>
          <table:table-cell office:value-type="string" calcext:value-type="string">
            <text:p>Денежное посредничество прочее</text:p>
          </table:table-cell>
        </table:table-row>
        <table:table-row table:style-name="ro1">
          <table:table-cell office:value-type="string" calcext:value-type="string">
            <text:p>RU000A106LL5</text:p>
          </table:table-cell>
          <table:table-cell office:value-type="float" office:value="7750004150" calcext:value-type="float">
            <text:p>7750004150</text:p>
          </table:table-cell>
          <table:table-cell office:value-type="string" calcext:value-type="string">
            <text:p>Денежное посредничество прочее</text:p>
          </table:table-cell>
        </table:table-row>
        <table:table-row table:style-name="ro1">
          <table:table-cell office:value-type="string" calcext:value-type="string">
            <text:p>RU000A106WW9</text:p>
          </table:table-cell>
          <table:table-cell office:value-type="float" office:value="7750004150" calcext:value-type="float">
            <text:p>7750004150</text:p>
          </table:table-cell>
          <table:table-cell office:value-type="string" calcext:value-type="string">
            <text:p>Денежное посредничество прочее</text:p>
          </table:table-cell>
        </table:table-row>
        <table:table-row table:style-name="ro1">
          <table:table-cell office:value-type="string" calcext:value-type="string">
            <text:p>RU000A1076G7</text:p>
          </table:table-cell>
          <table:table-cell office:value-type="float" office:value="7750004150" calcext:value-type="float">
            <text:p>7750004150</text:p>
          </table:table-cell>
          <table:table-cell office:value-type="string" calcext:value-type="string">
            <text:p>Денежное посредничество прочее</text:p>
          </table:table-cell>
        </table:table-row>
        <table:table-row table:style-name="ro1">
          <table:table-cell office:value-type="string" calcext:value-type="string">
            <text:p>RU000A1076N3</text:p>
          </table:table-cell>
          <table:table-cell office:value-type="float" office:value="7750004150" calcext:value-type="float">
            <text:p>7750004150</text:p>
          </table:table-cell>
          <table:table-cell office:value-type="string" calcext:value-type="string">
            <text:p>Денежное посредничество прочее</text:p>
          </table:table-cell>
        </table:table-row>
        <table:table-row table:style-name="ro1">
          <table:table-cell office:value-type="string" calcext:value-type="string">
            <text:p>RU000A1077J9</text:p>
          </table:table-cell>
          <table:table-cell office:value-type="float" office:value="7750004150" calcext:value-type="float">
            <text:p>7750004150</text:p>
          </table:table-cell>
          <table:table-cell office:value-type="string" calcext:value-type="string">
            <text:p>Денежное посредничество прочее</text:p>
          </table:table-cell>
        </table:table-row>
        <table:table-row table:style-name="ro1">
          <table:table-cell office:value-type="string" calcext:value-type="string">
            <text:p>RU000A1077K7</text:p>
          </table:table-cell>
          <table:table-cell office:value-type="float" office:value="7750004150" calcext:value-type="float">
            <text:p>7750004150</text:p>
          </table:table-cell>
          <table:table-cell office:value-type="string" calcext:value-type="string">
            <text:p>Денежное посредничество прочее</text:p>
          </table:table-cell>
        </table:table-row>
        <table:table-row table:style-name="ro1">
          <table:table-cell office:value-type="string" calcext:value-type="string">
            <text:p>RU000A1077L5</text:p>
          </table:table-cell>
          <table:table-cell office:value-type="float" office:value="7750004150" calcext:value-type="float">
            <text:p>7750004150</text:p>
          </table:table-cell>
          <table:table-cell office:value-type="string" calcext:value-type="string">
            <text:p>Денежное посредничество прочее</text:p>
          </table:table-cell>
        </table:table-row>
        <table:table-row table:style-name="ro1">
          <table:table-cell office:value-type="string" calcext:value-type="string">
            <text:p>RU000A100VX2</text:p>
          </table:table-cell>
          <table:table-cell office:value-type="float" office:value="9909152102" calcext:value-type="float">
            <text:p>9909152102</text:p>
          </table:table-cell>
          <table:table-cell office:value-type="string" calcext:value-type="string">
            <text:p>Денежное посредничество прочее</text:p>
          </table:table-cell>
        </table:table-row>
        <table:table-row table:style-name="ro1">
          <table:table-cell office:value-type="string" calcext:value-type="string">
            <text:p>RU000A101RJ7</text:p>
          </table:table-cell>
          <table:table-cell office:value-type="float" office:value="9909152102" calcext:value-type="float">
            <text:p>9909152102</text:p>
          </table:table-cell>
          <table:table-cell office:value-type="string" calcext:value-type="string">
            <text:p>Денежное посредничество прочее</text:p>
          </table:table-cell>
        </table:table-row>
        <table:table-row table:style-name="ro1">
          <table:table-cell office:value-type="string" calcext:value-type="string">
            <text:p>RU000A106D59</text:p>
          </table:table-cell>
          <table:table-cell office:value-type="float" office:value="9909152102" calcext:value-type="float">
            <text:p>9909152102</text:p>
          </table:table-cell>
          <table:table-cell office:value-type="string" calcext:value-type="string">
            <text:p>Денежное посредничество прочее</text:p>
          </table:table-cell>
        </table:table-row>
        <table:table-row table:style-name="ro1">
          <table:table-cell office:value-type="string" calcext:value-type="string">
            <text:p>RU000A104TM1</text:p>
          </table:table-cell>
          <table:table-cell office:value-type="float" office:value="7722350688" calcext:value-type="float">
            <text:p>7722350688</text:p>
          </table:table-cell>
          <table:table-cell office:value-type="string" calcext:value-type="string">
            <text:p>Деятельность агентов по оптовой торговле вычислительной техникой, телекоммуникационным оборудованием и прочим офисным оборудованием</text:p>
          </table:table-cell>
        </table:table-row>
        <table:table-row table:style-name="ro1">
          <table:table-cell office:value-type="string" calcext:value-type="string">
            <text:p>RU000A106151</text:p>
          </table:table-cell>
          <table:table-cell office:value-type="float" office:value="7722350688" calcext:value-type="float">
            <text:p>7722350688</text:p>
          </table:table-cell>
          <table:table-cell office:value-type="string" calcext:value-type="string">
            <text:p>Деятельность агентов по оптовой торговле вычислительной техникой, телекоммуникационным оборудованием и прочим офисным оборудованием</text:p>
          </table:table-cell>
        </table:table-row>
        <table:table-row table:style-name="ro1">
          <table:table-cell office:value-type="string" calcext:value-type="string">
            <text:p>RU000A106EV9</text:p>
          </table:table-cell>
          <table:table-cell office:value-type="float" office:value="7720779760" calcext:value-type="float">
            <text:p>7720779760</text:p>
          </table:table-cell>
          <table:table-cell office:value-type="string" calcext:value-type="string">
            <text:p>Деятельность агентов по оптовой торговле текстильными изделиями, одеждой, обувью, изделиями из кожи и меха</text:p>
          </table:table-cell>
        </table:table-row>
        <table:table-row table:style-name="ro1">
          <table:table-cell office:value-type="string" calcext:value-type="string">
            <text:p>RU000A1028H6</text:p>
          </table:table-cell>
          <table:table-cell office:value-type="float" office:value="7206033362" calcext:value-type="float">
            <text:p>7206033362</text:p>
          </table:table-cell>
          <table:table-cell office:value-type="string" calcext:value-type="string">
            <text:p>Деятельность агентов по оптовой торговле топливом, рудами, металлами и химическими веществами</text:p>
          </table:table-cell>
        </table:table-row>
        <table:table-row table:style-name="ro1">
          <table:table-cell office:value-type="string" calcext:value-type="string">
            <text:p>RU000A104DZ7</text:p>
          </table:table-cell>
          <table:table-cell office:value-type="float" office:value="7206033362" calcext:value-type="float">
            <text:p>7206033362</text:p>
          </table:table-cell>
          <table:table-cell office:value-type="string" calcext:value-type="string">
            <text:p>Деятельность агентов по оптовой торговле топливом, рудами, металлами и химическими веществами</text:p>
          </table:table-cell>
        </table:table-row>
        <table:table-row table:style-name="ro1">
          <table:table-cell office:value-type="string" calcext:value-type="string">
            <text:p>KBSB</text:p>
          </table:table-cell>
          <table:table-cell office:value-type="float" office:value="2308119595" calcext:value-type="float">
            <text:p>2308119595</text:p>
          </table:table-cell>
          <table:table-cell office:value-type="string" calcext:value-type="string">
            <text:p>Деятельность агентов по оптовой торговле электроэнергией и тепловой энергией (без</text:p>
          </table:table-cell>
        </table:table-row>
        <table:table-row table:style-name="ro1">
          <table:table-cell office:value-type="string" calcext:value-type="string">
            <text:p>VRSB</text:p>
          </table:table-cell>
          <table:table-cell office:value-type="float" office:value="3663050467" calcext:value-type="float">
            <text:p>3663050467</text:p>
          </table:table-cell>
          <table:table-cell office:value-type="string" calcext:value-type="string">
            <text:p>Деятельность агентов по оптовой торговле электроэнергией и тепловой энергией (без</text:p>
          </table:table-cell>
        </table:table-row>
        <table:table-row table:style-name="ro1">
          <table:table-cell office:value-type="string" calcext:value-type="string">
            <text:p>VRSBP</text:p>
          </table:table-cell>
          <table:table-cell office:value-type="float" office:value="3663050467" calcext:value-type="float">
            <text:p>3663050467</text:p>
          </table:table-cell>
          <table:table-cell office:value-type="string" calcext:value-type="string">
            <text:p>Деятельность агентов по оптовой торговле электроэнергией и тепловой энергией (без</text:p>
          </table:table-cell>
        </table:table-row>
        <table:table-row table:style-name="ro1">
          <table:table-cell office:value-type="string" calcext:value-type="string">
            <text:p>RU000A102KQ5</text:p>
          </table:table-cell>
          <table:table-cell office:value-type="float" office:value="2317084067" calcext:value-type="float">
            <text:p>2317084067</text:p>
          </table:table-cell>
          <table:table-cell office:value-type="string" calcext:value-type="string">
            <text:p>Деятельность агентств недвижимости за вознаграждение или на договорной основе</text:p>
          </table:table-cell>
        </table:table-row>
        <table:table-row table:style-name="ro1">
          <table:table-cell office:value-type="string" calcext:value-type="string">
            <text:p>RU000A104KS7</text:p>
          </table:table-cell>
          <table:table-cell office:value-type="float" office:value="2317084067" calcext:value-type="float">
            <text:p>2317084067</text:p>
          </table:table-cell>
          <table:table-cell office:value-type="string" calcext:value-type="string">
            <text:p>Деятельность агентств недвижимости за вознаграждение или на договорной основе</text:p>
          </table:table-cell>
        </table:table-row>
        <table:table-row table:style-name="ro1">
          <table:table-cell office:value-type="string" calcext:value-type="string">
            <text:p>RU000A106DV1</text:p>
          </table:table-cell>
          <table:table-cell office:value-type="float" office:value="2317084067" calcext:value-type="float">
            <text:p>2317084067</text:p>
          </table:table-cell>
          <table:table-cell office:value-type="string" calcext:value-type="string">
            <text:p>Деятельность агентств недвижимости за вознаграждение или на договорной основе</text:p>
          </table:table-cell>
        </table:table-row>
        <table:table-row table:style-name="ro1">
          <table:table-cell office:value-type="string" calcext:value-type="string">
            <text:p>RU000A103HG0</text:p>
          </table:table-cell>
          <table:table-cell office:value-type="float" office:value="7730233723" calcext:value-type="float">
            <text:p>7730233723</text:p>
          </table:table-cell>
          <table:table-cell office:value-type="string" calcext:value-type="string">
            <text:p>Деятельность агентств по сбору платежей и бюро кредитной информации</text:p>
          </table:table-cell>
        </table:table-row>
        <table:table-row table:style-name="ro1">
          <table:table-cell office:value-type="string" calcext:value-type="string">
            <text:p>RU000A104JV3</text:p>
          </table:table-cell>
          <table:table-cell office:value-type="float" office:value="7730233723" calcext:value-type="float">
            <text:p>7730233723</text:p>
          </table:table-cell>
          <table:table-cell office:value-type="string" calcext:value-type="string">
            <text:p>Деятельность агентств по сбору платежей и бюро кредитной информации</text:p>
          </table:table-cell>
        </table:table-row>
        <table:table-row table:style-name="ro1">
          <table:table-cell office:value-type="string" calcext:value-type="string">
            <text:p>RU000A1065M8</text:p>
          </table:table-cell>
          <table:table-cell office:value-type="float" office:value="7730233723" calcext:value-type="float">
            <text:p>7730233723</text:p>
          </table:table-cell>
          <table:table-cell office:value-type="string" calcext:value-type="string">
            <text:p>Деятельность агентств по сбору платежей и бюро кредитной информации</text:p>
          </table:table-cell>
        </table:table-row>
        <table:table-row table:style-name="ro1">
          <table:table-cell office:value-type="string" calcext:value-type="string">
            <text:p>RU000A106XT3</text:p>
          </table:table-cell>
          <table:table-cell office:value-type="float" office:value="7730233723" calcext:value-type="float">
            <text:p>7730233723</text:p>
          </table:table-cell>
          <table:table-cell office:value-type="string" calcext:value-type="string">
            <text:p>Деятельность агентств по сбору платежей и бюро кредитной информации</text:p>
          </table:table-cell>
        </table:table-row>
        <table:table-row table:style-name="ro1">
          <table:table-cell office:value-type="string" calcext:value-type="string">
            <text:p>RU000A1071Z8</text:p>
          </table:table-cell>
          <table:table-cell office:value-type="float" office:value="7730233723" calcext:value-type="float">
            <text:p>7730233723</text:p>
          </table:table-cell>
          <table:table-cell office:value-type="string" calcext:value-type="string">
            <text:p>Деятельность агентств по сбору платежей и бюро кредитной информации</text:p>
          </table:table-cell>
        </table:table-row>
        <table:table-row table:style-name="ro1">
          <table:table-cell office:value-type="string" calcext:value-type="string">
            <text:p>RU000A1040E8</text:p>
          </table:table-cell>
          <table:table-cell office:value-type="float" office:value="7705934210" calcext:value-type="float">
            <text:p>7705934210</text:p>
          </table:table-cell>
          <table:table-cell office:value-type="string" calcext:value-type="string">
            <text:p>Деятельность биржевых посредников и биржевых брокеров, совершающих товарные фьючерсные и опционные сделки в биржевой торговле</text:p>
          </table:table-cell>
        </table:table-row>
        <table:table-row table:style-name="ro1">
          <table:table-cell office:value-type="string" calcext:value-type="string">
            <text:p>RU000A105YA3</text:p>
          </table:table-cell>
          <table:table-cell office:value-type="float" office:value="7710641442" calcext:value-type="float">
            <text:p>7710641442</text:p>
          </table:table-cell>
          <table:table-cell office:value-type="string" calcext:value-type="string">
            <text:p>Деятельность больничных организаций</text:p>
          </table:table-cell>
        </table:table-row>
        <table:table-row table:style-name="ro1">
          <table:table-cell office:value-type="string" calcext:value-type="string">
            <text:p>RU000A105YB1</text:p>
          </table:table-cell>
          <table:table-cell office:value-type="float" office:value="7710641442" calcext:value-type="float">
            <text:p>7710641442</text:p>
          </table:table-cell>
          <table:table-cell office:value-type="string" calcext:value-type="string">
            <text:p>Деятельность больничных организаций</text:p>
          </table:table-cell>
        </table:table-row>
        <table:table-row table:style-name="ro1">
          <table:table-cell office:value-type="string" calcext:value-type="string">
            <text:p>RU000A106K27</text:p>
          </table:table-cell>
          <table:table-cell office:value-type="float" office:value="7710641442" calcext:value-type="float">
            <text:p>7710641442</text:p>
          </table:table-cell>
          <table:table-cell office:value-type="string" calcext:value-type="string">
            <text:p>Деятельность больничных организаций</text:p>
          </table:table-cell>
        </table:table-row>
        <table:table-row table:style-name="ro1">
          <table:table-cell office:value-type="string" calcext:value-type="string">
            <text:p>RU000A104FX7</text:p>
          </table:table-cell>
          <table:table-cell office:value-type="float" office:value="7814505170" calcext:value-type="float">
            <text:p>7814505170</text:p>
          </table:table-cell>
          <table:table-cell office:value-type="string" calcext:value-type="string">
            <text:p>Деятельность в области архитектуры, связанная с созданием архитектурного объекта</text:p>
          </table:table-cell>
        </table:table-row>
        <table:table-row table:style-name="ro1">
          <table:table-cell office:value-type="string" calcext:value-type="string">
            <text:p>GEMA</text:p>
          </table:table-cell>
          <table:table-cell office:value-type="float" office:value="7736317497" calcext:value-type="float">
            <text:p>7736317497</text:p>
          </table:table-cell>
          <table:table-cell office:value-type="string" calcext:value-type="string">
            <text:p>Деятельность в области медицины прочая, не включенная в другие группировки</text:p>
          </table:table-cell>
        </table:table-row>
        <table:table-row table:style-name="ro1">
          <table:table-cell office:value-type="string" calcext:value-type="string">
            <text:p>RU000A1001T8</text:p>
          </table:table-cell>
          <table:table-cell office:value-type="float" office:value="7736317497" calcext:value-type="float">
            <text:p>7736317497</text:p>
          </table:table-cell>
          <table:table-cell office:value-type="string" calcext:value-type="string">
            <text:p>Деятельность в области медицины прочая, не включенная в другие группировки</text:p>
          </table:table-cell>
        </table:table-row>
        <table:table-row table:style-name="ro1">
          <table:table-cell office:value-type="string" calcext:value-type="string">
            <text:p>RU000A105054</text:p>
          </table:table-cell>
          <table:table-cell office:value-type="float" office:value="7736317497" calcext:value-type="float">
            <text:p>7736317497</text:p>
          </table:table-cell>
          <table:table-cell office:value-type="string" calcext:value-type="string">
            <text:p>Деятельность в области медицины прочая, не включенная в другие группировки</text:p>
          </table:table-cell>
        </table:table-row>
        <table:table-row table:style-name="ro1">
          <table:table-cell office:value-type="string" calcext:value-type="string">
            <text:p>RU000A106RB3</text:p>
          </table:table-cell>
          <table:table-cell office:value-type="float" office:value="7841019595" calcext:value-type="float">
            <text:p>7841019595</text:p>
          </table:table-cell>
          <table:table-cell office:value-type="string" calcext:value-type="string">
            <text:p>Деятельность в области права</text:p>
          </table:table-cell>
        </table:table-row>
        <table:table-row table:style-name="ro1">
          <table:table-cell office:value-type="string" calcext:value-type="string">
            <text:p>MTSS</text:p>
          </table:table-cell>
          <table:table-cell office:value-type="float" office:value="7740000076" calcext:value-type="float">
            <text:p>7740000076</text:p>
          </table:table-cell>
          <table:table-cell office:value-type="string" calcext:value-type="string">
            <text:p>Деятельность в области связи на базе беспроводных технологий</text:p>
          </table:table-cell>
        </table:table-row>
        <table:table-row table:style-name="ro1">
          <table:table-cell office:value-type="string" calcext:value-type="string">
            <text:p>RU000A0JWRV9</text:p>
          </table:table-cell>
          <table:table-cell office:value-type="float" office:value="7740000076" calcext:value-type="float">
            <text:p>7740000076</text:p>
          </table:table-cell>
          <table:table-cell office:value-type="string" calcext:value-type="string">
            <text:p>Деятельность в области связи на базе беспроводных технологий</text:p>
          </table:table-cell>
        </table:table-row>
        <table:table-row table:style-name="ro1">
          <table:table-cell office:value-type="string" calcext:value-type="string">
            <text:p>RU000A0ZYWY5</text:p>
          </table:table-cell>
          <table:table-cell office:value-type="float" office:value="7740000076" calcext:value-type="float">
            <text:p>7740000076</text:p>
          </table:table-cell>
          <table:table-cell office:value-type="string" calcext:value-type="string">
            <text:p>Деятельность в области связи на базе беспроводных технологий</text:p>
          </table:table-cell>
        </table:table-row>
        <table:table-row table:style-name="ro1">
          <table:table-cell office:value-type="string" calcext:value-type="string">
            <text:p>RU000A100238</text:p>
          </table:table-cell>
          <table:table-cell office:value-type="float" office:value="7740000076" calcext:value-type="float">
            <text:p>7740000076</text:p>
          </table:table-cell>
          <table:table-cell office:value-type="string" calcext:value-type="string">
            <text:p>Деятельность в области связи на базе беспроводных технологий</text:p>
          </table:table-cell>
        </table:table-row>
        <table:table-row table:style-name="ro1">
          <table:table-cell office:value-type="string" calcext:value-type="string">
            <text:p>RU000A100A66</text:p>
          </table:table-cell>
          <table:table-cell office:value-type="float" office:value="7740000076" calcext:value-type="float">
            <text:p>7740000076</text:p>
          </table:table-cell>
          <table:table-cell office:value-type="string" calcext:value-type="string">
            <text:p>Деятельность в области связи на базе беспроводных технологий</text:p>
          </table:table-cell>
        </table:table-row>
        <table:table-row table:style-name="ro1">
          <table:table-cell office:value-type="string" calcext:value-type="string">
            <text:p>RU000A100HU7</text:p>
          </table:table-cell>
          <table:table-cell office:value-type="float" office:value="7740000076" calcext:value-type="float">
            <text:p>7740000076</text:p>
          </table:table-cell>
          <table:table-cell office:value-type="string" calcext:value-type="string">
            <text:p>Деятельность в области связи на базе беспроводных технологий</text:p>
          </table:table-cell>
        </table:table-row>
        <table:table-row table:style-name="ro1">
          <table:table-cell office:value-type="string" calcext:value-type="string">
            <text:p>RU000A100L55</text:p>
          </table:table-cell>
          <table:table-cell office:value-type="float" office:value="7740000076" calcext:value-type="float">
            <text:p>7740000076</text:p>
          </table:table-cell>
          <table:table-cell office:value-type="string" calcext:value-type="string">
            <text:p>Деятельность в области связи на базе беспроводных технологий</text:p>
          </table:table-cell>
        </table:table-row>
        <table:table-row table:style-name="ro1">
          <table:table-cell office:value-type="string" calcext:value-type="string">
            <text:p>RU000A101FH6</text:p>
          </table:table-cell>
          <table:table-cell office:value-type="float" office:value="7740000076" calcext:value-type="float">
            <text:p>7740000076</text:p>
          </table:table-cell>
          <table:table-cell office:value-type="string" calcext:value-type="string">
            <text:p>Деятельность в области связи на базе беспроводных технологий</text:p>
          </table:table-cell>
        </table:table-row>
        <table:table-row table:style-name="ro1">
          <table:table-cell office:value-type="string" calcext:value-type="string">
            <text:p>RU000A101NG2</text:p>
          </table:table-cell>
          <table:table-cell office:value-type="float" office:value="7740000076" calcext:value-type="float">
            <text:p>7740000076</text:p>
          </table:table-cell>
          <table:table-cell office:value-type="string" calcext:value-type="string">
            <text:p>Деятельность в области связи на базе беспроводных технологий</text:p>
          </table:table-cell>
        </table:table-row>
        <table:table-row table:style-name="ro1">
          <table:table-cell office:value-type="string" calcext:value-type="string">
            <text:p>RU000A101NH0</text:p>
          </table:table-cell>
          <table:table-cell office:value-type="float" office:value="7740000076" calcext:value-type="float">
            <text:p>7740000076</text:p>
          </table:table-cell>
          <table:table-cell office:value-type="string" calcext:value-type="string">
            <text:p>Деятельность в области связи на базе беспроводных технологий</text:p>
          </table:table-cell>
        </table:table-row>
        <table:table-row table:style-name="ro1">
          <table:table-cell office:value-type="string" calcext:value-type="string">
            <text:p>RU000A102VL3</text:p>
          </table:table-cell>
          <table:table-cell office:value-type="float" office:value="7740000076" calcext:value-type="float">
            <text:p>7740000076</text:p>
          </table:table-cell>
          <table:table-cell office:value-type="string" calcext:value-type="string">
            <text:p>Деятельность в области связи на базе беспроводных технологий</text:p>
          </table:table-cell>
        </table:table-row>
        <table:table-row table:style-name="ro1">
          <table:table-cell office:value-type="string" calcext:value-type="string">
            <text:p>RU000A104SU6</text:p>
          </table:table-cell>
          <table:table-cell office:value-type="float" office:value="7740000076" calcext:value-type="float">
            <text:p>7740000076</text:p>
          </table:table-cell>
          <table:table-cell office:value-type="string" calcext:value-type="string">
            <text:p>Деятельность в области связи на базе беспроводных технологий</text:p>
          </table:table-cell>
        </table:table-row>
        <table:table-row table:style-name="ro1">
          <table:table-cell office:value-type="string" calcext:value-type="string">
            <text:p>RU000A104T04</text:p>
          </table:table-cell>
          <table:table-cell office:value-type="float" office:value="7740000076" calcext:value-type="float">
            <text:p>7740000076</text:p>
          </table:table-cell>
          <table:table-cell office:value-type="string" calcext:value-type="string">
            <text:p>Деятельность в области связи на базе беспроводных технологий</text:p>
          </table:table-cell>
        </table:table-row>
        <table:table-row table:style-name="ro1">
          <table:table-cell office:value-type="string" calcext:value-type="string">
            <text:p>RU000A104WJ1</text:p>
          </table:table-cell>
          <table:table-cell office:value-type="float" office:value="7740000076" calcext:value-type="float">
            <text:p>7740000076</text:p>
          </table:table-cell>
          <table:table-cell office:value-type="string" calcext:value-type="string">
            <text:p>Деятельность в области связи на базе беспроводных технологий</text:p>
          </table:table-cell>
        </table:table-row>
        <table:table-row table:style-name="ro1">
          <table:table-cell office:value-type="string" calcext:value-type="string">
            <text:p>RU000A1051T3</text:p>
          </table:table-cell>
          <table:table-cell office:value-type="float" office:value="7740000076" calcext:value-type="float">
            <text:p>7740000076</text:p>
          </table:table-cell>
          <table:table-cell office:value-type="string" calcext:value-type="string">
            <text:p>Деятельность в области связи на базе беспроводных технологий</text:p>
          </table:table-cell>
        </table:table-row>
        <table:table-row table:style-name="ro1">
          <table:table-cell office:value-type="string" calcext:value-type="string">
            <text:p>RU000A105NA6</text:p>
          </table:table-cell>
          <table:table-cell office:value-type="float" office:value="7740000076" calcext:value-type="float">
            <text:p>7740000076</text:p>
          </table:table-cell>
          <table:table-cell office:value-type="string" calcext:value-type="string">
            <text:p>Деятельность в области связи на базе беспроводных технологий</text:p>
          </table:table-cell>
        </table:table-row>
        <table:table-row table:style-name="ro1">
          <table:table-cell office:value-type="string" calcext:value-type="string">
            <text:p>RU000A105ZP8</text:p>
          </table:table-cell>
          <table:table-cell office:value-type="float" office:value="7740000076" calcext:value-type="float">
            <text:p>7740000076</text:p>
          </table:table-cell>
          <table:table-cell office:value-type="string" calcext:value-type="string">
            <text:p>Деятельность в области связи на базе беспроводных технологий</text:p>
          </table:table-cell>
        </table:table-row>
        <table:table-row table:style-name="ro1">
          <table:table-cell office:value-type="string" calcext:value-type="string">
            <text:p>RU000A106BQ5</text:p>
          </table:table-cell>
          <table:table-cell office:value-type="float" office:value="7740000076" calcext:value-type="float">
            <text:p>7740000076</text:p>
          </table:table-cell>
          <table:table-cell office:value-type="string" calcext:value-type="string">
            <text:p>Деятельность в области связи на базе беспроводных технологий</text:p>
          </table:table-cell>
        </table:table-row>
        <table:table-row table:style-name="ro1">
          <table:table-cell office:value-type="string" calcext:value-type="string">
            <text:p>RU000A1075E4</text:p>
          </table:table-cell>
          <table:table-cell office:value-type="float" office:value="7740000076" calcext:value-type="float">
            <text:p>7740000076</text:p>
          </table:table-cell>
          <table:table-cell office:value-type="string" calcext:value-type="string">
            <text:p>Деятельность в области связи на базе беспроводных технологий</text:p>
          </table:table-cell>
        </table:table-row>
        <table:table-row table:style-name="ro1">
          <table:table-cell office:value-type="string" calcext:value-type="string">
            <text:p>RU000A1078S8</text:p>
          </table:table-cell>
          <table:table-cell office:value-type="float" office:value="7740000076" calcext:value-type="float">
            <text:p>7740000076</text:p>
          </table:table-cell>
          <table:table-cell office:value-type="string" calcext:value-type="string">
            <text:p>Деятельность в области связи на базе беспроводных технологий</text:p>
          </table:table-cell>
        </table:table-row>
        <table:table-row table:style-name="ro1">
          <table:table-cell office:value-type="string" calcext:value-type="string">
            <text:p>RTKM</text:p>
          </table:table-cell>
          <table:table-cell office:value-type="float" office:value="7707049388" calcext:value-type="float">
            <text:p>7707049388</text:p>
          </table:table-cell>
          <table:table-cell office:value-type="string" calcext:value-type="string">
            <text:p>Деятельность в области связи на базе проводных технологий</text:p>
          </table:table-cell>
        </table:table-row>
        <table:table-row table:style-name="ro1">
          <table:table-cell office:value-type="string" calcext:value-type="string">
            <text:p>RTKMP</text:p>
          </table:table-cell>
          <table:table-cell office:value-type="float" office:value="7707049388" calcext:value-type="float">
            <text:p>7707049388</text:p>
          </table:table-cell>
          <table:table-cell office:value-type="string" calcext:value-type="string">
            <text:p>Деятельность в области связи на базе проводных технологий</text:p>
          </table:table-cell>
        </table:table-row>
        <table:table-row table:style-name="ro1">
          <table:table-cell office:value-type="string" calcext:value-type="string">
            <text:p>RU000A0JVFC6</text:p>
          </table:table-cell>
          <table:table-cell office:value-type="float" office:value="7707049388" calcext:value-type="float">
            <text:p>7707049388</text:p>
          </table:table-cell>
          <table:table-cell office:value-type="string" calcext:value-type="string">
            <text:p>Деятельность в области связи на базе проводных технологий</text:p>
          </table:table-cell>
        </table:table-row>
        <table:table-row table:style-name="ro1">
          <table:table-cell office:value-type="string" calcext:value-type="string">
            <text:p>RU000A0JWTN2</text:p>
          </table:table-cell>
          <table:table-cell office:value-type="float" office:value="7707049388" calcext:value-type="float">
            <text:p>7707049388</text:p>
          </table:table-cell>
          <table:table-cell office:value-type="string" calcext:value-type="string">
            <text:p>Деятельность в области связи на базе проводных технологий</text:p>
          </table:table-cell>
        </table:table-row>
        <table:table-row table:style-name="ro1">
          <table:table-cell office:value-type="string" calcext:value-type="string">
            <text:p>RU000A0JXPN8</text:p>
          </table:table-cell>
          <table:table-cell office:value-type="float" office:value="7707049388" calcext:value-type="float">
            <text:p>7707049388</text:p>
          </table:table-cell>
          <table:table-cell office:value-type="string" calcext:value-type="string">
            <text:p>Деятельность в области связи на базе проводных технологий</text:p>
          </table:table-cell>
        </table:table-row>
        <table:table-row table:style-name="ro1">
          <table:table-cell office:value-type="string" calcext:value-type="string">
            <text:p>RU000A0ZYG52</text:p>
          </table:table-cell>
          <table:table-cell office:value-type="float" office:value="7707049388" calcext:value-type="float">
            <text:p>7707049388</text:p>
          </table:table-cell>
          <table:table-cell office:value-type="string" calcext:value-type="string">
            <text:p>Деятельность в области связи на базе проводных технологий</text:p>
          </table:table-cell>
        </table:table-row>
        <table:table-row table:style-name="ro1">
          <table:table-cell office:value-type="string" calcext:value-type="string">
            <text:p>RU000A0ZYYE3</text:p>
          </table:table-cell>
          <table:table-cell office:value-type="float" office:value="7707049388" calcext:value-type="float">
            <text:p>7707049388</text:p>
          </table:table-cell>
          <table:table-cell office:value-type="string" calcext:value-type="string">
            <text:p>Деятельность в области связи на базе проводных технологий</text:p>
          </table:table-cell>
        </table:table-row>
        <table:table-row table:style-name="ro1">
          <table:table-cell office:value-type="string" calcext:value-type="string">
            <text:p>RU000A100881</text:p>
          </table:table-cell>
          <table:table-cell office:value-type="float" office:value="7707049388" calcext:value-type="float">
            <text:p>7707049388</text:p>
          </table:table-cell>
          <table:table-cell office:value-type="string" calcext:value-type="string">
            <text:p>Деятельность в области связи на базе проводных технологий</text:p>
          </table:table-cell>
        </table:table-row>
        <table:table-row table:style-name="ro1">
          <table:table-cell office:value-type="string" calcext:value-type="string">
            <text:p>RU000A101541</text:p>
          </table:table-cell>
          <table:table-cell office:value-type="float" office:value="7707049388" calcext:value-type="float">
            <text:p>7707049388</text:p>
          </table:table-cell>
          <table:table-cell office:value-type="string" calcext:value-type="string">
            <text:p>Деятельность в области связи на базе проводных технологий</text:p>
          </table:table-cell>
        </table:table-row>
        <table:table-row table:style-name="ro1">
          <table:table-cell office:value-type="string" calcext:value-type="string">
            <text:p>RU000A101FG8</text:p>
          </table:table-cell>
          <table:table-cell office:value-type="float" office:value="7707049388" calcext:value-type="float">
            <text:p>7707049388</text:p>
          </table:table-cell>
          <table:table-cell office:value-type="string" calcext:value-type="string">
            <text:p>Деятельность в области связи на базе проводных технологий</text:p>
          </table:table-cell>
        </table:table-row>
        <table:table-row table:style-name="ro1">
          <table:table-cell office:value-type="string" calcext:value-type="string">
            <text:p>RU000A1028G8</text:p>
          </table:table-cell>
          <table:table-cell office:value-type="float" office:value="7707049388" calcext:value-type="float">
            <text:p>7707049388</text:p>
          </table:table-cell>
          <table:table-cell office:value-type="string" calcext:value-type="string">
            <text:p>Деятельность в области связи на базе проводных технологий</text:p>
          </table:table-cell>
        </table:table-row>
        <table:table-row table:style-name="ro1">
          <table:table-cell office:value-type="string" calcext:value-type="string">
            <text:p>RU000A103EZ7</text:p>
          </table:table-cell>
          <table:table-cell office:value-type="float" office:value="7707049388" calcext:value-type="float">
            <text:p>7707049388</text:p>
          </table:table-cell>
          <table:table-cell office:value-type="string" calcext:value-type="string">
            <text:p>Деятельность в области связи на базе проводных технологий</text:p>
          </table:table-cell>
        </table:table-row>
        <table:table-row table:style-name="ro1">
          <table:table-cell office:value-type="string" calcext:value-type="string">
            <text:p>RU000A104TD0</text:p>
          </table:table-cell>
          <table:table-cell office:value-type="float" office:value="7707049388" calcext:value-type="float">
            <text:p>7707049388</text:p>
          </table:table-cell>
          <table:table-cell office:value-type="string" calcext:value-type="string">
            <text:p>Деятельность в области связи на базе проводных технологий</text:p>
          </table:table-cell>
        </table:table-row>
        <table:table-row table:style-name="ro1">
          <table:table-cell office:value-type="string" calcext:value-type="string">
            <text:p>RU000A104VS4</text:p>
          </table:table-cell>
          <table:table-cell office:value-type="float" office:value="7707049388" calcext:value-type="float">
            <text:p>7707049388</text:p>
          </table:table-cell>
          <table:table-cell office:value-type="string" calcext:value-type="string">
            <text:p>Деятельность в области связи на базе проводных технологий</text:p>
          </table:table-cell>
        </table:table-row>
        <table:table-row table:style-name="ro1">
          <table:table-cell office:value-type="string" calcext:value-type="string">
            <text:p>RU000A1051E5</text:p>
          </table:table-cell>
          <table:table-cell office:value-type="float" office:value="7707049388" calcext:value-type="float">
            <text:p>7707049388</text:p>
          </table:table-cell>
          <table:table-cell office:value-type="string" calcext:value-type="string">
            <text:p>Деятельность в области связи на базе проводных технологий</text:p>
          </table:table-cell>
        </table:table-row>
        <table:table-row table:style-name="ro1">
          <table:table-cell office:value-type="string" calcext:value-type="string">
            <text:p>RU000A105LC6</text:p>
          </table:table-cell>
          <table:table-cell office:value-type="float" office:value="7707049388" calcext:value-type="float">
            <text:p>7707049388</text:p>
          </table:table-cell>
          <table:table-cell office:value-type="string" calcext:value-type="string">
            <text:p>Деятельность в области связи на базе проводных технологий</text:p>
          </table:table-cell>
        </table:table-row>
        <table:table-row table:style-name="ro1">
          <table:table-cell office:value-type="string" calcext:value-type="string">
            <text:p>RU000A105UU9</text:p>
          </table:table-cell>
          <table:table-cell office:value-type="float" office:value="7707049388" calcext:value-type="float">
            <text:p>7707049388</text:p>
          </table:table-cell>
          <table:table-cell office:value-type="string" calcext:value-type="string">
            <text:p>Деятельность в области связи на базе проводных технологий</text:p>
          </table:table-cell>
        </table:table-row>
        <table:table-row table:style-name="ro1">
          <table:table-cell office:value-type="string" calcext:value-type="string">
            <text:p>RU000A106T93</text:p>
          </table:table-cell>
          <table:table-cell office:value-type="float" office:value="7707049388" calcext:value-type="float">
            <text:p>7707049388</text:p>
          </table:table-cell>
          <table:table-cell office:value-type="string" calcext:value-type="string">
            <text:p>Деятельность в области связи на базе проводных технологий</text:p>
          </table:table-cell>
        </table:table-row>
        <table:table-row table:style-name="ro1">
          <table:table-cell office:value-type="string" calcext:value-type="string">
            <text:p>RU000A1077Y8</text:p>
          </table:table-cell>
          <table:table-cell office:value-type="float" office:value="7707049388" calcext:value-type="float">
            <text:p>7707049388</text:p>
          </table:table-cell>
          <table:table-cell office:value-type="string" calcext:value-type="string">
            <text:p>Деятельность в области связи на базе проводных технологий</text:p>
          </table:table-cell>
        </table:table-row>
        <table:table-row table:style-name="ro1">
          <table:table-cell office:value-type="string" calcext:value-type="string">
            <text:p>RU000A107910</text:p>
          </table:table-cell>
          <table:table-cell office:value-type="float" office:value="7707049388" calcext:value-type="float">
            <text:p>7707049388</text:p>
          </table:table-cell>
          <table:table-cell office:value-type="string" calcext:value-type="string">
            <text:p>Деятельность в области связи на базе проводных технологий</text:p>
          </table:table-cell>
        </table:table-row>
        <table:table-row table:style-name="ro1">
          <table:table-cell office:value-type="string" calcext:value-type="string">
            <text:p>RU000A1006G4</text:p>
          </table:table-cell>
          <table:table-cell office:value-type="float" office:value="7812014560" calcext:value-type="float">
            <text:p>7812014560</text:p>
          </table:table-cell>
          <table:table-cell office:value-type="string" calcext:value-type="string">
            <text:p>Деятельность в области связи на базе проводных технологий</text:p>
          </table:table-cell>
        </table:table-row>
        <table:table-row table:style-name="ro1">
          <table:table-cell office:value-type="string" calcext:value-type="string">
            <text:p>RU000A1006H2</text:p>
          </table:table-cell>
          <table:table-cell office:value-type="float" office:value="7812014560" calcext:value-type="float">
            <text:p>7812014560</text:p>
          </table:table-cell>
          <table:table-cell office:value-type="string" calcext:value-type="string">
            <text:p>Деятельность в области связи на базе проводных технологий</text:p>
          </table:table-cell>
        </table:table-row>
        <table:table-row table:style-name="ro1">
          <table:table-cell office:value-type="string" calcext:value-type="string">
            <text:p>RU000A1009A1</text:p>
          </table:table-cell>
          <table:table-cell office:value-type="float" office:value="7812014560" calcext:value-type="float">
            <text:p>7812014560</text:p>
          </table:table-cell>
          <table:table-cell office:value-type="string" calcext:value-type="string">
            <text:p>Деятельность в области связи на базе проводных технологий</text:p>
          </table:table-cell>
        </table:table-row>
        <table:table-row table:style-name="ro1">
          <table:table-cell office:value-type="string" calcext:value-type="string">
            <text:p>RU000A1065S5</text:p>
          </table:table-cell>
          <table:table-cell office:value-type="float" office:value="7812014560" calcext:value-type="float">
            <text:p>7812014560</text:p>
          </table:table-cell>
          <table:table-cell office:value-type="string" calcext:value-type="string">
            <text:p>Деятельность в области связи на базе проводных технологий</text:p>
          </table:table-cell>
        </table:table-row>
        <table:table-row table:style-name="ro1">
          <table:table-cell office:value-type="string" calcext:value-type="string">
            <text:p>RU000A102SG9</text:p>
          </table:table-cell>
          <table:table-cell office:value-type="float" office:value="7842393933" calcext:value-type="float">
            <text:p>7842393933</text:p>
          </table:table-cell>
          <table:table-cell office:value-type="string" calcext:value-type="string">
            <text:p>Деятельность в области связи на базе проводных технологий</text:p>
          </table:table-cell>
        </table:table-row>
        <table:table-row table:style-name="ro1">
          <table:table-cell office:value-type="string" calcext:value-type="string">
            <text:p>RU000A105FS4</text:p>
          </table:table-cell>
          <table:table-cell office:value-type="float" office:value="7842393933" calcext:value-type="float">
            <text:p>7842393933</text:p>
          </table:table-cell>
          <table:table-cell office:value-type="string" calcext:value-type="string">
            <text:p>Деятельность в области связи на базе проводных технологий</text:p>
          </table:table-cell>
        </table:table-row>
        <table:table-row table:style-name="ro1">
          <table:table-cell office:value-type="string" calcext:value-type="string">
            <text:p>RU000A106R95</text:p>
          </table:table-cell>
          <table:table-cell office:value-type="float" office:value="7842393933" calcext:value-type="float">
            <text:p>7842393933</text:p>
          </table:table-cell>
          <table:table-cell office:value-type="string" calcext:value-type="string">
            <text:p>Деятельность в области связи на базе проводных технологий</text:p>
          </table:table-cell>
        </table:table-row>
        <table:table-row table:style-name="ro1">
          <table:table-cell office:value-type="string" calcext:value-type="string">
            <text:p>NSVZ</text:p>
          </table:table-cell>
          <table:table-cell office:value-type="float" office:value="7714716995" calcext:value-type="float">
            <text:p>7714716995</text:p>
          </table:table-cell>
          <table:table-cell office:value-type="string" calcext:value-type="string">
            <text:p>Деятельность в области телефонной связи</text:p>
          </table:table-cell>
        </table:table-row>
        <table:table-row table:style-name="ro1">
          <table:table-cell office:value-type="string" calcext:value-type="string">
            <text:p>MGTS</text:p>
          </table:table-cell>
          <table:table-cell office:value-type="float" office:value="7710016640" calcext:value-type="float">
            <text:p>7710016640</text:p>
          </table:table-cell>
          <table:table-cell office:value-type="string" calcext:value-type="string">
            <text:p>Деятельность в области электросвязи</text:p>
          </table:table-cell>
        </table:table-row>
        <table:table-row table:style-name="ro1">
          <table:table-cell office:value-type="string" calcext:value-type="string">
            <text:p>MGTSP</text:p>
          </table:table-cell>
          <table:table-cell office:value-type="float" office:value="7710016640" calcext:value-type="float">
            <text:p>7710016640</text:p>
          </table:table-cell>
          <table:table-cell office:value-type="string" calcext:value-type="string">
            <text:p>Деятельность в области электросвязи</text:p>
          </table:table-cell>
        </table:table-row>
        <table:table-row table:style-name="ro1">
          <table:table-cell office:value-type="string" calcext:value-type="string">
            <text:p>RU000A1004A2</text:p>
          </table:table-cell>
          <table:table-cell office:value-type="float" office:value="7705503750" calcext:value-type="float">
            <text:p>7705503750</text:p>
          </table:table-cell>
          <table:table-cell office:value-type="string" calcext:value-type="string">
            <text:p>Деятельность вспомогательная прочая, связанная с перевозками</text:p>
          </table:table-cell>
        </table:table-row>
        <table:table-row table:style-name="ro1">
          <table:table-cell office:value-type="string" calcext:value-type="string">
            <text:p>RU000A1033X3</text:p>
          </table:table-cell>
          <table:table-cell office:value-type="float" office:value="7805688897" calcext:value-type="float">
            <text:p>7805688897</text:p>
          </table:table-cell>
          <table:table-cell office:value-type="string" calcext:value-type="string">
            <text:p>Деятельность вспомогательная прочая, связанная с перевозками</text:p>
          </table:table-cell>
        </table:table-row>
        <table:table-row table:style-name="ro1">
          <table:table-cell office:value-type="string" calcext:value-type="string">
            <text:p>RU000A104K11</text:p>
          </table:table-cell>
          <table:table-cell office:value-type="float" office:value="7805688897" calcext:value-type="float">
            <text:p>7805688897</text:p>
          </table:table-cell>
          <table:table-cell office:value-type="string" calcext:value-type="string">
            <text:p>Деятельность вспомогательная прочая, связанная с перевозками</text:p>
          </table:table-cell>
        </table:table-row>
        <table:table-row table:style-name="ro1">
          <table:table-cell office:value-type="string" calcext:value-type="string">
            <text:p>RU000A1029A9</text:p>
          </table:table-cell>
          <table:table-cell office:value-type="float" office:value="7702352454" calcext:value-type="float">
            <text:p>7702352454</text:p>
          </table:table-cell>
          <table:table-cell office:value-type="string" calcext:value-type="string">
            <text:p>Деятельность вспомогательная, связанная с водным транспортом</text:p>
          </table:table-cell>
        </table:table-row>
        <table:table-row table:style-name="ro1">
          <table:table-cell office:value-type="string" calcext:value-type="string">
            <text:p>RU000A106L67</text:p>
          </table:table-cell>
          <table:table-cell office:value-type="float" office:value="4004021785" calcext:value-type="float">
            <text:p>4004021785</text:p>
          </table:table-cell>
          <table:table-cell office:value-type="string" calcext:value-type="string">
            <text:p>Деятельность головных офисов</text:p>
          </table:table-cell>
        </table:table-row>
        <table:table-row table:style-name="ro1">
          <table:table-cell office:value-type="string" calcext:value-type="string">
            <text:p>RU000A106UB7</text:p>
          </table:table-cell>
          <table:table-cell office:value-type="float" office:value="4004021785" calcext:value-type="float">
            <text:p>4004021785</text:p>
          </table:table-cell>
          <table:table-cell office:value-type="string" calcext:value-type="string">
            <text:p>Деятельность головных офисов</text:p>
          </table:table-cell>
        </table:table-row>
        <table:table-row table:style-name="ro1">
          <table:table-cell office:value-type="string" calcext:value-type="string">
            <text:p>RU000A1071R5</text:p>
          </table:table-cell>
          <table:table-cell office:value-type="float" office:value="7720484492" calcext:value-type="float">
            <text:p>7720484492</text:p>
          </table:table-cell>
          <table:table-cell office:value-type="string" calcext:value-type="string">
            <text:p>Деятельность головных офисов</text:p>
          </table:table-cell>
        </table:table-row>
        <table:table-row table:style-name="ro1">
          <table:table-cell office:value-type="string" calcext:value-type="string">
            <text:p>RU000A103YP6</text:p>
          </table:table-cell>
          <table:table-cell office:value-type="float" office:value="7740000100" calcext:value-type="float">
            <text:p>7740000100</text:p>
          </table:table-cell>
          <table:table-cell office:value-type="string" calcext:value-type="string">
            <text:p>Деятельность железнодорожного транспорта</text:p>
          </table:table-cell>
        </table:table-row>
        <table:table-row table:style-name="ro1">
          <table:table-cell office:value-type="string" calcext:value-type="string">
            <text:p>RU000A105VP7</text:p>
          </table:table-cell>
          <table:table-cell office:value-type="float" office:value="7703426268" calcext:value-type="float">
            <text:p>7703426268</text:p>
          </table:table-cell>
          <table:table-cell office:value-type="string" calcext:value-type="string">
            <text:p>Деятельность железнодорожного транспорта: грузовые перевозки</text:p>
          </table:table-cell>
        </table:table-row>
        <table:table-row table:style-name="ro1">
          <table:table-cell office:value-type="string" calcext:value-type="string">
            <text:p>RU000A105ZW4</text:p>
          </table:table-cell>
          <table:table-cell office:value-type="float" office:value="7703426268" calcext:value-type="float">
            <text:p>7703426268</text:p>
          </table:table-cell>
          <table:table-cell office:value-type="string" calcext:value-type="string">
            <text:p>Деятельность железнодорожного транспорта: грузовые перевозки</text:p>
          </table:table-cell>
        </table:table-row>
        <table:table-row table:style-name="ro1">
          <table:table-cell office:value-type="string" calcext:value-type="string">
            <text:p>RU000A106GZ5</text:p>
          </table:table-cell>
          <table:table-cell office:value-type="float" office:value="7703426268" calcext:value-type="float">
            <text:p>7703426268</text:p>
          </table:table-cell>
          <table:table-cell office:value-type="string" calcext:value-type="string">
            <text:p>Деятельность железнодорожного транспорта: грузовые перевозки</text:p>
          </table:table-cell>
        </table:table-row>
        <table:table-row table:style-name="ro1">
          <table:table-cell office:value-type="string" calcext:value-type="string">
            <text:p>RU000A0JQ7Z2</text:p>
          </table:table-cell>
          <table:table-cell office:value-type="float" office:value="7708503727" calcext:value-type="float">
            <text:p>7708503727</text:p>
          </table:table-cell>
          <table:table-cell office:value-type="string" calcext:value-type="string">
            <text:p>Деятельность железнодорожного транспорта: междугородные и международные пассажирские перевозки</text:p>
          </table:table-cell>
        </table:table-row>
        <table:table-row table:style-name="ro1">
          <table:table-cell office:value-type="string" calcext:value-type="string">
            <text:p>RU000A0JQRD9</text:p>
          </table:table-cell>
          <table:table-cell office:value-type="float" office:value="7708503727" calcext:value-type="float">
            <text:p>7708503727</text:p>
          </table:table-cell>
          <table:table-cell office:value-type="string" calcext:value-type="string">
            <text:p>Деятельность железнодорожного транспорта: междугородные и международные пассажирские перевозки</text:p>
          </table:table-cell>
        </table:table-row>
        <table:table-row table:style-name="ro1">
          <table:table-cell office:value-type="string" calcext:value-type="string">
            <text:p>RU000A0JSGV0</text:p>
          </table:table-cell>
          <table:table-cell office:value-type="float" office:value="7708503727" calcext:value-type="float">
            <text:p>7708503727</text:p>
          </table:table-cell>
          <table:table-cell office:value-type="string" calcext:value-type="string">
            <text:p>Деятельность железнодорожного транспорта: междугородные и международные пассажирские перевозки</text:p>
          </table:table-cell>
        </table:table-row>
        <table:table-row table:style-name="ro1">
          <table:table-cell office:value-type="string" calcext:value-type="string">
            <text:p>RU000A0JTU85</text:p>
          </table:table-cell>
          <table:table-cell office:value-type="float" office:value="7708503727" calcext:value-type="float">
            <text:p>7708503727</text:p>
          </table:table-cell>
          <table:table-cell office:value-type="string" calcext:value-type="string">
            <text:p>Деятельность железнодорожного транспорта: междугородные и международные пассажирские перевозки</text:p>
          </table:table-cell>
        </table:table-row>
        <table:table-row table:style-name="ro1">
          <table:table-cell office:value-type="string" calcext:value-type="string">
            <text:p>RU000A0JUAH8</text:p>
          </table:table-cell>
          <table:table-cell office:value-type="float" office:value="7708503727" calcext:value-type="float">
            <text:p>7708503727</text:p>
          </table:table-cell>
          <table:table-cell office:value-type="string" calcext:value-type="string">
            <text:p>Деятельность железнодорожного транспорта: междугородные и международные пассажирские перевозки</text:p>
          </table:table-cell>
        </table:table-row>
        <table:table-row table:style-name="ro1">
          <table:table-cell office:value-type="string" calcext:value-type="string">
            <text:p>RU000A0JVB19</text:p>
          </table:table-cell>
          <table:table-cell office:value-type="float" office:value="7708503727" calcext:value-type="float">
            <text:p>7708503727</text:p>
          </table:table-cell>
          <table:table-cell office:value-type="string" calcext:value-type="string">
            <text:p>Деятельность железнодорожного транспорта: междугородные и международные пассажирские перевозки</text:p>
          </table:table-cell>
        </table:table-row>
        <table:table-row table:style-name="ro1">
          <table:table-cell office:value-type="string" calcext:value-type="string">
            <text:p>RU000A0JVB27</text:p>
          </table:table-cell>
          <table:table-cell office:value-type="float" office:value="7708503727" calcext:value-type="float">
            <text:p>7708503727</text:p>
          </table:table-cell>
          <table:table-cell office:value-type="string" calcext:value-type="string">
            <text:p>Деятельность железнодорожного транспорта: междугородные и международные пассажирские перевозки</text:p>
          </table:table-cell>
        </table:table-row>
        <table:table-row table:style-name="ro1">
          <table:table-cell office:value-type="string" calcext:value-type="string">
            <text:p>RU000A0JVKH5</text:p>
          </table:table-cell>
          <table:table-cell office:value-type="float" office:value="7708503727" calcext:value-type="float">
            <text:p>7708503727</text:p>
          </table:table-cell>
          <table:table-cell office:value-type="string" calcext:value-type="string">
            <text:p>Деятельность железнодорожного транспорта: междугородные и международные пассажирские перевозки</text:p>
          </table:table-cell>
        </table:table-row>
        <table:table-row table:style-name="ro1">
          <table:table-cell office:value-type="string" calcext:value-type="string">
            <text:p>RU000A0JVW71</text:p>
          </table:table-cell>
          <table:table-cell office:value-type="float" office:value="7708503727" calcext:value-type="float">
            <text:p>7708503727</text:p>
          </table:table-cell>
          <table:table-cell office:value-type="string" calcext:value-type="string">
            <text:p>Деятельность железнодорожного транспорта: междугородные и международные пассажирские перевозки</text:p>
          </table:table-cell>
        </table:table-row>
        <table:table-row table:style-name="ro1">
          <table:table-cell office:value-type="string" calcext:value-type="string">
            <text:p>RU000A0JVY04</text:p>
          </table:table-cell>
          <table:table-cell office:value-type="float" office:value="7708503727" calcext:value-type="float">
            <text:p>7708503727</text:p>
          </table:table-cell>
          <table:table-cell office:value-type="string" calcext:value-type="string">
            <text:p>Деятельность железнодорожного транспорта: междугородные и международные пассажирские перевозки</text:p>
          </table:table-cell>
        </table:table-row>
        <table:table-row table:style-name="ro1">
          <table:table-cell office:value-type="string" calcext:value-type="string">
            <text:p>RU000A0JWC82</text:p>
          </table:table-cell>
          <table:table-cell office:value-type="float" office:value="7708503727" calcext:value-type="float">
            <text:p>7708503727</text:p>
          </table:table-cell>
          <table:table-cell office:value-type="string" calcext:value-type="string">
            <text:p>Деятельность железнодорожного транспорта: междугородные и международные пассажирские перевозки</text:p>
          </table:table-cell>
        </table:table-row>
        <table:table-row table:style-name="ro1">
          <table:table-cell office:value-type="string" calcext:value-type="string">
            <text:p>RU000A0JWD57</text:p>
          </table:table-cell>
          <table:table-cell office:value-type="float" office:value="7708503727" calcext:value-type="float">
            <text:p>7708503727</text:p>
          </table:table-cell>
          <table:table-cell office:value-type="string" calcext:value-type="string">
            <text:p>Деятельность железнодорожного транспорта: междугородные и международные пассажирские перевозки</text:p>
          </table:table-cell>
        </table:table-row>
        <table:table-row table:style-name="ro1">
          <table:table-cell office:value-type="string" calcext:value-type="string">
            <text:p>RU000A0JWHU2</text:p>
          </table:table-cell>
          <table:table-cell office:value-type="float" office:value="7708503727" calcext:value-type="float">
            <text:p>7708503727</text:p>
          </table:table-cell>
          <table:table-cell office:value-type="string" calcext:value-type="string">
            <text:p>Деятельность железнодорожного транспорта: междугородные и международные пассажирские перевозки</text:p>
          </table:table-cell>
        </table:table-row>
        <table:table-row table:style-name="ro1">
          <table:table-cell office:value-type="string" calcext:value-type="string">
            <text:p>RU000A0JWLU4</text:p>
          </table:table-cell>
          <table:table-cell office:value-type="float" office:value="7708503727" calcext:value-type="float">
            <text:p>7708503727</text:p>
          </table:table-cell>
          <table:table-cell office:value-type="string" calcext:value-type="string">
            <text:p>Деятельность железнодорожного транспорта: междугородные и международные пассажирские перевозки</text:p>
          </table:table-cell>
        </table:table-row>
        <table:table-row table:style-name="ro1">
          <table:table-cell office:value-type="string" calcext:value-type="string">
            <text:p>RU000A0JX1S1</text:p>
          </table:table-cell>
          <table:table-cell office:value-type="float" office:value="7708503727" calcext:value-type="float">
            <text:p>7708503727</text:p>
          </table:table-cell>
          <table:table-cell office:value-type="string" calcext:value-type="string">
            <text:p>Деятельность железнодорожного транспорта: междугородные и международные пассажирские перевозки</text:p>
          </table:table-cell>
        </table:table-row>
        <table:table-row table:style-name="ro1">
          <table:table-cell office:value-type="string" calcext:value-type="string">
            <text:p>RU000A0JXJK7</text:p>
          </table:table-cell>
          <table:table-cell office:value-type="float" office:value="7708503727" calcext:value-type="float">
            <text:p>7708503727</text:p>
          </table:table-cell>
          <table:table-cell office:value-type="string" calcext:value-type="string">
            <text:p>Деятельность железнодорожного транспорта: междугородные и международные пассажирские перевозки</text:p>
          </table:table-cell>
        </table:table-row>
        <table:table-row table:style-name="ro1">
          <table:table-cell office:value-type="string" calcext:value-type="string">
            <text:p>RU000A0JXN05</text:p>
          </table:table-cell>
          <table:table-cell office:value-type="float" office:value="7708503727" calcext:value-type="float">
            <text:p>7708503727</text:p>
          </table:table-cell>
          <table:table-cell office:value-type="string" calcext:value-type="string">
            <text:p>Деятельность железнодорожного транспорта: междугородные и международные пассажирские перевозки</text:p>
          </table:table-cell>
        </table:table-row>
        <table:table-row table:style-name="ro1">
          <table:table-cell office:value-type="string" calcext:value-type="string">
            <text:p>RU000A0JXQ44</text:p>
          </table:table-cell>
          <table:table-cell office:value-type="float" office:value="7708503727" calcext:value-type="float">
            <text:p>7708503727</text:p>
          </table:table-cell>
          <table:table-cell office:value-type="string" calcext:value-type="string">
            <text:p>Деятельность железнодорожного транспорта: междугородные и международные пассажирские перевозки</text:p>
          </table:table-cell>
        </table:table-row>
        <table:table-row table:style-name="ro1">
          <table:table-cell office:value-type="string" calcext:value-type="string">
            <text:p>RU000A0JXR84</text:p>
          </table:table-cell>
          <table:table-cell office:value-type="float" office:value="7708503727" calcext:value-type="float">
            <text:p>7708503727</text:p>
          </table:table-cell>
          <table:table-cell office:value-type="string" calcext:value-type="string">
            <text:p>Деятельность железнодорожного транспорта: междугородные и международные пассажирские перевозки</text:p>
          </table:table-cell>
        </table:table-row>
        <table:table-row table:style-name="ro1">
          <table:table-cell office:value-type="string" calcext:value-type="string">
            <text:p>RU000A0JXZB2</text:p>
          </table:table-cell>
          <table:table-cell office:value-type="float" office:value="7708503727" calcext:value-type="float">
            <text:p>7708503727</text:p>
          </table:table-cell>
          <table:table-cell office:value-type="string" calcext:value-type="string">
            <text:p>Деятельность железнодорожного транспорта: междугородные и международные пассажирские перевозки</text:p>
          </table:table-cell>
        </table:table-row>
        <table:table-row table:style-name="ro1">
          <table:table-cell office:value-type="string" calcext:value-type="string">
            <text:p>RU000A0ZYU05</text:p>
          </table:table-cell>
          <table:table-cell office:value-type="float" office:value="7708503727" calcext:value-type="float">
            <text:p>7708503727</text:p>
          </table:table-cell>
          <table:table-cell office:value-type="string" calcext:value-type="string">
            <text:p>Деятельность железнодорожного транспорта: междугородные и международные пассажирские перевозки</text:p>
          </table:table-cell>
        </table:table-row>
        <table:table-row table:style-name="ro1">
          <table:table-cell office:value-type="string" calcext:value-type="string">
            <text:p>RU000A0ZZ4P9</text:p>
          </table:table-cell>
          <table:table-cell office:value-type="float" office:value="7708503727" calcext:value-type="float">
            <text:p>7708503727</text:p>
          </table:table-cell>
          <table:table-cell office:value-type="string" calcext:value-type="string">
            <text:p>Деятельность железнодорожного транспорта: междугородные и международные пассажирские перевозки</text:p>
          </table:table-cell>
        </table:table-row>
        <table:table-row table:style-name="ro1">
          <table:table-cell office:value-type="string" calcext:value-type="string">
            <text:p>RU000A0ZZ9R4</text:p>
          </table:table-cell>
          <table:table-cell office:value-type="float" office:value="7708503727" calcext:value-type="float">
            <text:p>7708503727</text:p>
          </table:table-cell>
          <table:table-cell office:value-type="string" calcext:value-type="string">
            <text:p>Деятельность железнодорожного транспорта: междугородные и международные пассажирские перевозки</text:p>
          </table:table-cell>
        </table:table-row>
        <table:table-row table:style-name="ro1">
          <table:table-cell office:value-type="string" calcext:value-type="string">
            <text:p>RU000A0ZZGT5</text:p>
          </table:table-cell>
          <table:table-cell office:value-type="float" office:value="7708503727" calcext:value-type="float">
            <text:p>7708503727</text:p>
          </table:table-cell>
          <table:table-cell office:value-type="string" calcext:value-type="string">
            <text:p>Деятельность железнодорожного транспорта: междугородные и международные пассажирские перевозки</text:p>
          </table:table-cell>
        </table:table-row>
        <table:table-row table:style-name="ro1">
          <table:table-cell office:value-type="string" calcext:value-type="string">
            <text:p>RU000A0ZZRY2</text:p>
          </table:table-cell>
          <table:table-cell office:value-type="float" office:value="7708503727" calcext:value-type="float">
            <text:p>7708503727</text:p>
          </table:table-cell>
          <table:table-cell office:value-type="string" calcext:value-type="string">
            <text:p>Деятельность железнодорожного транспорта: междугородные и международные пассажирские перевозки</text:p>
          </table:table-cell>
        </table:table-row>
        <table:table-row table:style-name="ro1">
          <table:table-cell office:value-type="string" calcext:value-type="string">
            <text:p>RU000A1002C2</text:p>
          </table:table-cell>
          <table:table-cell office:value-type="float" office:value="7708503727" calcext:value-type="float">
            <text:p>7708503727</text:p>
          </table:table-cell>
          <table:table-cell office:value-type="string" calcext:value-type="string">
            <text:p>Деятельность железнодорожного транспорта: междугородные и международные пассажирские перевозки</text:p>
          </table:table-cell>
        </table:table-row>
        <table:table-row table:style-name="ro1">
          <table:table-cell office:value-type="string" calcext:value-type="string">
            <text:p>RU000A1007Z2</text:p>
          </table:table-cell>
          <table:table-cell office:value-type="float" office:value="7708503727" calcext:value-type="float">
            <text:p>7708503727</text:p>
          </table:table-cell>
          <table:table-cell office:value-type="string" calcext:value-type="string">
            <text:p>Деятельность железнодорожного транспорта: междугородные и международные пассажирские перевозки</text:p>
          </table:table-cell>
        </table:table-row>
        <table:table-row table:style-name="ro1">
          <table:table-cell office:value-type="string" calcext:value-type="string">
            <text:p>RU000A1008D7</text:p>
          </table:table-cell>
          <table:table-cell office:value-type="float" office:value="7708503727" calcext:value-type="float">
            <text:p>7708503727</text:p>
          </table:table-cell>
          <table:table-cell office:value-type="string" calcext:value-type="string">
            <text:p>Деятельность железнодорожного транспорта: междугородные и международные пассажирские перевозки</text:p>
          </table:table-cell>
        </table:table-row>
        <table:table-row table:style-name="ro1">
          <table:table-cell office:value-type="string" calcext:value-type="string">
            <text:p>RU000A1009L8</text:p>
          </table:table-cell>
          <table:table-cell office:value-type="float" office:value="7708503727" calcext:value-type="float">
            <text:p>7708503727</text:p>
          </table:table-cell>
          <table:table-cell office:value-type="string" calcext:value-type="string">
            <text:p>Деятельность железнодорожного транспорта: междугородные и международные пассажирские перевозки</text:p>
          </table:table-cell>
        </table:table-row>
        <table:table-row table:style-name="ro1">
          <table:table-cell office:value-type="string" calcext:value-type="string">
            <text:p>RU000A100HY9</text:p>
          </table:table-cell>
          <table:table-cell office:value-type="float" office:value="7708503727" calcext:value-type="float">
            <text:p>7708503727</text:p>
          </table:table-cell>
          <table:table-cell office:value-type="string" calcext:value-type="string">
            <text:p>Деятельность железнодорожного транспорта: междугородные и международные пассажирские перевозки</text:p>
          </table:table-cell>
        </table:table-row>
        <table:table-row table:style-name="ro1">
          <table:table-cell office:value-type="string" calcext:value-type="string">
            <text:p>RU000A1010M4</text:p>
          </table:table-cell>
          <table:table-cell office:value-type="float" office:value="7708503727" calcext:value-type="float">
            <text:p>7708503727</text:p>
          </table:table-cell>
          <table:table-cell office:value-type="string" calcext:value-type="string">
            <text:p>Деятельность железнодорожного транспорта: междугородные и международные пассажирские перевозки</text:p>
          </table:table-cell>
        </table:table-row>
        <table:table-row table:style-name="ro1">
          <table:table-cell office:value-type="string" calcext:value-type="string">
            <text:p>RU000A101H84</text:p>
          </table:table-cell>
          <table:table-cell office:value-type="float" office:value="7708503727" calcext:value-type="float">
            <text:p>7708503727</text:p>
          </table:table-cell>
          <table:table-cell office:value-type="string" calcext:value-type="string">
            <text:p>Деятельность железнодорожного транспорта: междугородные и международные пассажирские перевозки</text:p>
          </table:table-cell>
        </table:table-row>
        <table:table-row table:style-name="ro1">
          <table:table-cell office:value-type="string" calcext:value-type="string">
            <text:p>RU000A101LS1</text:p>
          </table:table-cell>
          <table:table-cell office:value-type="float" office:value="7708503727" calcext:value-type="float">
            <text:p>7708503727</text:p>
          </table:table-cell>
          <table:table-cell office:value-type="string" calcext:value-type="string">
            <text:p>Деятельность железнодорожного транспорта: междугородные и международные пассажирские перевозки</text:p>
          </table:table-cell>
        </table:table-row>
        <table:table-row table:style-name="ro1">
          <table:table-cell office:value-type="string" calcext:value-type="string">
            <text:p>RU000A101M04</text:p>
          </table:table-cell>
          <table:table-cell office:value-type="float" office:value="7708503727" calcext:value-type="float">
            <text:p>7708503727</text:p>
          </table:table-cell>
          <table:table-cell office:value-type="string" calcext:value-type="string">
            <text:p>Деятельность железнодорожного транспорта: междугородные и международные пассажирские перевозки</text:p>
          </table:table-cell>
        </table:table-row>
        <table:table-row table:style-name="ro1">
          <table:table-cell office:value-type="string" calcext:value-type="string">
            <text:p>RU000A101TT2</text:p>
          </table:table-cell>
          <table:table-cell office:value-type="float" office:value="7708503727" calcext:value-type="float">
            <text:p>7708503727</text:p>
          </table:table-cell>
          <table:table-cell office:value-type="string" calcext:value-type="string">
            <text:p>Деятельность железнодорожного транспорта: междугородные и международные пассажирские перевозки</text:p>
          </table:table-cell>
        </table:table-row>
        <table:table-row table:style-name="ro1">
          <table:table-cell office:value-type="string" calcext:value-type="string">
            <text:p>RU000A101Y18</text:p>
          </table:table-cell>
          <table:table-cell office:value-type="float" office:value="7708503727" calcext:value-type="float">
            <text:p>7708503727</text:p>
          </table:table-cell>
          <table:table-cell office:value-type="string" calcext:value-type="string">
            <text:p>Деятельность железнодорожного транспорта: междугородные и международные пассажирские перевозки</text:p>
          </table:table-cell>
        </table:table-row>
        <table:table-row table:style-name="ro1">
          <table:table-cell office:value-type="string" calcext:value-type="string">
            <text:p>RU000A102564</text:p>
          </table:table-cell>
          <table:table-cell office:value-type="float" office:value="7708503727" calcext:value-type="float">
            <text:p>7708503727</text:p>
          </table:table-cell>
          <table:table-cell office:value-type="string" calcext:value-type="string">
            <text:p>Деятельность железнодорожного транспорта: междугородные и международные пассажирские перевозки</text:p>
          </table:table-cell>
        </table:table-row>
        <table:table-row table:style-name="ro1">
          <table:table-cell office:value-type="string" calcext:value-type="string">
            <text:p>RU000A1028U9</text:p>
          </table:table-cell>
          <table:table-cell office:value-type="float" office:value="7708503727" calcext:value-type="float">
            <text:p>7708503727</text:p>
          </table:table-cell>
          <table:table-cell office:value-type="string" calcext:value-type="string">
            <text:p>Деятельность железнодорожного транспорта: междугородные и международные пассажирские перевозки</text:p>
          </table:table-cell>
        </table:table-row>
        <table:table-row table:style-name="ro1">
          <table:table-cell office:value-type="string" calcext:value-type="string">
            <text:p>RU000A102E37</text:p>
          </table:table-cell>
          <table:table-cell office:value-type="float" office:value="7708503727" calcext:value-type="float">
            <text:p>7708503727</text:p>
          </table:table-cell>
          <table:table-cell office:value-type="string" calcext:value-type="string">
            <text:p>Деятельность железнодорожного транспорта: междугородные и международные пассажирские перевозки</text:p>
          </table:table-cell>
        </table:table-row>
        <table:table-row table:style-name="ro1">
          <table:table-cell office:value-type="string" calcext:value-type="string">
            <text:p>RU000A102FE1</text:p>
          </table:table-cell>
          <table:table-cell office:value-type="float" office:value="7708503727" calcext:value-type="float">
            <text:p>7708503727</text:p>
          </table:table-cell>
          <table:table-cell office:value-type="string" calcext:value-type="string">
            <text:p>Деятельность железнодорожного транспорта: междугородные и международные пассажирские перевозки</text:p>
          </table:table-cell>
        </table:table-row>
        <table:table-row table:style-name="ro1">
          <table:table-cell office:value-type="string" calcext:value-type="string">
            <text:p>RU000A102GA7</text:p>
          </table:table-cell>
          <table:table-cell office:value-type="float" office:value="7708503727" calcext:value-type="float">
            <text:p>7708503727</text:p>
          </table:table-cell>
          <table:table-cell office:value-type="string" calcext:value-type="string">
            <text:p>Деятельность железнодорожного транспорта: междугородные и международные пассажирские перевозки</text:p>
          </table:table-cell>
        </table:table-row>
        <table:table-row table:style-name="ro1">
          <table:table-cell office:value-type="string" calcext:value-type="string">
            <text:p>RU000A102QP4</text:p>
          </table:table-cell>
          <table:table-cell office:value-type="float" office:value="7708503727" calcext:value-type="float">
            <text:p>7708503727</text:p>
          </table:table-cell>
          <table:table-cell office:value-type="string" calcext:value-type="string">
            <text:p>Деятельность железнодорожного транспорта: междугородные и международные пассажирские перевозки</text:p>
          </table:table-cell>
        </table:table-row>
        <table:table-row table:style-name="ro1">
          <table:table-cell office:value-type="string" calcext:value-type="string">
            <text:p>RU000A102R40</text:p>
          </table:table-cell>
          <table:table-cell office:value-type="float" office:value="7708503727" calcext:value-type="float">
            <text:p>7708503727</text:p>
          </table:table-cell>
          <table:table-cell office:value-type="string" calcext:value-type="string">
            <text:p>Деятельность железнодорожного транспорта: междугородные и международные пассажирские перевозки</text:p>
          </table:table-cell>
        </table:table-row>
        <table:table-row table:style-name="ro1">
          <table:table-cell office:value-type="string" calcext:value-type="string">
            <text:p>RU000A102S72</text:p>
          </table:table-cell>
          <table:table-cell office:value-type="float" office:value="7708503727" calcext:value-type="float">
            <text:p>7708503727</text:p>
          </table:table-cell>
          <table:table-cell office:value-type="string" calcext:value-type="string">
            <text:p>Деятельность железнодорожного транспорта: междугородные и международные пассажирские перевозки</text:p>
          </table:table-cell>
        </table:table-row>
        <table:table-row table:style-name="ro1">
          <table:table-cell office:value-type="string" calcext:value-type="string">
            <text:p>RU000A103EN3</text:p>
          </table:table-cell>
          <table:table-cell office:value-type="float" office:value="7708503727" calcext:value-type="float">
            <text:p>7708503727</text:p>
          </table:table-cell>
          <table:table-cell office:value-type="string" calcext:value-type="string">
            <text:p>Деятельность железнодорожного транспорта: междугородные и международные пассажирские перевозки</text:p>
          </table:table-cell>
        </table:table-row>
        <table:table-row table:style-name="ro1">
          <table:table-cell office:value-type="string" calcext:value-type="string">
            <text:p>RU000A104SX0</text:p>
          </table:table-cell>
          <table:table-cell office:value-type="float" office:value="7708503727" calcext:value-type="float">
            <text:p>7708503727</text:p>
          </table:table-cell>
          <table:table-cell office:value-type="string" calcext:value-type="string">
            <text:p>Деятельность железнодорожного транспорта: междугородные и международные пассажирские перевозки</text:p>
          </table:table-cell>
        </table:table-row>
        <table:table-row table:style-name="ro1">
          <table:table-cell office:value-type="string" calcext:value-type="string">
            <text:p>RU000A104SY8</text:p>
          </table:table-cell>
          <table:table-cell office:value-type="float" office:value="7708503727" calcext:value-type="float">
            <text:p>7708503727</text:p>
          </table:table-cell>
          <table:table-cell office:value-type="string" calcext:value-type="string">
            <text:p>Деятельность железнодорожного транспорта: междугородные и международные пассажирские перевозки</text:p>
          </table:table-cell>
        </table:table-row>
        <table:table-row table:style-name="ro1">
          <table:table-cell office:value-type="string" calcext:value-type="string">
            <text:p>RU000A106K43</text:p>
          </table:table-cell>
          <table:table-cell office:value-type="float" office:value="7708503727" calcext:value-type="float">
            <text:p>7708503727</text:p>
          </table:table-cell>
          <table:table-cell office:value-type="string" calcext:value-type="string">
            <text:p>Деятельность железнодорожного транспорта: междугородные и международные пассажирские перевозки</text:p>
          </table:table-cell>
        </table:table-row>
        <table:table-row table:style-name="ro1">
          <table:table-cell office:value-type="string" calcext:value-type="string">
            <text:p>RU000A106VV3</text:p>
          </table:table-cell>
          <table:table-cell office:value-type="float" office:value="7708503727" calcext:value-type="float">
            <text:p>7708503727</text:p>
          </table:table-cell>
          <table:table-cell office:value-type="string" calcext:value-type="string">
            <text:p>Деятельность железнодорожного транспорта: междугородные и международные пассажирские перевозки</text:p>
          </table:table-cell>
        </table:table-row>
        <table:table-row table:style-name="ro1">
          <table:table-cell office:value-type="string" calcext:value-type="string">
            <text:p>RU000A106ZL5</text:p>
          </table:table-cell>
          <table:table-cell office:value-type="float" office:value="7708503727" calcext:value-type="float">
            <text:p>7708503727</text:p>
          </table:table-cell>
          <table:table-cell office:value-type="string" calcext:value-type="string">
            <text:p>Деятельность железнодорожного транспорта: междугородные и международные пассажирские перевозки</text:p>
          </table:table-cell>
        </table:table-row>
        <table:table-row table:style-name="ro1">
          <table:table-cell office:value-type="string" calcext:value-type="string">
            <text:p>RU000A107936</text:p>
          </table:table-cell>
          <table:table-cell office:value-type="float" office:value="7708503727" calcext:value-type="float">
            <text:p>7708503727</text:p>
          </table:table-cell>
          <table:table-cell office:value-type="string" calcext:value-type="string">
            <text:p>Деятельность железнодорожного транспорта: междугородные и международные пассажирские перевозки</text:p>
          </table:table-cell>
        </table:table-row>
        <table:table-row table:style-name="ro1">
          <table:table-cell office:value-type="string" calcext:value-type="string">
            <text:p>RU000A102MB3</text:p>
          </table:table-cell>
          <table:table-cell office:value-type="float" office:value="7704370755" calcext:value-type="float">
            <text:p>7704370755</text:p>
          </table:table-cell>
          <table:table-cell office:value-type="string" calcext:value-type="string">
            <text:p>Деятельность ипотечных агентов, управляющих ипотечным покрытием; деятельность специализированных депозитариев ипотечного покрытия</text:p>
          </table:table-cell>
        </table:table-row>
        <table:table-row table:style-name="ro1">
          <table:table-cell office:value-type="string" calcext:value-type="string">
            <text:p>RU000A102MC1</text:p>
          </table:table-cell>
          <table:table-cell office:value-type="float" office:value="7704370755" calcext:value-type="float">
            <text:p>7704370755</text:p>
          </table:table-cell>
          <table:table-cell office:value-type="string" calcext:value-type="string">
            <text:p>Деятельность ипотечных агентов, управляющих ипотечным покрытием; деятельность специализированных депозитариев ипотечного покрытия</text:p>
          </table:table-cell>
        </table:table-row>
        <table:table-row table:style-name="ro1">
          <table:table-cell office:value-type="string" calcext:value-type="string">
            <text:p>RU000A102ME7</text:p>
          </table:table-cell>
          <table:table-cell office:value-type="float" office:value="7704370755" calcext:value-type="float">
            <text:p>7704370755</text:p>
          </table:table-cell>
          <table:table-cell office:value-type="string" calcext:value-type="string">
            <text:p>Деятельность ипотечных агентов, управляющих ипотечным покрытием; деятельность специализированных депозитариев ипотечного покрытия</text:p>
          </table:table-cell>
        </table:table-row>
        <table:table-row table:style-name="ro1">
          <table:table-cell office:value-type="string" calcext:value-type="string">
            <text:p>RU000A105UC7</text:p>
          </table:table-cell>
          <table:table-cell office:value-type="float" office:value="9704034210" calcext:value-type="float">
            <text:p>9704034210</text:p>
          </table:table-cell>
          <table:table-cell office:value-type="string" calcext:value-type="string">
            <text:p>Деятельность ипотечных агентов, управляющих ипотечным покрытием; деятельность специализированных депозитариев ипотечного покрытия</text:p>
          </table:table-cell>
        </table:table-row>
        <table:table-row table:style-name="ro1">
          <table:table-cell office:value-type="string" calcext:value-type="string">
            <text:p>RU000A105UD5</text:p>
          </table:table-cell>
          <table:table-cell office:value-type="float" office:value="9704034210" calcext:value-type="float">
            <text:p>9704034210</text:p>
          </table:table-cell>
          <table:table-cell office:value-type="string" calcext:value-type="string">
            <text:p>Деятельность ипотечных агентов, управляющих ипотечным покрытием; деятельность специализированных депозитариев ипотечного покрытия</text:p>
          </table:table-cell>
        </table:table-row>
        <table:table-row table:style-name="ro1">
          <table:table-cell office:value-type="string" calcext:value-type="string">
            <text:p>RU000A105UE3</text:p>
          </table:table-cell>
          <table:table-cell office:value-type="float" office:value="9704034210" calcext:value-type="float">
            <text:p>9704034210</text:p>
          </table:table-cell>
          <table:table-cell office:value-type="string" calcext:value-type="string">
            <text:p>Деятельность ипотечных агентов, управляющих ипотечным покрытием; деятельность специализированных депозитариев ипотечного покрытия</text:p>
          </table:table-cell>
        </table:table-row>
        <table:table-row table:style-name="ro1">
          <table:table-cell office:value-type="string" calcext:value-type="string">
            <text:p>RU000A1021G3</text:p>
          </table:table-cell>
          <table:table-cell office:value-type="float" office:value="7705701907" calcext:value-type="float">
            <text:p>7705701907</text:p>
          </table:table-cell>
          <table:table-cell office:value-type="string" calcext:value-type="string">
            <text:p>Деятельность коммерческих и предпринимательских членских организаций</text:p>
          </table:table-cell>
        </table:table-row>
        <table:table-row table:style-name="ro1">
          <table:table-cell office:value-type="string" calcext:value-type="string">
            <text:p>RU000A102SM7</text:p>
          </table:table-cell>
          <table:table-cell office:value-type="float" office:value="7722327689" calcext:value-type="float">
            <text:p>7722327689</text:p>
          </table:table-cell>
          <table:table-cell office:value-type="string" calcext:value-type="string">
            <text:p>Деятельность курьерская</text:p>
          </table:table-cell>
        </table:table-row>
        <table:table-row table:style-name="ro1">
          <table:table-cell office:value-type="string" calcext:value-type="string">
            <text:p>RU000A103C04</text:p>
          </table:table-cell>
          <table:table-cell office:value-type="float" office:value="7816349286" calcext:value-type="float">
            <text:p>7816349286</text:p>
          </table:table-cell>
          <table:table-cell office:value-type="string" calcext:value-type="string">
            <text:p>Деятельность легкового такси и арендованных легковых автомобилей с водителем</text:p>
          </table:table-cell>
        </table:table-row>
        <table:table-row table:style-name="ro1">
          <table:table-cell office:value-type="string" calcext:value-type="string">
            <text:p>RU000A102ZT7</text:p>
          </table:table-cell>
          <table:table-cell office:value-type="float" office:value="7325081622" calcext:value-type="float">
            <text:p>7325081622</text:p>
          </table:table-cell>
          <table:table-cell office:value-type="string" calcext:value-type="string">
            <text:p>Деятельность микрофинансовая</text:p>
          </table:table-cell>
        </table:table-row>
        <table:table-row table:style-name="ro1">
          <table:table-cell office:value-type="string" calcext:value-type="string">
            <text:p>RU000A104SJ9</text:p>
          </table:table-cell>
          <table:table-cell office:value-type="float" office:value="7325081622" calcext:value-type="float">
            <text:p>7325081622</text:p>
          </table:table-cell>
          <table:table-cell office:value-type="string" calcext:value-type="string">
            <text:p>Деятельность микрофинансовая</text:p>
          </table:table-cell>
        </table:table-row>
        <table:table-row table:style-name="ro1">
          <table:table-cell office:value-type="string" calcext:value-type="string">
            <text:p>RU000A105N25</text:p>
          </table:table-cell>
          <table:table-cell office:value-type="float" office:value="7325081622" calcext:value-type="float">
            <text:p>7325081622</text:p>
          </table:table-cell>
          <table:table-cell office:value-type="string" calcext:value-type="string">
            <text:p>Деятельность микрофинансовая</text:p>
          </table:table-cell>
        </table:table-row>
        <table:table-row table:style-name="ro1">
          <table:table-cell office:value-type="string" calcext:value-type="string">
            <text:p>RU000A106B51</text:p>
          </table:table-cell>
          <table:table-cell office:value-type="float" office:value="7325081622" calcext:value-type="float">
            <text:p>7325081622</text:p>
          </table:table-cell>
          <table:table-cell office:value-type="string" calcext:value-type="string">
            <text:p>Деятельность микрофинансовая</text:p>
          </table:table-cell>
        </table:table-row>
        <table:table-row table:style-name="ro1">
          <table:table-cell office:value-type="string" calcext:value-type="string">
            <text:p>RU000A1070G0</text:p>
          </table:table-cell>
          <table:table-cell office:value-type="float" office:value="7325081622" calcext:value-type="float">
            <text:p>7325081622</text:p>
          </table:table-cell>
          <table:table-cell office:value-type="string" calcext:value-type="string">
            <text:p>Деятельность микрофинансовая</text:p>
          </table:table-cell>
        </table:table-row>
        <table:table-row table:style-name="ro1">
          <table:table-cell office:value-type="string" calcext:value-type="string">
            <text:p>RU000A104AX8</text:p>
          </table:table-cell>
          <table:table-cell office:value-type="float" office:value="7724889891" calcext:value-type="float">
            <text:p>7724889891</text:p>
          </table:table-cell>
          <table:table-cell office:value-type="string" calcext:value-type="string">
            <text:p>Деятельность микрофинансовая</text:p>
          </table:table-cell>
        </table:table-row>
        <table:table-row table:style-name="ro1">
          <table:table-cell office:value-type="string" calcext:value-type="string">
            <text:p>RU000A105AJ4</text:p>
          </table:table-cell>
          <table:table-cell office:value-type="float" office:value="7724889891" calcext:value-type="float">
            <text:p>7724889891</text:p>
          </table:table-cell>
          <table:table-cell office:value-type="string" calcext:value-type="string">
            <text:p>Деятельность микрофинансовая</text:p>
          </table:table-cell>
        </table:table-row>
        <table:table-row table:style-name="ro1">
          <table:table-cell office:value-type="string" calcext:value-type="string">
            <text:p>RU000A106CJ8</text:p>
          </table:table-cell>
          <table:table-cell office:value-type="float" office:value="7724889891" calcext:value-type="float">
            <text:p>7724889891</text:p>
          </table:table-cell>
          <table:table-cell office:value-type="string" calcext:value-type="string">
            <text:p>Деятельность микрофинансовая</text:p>
          </table:table-cell>
        </table:table-row>
        <table:table-row table:style-name="ro1">
          <table:table-cell office:value-type="string" calcext:value-type="string">
            <text:p>RU000A107795</text:p>
          </table:table-cell>
          <table:table-cell office:value-type="float" office:value="7724889891" calcext:value-type="float">
            <text:p>7724889891</text:p>
          </table:table-cell>
          <table:table-cell office:value-type="string" calcext:value-type="string">
            <text:p>Деятельность микрофинансовая</text:p>
          </table:table-cell>
        </table:table-row>
        <table:table-row table:style-name="ro1">
          <table:table-cell office:value-type="string" calcext:value-type="string">
            <text:p>RU000A102T55</text:p>
          </table:table-cell>
          <table:table-cell office:value-type="float" office:value="7727480641" calcext:value-type="float">
            <text:p>7727480641</text:p>
          </table:table-cell>
          <table:table-cell office:value-type="string" calcext:value-type="string">
            <text:p>Деятельность микрофинансовая</text:p>
          </table:table-cell>
        </table:table-row>
        <table:table-row table:style-name="ro1">
          <table:table-cell office:value-type="string" calcext:value-type="string">
            <text:p>RU000A103GL2</text:p>
          </table:table-cell>
          <table:table-cell office:value-type="float" office:value="7727480641" calcext:value-type="float">
            <text:p>7727480641</text:p>
          </table:table-cell>
          <table:table-cell office:value-type="string" calcext:value-type="string">
            <text:p>Деятельность микрофинансовая</text:p>
          </table:table-cell>
        </table:table-row>
        <table:table-row table:style-name="ro1">
          <table:table-cell office:value-type="string" calcext:value-type="string">
            <text:p>RU000A103F43</text:p>
          </table:table-cell>
          <table:table-cell office:value-type="float" office:value="7733812126" calcext:value-type="float">
            <text:p>7733812126</text:p>
          </table:table-cell>
          <table:table-cell office:value-type="string" calcext:value-type="string">
            <text:p>Деятельность микрофинансовая</text:p>
          </table:table-cell>
        </table:table-row>
        <table:table-row table:style-name="ro1">
          <table:table-cell office:value-type="string" calcext:value-type="string">
            <text:p>RU000A104VW6</text:p>
          </table:table-cell>
          <table:table-cell office:value-type="float" office:value="7733812126" calcext:value-type="float">
            <text:p>7733812126</text:p>
          </table:table-cell>
          <table:table-cell office:value-type="string" calcext:value-type="string">
            <text:p>Деятельность микрофинансовая</text:p>
          </table:table-cell>
        </table:table-row>
        <table:table-row table:style-name="ro1">
          <table:table-cell office:value-type="string" calcext:value-type="string">
            <text:p>RU000A105575</text:p>
          </table:table-cell>
          <table:table-cell office:value-type="float" office:value="7733812126" calcext:value-type="float">
            <text:p>7733812126</text:p>
          </table:table-cell>
          <table:table-cell office:value-type="string" calcext:value-type="string">
            <text:p>Деятельность микрофинансовая</text:p>
          </table:table-cell>
        </table:table-row>
        <table:table-row table:style-name="ro1">
          <table:table-cell office:value-type="string" calcext:value-type="string">
            <text:p>RU000A106Y88</text:p>
          </table:table-cell>
          <table:table-cell office:value-type="float" office:value="7733812126" calcext:value-type="float">
            <text:p>7733812126</text:p>
          </table:table-cell>
          <table:table-cell office:value-type="string" calcext:value-type="string">
            <text:p>Деятельность микрофинансовая</text:p>
          </table:table-cell>
        </table:table-row>
        <table:table-row table:style-name="ro1">
          <table:table-cell office:value-type="string" calcext:value-type="string">
            <text:p>AQUA</text:p>
          </table:table-cell>
          <table:table-cell office:value-type="float" office:value="7816430057" calcext:value-type="float">
            <text:p>7816430057</text:p>
          </table:table-cell>
          <table:table-cell office:value-type="string" calcext:value-type="string">
            <text:p>Деятельность по оказанию услуг в области бухгалтерского учета, по проведению финансового аудита, по налоговому консультированию</text:p>
          </table:table-cell>
        </table:table-row>
        <table:table-row table:style-name="ro1">
          <table:table-cell office:value-type="string" calcext:value-type="string">
            <text:p>RU000A102TT0</text:p>
          </table:table-cell>
          <table:table-cell office:value-type="float" office:value="7816430057" calcext:value-type="float">
            <text:p>7816430057</text:p>
          </table:table-cell>
          <table:table-cell office:value-type="string" calcext:value-type="string">
            <text:p>Деятельность по оказанию услуг в области бухгалтерского учета, по проведению финансового аудита, по налоговому консультированию</text:p>
          </table:table-cell>
        </table:table-row>
        <table:table-row table:style-name="ro1">
          <table:table-cell office:value-type="string" calcext:value-type="string">
            <text:p>RU000A106YD5</text:p>
          </table:table-cell>
          <table:table-cell office:value-type="float" office:value="5047104371" calcext:value-type="float">
            <text:p>5047104371</text:p>
          </table:table-cell>
          <table:table-cell office:value-type="string" calcext:value-type="string">
            <text:p>Деятельность по осуществлению торговли через автоматы</text:p>
          </table:table-cell>
        </table:table-row>
        <table:table-row table:style-name="ro1">
          <table:table-cell office:value-type="string" calcext:value-type="string">
            <text:p>RU000A102US0</text:p>
          </table:table-cell>
          <table:table-cell office:value-type="float" office:value="7727748225" calcext:value-type="float">
            <text:p>7727748225</text:p>
          </table:table-cell>
          <table:table-cell office:value-type="string" calcext:value-type="string">
            <text:p>Деятельность по предоставлению займов промышленности</text:p>
          </table:table-cell>
        </table:table-row>
        <table:table-row table:style-name="ro1">
          <table:table-cell office:value-type="string" calcext:value-type="string">
            <text:p>RU000A1043B8</text:p>
          </table:table-cell>
          <table:table-cell office:value-type="float" office:value="7727748225" calcext:value-type="float">
            <text:p>7727748225</text:p>
          </table:table-cell>
          <table:table-cell office:value-type="string" calcext:value-type="string">
            <text:p>Деятельность по предоставлению займов промышленности</text:p>
          </table:table-cell>
        </table:table-row>
        <table:table-row table:style-name="ro1">
          <table:table-cell office:value-type="string" calcext:value-type="string">
            <text:p>RU000A102028</text:p>
          </table:table-cell>
          <table:table-cell office:value-type="float" office:value="7709938216" calcext:value-type="float">
            <text:p>7709938216</text:p>
          </table:table-cell>
          <table:table-cell office:value-type="string" calcext:value-type="string">
            <text:p>Деятельность по предоставлению инженерно-технических консультаций в сфере энергосбережения и повышения энергетической эффективности использования энергетических ресурсов</text:p>
          </table:table-cell>
        </table:table-row>
        <table:table-row table:style-name="ro1">
          <table:table-cell office:value-type="string" calcext:value-type="string">
            <text:p>RU000A103604</text:p>
          </table:table-cell>
          <table:table-cell office:value-type="float" office:value="7709938216" calcext:value-type="float">
            <text:p>7709938216</text:p>
          </table:table-cell>
          <table:table-cell office:value-type="string" calcext:value-type="string">
            <text:p>Деятельность по предоставлению инженерно-технических консультаций в сфере энергосбережения и повышения энергетической эффективности использования энергетических ресурсов</text:p>
          </table:table-cell>
        </table:table-row>
        <table:table-row table:style-name="ro1">
          <table:table-cell office:value-type="string" calcext:value-type="string">
            <text:p>RU000A105492</text:p>
          </table:table-cell>
          <table:table-cell office:value-type="float" office:value="7709938216" calcext:value-type="float">
            <text:p>7709938216</text:p>
          </table:table-cell>
          <table:table-cell office:value-type="string" calcext:value-type="string">
            <text:p>Деятельность по предоставлению инженерно-технических консультаций в сфере энергосбережения и повышения энергетической эффективности использования энергетических ресурсов</text:p>
          </table:table-cell>
        </table:table-row>
        <table:table-row table:style-name="ro1">
          <table:table-cell office:value-type="string" calcext:value-type="string">
            <text:p>RU000A106R79</text:p>
          </table:table-cell>
          <table:table-cell office:value-type="float" office:value="7709938216" calcext:value-type="float">
            <text:p>7709938216</text:p>
          </table:table-cell>
          <table:table-cell office:value-type="string" calcext:value-type="string">
            <text:p>Деятельность по предоставлению инженерно-технических консультаций в сфере энергосбережения и повышения энергетической эффективности использования энергетических ресурсов</text:p>
          </table:table-cell>
        </table:table-row>
        <table:table-row table:style-name="ro1">
          <table:table-cell office:value-type="string" calcext:value-type="string">
            <text:p>RU000A103406</text:p>
          </table:table-cell>
          <table:table-cell office:value-type="float" office:value="7704841080" calcext:value-type="float">
            <text:p>7704841080</text:p>
          </table:table-cell>
          <table:table-cell office:value-type="string" calcext:value-type="string">
            <text:p>Деятельность по предоставлению консультационных услуг по вопросам финансового посредничества</text:p>
          </table:table-cell>
        </table:table-row>
        <table:table-row table:style-name="ro1">
          <table:table-cell office:value-type="string" calcext:value-type="string">
            <text:p>RU000A103PS8</text:p>
          </table:table-cell>
          <table:table-cell office:value-type="float" office:value="7704784072" calcext:value-type="float">
            <text:p>7704784072</text:p>
          </table:table-cell>
          <table:table-cell office:value-type="string" calcext:value-type="string">
            <text:p>Деятельность по предоставлению потребительского кредита</text:p>
          </table:table-cell>
        </table:table-row>
        <table:table-row table:style-name="ro1">
          <table:table-cell office:value-type="string" calcext:value-type="string">
            <text:p>RU000A1043L7</text:p>
          </table:table-cell>
          <table:table-cell office:value-type="float" office:value="7716748537" calcext:value-type="float">
            <text:p>7716748537</text:p>
          </table:table-cell>
          <table:table-cell office:value-type="string" calcext:value-type="string">
            <text:p>Деятельность по предоставлению прочих финансовых услуг, кроме услуг по страхованию и пенсионному обеспечению</text:p>
          </table:table-cell>
        </table:table-row>
        <table:table-row table:style-name="ro1">
          <table:table-cell office:value-type="string" calcext:value-type="string">
            <text:p>GAZS</text:p>
          </table:table-cell>
          <table:table-cell office:value-type="float" office:value="7726510741" calcext:value-type="float">
            <text:p>7726510741</text:p>
          </table:table-cell>
          <table:table-cell office:value-type="string" calcext:value-type="string">
            <text:p>Деятельность по предоставлению прочих финансовых услуг, кроме услуг по страхованию и пенсионному обеспечению</text:p>
          </table:table-cell>
        </table:table-row>
        <table:table-row table:style-name="ro1">
          <table:table-cell office:value-type="string" calcext:value-type="string">
            <text:p>NMTP</text:p>
          </table:table-cell>
          <table:table-cell office:value-type="float" office:value="2315004404" calcext:value-type="float">
            <text:p>2315004404</text:p>
          </table:table-cell>
          <table:table-cell office:value-type="string" calcext:value-type="string">
            <text:p>Деятельность по складированию и хранению</text:p>
          </table:table-cell>
        </table:table-row>
        <table:table-row table:style-name="ro1">
          <table:table-cell office:value-type="string" calcext:value-type="string">
            <text:p>RU000A102GY7</text:p>
          </table:table-cell>
          <table:table-cell office:value-type="float" office:value="7718620740" calcext:value-type="float">
            <text:p>7718620740</text:p>
          </table:table-cell>
          <table:table-cell office:value-type="string" calcext:value-type="string">
            <text:p>Деятельность по созданию и использованию баз данных и информационных ресурсов</text:p>
          </table:table-cell>
        </table:table-row>
        <table:table-row table:style-name="ro1">
          <table:table-cell office:value-type="string" calcext:value-type="string">
            <text:p>RU000A1016F5</text:p>
          </table:table-cell>
          <table:table-cell office:value-type="float" office:value="7703635416" calcext:value-type="float">
            <text:p>7703635416</text:p>
          </table:table-cell>
          <table:table-cell office:value-type="string" calcext:value-type="string">
            <text:p>Деятельность по управлению финансово-промышленными группами</text:p>
          </table:table-cell>
        </table:table-row>
        <table:table-row table:style-name="ro1">
          <table:table-cell office:value-type="string" calcext:value-type="string">
            <text:p>RU000A102KG6</text:p>
          </table:table-cell>
          <table:table-cell office:value-type="float" office:value="7703635416" calcext:value-type="float">
            <text:p>7703635416</text:p>
          </table:table-cell>
          <table:table-cell office:value-type="string" calcext:value-type="string">
            <text:p>Деятельность по управлению финансово-промышленными группами</text:p>
          </table:table-cell>
        </table:table-row>
        <table:table-row table:style-name="ro1">
          <table:table-cell office:value-type="string" calcext:value-type="string">
            <text:p>RU000A104735</text:p>
          </table:table-cell>
          <table:table-cell office:value-type="float" office:value="7703635416" calcext:value-type="float">
            <text:p>7703635416</text:p>
          </table:table-cell>
          <table:table-cell office:value-type="string" calcext:value-type="string">
            <text:p>Деятельность по управлению финансово-промышленными группами</text:p>
          </table:table-cell>
        </table:table-row>
        <table:table-row table:style-name="ro1">
          <table:table-cell office:value-type="string" calcext:value-type="string">
            <text:p>RU000A0ZZTK7</text:p>
          </table:table-cell>
          <table:table-cell office:value-type="float" office:value="7704484400" calcext:value-type="float">
            <text:p>7704484400</text:p>
          </table:table-cell>
          <table:table-cell office:value-type="string" calcext:value-type="string">
            <text:p>Деятельность по управлению финансово-промышленными группами</text:p>
          </table:table-cell>
        </table:table-row>
        <table:table-row table:style-name="ro1">
          <table:table-cell office:value-type="string" calcext:value-type="string">
            <text:p>RU000A101L96</text:p>
          </table:table-cell>
          <table:table-cell office:value-type="float" office:value="7721230290" calcext:value-type="float">
            <text:p>7721230290</text:p>
          </table:table-cell>
          <table:table-cell office:value-type="string" calcext:value-type="string">
            <text:p>Деятельность по управлению финансово-промышленными группами</text:p>
          </table:table-cell>
        </table:table-row>
        <table:table-row table:style-name="ro1">
          <table:table-cell office:value-type="string" calcext:value-type="string">
            <text:p>RU000A101LJ0</text:p>
          </table:table-cell>
          <table:table-cell office:value-type="float" office:value="7721230290" calcext:value-type="float">
            <text:p>7721230290</text:p>
          </table:table-cell>
          <table:table-cell office:value-type="string" calcext:value-type="string">
            <text:p>Деятельность по управлению финансово-промышленными группами</text:p>
          </table:table-cell>
        </table:table-row>
        <table:table-row table:style-name="ro1">
          <table:table-cell office:value-type="string" calcext:value-type="string">
            <text:p>RU000A106912</text:p>
          </table:table-cell>
          <table:table-cell office:value-type="float" office:value="7721230290" calcext:value-type="float">
            <text:p>7721230290</text:p>
          </table:table-cell>
          <table:table-cell office:value-type="string" calcext:value-type="string">
            <text:p>Деятельность по управлению финансово-промышленными группами</text:p>
          </table:table-cell>
        </table:table-row>
        <table:table-row table:style-name="ro1">
          <table:table-cell office:value-type="string" calcext:value-type="string">
            <text:p>RU000A0JW3A6</text:p>
          </table:table-cell>
          <table:table-cell office:value-type="float" office:value="7731559044" calcext:value-type="float">
            <text:p>7731559044</text:p>
          </table:table-cell>
          <table:table-cell office:value-type="string" calcext:value-type="string">
            <text:p>Деятельность по управлению финансово-промышленными группами</text:p>
          </table:table-cell>
        </table:table-row>
        <table:table-row table:style-name="ro1">
          <table:table-cell office:value-type="string" calcext:value-type="string">
            <text:p>RU000A0ZYMM1</text:p>
          </table:table-cell>
          <table:table-cell office:value-type="float" office:value="7731559044" calcext:value-type="float">
            <text:p>7731559044</text:p>
          </table:table-cell>
          <table:table-cell office:value-type="string" calcext:value-type="string">
            <text:p>Деятельность по управлению финансово-промышленными группами</text:p>
          </table:table-cell>
        </table:table-row>
        <table:table-row table:style-name="ro1">
          <table:table-cell office:value-type="string" calcext:value-type="string">
            <text:p>RU000A0ZYMN9</text:p>
          </table:table-cell>
          <table:table-cell office:value-type="float" office:value="7731559044" calcext:value-type="float">
            <text:p>7731559044</text:p>
          </table:table-cell>
          <table:table-cell office:value-type="string" calcext:value-type="string">
            <text:p>Деятельность по управлению финансово-промышленными группами</text:p>
          </table:table-cell>
        </table:table-row>
        <table:table-row table:style-name="ro1">
          <table:table-cell office:value-type="string" calcext:value-type="string">
            <text:p>RU000A0JWDB1</text:p>
          </table:table-cell>
          <table:table-cell office:value-type="float" office:value="7731644035" calcext:value-type="float">
            <text:p>7731644035</text:p>
          </table:table-cell>
          <table:table-cell office:value-type="string" calcext:value-type="string">
            <text:p>Деятельность по управлению финансово-промышленными группами</text:p>
          </table:table-cell>
        </table:table-row>
        <table:table-row table:style-name="ro1">
          <table:table-cell office:value-type="string" calcext:value-type="string">
            <text:p>RU000A0JWK74</text:p>
          </table:table-cell>
          <table:table-cell office:value-type="float" office:value="7731644035" calcext:value-type="float">
            <text:p>7731644035</text:p>
          </table:table-cell>
          <table:table-cell office:value-type="string" calcext:value-type="string">
            <text:p>Деятельность по управлению финансово-промышленными группами</text:p>
          </table:table-cell>
        </table:table-row>
        <table:table-row table:style-name="ro1">
          <table:table-cell office:value-type="string" calcext:value-type="string">
            <text:p>SVAV</text:p>
          </table:table-cell>
          <table:table-cell office:value-type="float" office:value="3528079131" calcext:value-type="float">
            <text:p>3528079131</text:p>
          </table:table-cell>
          <table:table-cell office:value-type="string" calcext:value-type="string">
            <text:p>Деятельность по управлению холдинг-компаниями</text:p>
          </table:table-cell>
        </table:table-row>
        <table:table-row table:style-name="ro1">
          <table:table-cell office:value-type="string" calcext:value-type="string">
            <text:p>RU000A104A39</text:p>
          </table:table-cell>
          <table:table-cell office:value-type="float" office:value="3808175078" calcext:value-type="float">
            <text:p>3808175078</text:p>
          </table:table-cell>
          <table:table-cell office:value-type="string" calcext:value-type="string">
            <text:p>Деятельность по управлению холдинг-компаниями</text:p>
          </table:table-cell>
        </table:table-row>
        <table:table-row table:style-name="ro1">
          <table:table-cell office:value-type="string" calcext:value-type="string">
            <text:p>RU000A102Y58</text:p>
          </table:table-cell>
          <table:table-cell office:value-type="float" office:value="6685151087" calcext:value-type="float">
            <text:p>6685151087</text:p>
          </table:table-cell>
          <table:table-cell office:value-type="string" calcext:value-type="string">
            <text:p>Деятельность по управлению холдинг-компаниями</text:p>
          </table:table-cell>
        </table:table-row>
        <table:table-row table:style-name="ro1">
          <table:table-cell office:value-type="string" calcext:value-type="string">
            <text:p>RU000A1048A9</text:p>
          </table:table-cell>
          <table:table-cell office:value-type="float" office:value="6685151087" calcext:value-type="float">
            <text:p>6685151087</text:p>
          </table:table-cell>
          <table:table-cell office:value-type="string" calcext:value-type="string">
            <text:p>Деятельность по управлению холдинг-компаниями</text:p>
          </table:table-cell>
        </table:table-row>
        <table:table-row table:style-name="ro1">
          <table:table-cell office:value-type="string" calcext:value-type="string">
            <text:p>RU000A100B73</text:p>
          </table:table-cell>
          <table:table-cell office:value-type="float" office:value="7705392230" calcext:value-type="float">
            <text:p>7705392230</text:p>
          </table:table-cell>
          <table:table-cell office:value-type="string" calcext:value-type="string">
            <text:p>Деятельность по управлению холдинг-компаниями</text:p>
          </table:table-cell>
        </table:table-row>
        <table:table-row table:style-name="ro1">
          <table:table-cell office:value-type="string" calcext:value-type="string">
            <text:p>RU000A100YF3</text:p>
          </table:table-cell>
          <table:table-cell office:value-type="float" office:value="7705392230" calcext:value-type="float">
            <text:p>7705392230</text:p>
          </table:table-cell>
          <table:table-cell office:value-type="string" calcext:value-type="string">
            <text:p>Деятельность по управлению холдинг-компаниями</text:p>
          </table:table-cell>
        </table:table-row>
        <table:table-row table:style-name="ro1">
          <table:table-cell office:value-type="string" calcext:value-type="string">
            <text:p>RU000A101EF3</text:p>
          </table:table-cell>
          <table:table-cell office:value-type="float" office:value="7705392230" calcext:value-type="float">
            <text:p>7705392230</text:p>
          </table:table-cell>
          <table:table-cell office:value-type="string" calcext:value-type="string">
            <text:p>Деятельность по управлению холдинг-компаниями</text:p>
          </table:table-cell>
        </table:table-row>
        <table:table-row table:style-name="ro1">
          <table:table-cell office:value-type="string" calcext:value-type="string">
            <text:p>RU000A101R90</text:p>
          </table:table-cell>
          <table:table-cell office:value-type="float" office:value="7705392230" calcext:value-type="float">
            <text:p>7705392230</text:p>
          </table:table-cell>
          <table:table-cell office:value-type="string" calcext:value-type="string">
            <text:p>Деятельность по управлению холдинг-компаниями</text:p>
          </table:table-cell>
        </table:table-row>
        <table:table-row table:style-name="ro1">
          <table:table-cell office:value-type="string" calcext:value-type="string">
            <text:p>RU000A1057A0</text:p>
          </table:table-cell>
          <table:table-cell office:value-type="float" office:value="7705392230" calcext:value-type="float">
            <text:p>7705392230</text:p>
          </table:table-cell>
          <table:table-cell office:value-type="string" calcext:value-type="string">
            <text:p>Деятельность по управлению холдинг-компаниями</text:p>
          </table:table-cell>
        </table:table-row>
        <table:table-row table:style-name="ro1">
          <table:table-cell office:value-type="string" calcext:value-type="string">
            <text:p>RU000A1057D4</text:p>
          </table:table-cell>
          <table:table-cell office:value-type="float" office:value="7705392230" calcext:value-type="float">
            <text:p>7705392230</text:p>
          </table:table-cell>
          <table:table-cell office:value-type="string" calcext:value-type="string">
            <text:p>Деятельность по управлению холдинг-компаниями</text:p>
          </table:table-cell>
        </table:table-row>
        <table:table-row table:style-name="ro1">
          <table:table-cell office:value-type="string" calcext:value-type="string">
            <text:p>RU000A105A04</text:p>
          </table:table-cell>
          <table:table-cell office:value-type="float" office:value="7705392230" calcext:value-type="float">
            <text:p>7705392230</text:p>
          </table:table-cell>
          <table:table-cell office:value-type="string" calcext:value-type="string">
            <text:p>Деятельность по управлению холдинг-компаниями</text:p>
          </table:table-cell>
        </table:table-row>
        <table:table-row table:style-name="ro1">
          <table:table-cell office:value-type="string" calcext:value-type="string">
            <text:p>RU000A105M75</text:p>
          </table:table-cell>
          <table:table-cell office:value-type="float" office:value="7705392230" calcext:value-type="float">
            <text:p>7705392230</text:p>
          </table:table-cell>
          <table:table-cell office:value-type="string" calcext:value-type="string">
            <text:p>Деятельность по управлению холдинг-компаниями</text:p>
          </table:table-cell>
        </table:table-row>
        <table:table-row table:style-name="ro1">
          <table:table-cell office:value-type="string" calcext:value-type="string">
            <text:p>RU000A105W08</text:p>
          </table:table-cell>
          <table:table-cell office:value-type="float" office:value="7705392230" calcext:value-type="float">
            <text:p>7705392230</text:p>
          </table:table-cell>
          <table:table-cell office:value-type="string" calcext:value-type="string">
            <text:p>Деятельность по управлению холдинг-компаниями</text:p>
          </table:table-cell>
        </table:table-row>
        <table:table-row table:style-name="ro1">
          <table:table-cell office:value-type="string" calcext:value-type="string">
            <text:p>RU000A1071S3</text:p>
          </table:table-cell>
          <table:table-cell office:value-type="float" office:value="7705392230" calcext:value-type="float">
            <text:p>7705392230</text:p>
          </table:table-cell>
          <table:table-cell office:value-type="string" calcext:value-type="string">
            <text:p>Деятельность по управлению холдинг-компаниями</text:p>
          </table:table-cell>
        </table:table-row>
        <table:table-row table:style-name="ro1">
          <table:table-cell office:value-type="string" calcext:value-type="string">
            <text:p>RU000A107001</text:p>
          </table:table-cell>
          <table:table-cell office:value-type="float" office:value="7707466328" calcext:value-type="float">
            <text:p>7707466328</text:p>
          </table:table-cell>
          <table:table-cell office:value-type="string" calcext:value-type="string">
            <text:p>Деятельность по управлению холдинг-компаниями</text:p>
          </table:table-cell>
        </table:table-row>
        <table:table-row table:style-name="ro1">
          <table:table-cell office:value-type="string" calcext:value-type="string">
            <text:p>ASTR</text:p>
          </table:table-cell>
          <table:table-cell office:value-type="float" office:value="7726476459" calcext:value-type="float">
            <text:p>7726476459</text:p>
          </table:table-cell>
          <table:table-cell office:value-type="string" calcext:value-type="string">
            <text:p>Деятельность по управлению холдинг-компаниями</text:p>
          </table:table-cell>
        </table:table-row>
        <table:table-row table:style-name="ro1">
          <table:table-cell office:value-type="string" calcext:value-type="string">
            <text:p>WUSH</text:p>
          </table:table-cell>
          <table:table-cell office:value-type="float" office:value="9703103060" calcext:value-type="float">
            <text:p>9703103060</text:p>
          </table:table-cell>
          <table:table-cell office:value-type="string" calcext:value-type="string">
            <text:p>Деятельность по управлению холдинг-компаниями</text:p>
          </table:table-cell>
        </table:table-row>
        <table:table-row table:style-name="ro1">
          <table:table-cell office:value-type="string" calcext:value-type="string">
            <text:p>AMRB</text:p>
          </table:table-cell>
          <table:table-cell office:value-type="float" office:value="7701253764" calcext:value-type="float">
            <text:p>7701253764</text:p>
          </table:table-cell>
          <table:table-cell table:style-name="ce1" office:value-type="string" calcext:value-type="string">
            <text:p>Деятельность по управлению ценными бумагами</text:p>
          </table:table-cell>
        </table:table-row>
        <table:table-row table:style-name="ro1">
          <table:table-cell office:value-type="string" calcext:value-type="string">
            <text:p>AMRE</text:p>
          </table:table-cell>
          <table:table-cell office:value-type="float" office:value="7701253764" calcext:value-type="float">
            <text:p>7701253764</text:p>
          </table:table-cell>
          <table:table-cell table:style-name="ce1" office:value-type="string" calcext:value-type="string">
            <text:p>Деятельность по управлению ценными бумагами</text:p>
          </table:table-cell>
        </table:table-row>
        <table:table-row table:style-name="ro1">
          <table:table-cell office:value-type="string" calcext:value-type="string">
            <text:p>AMRH</text:p>
          </table:table-cell>
          <table:table-cell office:value-type="float" office:value="7701253764" calcext:value-type="float">
            <text:p>7701253764</text:p>
          </table:table-cell>
          <table:table-cell table:style-name="ce1" office:value-type="string" calcext:value-type="string">
            <text:p>Деятельность по управлению ценными бумагами</text:p>
          </table:table-cell>
        </table:table-row>
        <table:table-row table:style-name="ro1">
          <table:table-cell office:value-type="string" calcext:value-type="string">
            <text:p>RU000A0JXQ51</text:p>
          </table:table-cell>
          <table:table-cell office:value-type="float" office:value="7708813750" calcext:value-type="float">
            <text:p>7708813750</text:p>
          </table:table-cell>
          <table:table-cell office:value-type="string" calcext:value-type="string">
            <text:p>Деятельность по управлению ценными бумагами</text:p>
          </table:table-cell>
        </table:table-row>
        <table:table-row table:style-name="ro1">
          <table:table-cell office:value-type="string" calcext:value-type="string">
            <text:p>RU000A100733</text:p>
          </table:table-cell>
          <table:table-cell office:value-type="float" office:value="7708813750" calcext:value-type="float">
            <text:p>7708813750</text:p>
          </table:table-cell>
          <table:table-cell office:value-type="string" calcext:value-type="string">
            <text:p>Деятельность по управлению ценными бумагами</text:p>
          </table:table-cell>
        </table:table-row>
        <table:table-row table:style-name="ro1">
          <table:table-cell office:value-type="string" calcext:value-type="string">
            <text:p>RU000A103PC2</text:p>
          </table:table-cell>
          <table:table-cell office:value-type="float" office:value="7708813750" calcext:value-type="float">
            <text:p>7708813750</text:p>
          </table:table-cell>
          <table:table-cell office:value-type="string" calcext:value-type="string">
            <text:p>Деятельность по управлению ценными бумагами</text:p>
          </table:table-cell>
        </table:table-row>
        <table:table-row table:style-name="ro1">
          <table:table-cell office:value-type="string" calcext:value-type="string">
            <text:p>RU000A106K35</text:p>
          </table:table-cell>
          <table:table-cell office:value-type="float" office:value="7708813750" calcext:value-type="float">
            <text:p>7708813750</text:p>
          </table:table-cell>
          <table:table-cell office:value-type="string" calcext:value-type="string">
            <text:p>Деятельность по управлению ценными бумагами</text:p>
          </table:table-cell>
        </table:table-row>
        <table:table-row table:style-name="ro1">
          <table:table-cell office:value-type="string" calcext:value-type="string">
            <text:p>MKBD</text:p>
          </table:table-cell>
          <table:table-cell office:value-type="float" office:value="7710186602" calcext:value-type="float">
            <text:p>7710186602</text:p>
          </table:table-cell>
          <table:table-cell office:value-type="string" calcext:value-type="string">
            <text:p>Деятельность по управлению ценными бумагами</text:p>
          </table:table-cell>
        </table:table-row>
        <table:table-row table:style-name="ro1">
          <table:table-cell office:value-type="string" calcext:value-type="string">
            <text:p>RU000A101UY0</text:p>
          </table:table-cell>
          <table:table-cell office:value-type="float" office:value="7710186602" calcext:value-type="float">
            <text:p>7710186602</text:p>
          </table:table-cell>
          <table:table-cell office:value-type="string" calcext:value-type="string">
            <text:p>Деятельность по управлению ценными бумагами</text:p>
          </table:table-cell>
        </table:table-row>
        <table:table-row table:style-name="ro1">
          <table:table-cell office:value-type="string" calcext:value-type="string">
            <text:p>SUGB</text:p>
          </table:table-cell>
          <table:table-cell office:value-type="float" office:value="7710186602" calcext:value-type="float">
            <text:p>7710186602</text:p>
          </table:table-cell>
          <table:table-cell office:value-type="string" calcext:value-type="string">
            <text:p>Деятельность по управлению ценными бумагами</text:p>
          </table:table-cell>
        </table:table-row>
        <table:table-row table:style-name="ro1">
          <table:table-cell office:value-type="string" calcext:value-type="string">
            <text:p>AKGD</text:p>
          </table:table-cell>
          <table:table-cell office:value-type="float" office:value="7728142469" calcext:value-type="float">
            <text:p>7728142469</text:p>
          </table:table-cell>
          <table:table-cell table:style-name="ce1" office:value-type="string" calcext:value-type="string">
            <text:p>Деятельность по управлению ценными бумагами</text:p>
          </table:table-cell>
        </table:table-row>
        <table:table-row table:style-name="ro1">
          <table:table-cell office:value-type="string" calcext:value-type="string">
            <text:p>AKMB</text:p>
          </table:table-cell>
          <table:table-cell office:value-type="float" office:value="7728142469" calcext:value-type="float">
            <text:p>7728142469</text:p>
          </table:table-cell>
          <table:table-cell table:style-name="ce1" office:value-type="string" calcext:value-type="string">
            <text:p>Деятельность по управлению ценными бумагами</text:p>
          </table:table-cell>
        </table:table-row>
        <table:table-row table:style-name="ro1">
          <table:table-cell office:value-type="string" calcext:value-type="string">
            <text:p>AKME</text:p>
          </table:table-cell>
          <table:table-cell office:value-type="float" office:value="7728142469" calcext:value-type="float">
            <text:p>7728142469</text:p>
          </table:table-cell>
          <table:table-cell table:style-name="ce1" office:value-type="string" calcext:value-type="string">
            <text:p>Деятельность по управлению ценными бумагами</text:p>
          </table:table-cell>
        </table:table-row>
        <table:table-row table:style-name="ro1">
          <table:table-cell office:value-type="string" calcext:value-type="string">
            <text:p>AKMM</text:p>
          </table:table-cell>
          <table:table-cell office:value-type="float" office:value="7728142469" calcext:value-type="float">
            <text:p>7728142469</text:p>
          </table:table-cell>
          <table:table-cell table:style-name="ce1" office:value-type="string" calcext:value-type="string">
            <text:p>Деятельность по управлению ценными бумагами</text:p>
          </table:table-cell>
        </table:table-row>
        <table:table-row table:style-name="ro1">
          <table:table-cell office:value-type="string" calcext:value-type="string">
            <text:p>AKQU</text:p>
          </table:table-cell>
          <table:table-cell office:value-type="float" office:value="7728142469" calcext:value-type="float">
            <text:p>7728142469</text:p>
          </table:table-cell>
          <table:table-cell table:style-name="ce1" office:value-type="string" calcext:value-type="string">
            <text:p>Деятельность по управлению ценными бумагами</text:p>
          </table:table-cell>
        </table:table-row>
        <table:table-row table:style-name="ro1">
          <table:table-cell office:value-type="string" calcext:value-type="string">
            <text:p>ARSA</text:p>
          </table:table-cell>
          <table:table-cell office:value-type="float" office:value="7840303927" calcext:value-type="float">
            <text:p>7840303927</text:p>
          </table:table-cell>
          <table:table-cell table:style-name="ce1" office:value-type="string" calcext:value-type="string">
            <text:p>Деятельность по управлению ценными бумагами</text:p>
          </table:table-cell>
        </table:table-row>
        <table:table-row table:style-name="ro1">
          <table:table-cell office:value-type="string" calcext:value-type="string">
            <text:p>RU000A100Q35</text:p>
          </table:table-cell>
          <table:table-cell office:value-type="float" office:value="278181110" calcext:value-type="float">
            <text:p>278181110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1022E6</text:p>
          </table:table-cell>
          <table:table-cell office:value-type="float" office:value="278181110" calcext:value-type="float">
            <text:p>278181110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106EP1</text:p>
          </table:table-cell>
          <table:table-cell office:value-type="float" office:value="278181110" calcext:value-type="float">
            <text:p>278181110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1029F8</text:p>
          </table:table-cell>
          <table:table-cell office:value-type="float" office:value="1655096633" calcext:value-type="float">
            <text:p>1655096633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1034X1</text:p>
          </table:table-cell>
          <table:table-cell office:value-type="float" office:value="1655096633" calcext:value-type="float">
            <text:p>1655096633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104XE0</text:p>
          </table:table-cell>
          <table:table-cell office:value-type="float" office:value="1655096633" calcext:value-type="float">
            <text:p>1655096633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1053H4</text:p>
          </table:table-cell>
          <table:table-cell office:value-type="float" office:value="1655096633" calcext:value-type="float">
            <text:p>1655096633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105RF6</text:p>
          </table:table-cell>
          <table:table-cell office:value-type="float" office:value="1655096633" calcext:value-type="float">
            <text:p>1655096633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105WZ4</text:p>
          </table:table-cell>
          <table:table-cell office:value-type="float" office:value="1655096633" calcext:value-type="float">
            <text:p>1655096633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106987</text:p>
          </table:table-cell>
          <table:table-cell office:value-type="float" office:value="1655096633" calcext:value-type="float">
            <text:p>1655096633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106GB6</text:p>
          </table:table-cell>
          <table:table-cell office:value-type="float" office:value="1655096633" calcext:value-type="float">
            <text:p>1655096633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107480</text:p>
          </table:table-cell>
          <table:table-cell office:value-type="float" office:value="1655096633" calcext:value-type="float">
            <text:p>1655096633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104B61</text:p>
          </table:table-cell>
          <table:table-cell office:value-type="float" office:value="1655099271" calcext:value-type="float">
            <text:p>1655099271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105CL6</text:p>
          </table:table-cell>
          <table:table-cell office:value-type="float" office:value="2311127765" calcext:value-type="float">
            <text:p>2311127765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106AK0</text:p>
          </table:table-cell>
          <table:table-cell office:value-type="float" office:value="2311127765" calcext:value-type="float">
            <text:p>2311127765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1078H1</text:p>
          </table:table-cell>
          <table:table-cell office:value-type="float" office:value="2311127765" calcext:value-type="float">
            <text:p>2311127765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103CD8</text:p>
          </table:table-cell>
          <table:table-cell office:value-type="float" office:value="2463057784" calcext:value-type="float">
            <text:p>2463057784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102FX1</text:p>
          </table:table-cell>
          <table:table-cell office:value-type="float" office:value="4025428684" calcext:value-type="float">
            <text:p>4025428684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104CE4</text:p>
          </table:table-cell>
          <table:table-cell office:value-type="float" office:value="4025428684" calcext:value-type="float">
            <text:p>4025428684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104UF3</text:p>
          </table:table-cell>
          <table:table-cell office:value-type="float" office:value="4025428684" calcext:value-type="float">
            <text:p>4025428684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1056Q8</text:p>
          </table:table-cell>
          <table:table-cell office:value-type="float" office:value="4025428684" calcext:value-type="float">
            <text:p>4025428684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106JC8</text:p>
          </table:table-cell>
          <table:table-cell office:value-type="float" office:value="4025428684" calcext:value-type="float">
            <text:p>4025428684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104107</text:p>
          </table:table-cell>
          <table:table-cell office:value-type="float" office:value="5837026589" calcext:value-type="float">
            <text:p>5837026589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1063Y8</text:p>
          </table:table-cell>
          <table:table-cell office:value-type="float" office:value="5837026589" calcext:value-type="float">
            <text:p>5837026589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1030U5</text:p>
          </table:table-cell>
          <table:table-cell office:value-type="float" office:value="6455041925" calcext:value-type="float">
            <text:p>6455041925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1067T9</text:p>
          </table:table-cell>
          <table:table-cell office:value-type="float" office:value="6455041925" calcext:value-type="float">
            <text:p>6455041925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106R12</text:p>
          </table:table-cell>
          <table:table-cell office:value-type="float" office:value="6455041925" calcext:value-type="float">
            <text:p>6455041925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1078Y6</text:p>
          </table:table-cell>
          <table:table-cell office:value-type="float" office:value="6455041925" calcext:value-type="float">
            <text:p>6455041925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106J61</text:p>
          </table:table-cell>
          <table:table-cell office:value-type="float" office:value="6659083401" calcext:value-type="float">
            <text:p>6659083401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1074N8</text:p>
          </table:table-cell>
          <table:table-cell office:value-type="float" office:value="6659083401" calcext:value-type="float">
            <text:p>6659083401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104C78</text:p>
          </table:table-cell>
          <table:table-cell office:value-type="float" office:value="7703413614" calcext:value-type="float">
            <text:p>7703413614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105TR7</text:p>
          </table:table-cell>
          <table:table-cell office:value-type="float" office:value="7703413614" calcext:value-type="float">
            <text:p>7703413614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106GC4</text:p>
          </table:table-cell>
          <table:table-cell office:value-type="float" office:value="7703413614" calcext:value-type="float">
            <text:p>7703413614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107217</text:p>
          </table:table-cell>
          <table:table-cell office:value-type="float" office:value="7703413614" calcext:value-type="float">
            <text:p>7703413614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105YQ9</text:p>
          </table:table-cell>
          <table:table-cell office:value-type="float" office:value="7708582197" calcext:value-type="float">
            <text:p>7708582197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106XJ4</text:p>
          </table:table-cell>
          <table:table-cell office:value-type="float" office:value="7708582197" calcext:value-type="float">
            <text:p>7708582197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0JV8D0</text:p>
          </table:table-cell>
          <table:table-cell office:value-type="float" office:value="7709413138" calcext:value-type="float">
            <text:p>7709413138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0JV8G3</text:p>
          </table:table-cell>
          <table:table-cell office:value-type="float" office:value="7709413138" calcext:value-type="float">
            <text:p>7709413138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0JV9D8</text:p>
          </table:table-cell>
          <table:table-cell office:value-type="float" office:value="7709413138" calcext:value-type="float">
            <text:p>7709413138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0JV9H9</text:p>
          </table:table-cell>
          <table:table-cell office:value-type="float" office:value="7709413138" calcext:value-type="float">
            <text:p>7709413138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0JVNL1</text:p>
          </table:table-cell>
          <table:table-cell office:value-type="float" office:value="7709413138" calcext:value-type="float">
            <text:p>7709413138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102GW1</text:p>
          </table:table-cell>
          <table:table-cell office:value-type="float" office:value="7709780434" calcext:value-type="float">
            <text:p>7709780434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102QQ2</text:p>
          </table:table-cell>
          <table:table-cell office:value-type="float" office:value="7709780434" calcext:value-type="float">
            <text:p>7709780434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104388</text:p>
          </table:table-cell>
          <table:table-cell office:value-type="float" office:value="7709780434" calcext:value-type="float">
            <text:p>7709780434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106946</text:p>
          </table:table-cell>
          <table:table-cell office:value-type="float" office:value="7709780434" calcext:value-type="float">
            <text:p>7709780434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0JV375</text:p>
          </table:table-cell>
          <table:table-cell office:value-type="float" office:value="7720261827" calcext:value-type="float">
            <text:p>7720261827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0JVA10</text:p>
          </table:table-cell>
          <table:table-cell office:value-type="float" office:value="7720261827" calcext:value-type="float">
            <text:p>7720261827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0JVWD9</text:p>
          </table:table-cell>
          <table:table-cell office:value-type="float" office:value="7720261827" calcext:value-type="float">
            <text:p>7720261827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0JVWJ6</text:p>
          </table:table-cell>
          <table:table-cell office:value-type="float" office:value="7720261827" calcext:value-type="float">
            <text:p>7720261827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0JW1P8</text:p>
          </table:table-cell>
          <table:table-cell office:value-type="float" office:value="7720261827" calcext:value-type="float">
            <text:p>7720261827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0JWST1</text:p>
          </table:table-cell>
          <table:table-cell office:value-type="float" office:value="7720261827" calcext:value-type="float">
            <text:p>7720261827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0JWTV5</text:p>
          </table:table-cell>
          <table:table-cell office:value-type="float" office:value="7720261827" calcext:value-type="float">
            <text:p>7720261827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0JX199</text:p>
          </table:table-cell>
          <table:table-cell office:value-type="float" office:value="7720261827" calcext:value-type="float">
            <text:p>7720261827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0JXE06</text:p>
          </table:table-cell>
          <table:table-cell office:value-type="float" office:value="7720261827" calcext:value-type="float">
            <text:p>7720261827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0JXPG2</text:p>
          </table:table-cell>
          <table:table-cell office:value-type="float" office:value="7720261827" calcext:value-type="float">
            <text:p>7720261827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0JY023</text:p>
          </table:table-cell>
          <table:table-cell office:value-type="float" office:value="7720261827" calcext:value-type="float">
            <text:p>7720261827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0ZYAP9</text:p>
          </table:table-cell>
          <table:table-cell office:value-type="float" office:value="7720261827" calcext:value-type="float">
            <text:p>7720261827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0ZYNY4</text:p>
          </table:table-cell>
          <table:table-cell office:value-type="float" office:value="7720261827" calcext:value-type="float">
            <text:p>7720261827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0ZYR91</text:p>
          </table:table-cell>
          <table:table-cell office:value-type="float" office:value="7720261827" calcext:value-type="float">
            <text:p>7720261827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0ZZ1J8</text:p>
          </table:table-cell>
          <table:table-cell office:value-type="float" office:value="7720261827" calcext:value-type="float">
            <text:p>7720261827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0ZZ984</text:p>
          </table:table-cell>
          <table:table-cell office:value-type="float" office:value="7720261827" calcext:value-type="float">
            <text:p>7720261827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0ZZAL5</text:p>
          </table:table-cell>
          <table:table-cell office:value-type="float" office:value="7720261827" calcext:value-type="float">
            <text:p>7720261827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0ZZV11</text:p>
          </table:table-cell>
          <table:table-cell office:value-type="float" office:value="7720261827" calcext:value-type="float">
            <text:p>7720261827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1003A4</text:p>
          </table:table-cell>
          <table:table-cell office:value-type="float" office:value="7720261827" calcext:value-type="float">
            <text:p>7720261827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100FE5</text:p>
          </table:table-cell>
          <table:table-cell office:value-type="float" office:value="7720261827" calcext:value-type="float">
            <text:p>7720261827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100Z91</text:p>
          </table:table-cell>
          <table:table-cell office:value-type="float" office:value="7720261827" calcext:value-type="float">
            <text:p>7720261827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101GD3</text:p>
          </table:table-cell>
          <table:table-cell office:value-type="float" office:value="7720261827" calcext:value-type="float">
            <text:p>7720261827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101QL5</text:p>
          </table:table-cell>
          <table:table-cell office:value-type="float" office:value="7720261827" calcext:value-type="float">
            <text:p>7720261827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101SC0</text:p>
          </table:table-cell>
          <table:table-cell office:value-type="float" office:value="7720261827" calcext:value-type="float">
            <text:p>7720261827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101SD8</text:p>
          </table:table-cell>
          <table:table-cell office:value-type="float" office:value="7720261827" calcext:value-type="float">
            <text:p>7720261827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102VR0</text:p>
          </table:table-cell>
          <table:table-cell office:value-type="float" office:value="7720261827" calcext:value-type="float">
            <text:p>7720261827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1038M5</text:p>
          </table:table-cell>
          <table:table-cell office:value-type="float" office:value="7720261827" calcext:value-type="float">
            <text:p>7720261827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105KB0</text:p>
          </table:table-cell>
          <table:table-cell office:value-type="float" office:value="7720261827" calcext:value-type="float">
            <text:p>7720261827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1077H3</text:p>
          </table:table-cell>
          <table:table-cell office:value-type="float" office:value="7720261827" calcext:value-type="float">
            <text:p>7720261827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1078V2</text:p>
          </table:table-cell>
          <table:table-cell office:value-type="float" office:value="7720261827" calcext:value-type="float">
            <text:p>7720261827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102234</text:p>
          </table:table-cell>
          <table:table-cell office:value-type="float" office:value="7723609647" calcext:value-type="float">
            <text:p>7723609647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1032X5</text:p>
          </table:table-cell>
          <table:table-cell office:value-type="float" office:value="7723609647" calcext:value-type="float">
            <text:p>7723609647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103TS0</text:p>
          </table:table-cell>
          <table:table-cell office:value-type="float" office:value="7723609647" calcext:value-type="float">
            <text:p>7723609647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100TT4</text:p>
          </table:table-cell>
          <table:table-cell office:value-type="float" office:value="7728192413" calcext:value-type="float">
            <text:p>7728192413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102GC3</text:p>
          </table:table-cell>
          <table:table-cell office:value-type="float" office:value="7728192413" calcext:value-type="float">
            <text:p>7728192413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103DY2</text:p>
          </table:table-cell>
          <table:table-cell office:value-type="float" office:value="7728192413" calcext:value-type="float">
            <text:p>7728192413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105427</text:p>
          </table:table-cell>
          <table:table-cell office:value-type="float" office:value="7728192413" calcext:value-type="float">
            <text:p>7728192413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1076A0</text:p>
          </table:table-cell>
          <table:table-cell office:value-type="float" office:value="7728192413" calcext:value-type="float">
            <text:p>7728192413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1037E4</text:p>
          </table:table-cell>
          <table:table-cell office:value-type="float" office:value="7730665201" calcext:value-type="float">
            <text:p>7730665201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106PY9</text:p>
          </table:table-cell>
          <table:table-cell office:value-type="float" office:value="7733258187" calcext:value-type="float">
            <text:p>7733258187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104B04</text:p>
          </table:table-cell>
          <table:table-cell office:value-type="float" office:value="7801182235" calcext:value-type="float">
            <text:p>7801182235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103RY2</text:p>
          </table:table-cell>
          <table:table-cell office:value-type="float" office:value="7802131219" calcext:value-type="float">
            <text:p>7802131219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104W58</text:p>
          </table:table-cell>
          <table:table-cell office:value-type="float" office:value="7802131219" calcext:value-type="float">
            <text:p>7802131219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105FU0</text:p>
          </table:table-cell>
          <table:table-cell office:value-type="float" office:value="7802131219" calcext:value-type="float">
            <text:p>7802131219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105Y30</text:p>
          </table:table-cell>
          <table:table-cell office:value-type="float" office:value="7802131219" calcext:value-type="float">
            <text:p>7802131219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106SF2</text:p>
          </table:table-cell>
          <table:table-cell office:value-type="float" office:value="7802131219" calcext:value-type="float">
            <text:p>7802131219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1077X0</text:p>
          </table:table-cell>
          <table:table-cell office:value-type="float" office:value="7802131219" calcext:value-type="float">
            <text:p>7802131219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106T85</text:p>
          </table:table-cell>
          <table:table-cell office:value-type="float" office:value="7805485840" calcext:value-type="float">
            <text:p>7805485840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105M59</text:p>
          </table:table-cell>
          <table:table-cell office:value-type="float" office:value="7813379412" calcext:value-type="float">
            <text:p>7813379412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105SK4</text:p>
          </table:table-cell>
          <table:table-cell office:value-type="float" office:value="7813379412" calcext:value-type="float">
            <text:p>7813379412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107076</text:p>
          </table:table-cell>
          <table:table-cell office:value-type="float" office:value="7813379412" calcext:value-type="float">
            <text:p>7813379412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0JWVL2</text:p>
          </table:table-cell>
          <table:table-cell office:value-type="float" office:value="9705101614" calcext:value-type="float">
            <text:p>9705101614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0ZZBV2</text:p>
          </table:table-cell>
          <table:table-cell office:value-type="float" office:value="9705101614" calcext:value-type="float">
            <text:p>9705101614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1004K1</text:p>
          </table:table-cell>
          <table:table-cell office:value-type="float" office:value="9705101614" calcext:value-type="float">
            <text:p>9705101614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100DG5</text:p>
          </table:table-cell>
          <table:table-cell office:value-type="float" office:value="9705101614" calcext:value-type="float">
            <text:p>9705101614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100W60</text:p>
          </table:table-cell>
          <table:table-cell office:value-type="float" office:value="9705101614" calcext:value-type="float">
            <text:p>9705101614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102RU2</text:p>
          </table:table-cell>
          <table:table-cell office:value-type="float" office:value="9705101614" calcext:value-type="float">
            <text:p>9705101614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1034J0</text:p>
          </table:table-cell>
          <table:table-cell office:value-type="float" office:value="9705101614" calcext:value-type="float">
            <text:p>9705101614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103KJ8</text:p>
          </table:table-cell>
          <table:table-cell office:value-type="float" office:value="9705101614" calcext:value-type="float">
            <text:p>9705101614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103S14</text:p>
          </table:table-cell>
          <table:table-cell office:value-type="float" office:value="9705101614" calcext:value-type="float">
            <text:p>9705101614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105518</text:p>
          </table:table-cell>
          <table:table-cell office:value-type="float" office:value="9705101614" calcext:value-type="float">
            <text:p>9705101614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106F40</text:p>
          </table:table-cell>
          <table:table-cell office:value-type="float" office:value="9705101614" calcext:value-type="float">
            <text:p>9705101614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106TJ2</text:p>
          </table:table-cell>
          <table:table-cell office:value-type="float" office:value="9729292044" calcext:value-type="float">
            <text:p>9729292044</text:p>
          </table:table-cell>
          <table:table-cell office:value-type="string" calcext:value-type="string">
            <text:p>Деятельность по финансовой аренде (лизингу/сублизингу)</text:p>
          </table:table-cell>
        </table:table-row>
        <table:table-row table:style-name="ro1">
          <table:table-cell office:value-type="string" calcext:value-type="string">
            <text:p>RU000A0JVZY8</text:p>
          </table:table-cell>
          <table:table-cell office:value-type="float" office:value="7724490000" calcext:value-type="float">
            <text:p>7724490000</text:p>
          </table:table-cell>
          <table:table-cell office:value-type="string" calcext:value-type="string">
            <text:p>Деятельность почтовой связи общего пользования</text:p>
          </table:table-cell>
        </table:table-row>
        <table:table-row table:style-name="ro1">
          <table:table-cell office:value-type="string" calcext:value-type="string">
            <text:p>RU000A0JWGV2</text:p>
          </table:table-cell>
          <table:table-cell office:value-type="float" office:value="7724490000" calcext:value-type="float">
            <text:p>7724490000</text:p>
          </table:table-cell>
          <table:table-cell office:value-type="string" calcext:value-type="string">
            <text:p>Деятельность почтовой связи общего пользования</text:p>
          </table:table-cell>
        </table:table-row>
        <table:table-row table:style-name="ro1">
          <table:table-cell office:value-type="string" calcext:value-type="string">
            <text:p>RU000A0JWTL6</text:p>
          </table:table-cell>
          <table:table-cell office:value-type="float" office:value="7724490000" calcext:value-type="float">
            <text:p>7724490000</text:p>
          </table:table-cell>
          <table:table-cell office:value-type="string" calcext:value-type="string">
            <text:p>Деятельность почтовой связи общего пользования</text:p>
          </table:table-cell>
        </table:table-row>
        <table:table-row table:style-name="ro1">
          <table:table-cell office:value-type="string" calcext:value-type="string">
            <text:p>RU000A0JXMP0</text:p>
          </table:table-cell>
          <table:table-cell office:value-type="float" office:value="7724490000" calcext:value-type="float">
            <text:p>7724490000</text:p>
          </table:table-cell>
          <table:table-cell office:value-type="string" calcext:value-type="string">
            <text:p>Деятельность почтовой связи общего пользования</text:p>
          </table:table-cell>
        </table:table-row>
        <table:table-row table:style-name="ro1">
          <table:table-cell office:value-type="string" calcext:value-type="string">
            <text:p>RU000A0JXRD5</text:p>
          </table:table-cell>
          <table:table-cell office:value-type="float" office:value="7724490000" calcext:value-type="float">
            <text:p>7724490000</text:p>
          </table:table-cell>
          <table:table-cell office:value-type="string" calcext:value-type="string">
            <text:p>Деятельность почтовой связи общего пользования</text:p>
          </table:table-cell>
        </table:table-row>
        <table:table-row table:style-name="ro1">
          <table:table-cell office:value-type="string" calcext:value-type="string">
            <text:p>RU000A0JXS59</text:p>
          </table:table-cell>
          <table:table-cell office:value-type="float" office:value="7724490000" calcext:value-type="float">
            <text:p>7724490000</text:p>
          </table:table-cell>
          <table:table-cell office:value-type="string" calcext:value-type="string">
            <text:p>Деятельность почтовой связи общего пользования</text:p>
          </table:table-cell>
        </table:table-row>
        <table:table-row table:style-name="ro1">
          <table:table-cell office:value-type="string" calcext:value-type="string">
            <text:p>RU000A0ZZ5H3</text:p>
          </table:table-cell>
          <table:table-cell office:value-type="float" office:value="7724490000" calcext:value-type="float">
            <text:p>7724490000</text:p>
          </table:table-cell>
          <table:table-cell office:value-type="string" calcext:value-type="string">
            <text:p>Деятельность почтовой связи общего пользования</text:p>
          </table:table-cell>
        </table:table-row>
        <table:table-row table:style-name="ro1">
          <table:table-cell office:value-type="string" calcext:value-type="string">
            <text:p>RU000A0ZZ5J9</text:p>
          </table:table-cell>
          <table:table-cell office:value-type="float" office:value="7724490000" calcext:value-type="float">
            <text:p>7724490000</text:p>
          </table:table-cell>
          <table:table-cell office:value-type="string" calcext:value-type="string">
            <text:p>Деятельность почтовой связи общего пользования</text:p>
          </table:table-cell>
        </table:table-row>
        <table:table-row table:style-name="ro1">
          <table:table-cell office:value-type="string" calcext:value-type="string">
            <text:p>RU000A1008Y3</text:p>
          </table:table-cell>
          <table:table-cell office:value-type="float" office:value="7724490000" calcext:value-type="float">
            <text:p>7724490000</text:p>
          </table:table-cell>
          <table:table-cell office:value-type="string" calcext:value-type="string">
            <text:p>Деятельность почтовой связи общего пользования</text:p>
          </table:table-cell>
        </table:table-row>
        <table:table-row table:style-name="ro1">
          <table:table-cell office:value-type="string" calcext:value-type="string">
            <text:p>RU000A100SZ3</text:p>
          </table:table-cell>
          <table:table-cell office:value-type="float" office:value="7724490000" calcext:value-type="float">
            <text:p>7724490000</text:p>
          </table:table-cell>
          <table:table-cell office:value-type="string" calcext:value-type="string">
            <text:p>Деятельность почтовой связи общего пользования</text:p>
          </table:table-cell>
        </table:table-row>
        <table:table-row table:style-name="ro1">
          <table:table-cell office:value-type="string" calcext:value-type="string">
            <text:p>RU000A100UT2</text:p>
          </table:table-cell>
          <table:table-cell office:value-type="float" office:value="7724490000" calcext:value-type="float">
            <text:p>7724490000</text:p>
          </table:table-cell>
          <table:table-cell office:value-type="string" calcext:value-type="string">
            <text:p>Деятельность почтовой связи общего пользования</text:p>
          </table:table-cell>
        </table:table-row>
        <table:table-row table:style-name="ro1">
          <table:table-cell office:value-type="string" calcext:value-type="string">
            <text:p>RU000A101ZH4</text:p>
          </table:table-cell>
          <table:table-cell office:value-type="float" office:value="7724490000" calcext:value-type="float">
            <text:p>7724490000</text:p>
          </table:table-cell>
          <table:table-cell office:value-type="string" calcext:value-type="string">
            <text:p>Деятельность почтовой связи общего пользования</text:p>
          </table:table-cell>
        </table:table-row>
        <table:table-row table:style-name="ro1">
          <table:table-cell office:value-type="string" calcext:value-type="string">
            <text:p>RU000A102E52</text:p>
          </table:table-cell>
          <table:table-cell office:value-type="float" office:value="7724490000" calcext:value-type="float">
            <text:p>7724490000</text:p>
          </table:table-cell>
          <table:table-cell office:value-type="string" calcext:value-type="string">
            <text:p>Деятельность почтовой связи общего пользования</text:p>
          </table:table-cell>
        </table:table-row>
        <table:table-row table:style-name="ro1">
          <table:table-cell office:value-type="string" calcext:value-type="string">
            <text:p>RU000A104V75</text:p>
          </table:table-cell>
          <table:table-cell office:value-type="float" office:value="7724490000" calcext:value-type="float">
            <text:p>7724490000</text:p>
          </table:table-cell>
          <table:table-cell office:value-type="string" calcext:value-type="string">
            <text:p>Деятельность почтовой связи общего пользования</text:p>
          </table:table-cell>
        </table:table-row>
        <table:table-row table:style-name="ro1">
          <table:table-cell office:value-type="string" calcext:value-type="string">
            <text:p>RU000A104W17</text:p>
          </table:table-cell>
          <table:table-cell office:value-type="float" office:value="7724490000" calcext:value-type="float">
            <text:p>7724490000</text:p>
          </table:table-cell>
          <table:table-cell office:value-type="string" calcext:value-type="string">
            <text:p>Деятельность почтовой связи общего пользования</text:p>
          </table:table-cell>
        </table:table-row>
        <table:table-row table:style-name="ro1">
          <table:table-cell office:value-type="string" calcext:value-type="string">
            <text:p>RU000A104W33</text:p>
          </table:table-cell>
          <table:table-cell office:value-type="float" office:value="7724490000" calcext:value-type="float">
            <text:p>7724490000</text:p>
          </table:table-cell>
          <table:table-cell office:value-type="string" calcext:value-type="string">
            <text:p>Деятельность почтовой связи общего пользования</text:p>
          </table:table-cell>
        </table:table-row>
        <table:table-row table:style-name="ro1">
          <table:table-cell office:value-type="string" calcext:value-type="string">
            <text:p>RU000A1055Y4</text:p>
          </table:table-cell>
          <table:table-cell office:value-type="float" office:value="7724490000" calcext:value-type="float">
            <text:p>7724490000</text:p>
          </table:table-cell>
          <table:table-cell office:value-type="string" calcext:value-type="string">
            <text:p>Деятельность почтовой связи общего пользования</text:p>
          </table:table-cell>
        </table:table-row>
        <table:table-row table:style-name="ro1">
          <table:table-cell office:value-type="string" calcext:value-type="string">
            <text:p>RU000A1014S3</text:p>
          </table:table-cell>
          <table:table-cell office:value-type="float" office:value="4205119220" calcext:value-type="float">
            <text:p>4205119220</text:p>
          </table:table-cell>
          <table:table-cell office:value-type="string" calcext:value-type="string">
            <text:p>Деятельность промышленного железнодорожного транспорта</text:p>
          </table:table-cell>
        </table:table-row>
        <table:table-row table:style-name="ro1">
          <table:table-cell office:value-type="string" calcext:value-type="string">
            <text:p>RU000A103133</text:p>
          </table:table-cell>
          <table:table-cell office:value-type="float" office:value="4205119220" calcext:value-type="float">
            <text:p>4205119220</text:p>
          </table:table-cell>
          <table:table-cell office:value-type="string" calcext:value-type="string">
            <text:p>Деятельность промышленного железнодорожного транспорта</text:p>
          </table:table-cell>
        </table:table-row>
        <table:table-row table:style-name="ro1">
          <table:table-cell office:value-type="string" calcext:value-type="string">
            <text:p>RU000A105CM4</text:p>
          </table:table-cell>
          <table:table-cell office:value-type="float" office:value="4205119220" calcext:value-type="float">
            <text:p>4205119220</text:p>
          </table:table-cell>
          <table:table-cell office:value-type="string" calcext:value-type="string">
            <text:p>Деятельность промышленного железнодорожного транспорта</text:p>
          </table:table-cell>
        </table:table-row>
        <table:table-row table:style-name="ro1">
          <table:table-cell office:value-type="string" calcext:value-type="string">
            <text:p>RU000A106SP1</text:p>
          </table:table-cell>
          <table:table-cell office:value-type="float" office:value="4205119220" calcext:value-type="float">
            <text:p>4205119220</text:p>
          </table:table-cell>
          <table:table-cell office:value-type="string" calcext:value-type="string">
            <text:p>Деятельность промышленного железнодорожного транспорта</text:p>
          </table:table-cell>
        </table:table-row>
        <table:table-row table:style-name="ro1">
          <table:table-cell office:value-type="string" calcext:value-type="string">
            <text:p>RU000A105RW1</text:p>
          </table:table-cell>
          <table:table-cell office:value-type="float" office:value="7703474222" calcext:value-type="float">
            <text:p>7703474222</text:p>
          </table:table-cell>
          <table:table-cell office:value-type="string" calcext:value-type="string">
            <text:p>Деятельность профессиональная, научная и техническая прочая, не включенная в другие группировки</text:p>
          </table:table-cell>
        </table:table-row>
        <table:table-row table:style-name="ro1">
          <table:table-cell office:value-type="string" calcext:value-type="string">
            <text:p>RU000A106169</text:p>
          </table:table-cell>
          <table:table-cell office:value-type="float" office:value="7703474222" calcext:value-type="float">
            <text:p>7703474222</text:p>
          </table:table-cell>
          <table:table-cell office:value-type="string" calcext:value-type="string">
            <text:p>Деятельность профессиональная, научная и техническая прочая, не включенная в другие группировки</text:p>
          </table:table-cell>
        </table:table-row>
        <table:table-row table:style-name="ro1">
          <table:table-cell office:value-type="string" calcext:value-type="string">
            <text:p>VKCO</text:p>
          </table:table-cell>
          <table:table-cell office:value-type="float" office:value="3900015862" calcext:value-type="float">
            <text:p>3900015862</text:p>
          </table:table-cell>
          <table:table-cell office:value-type="string" calcext:value-type="string">
            <text:p>Деятельность холдинговых компаний</text:p>
          </table:table-cell>
        </table:table-row>
        <table:table-row table:style-name="ro1">
          <table:table-cell office:value-type="string" calcext:value-type="string">
            <text:p>ENPG</text:p>
          </table:table-cell>
          <table:table-cell office:value-type="float" office:value="3906382033" calcext:value-type="float">
            <text:p>3906382033</text:p>
          </table:table-cell>
          <table:table-cell office:value-type="string" calcext:value-type="string">
            <text:p>Деятельность холдинговых компаний</text:p>
          </table:table-cell>
        </table:table-row>
        <table:table-row table:style-name="ro1">
          <table:table-cell office:value-type="string" calcext:value-type="string">
            <text:p>RU000A105104</text:p>
          </table:table-cell>
          <table:table-cell office:value-type="float" office:value="3906394938" calcext:value-type="float">
            <text:p>3906394938</text:p>
          </table:table-cell>
          <table:table-cell office:value-type="string" calcext:value-type="string">
            <text:p>Деятельность холдинговых компаний</text:p>
          </table:table-cell>
        </table:table-row>
        <table:table-row table:style-name="ro1">
          <table:table-cell office:value-type="string" calcext:value-type="string">
            <text:p>RU000A105112</text:p>
          </table:table-cell>
          <table:table-cell office:value-type="float" office:value="3906394938" calcext:value-type="float">
            <text:p>3906394938</text:p>
          </table:table-cell>
          <table:table-cell office:value-type="string" calcext:value-type="string">
            <text:p>Деятельность холдинговых компаний</text:p>
          </table:table-cell>
        </table:table-row>
        <table:table-row table:style-name="ro1">
          <table:table-cell office:value-type="string" calcext:value-type="string">
            <text:p>RU000A105C44</text:p>
          </table:table-cell>
          <table:table-cell office:value-type="float" office:value="3906394938" calcext:value-type="float">
            <text:p>3906394938</text:p>
          </table:table-cell>
          <table:table-cell office:value-type="string" calcext:value-type="string">
            <text:p>Деятельность холдинговых компаний</text:p>
          </table:table-cell>
        </table:table-row>
        <table:table-row table:style-name="ro1">
          <table:table-cell office:value-type="string" calcext:value-type="string">
            <text:p>RU000A105PQ7</text:p>
          </table:table-cell>
          <table:table-cell office:value-type="float" office:value="3906394938" calcext:value-type="float">
            <text:p>3906394938</text:p>
          </table:table-cell>
          <table:table-cell office:value-type="string" calcext:value-type="string">
            <text:p>Деятельность холдинговых компаний</text:p>
          </table:table-cell>
        </table:table-row>
        <table:table-row table:style-name="ro1">
          <table:table-cell office:value-type="string" calcext:value-type="string">
            <text:p>RU000A105Q06</text:p>
          </table:table-cell>
          <table:table-cell office:value-type="float" office:value="3906394938" calcext:value-type="float">
            <text:p>3906394938</text:p>
          </table:table-cell>
          <table:table-cell office:value-type="string" calcext:value-type="string">
            <text:p>Деятельность холдинговых компаний</text:p>
          </table:table-cell>
        </table:table-row>
        <table:table-row table:style-name="ro1">
          <table:table-cell office:value-type="string" calcext:value-type="string">
            <text:p>RU000A106V57</text:p>
          </table:table-cell>
          <table:table-cell office:value-type="float" office:value="3906394938" calcext:value-type="float">
            <text:p>3906394938</text:p>
          </table:table-cell>
          <table:table-cell office:value-type="string" calcext:value-type="string">
            <text:p>Деятельность холдинговых компаний</text:p>
          </table:table-cell>
        </table:table-row>
        <table:table-row table:style-name="ro1">
          <table:table-cell office:value-type="string" calcext:value-type="string">
            <text:p>RU000A1076U8</text:p>
          </table:table-cell>
          <table:table-cell office:value-type="float" office:value="3906394938" calcext:value-type="float">
            <text:p>3906394938</text:p>
          </table:table-cell>
          <table:table-cell office:value-type="string" calcext:value-type="string">
            <text:p>Деятельность холдинговых компаний</text:p>
          </table:table-cell>
        </table:table-row>
        <table:table-row table:style-name="ro1">
          <table:table-cell office:value-type="string" calcext:value-type="string">
            <text:p>RUAL</text:p>
          </table:table-cell>
          <table:table-cell office:value-type="float" office:value="3906394938" calcext:value-type="float">
            <text:p>3906394938</text:p>
          </table:table-cell>
          <table:table-cell office:value-type="string" calcext:value-type="string">
            <text:p>Деятельность холдинговых компаний</text:p>
          </table:table-cell>
        </table:table-row>
        <table:table-row table:style-name="ro1">
          <table:table-cell office:value-type="string" calcext:value-type="string">
            <text:p>LENT</text:p>
          </table:table-cell>
          <table:table-cell office:value-type="float" office:value="3906399157" calcext:value-type="float">
            <text:p>3906399157</text:p>
          </table:table-cell>
          <table:table-cell office:value-type="string" calcext:value-type="string">
            <text:p>Деятельность холдинговых компаний</text:p>
          </table:table-cell>
        </table:table-row>
        <table:table-row table:style-name="ro1">
          <table:table-cell office:value-type="string" calcext:value-type="string">
            <text:p>RU000A0JWCM0</text:p>
          </table:table-cell>
          <table:table-cell office:value-type="float" office:value="7710373095" calcext:value-type="float">
            <text:p>7710373095</text:p>
          </table:table-cell>
          <table:table-cell office:value-type="string" calcext:value-type="string">
            <text:p>Деятельность холдинговых компаний</text:p>
          </table:table-cell>
        </table:table-row>
        <table:table-row table:style-name="ro1">
          <table:table-cell office:value-type="string" calcext:value-type="string">
            <text:p>RU000A0JXSF8</text:p>
          </table:table-cell>
          <table:table-cell office:value-type="float" office:value="7710373095" calcext:value-type="float">
            <text:p>7710373095</text:p>
          </table:table-cell>
          <table:table-cell office:value-type="string" calcext:value-type="string">
            <text:p>Деятельность холдинговых компаний</text:p>
          </table:table-cell>
        </table:table-row>
        <table:table-row table:style-name="ro1">
          <table:table-cell office:value-type="string" calcext:value-type="string">
            <text:p>RU000A102SC8</text:p>
          </table:table-cell>
          <table:table-cell office:value-type="float" office:value="7710373095" calcext:value-type="float">
            <text:p>7710373095</text:p>
          </table:table-cell>
          <table:table-cell office:value-type="string" calcext:value-type="string">
            <text:p>Деятельность холдинговых компаний</text:p>
          </table:table-cell>
        </table:table-row>
        <table:table-row table:style-name="ro1">
          <table:table-cell office:value-type="string" calcext:value-type="string">
            <text:p>RU000A102TJ1</text:p>
          </table:table-cell>
          <table:table-cell office:value-type="float" office:value="7710373095" calcext:value-type="float">
            <text:p>7710373095</text:p>
          </table:table-cell>
          <table:table-cell office:value-type="string" calcext:value-type="string">
            <text:p>Деятельность холдинговых компаний</text:p>
          </table:table-cell>
        </table:table-row>
        <table:table-row table:style-name="ro1">
          <table:table-cell office:value-type="string" calcext:value-type="string">
            <text:p>TRMK</text:p>
          </table:table-cell>
          <table:table-cell office:value-type="float" office:value="7710373095" calcext:value-type="float">
            <text:p>7710373095</text:p>
          </table:table-cell>
          <table:table-cell office:value-type="string" calcext:value-type="string">
            <text:p>Деятельность холдинговых компаний</text:p>
          </table:table-cell>
        </table:table-row>
        <table:table-row table:style-name="ro1">
          <table:table-cell office:value-type="string" calcext:value-type="string">
            <text:p>PHOR</text:p>
          </table:table-cell>
          <table:table-cell office:value-type="float" office:value="7736216869" calcext:value-type="float">
            <text:p>7736216869</text:p>
          </table:table-cell>
          <table:table-cell office:value-type="string" calcext:value-type="string">
            <text:p>Деятельность холдинговых компаний</text:p>
          </table:table-cell>
        </table:table-row>
        <table:table-row table:style-name="ro1">
          <table:table-cell office:value-type="string" calcext:value-type="string">
            <text:p>RU000A1063Z5</text:p>
          </table:table-cell>
          <table:table-cell office:value-type="float" office:value="7736216869" calcext:value-type="float">
            <text:p>7736216869</text:p>
          </table:table-cell>
          <table:table-cell office:value-type="string" calcext:value-type="string">
            <text:p>Деятельность холдинговых компаний</text:p>
          </table:table-cell>
        </table:table-row>
        <table:table-row table:style-name="ro1">
          <table:table-cell office:value-type="string" calcext:value-type="string">
            <text:p>RU000A106516</text:p>
          </table:table-cell>
          <table:table-cell office:value-type="float" office:value="7736216869" calcext:value-type="float">
            <text:p>7736216869</text:p>
          </table:table-cell>
          <table:table-cell office:value-type="string" calcext:value-type="string">
            <text:p>Деятельность холдинговых компаний</text:p>
          </table:table-cell>
        </table:table-row>
        <table:table-row table:style-name="ro1">
          <table:table-cell office:value-type="string" calcext:value-type="string">
            <text:p>RU000A106G31</text:p>
          </table:table-cell>
          <table:table-cell office:value-type="float" office:value="7736216869" calcext:value-type="float">
            <text:p>7736216869</text:p>
          </table:table-cell>
          <table:table-cell office:value-type="string" calcext:value-type="string">
            <text:p>Деятельность холдинговых компаний</text:p>
          </table:table-cell>
        </table:table-row>
        <table:table-row table:style-name="ro1">
          <table:table-cell office:value-type="string" calcext:value-type="string">
            <text:p>RU000A106G56</text:p>
          </table:table-cell>
          <table:table-cell office:value-type="float" office:value="7736216869" calcext:value-type="float">
            <text:p>7736216869</text:p>
          </table:table-cell>
          <table:table-cell office:value-type="string" calcext:value-type="string">
            <text:p>Деятельность холдинговых компаний</text:p>
          </table:table-cell>
        </table:table-row>
        <table:table-row table:style-name="ro1">
          <table:table-cell office:value-type="string" calcext:value-type="string">
            <text:p>CARM</text:p>
          </table:table-cell>
          <table:table-cell office:value-type="float" office:value="9704168849" calcext:value-type="float">
            <text:p>9704168849</text:p>
          </table:table-cell>
          <table:table-cell office:value-type="string" calcext:value-type="string">
            <text:p>Деятельность холдинговых компаний</text:p>
          </table:table-cell>
        </table:table-row>
        <table:table-row table:style-name="ro1">
          <table:table-cell office:value-type="string" calcext:value-type="string">
            <text:p>POSI</text:p>
          </table:table-cell>
          <table:table-cell office:value-type="float" office:value="9718077239" calcext:value-type="float">
            <text:p>9718077239</text:p>
          </table:table-cell>
          <table:table-cell office:value-type="string" calcext:value-type="string">
            <text:p>Деятельность холдинговых компаний</text:p>
          </table:table-cell>
        </table:table-row>
        <table:table-row table:style-name="ro1">
          <table:table-cell office:value-type="string" calcext:value-type="string">
            <text:p>RU000A101CJ9</text:p>
          </table:table-cell>
          <table:table-cell office:value-type="float" office:value="7704447951" calcext:value-type="float">
            <text:p>7704447951</text:p>
          </table:table-cell>
          <table:table-cell office:value-type="string" calcext:value-type="string">
            <text:p>Деятельность эмиссионная</text:p>
          </table:table-cell>
        </table:table-row>
        <table:table-row table:style-name="ro1">
          <table:table-cell office:value-type="string" calcext:value-type="string">
            <text:p>RU000A104YR0</text:p>
          </table:table-cell>
          <table:table-cell office:value-type="float" office:value="7704466369" calcext:value-type="float">
            <text:p>7704466369</text:p>
          </table:table-cell>
          <table:table-cell office:value-type="string" calcext:value-type="string">
            <text:p>Деятельность эмиссионная</text:p>
          </table:table-cell>
        </table:table-row>
        <table:table-row table:style-name="ro1">
          <table:table-cell office:value-type="string" calcext:value-type="string">
            <text:p>RU000A101D96</text:p>
          </table:table-cell>
          <table:table-cell office:value-type="float" office:value="7704490900" calcext:value-type="float">
            <text:p>7704490900</text:p>
          </table:table-cell>
          <table:table-cell office:value-type="string" calcext:value-type="string">
            <text:p>Деятельность эмиссионная</text:p>
          </table:table-cell>
        </table:table-row>
        <table:table-row table:style-name="ro1">
          <table:table-cell office:value-type="string" calcext:value-type="string">
            <text:p>RU000A101DA6</text:p>
          </table:table-cell>
          <table:table-cell office:value-type="float" office:value="7704490900" calcext:value-type="float">
            <text:p>7704490900</text:p>
          </table:table-cell>
          <table:table-cell office:value-type="string" calcext:value-type="string">
            <text:p>Деятельность эмиссионная</text:p>
          </table:table-cell>
        </table:table-row>
        <table:table-row table:style-name="ro1">
          <table:table-cell office:value-type="string" calcext:value-type="string">
            <text:p>RU000A101DB4</text:p>
          </table:table-cell>
          <table:table-cell office:value-type="float" office:value="7704490900" calcext:value-type="float">
            <text:p>7704490900</text:p>
          </table:table-cell>
          <table:table-cell office:value-type="string" calcext:value-type="string">
            <text:p>Деятельность эмиссионная</text:p>
          </table:table-cell>
        </table:table-row>
        <table:table-row table:style-name="ro1">
          <table:table-cell office:value-type="string" calcext:value-type="string">
            <text:p>RU000A103QK3</text:p>
          </table:table-cell>
          <table:table-cell office:value-type="float" office:value="7714431630" calcext:value-type="float">
            <text:p>7714431630</text:p>
          </table:table-cell>
          <table:table-cell office:value-type="string" calcext:value-type="string">
            <text:p>Деятельность эмиссионная</text:p>
          </table:table-cell>
        </table:table-row>
        <table:table-row table:style-name="ro1">
          <table:table-cell office:value-type="string" calcext:value-type="string">
            <text:p>RU000A106YZ8</text:p>
          </table:table-cell>
          <table:table-cell office:value-type="float" office:value="7714431630" calcext:value-type="float">
            <text:p>7714431630</text:p>
          </table:table-cell>
          <table:table-cell office:value-type="string" calcext:value-type="string">
            <text:p>Деятельность эмиссионная</text:p>
          </table:table-cell>
        </table:table-row>
        <table:table-row table:style-name="ro1">
          <table:table-cell office:value-type="string" calcext:value-type="string">
            <text:p>RU000A103117</text:p>
          </table:table-cell>
          <table:table-cell office:value-type="float" office:value="9701168311" calcext:value-type="float">
            <text:p>9701168311</text:p>
          </table:table-cell>
          <table:table-cell office:value-type="string" calcext:value-type="string">
            <text:p>Деятельность эмиссионная</text:p>
          </table:table-cell>
        </table:table-row>
        <table:table-row table:style-name="ro1">
          <table:table-cell office:value-type="string" calcext:value-type="string">
            <text:p>RU000A103HT3</text:p>
          </table:table-cell>
          <table:table-cell office:value-type="float" office:value="9701168311" calcext:value-type="float">
            <text:p>9701168311</text:p>
          </table:table-cell>
          <table:table-cell office:value-type="string" calcext:value-type="string">
            <text:p>Деятельность эмиссионная</text:p>
          </table:table-cell>
        </table:table-row>
        <table:table-row table:style-name="ro1">
          <table:table-cell office:value-type="string" calcext:value-type="string">
            <text:p>RU000A104ZK2</text:p>
          </table:table-cell>
          <table:table-cell office:value-type="float" office:value="9701168311" calcext:value-type="float">
            <text:p>9701168311</text:p>
          </table:table-cell>
          <table:table-cell office:value-type="string" calcext:value-type="string">
            <text:p>Деятельность эмиссионная</text:p>
          </table:table-cell>
        </table:table-row>
        <table:table-row table:style-name="ro1">
          <table:table-cell office:value-type="string" calcext:value-type="string">
            <text:p>RU000A106540</text:p>
          </table:table-cell>
          <table:table-cell office:value-type="float" office:value="9701168311" calcext:value-type="float">
            <text:p>9701168311</text:p>
          </table:table-cell>
          <table:table-cell office:value-type="string" calcext:value-type="string">
            <text:p>Деятельность эмиссионная</text:p>
          </table:table-cell>
        </table:table-row>
        <table:table-row table:style-name="ro1">
          <table:table-cell office:value-type="string" calcext:value-type="string">
            <text:p>RU000A105BZ8</text:p>
          </table:table-cell>
          <table:table-cell office:value-type="float" office:value="9702023044" calcext:value-type="float">
            <text:p>9702023044</text:p>
          </table:table-cell>
          <table:table-cell office:value-type="string" calcext:value-type="string">
            <text:p>Деятельность эмиссионная</text:p>
          </table:table-cell>
        </table:table-row>
        <table:table-row table:style-name="ro1">
          <table:table-cell office:value-type="string" calcext:value-type="string">
            <text:p>RU000A104VD6</text:p>
          </table:table-cell>
          <table:table-cell office:value-type="float" office:value="9702033451" calcext:value-type="float">
            <text:p>9702033451</text:p>
          </table:table-cell>
          <table:table-cell office:value-type="string" calcext:value-type="string">
            <text:p>Деятельность эмиссионная</text:p>
          </table:table-cell>
        </table:table-row>
        <table:table-row table:style-name="ro1">
          <table:table-cell office:value-type="string" calcext:value-type="string">
            <text:p>RU000A1032P1</text:p>
          </table:table-cell>
          <table:table-cell office:value-type="float" office:value="9704018755" calcext:value-type="float">
            <text:p>9704018755</text:p>
          </table:table-cell>
          <table:table-cell office:value-type="string" calcext:value-type="string">
            <text:p>Деятельность эмиссионная</text:p>
          </table:table-cell>
        </table:table-row>
        <table:table-row table:style-name="ro1">
          <table:table-cell office:value-type="string" calcext:value-type="string">
            <text:p>RU000A102ZC3</text:p>
          </table:table-cell>
          <table:table-cell office:value-type="float" office:value="9704034235" calcext:value-type="float">
            <text:p>9704034235</text:p>
          </table:table-cell>
          <table:table-cell office:value-type="string" calcext:value-type="string">
            <text:p>Деятельность эмиссионная</text:p>
          </table:table-cell>
        </table:table-row>
        <table:table-row table:style-name="ro1">
          <table:table-cell office:value-type="string" calcext:value-type="string">
            <text:p>RU000A103XD4</text:p>
          </table:table-cell>
          <table:table-cell office:value-type="float" office:value="9704034612" calcext:value-type="float">
            <text:p>9704034612</text:p>
          </table:table-cell>
          <table:table-cell office:value-type="string" calcext:value-type="string">
            <text:p>Деятельность эмиссионная</text:p>
          </table:table-cell>
        </table:table-row>
        <table:table-row table:style-name="ro1">
          <table:table-cell office:value-type="string" calcext:value-type="string">
            <text:p>RU000A105G99</text:p>
          </table:table-cell>
          <table:table-cell office:value-type="float" office:value="9704147373" calcext:value-type="float">
            <text:p>9704147373</text:p>
          </table:table-cell>
          <table:table-cell office:value-type="string" calcext:value-type="string">
            <text:p>Деятельность эмиссионная</text:p>
          </table:table-cell>
        </table:table-row>
        <table:table-row table:style-name="ro1">
          <table:table-cell office:value-type="string" calcext:value-type="string">
            <text:p>RU000A1062J1</text:p>
          </table:table-cell>
          <table:table-cell office:value-type="float" office:value="9704147373" calcext:value-type="float">
            <text:p>9704147373</text:p>
          </table:table-cell>
          <table:table-cell office:value-type="string" calcext:value-type="string">
            <text:p>Деятельность эмиссионная</text:p>
          </table:table-cell>
        </table:table-row>
        <table:table-row table:style-name="ro1">
          <table:table-cell office:value-type="string" calcext:value-type="string">
            <text:p>RU000A106ZP6</text:p>
          </table:table-cell>
          <table:table-cell office:value-type="float" office:value="9704147373" calcext:value-type="float">
            <text:p>9704147373</text:p>
          </table:table-cell>
          <table:table-cell office:value-type="string" calcext:value-type="string">
            <text:p>Деятельность эмиссионная</text:p>
          </table:table-cell>
        </table:table-row>
        <table:table-row table:style-name="ro1">
          <table:table-cell office:value-type="string" calcext:value-type="string">
            <text:p>RU000A102SK1</text:p>
          </table:table-cell>
          <table:table-cell office:value-type="float" office:value="9725035060" calcext:value-type="float">
            <text:p>9725035060</text:p>
          </table:table-cell>
          <table:table-cell office:value-type="string" calcext:value-type="string">
            <text:p>Деятельность эмиссионная</text:p>
          </table:table-cell>
        </table:table-row>
        <table:table-row table:style-name="ro1">
          <table:table-cell office:value-type="string" calcext:value-type="string">
            <text:p>RU000A105GN3</text:p>
          </table:table-cell>
          <table:table-cell office:value-type="float" office:value="9731098069" calcext:value-type="float">
            <text:p>9731098069</text:p>
          </table:table-cell>
          <table:table-cell office:value-type="string" calcext:value-type="string">
            <text:p>Деятельность эмиссионная</text:p>
          </table:table-cell>
        </table:table-row>
        <table:table-row table:style-name="ro1">
          <table:table-cell office:value-type="string" calcext:value-type="string">
            <text:p>RU000A105ZX2</text:p>
          </table:table-cell>
          <table:table-cell office:value-type="float" office:value="9731098069" calcext:value-type="float">
            <text:p>9731098069</text:p>
          </table:table-cell>
          <table:table-cell office:value-type="string" calcext:value-type="string">
            <text:p>Деятельность эмиссионная</text:p>
          </table:table-cell>
        </table:table-row>
        <table:table-row table:style-name="ro1">
          <table:table-cell office:value-type="string" calcext:value-type="string">
            <text:p>RU000A103AT8</text:p>
          </table:table-cell>
          <table:table-cell office:value-type="float" office:value="7706664260" calcext:value-type="float">
            <text:p>7706664260</text:p>
          </table:table-cell>
          <table:table-cell office:value-type="string" calcext:value-type="string">
            <text:p>Деятельность, связанная с использованием вычислительной техники и информационных технологий, прочая</text:p>
          </table:table-cell>
        </table:table-row>
        <table:table-row table:style-name="ro1">
          <table:table-cell office:value-type="string" calcext:value-type="string">
            <text:p>RU000A105K85</text:p>
          </table:table-cell>
          <table:table-cell office:value-type="float" office:value="7706664260" calcext:value-type="float">
            <text:p>7706664260</text:p>
          </table:table-cell>
          <table:table-cell office:value-type="string" calcext:value-type="string">
            <text:p>Деятельность, связанная с использованием вычислительной техники и информационных технологий, прочая</text:p>
          </table:table-cell>
        </table:table-row>
        <table:table-row table:style-name="ro1">
          <table:table-cell office:value-type="string" calcext:value-type="string">
            <text:p>RU000A1037L9</text:p>
          </table:table-cell>
          <table:table-cell office:value-type="float" office:value="7728313442" calcext:value-type="float">
            <text:p>7728313442</text:p>
          </table:table-cell>
          <table:table-cell office:value-type="string" calcext:value-type="string">
            <text:p>Деятельность, связанная с использованием вычислительной техники и информационных технологий, прочая</text:p>
          </table:table-cell>
        </table:table-row>
        <table:table-row table:style-name="ro1">
          <table:table-cell office:value-type="string" calcext:value-type="string">
            <text:p>RU000A1020W2</text:p>
          </table:table-cell>
          <table:table-cell office:value-type="float" office:value="7814693830" calcext:value-type="float">
            <text:p>7814693830</text:p>
          </table:table-cell>
          <table:table-cell office:value-type="string" calcext:value-type="string">
            <text:p>Деятельность, связанная с использованием вычислительной техники и информационных технологий, прочая</text:p>
          </table:table-cell>
        </table:table-row>
        <table:table-row table:style-name="ro1">
          <table:table-cell office:value-type="string" calcext:value-type="string">
            <text:p>SVET</text:p>
          </table:table-cell>
          <table:table-cell office:value-type="float" office:value="7814693830" calcext:value-type="float">
            <text:p>7814693830</text:p>
          </table:table-cell>
          <table:table-cell office:value-type="string" calcext:value-type="string">
            <text:p>Деятельность, связанная с использованием вычислительной техники и информационных технологий, прочая</text:p>
          </table:table-cell>
        </table:table-row>
        <table:table-row table:style-name="ro1">
          <table:table-cell office:value-type="string" calcext:value-type="string">
            <text:p>ALRS</text:p>
          </table:table-cell>
          <table:table-cell office:value-type="float" office:value="1433000147" calcext:value-type="float">
            <text:p>1433000147</text:p>
          </table:table-cell>
          <table:table-cell office:value-type="string" calcext:value-type="string">
            <text:p>Добыча алмазов</text:p>
          </table:table-cell>
        </table:table-row>
        <table:table-row table:style-name="ro1">
          <table:table-cell office:value-type="string" calcext:value-type="string">
            <text:p>RU000A101PB8</text:p>
          </table:table-cell>
          <table:table-cell office:value-type="float" office:value="1433000147" calcext:value-type="float">
            <text:p>1433000147</text:p>
          </table:table-cell>
          <table:table-cell office:value-type="string" calcext:value-type="string">
            <text:p>Добыча алмазов</text:p>
          </table:table-cell>
        </table:table-row>
        <table:table-row table:style-name="ro1">
          <table:table-cell office:value-type="string" calcext:value-type="string">
            <text:p>RU000A101PC6</text:p>
          </table:table-cell>
          <table:table-cell office:value-type="float" office:value="1433000147" calcext:value-type="float">
            <text:p>1433000147</text:p>
          </table:table-cell>
          <table:table-cell office:value-type="string" calcext:value-type="string">
            <text:p>Добыча алмазов</text:p>
          </table:table-cell>
        </table:table-row>
        <table:table-row table:style-name="ro1">
          <table:table-cell office:value-type="string" calcext:value-type="string">
            <text:p>RU000A101PD4</text:p>
          </table:table-cell>
          <table:table-cell office:value-type="float" office:value="1433000147" calcext:value-type="float">
            <text:p>1433000147</text:p>
          </table:table-cell>
          <table:table-cell office:value-type="string" calcext:value-type="string">
            <text:p>Добыча алмазов</text:p>
          </table:table-cell>
        </table:table-row>
        <table:table-row table:style-name="ro1">
          <table:table-cell office:value-type="string" calcext:value-type="string">
            <text:p>RU000A101PF9</text:p>
          </table:table-cell>
          <table:table-cell office:value-type="float" office:value="1433000147" calcext:value-type="float">
            <text:p>1433000147</text:p>
          </table:table-cell>
          <table:table-cell office:value-type="string" calcext:value-type="string">
            <text:p>Добыча алмазов</text:p>
          </table:table-cell>
        </table:table-row>
        <table:table-row table:style-name="ro1">
          <table:table-cell office:value-type="string" calcext:value-type="string">
            <text:p>RU000A101PG7</text:p>
          </table:table-cell>
          <table:table-cell office:value-type="float" office:value="1433000147" calcext:value-type="float">
            <text:p>1433000147</text:p>
          </table:table-cell>
          <table:table-cell office:value-type="string" calcext:value-type="string">
            <text:p>Добыча алмазов</text:p>
          </table:table-cell>
        </table:table-row>
        <table:table-row table:style-name="ro1">
          <table:table-cell office:value-type="string" calcext:value-type="string">
            <text:p>RU000A1004L9</text:p>
          </table:table-cell>
          <table:table-cell office:value-type="float" office:value="2717015290" calcext:value-type="float">
            <text:p>2717015290</text:p>
          </table:table-cell>
          <table:table-cell office:value-type="string" calcext:value-type="string">
            <text:p>Добыча и обогащение оловянной руды</text:p>
          </table:table-cell>
        </table:table-row>
        <table:table-row table:style-name="ro1">
          <table:table-cell office:value-type="string" calcext:value-type="string">
            <text:p>BRZL</text:p>
          </table:table-cell>
          <table:table-cell office:value-type="float" office:value="323027345" calcext:value-type="float">
            <text:p>323027345</text:p>
          </table:table-cell>
          <table:table-cell office:value-type="string" calcext:value-type="string">
            <text:p>Добыча руд и песков драгоценных металлов (золота, серебра и металлов платиновой гр</text:p>
          </table:table-cell>
        </table:table-row>
        <table:table-row table:style-name="ro1">
          <table:table-cell office:value-type="string" calcext:value-type="string">
            <text:p>RU000A105CS1</text:p>
          </table:table-cell>
          <table:table-cell office:value-type="float" office:value="1402047184" calcext:value-type="float">
            <text:p>1402047184</text:p>
          </table:table-cell>
          <table:table-cell office:value-type="string" calcext:value-type="string">
            <text:p>Добыча руд и песков драгоценных металлов (золота, серебра и металлов платиновой группы)</text:p>
          </table:table-cell>
        </table:table-row>
        <table:table-row table:style-name="ro1">
          <table:table-cell office:value-type="string" calcext:value-type="string">
            <text:p>RU000A1062M5</text:p>
          </table:table-cell>
          <table:table-cell office:value-type="float" office:value="1402047184" calcext:value-type="float">
            <text:p>1402047184</text:p>
          </table:table-cell>
          <table:table-cell office:value-type="string" calcext:value-type="string">
            <text:p>Добыча руд и песков драгоценных металлов (золота, серебра и металлов платиновой группы)</text:p>
          </table:table-cell>
        </table:table-row>
        <table:table-row table:style-name="ro1">
          <table:table-cell office:value-type="string" calcext:value-type="string">
            <text:p>RU000A106XD7</text:p>
          </table:table-cell>
          <table:table-cell office:value-type="float" office:value="1402047184" calcext:value-type="float">
            <text:p>1402047184</text:p>
          </table:table-cell>
          <table:table-cell office:value-type="string" calcext:value-type="string">
            <text:p>Добыча руд и песков драгоценных металлов (золота, серебра и металлов платиновой группы)</text:p>
          </table:table-cell>
        </table:table-row>
        <table:table-row table:style-name="ro1">
          <table:table-cell office:value-type="string" calcext:value-type="string">
            <text:p>SELG</text:p>
          </table:table-cell>
          <table:table-cell office:value-type="float" office:value="1402047184" calcext:value-type="float">
            <text:p>1402047184</text:p>
          </table:table-cell>
          <table:table-cell office:value-type="string" calcext:value-type="string">
            <text:p>Добыча руд и песков драгоценных металлов (золота, серебра и металлов платиновой группы)</text:p>
          </table:table-cell>
        </table:table-row>
        <table:table-row table:style-name="ro1">
          <table:table-cell office:value-type="string" calcext:value-type="string">
            <text:p>BANE</text:p>
          </table:table-cell>
          <table:table-cell office:value-type="float" office:value="274051582" calcext:value-type="float">
            <text:p>274051582</text:p>
          </table:table-cell>
          <table:table-cell office:value-type="string" calcext:value-type="string">
            <text:p>Добыча сырой нефти</text:p>
          </table:table-cell>
        </table:table-row>
        <table:table-row table:style-name="ro1">
          <table:table-cell office:value-type="string" calcext:value-type="string">
            <text:p>BANEP</text:p>
          </table:table-cell>
          <table:table-cell office:value-type="float" office:value="274051582" calcext:value-type="float">
            <text:p>274051582</text:p>
          </table:table-cell>
          <table:table-cell office:value-type="string" calcext:value-type="string">
            <text:p>Добыча сырой нефти</text:p>
          </table:table-cell>
        </table:table-row>
        <table:table-row table:style-name="ro1">
          <table:table-cell office:value-type="string" calcext:value-type="string">
            <text:p>RU000A0JUML5</text:p>
          </table:table-cell>
          <table:table-cell office:value-type="float" office:value="274051582" calcext:value-type="float">
            <text:p>274051582</text:p>
          </table:table-cell>
          <table:table-cell office:value-type="string" calcext:value-type="string">
            <text:p>Добыча сырой нефти</text:p>
          </table:table-cell>
        </table:table-row>
        <table:table-row table:style-name="ro1">
          <table:table-cell office:value-type="string" calcext:value-type="string">
            <text:p>RU000A0JVEQ9</text:p>
          </table:table-cell>
          <table:table-cell office:value-type="float" office:value="274051582" calcext:value-type="float">
            <text:p>274051582</text:p>
          </table:table-cell>
          <table:table-cell office:value-type="string" calcext:value-type="string">
            <text:p>Добыча сырой нефти</text:p>
          </table:table-cell>
        </table:table-row>
        <table:table-row table:style-name="ro1">
          <table:table-cell office:value-type="string" calcext:value-type="string">
            <text:p>RU000A0JVFD4</text:p>
          </table:table-cell>
          <table:table-cell office:value-type="float" office:value="274051582" calcext:value-type="float">
            <text:p>274051582</text:p>
          </table:table-cell>
          <table:table-cell office:value-type="string" calcext:value-type="string">
            <text:p>Добыча сырой нефти</text:p>
          </table:table-cell>
        </table:table-row>
        <table:table-row table:style-name="ro1">
          <table:table-cell office:value-type="string" calcext:value-type="string">
            <text:p>RU000A0JVHF5</text:p>
          </table:table-cell>
          <table:table-cell office:value-type="float" office:value="274051582" calcext:value-type="float">
            <text:p>274051582</text:p>
          </table:table-cell>
          <table:table-cell office:value-type="string" calcext:value-type="string">
            <text:p>Добыча сырой нефти</text:p>
          </table:table-cell>
        </table:table-row>
        <table:table-row table:style-name="ro1">
          <table:table-cell office:value-type="string" calcext:value-type="string">
            <text:p>RU000A0JWGD0</text:p>
          </table:table-cell>
          <table:table-cell office:value-type="float" office:value="274051582" calcext:value-type="float">
            <text:p>274051582</text:p>
          </table:table-cell>
          <table:table-cell office:value-type="string" calcext:value-type="string">
            <text:p>Добыча сырой нефти</text:p>
          </table:table-cell>
        </table:table-row>
        <table:table-row table:style-name="ro1">
          <table:table-cell office:value-type="string" calcext:value-type="string">
            <text:p>RU000A0JWH87</text:p>
          </table:table-cell>
          <table:table-cell office:value-type="float" office:value="274051582" calcext:value-type="float">
            <text:p>274051582</text:p>
          </table:table-cell>
          <table:table-cell office:value-type="string" calcext:value-type="string">
            <text:p>Добыча сырой нефти</text:p>
          </table:table-cell>
        </table:table-row>
        <table:table-row table:style-name="ro1">
          <table:table-cell office:value-type="string" calcext:value-type="string">
            <text:p>RU000A0JWX04</text:p>
          </table:table-cell>
          <table:table-cell office:value-type="float" office:value="274051582" calcext:value-type="float">
            <text:p>274051582</text:p>
          </table:table-cell>
          <table:table-cell office:value-type="string" calcext:value-type="string">
            <text:p>Добыча сырой нефти</text:p>
          </table:table-cell>
        </table:table-row>
        <table:table-row table:style-name="ro1">
          <table:table-cell office:value-type="string" calcext:value-type="string">
            <text:p>RU000A0JX2P5</text:p>
          </table:table-cell>
          <table:table-cell office:value-type="float" office:value="274051582" calcext:value-type="float">
            <text:p>274051582</text:p>
          </table:table-cell>
          <table:table-cell office:value-type="string" calcext:value-type="string">
            <text:p>Добыча сырой нефти</text:p>
          </table:table-cell>
        </table:table-row>
        <table:table-row table:style-name="ro1">
          <table:table-cell office:value-type="string" calcext:value-type="string">
            <text:p>RU000A0JX2Q3</text:p>
          </table:table-cell>
          <table:table-cell office:value-type="float" office:value="274051582" calcext:value-type="float">
            <text:p>274051582</text:p>
          </table:table-cell>
          <table:table-cell office:value-type="string" calcext:value-type="string">
            <text:p>Добыча сырой нефти</text:p>
          </table:table-cell>
        </table:table-row>
        <table:table-row table:style-name="ro1">
          <table:table-cell office:value-type="string" calcext:value-type="string">
            <text:p>RU000A0JX2X9</text:p>
          </table:table-cell>
          <table:table-cell office:value-type="float" office:value="274051582" calcext:value-type="float">
            <text:p>274051582</text:p>
          </table:table-cell>
          <table:table-cell office:value-type="string" calcext:value-type="string">
            <text:p>Добыча сырой нефти</text:p>
          </table:table-cell>
        </table:table-row>
        <table:table-row table:style-name="ro1">
          <table:table-cell office:value-type="string" calcext:value-type="string">
            <text:p>RU000A0JX9X4</text:p>
          </table:table-cell>
          <table:table-cell office:value-type="float" office:value="274051582" calcext:value-type="float">
            <text:p>274051582</text:p>
          </table:table-cell>
          <table:table-cell office:value-type="string" calcext:value-type="string">
            <text:p>Добыча сырой нефти</text:p>
          </table:table-cell>
        </table:table-row>
        <table:table-row table:style-name="ro1">
          <table:table-cell office:value-type="string" calcext:value-type="string">
            <text:p>ROSN</text:p>
          </table:table-cell>
          <table:table-cell office:value-type="float" office:value="7706107510" calcext:value-type="float">
            <text:p>7706107510</text:p>
          </table:table-cell>
          <table:table-cell office:value-type="string" calcext:value-type="string">
            <text:p>Добыча сырой нефти</text:p>
          </table:table-cell>
        </table:table-row>
        <table:table-row table:style-name="ro1">
          <table:table-cell office:value-type="string" calcext:value-type="string">
            <text:p>RU000A0JUCR3</text:p>
          </table:table-cell>
          <table:table-cell office:value-type="float" office:value="7706107510" calcext:value-type="float">
            <text:p>7706107510</text:p>
          </table:table-cell>
          <table:table-cell office:value-type="string" calcext:value-type="string">
            <text:p>Добыча сырой нефти</text:p>
          </table:table-cell>
        </table:table-row>
        <table:table-row table:style-name="ro1">
          <table:table-cell office:value-type="string" calcext:value-type="string">
            <text:p>RU000A0JUCS1</text:p>
          </table:table-cell>
          <table:table-cell office:value-type="float" office:value="7706107510" calcext:value-type="float">
            <text:p>7706107510</text:p>
          </table:table-cell>
          <table:table-cell office:value-type="string" calcext:value-type="string">
            <text:p>Добыча сырой нефти</text:p>
          </table:table-cell>
        </table:table-row>
        <table:table-row table:style-name="ro1">
          <table:table-cell office:value-type="string" calcext:value-type="string">
            <text:p>RU000A0JUFU0</text:p>
          </table:table-cell>
          <table:table-cell office:value-type="float" office:value="7706107510" calcext:value-type="float">
            <text:p>7706107510</text:p>
          </table:table-cell>
          <table:table-cell office:value-type="string" calcext:value-type="string">
            <text:p>Добыча сырой нефти</text:p>
          </table:table-cell>
        </table:table-row>
        <table:table-row table:style-name="ro1">
          <table:table-cell office:value-type="string" calcext:value-type="string">
            <text:p>RU000A0JUFV8</text:p>
          </table:table-cell>
          <table:table-cell office:value-type="float" office:value="7706107510" calcext:value-type="float">
            <text:p>7706107510</text:p>
          </table:table-cell>
          <table:table-cell office:value-type="string" calcext:value-type="string">
            <text:p>Добыча сырой нефти</text:p>
          </table:table-cell>
        </table:table-row>
        <table:table-row table:style-name="ro1">
          <table:table-cell office:value-type="string" calcext:value-type="string">
            <text:p>RU000A0JV1W5</text:p>
          </table:table-cell>
          <table:table-cell office:value-type="float" office:value="7706107510" calcext:value-type="float">
            <text:p>7706107510</text:p>
          </table:table-cell>
          <table:table-cell office:value-type="string" calcext:value-type="string">
            <text:p>Добыча сырой нефти</text:p>
          </table:table-cell>
        </table:table-row>
        <table:table-row table:style-name="ro1">
          <table:table-cell office:value-type="string" calcext:value-type="string">
            <text:p>RU000A0JV1X3</text:p>
          </table:table-cell>
          <table:table-cell office:value-type="float" office:value="7706107510" calcext:value-type="float">
            <text:p>7706107510</text:p>
          </table:table-cell>
          <table:table-cell office:value-type="string" calcext:value-type="string">
            <text:p>Добыча сырой нефти</text:p>
          </table:table-cell>
        </table:table-row>
        <table:table-row table:style-name="ro1">
          <table:table-cell office:value-type="string" calcext:value-type="string">
            <text:p>RU000A0JV1Y1</text:p>
          </table:table-cell>
          <table:table-cell office:value-type="float" office:value="7706107510" calcext:value-type="float">
            <text:p>7706107510</text:p>
          </table:table-cell>
          <table:table-cell office:value-type="string" calcext:value-type="string">
            <text:p>Добыча сырой нефти</text:p>
          </table:table-cell>
        </table:table-row>
        <table:table-row table:style-name="ro1">
          <table:table-cell office:value-type="string" calcext:value-type="string">
            <text:p>RU000A0JV201</text:p>
          </table:table-cell>
          <table:table-cell office:value-type="float" office:value="7706107510" calcext:value-type="float">
            <text:p>7706107510</text:p>
          </table:table-cell>
          <table:table-cell office:value-type="string" calcext:value-type="string">
            <text:p>Добыча сырой нефти</text:p>
          </table:table-cell>
        </table:table-row>
        <table:table-row table:style-name="ro1">
          <table:table-cell office:value-type="string" calcext:value-type="string">
            <text:p>RU000A0JV219</text:p>
          </table:table-cell>
          <table:table-cell office:value-type="float" office:value="7706107510" calcext:value-type="float">
            <text:p>7706107510</text:p>
          </table:table-cell>
          <table:table-cell office:value-type="string" calcext:value-type="string">
            <text:p>Добыча сырой нефти</text:p>
          </table:table-cell>
        </table:table-row>
        <table:table-row table:style-name="ro1">
          <table:table-cell office:value-type="string" calcext:value-type="string">
            <text:p>RU000A0JV227</text:p>
          </table:table-cell>
          <table:table-cell office:value-type="float" office:value="7706107510" calcext:value-type="float">
            <text:p>7706107510</text:p>
          </table:table-cell>
          <table:table-cell office:value-type="string" calcext:value-type="string">
            <text:p>Добыча сырой нефти</text:p>
          </table:table-cell>
        </table:table-row>
        <table:table-row table:style-name="ro1">
          <table:table-cell office:value-type="string" calcext:value-type="string">
            <text:p>RU000A0JV235</text:p>
          </table:table-cell>
          <table:table-cell office:value-type="float" office:value="7706107510" calcext:value-type="float">
            <text:p>7706107510</text:p>
          </table:table-cell>
          <table:table-cell office:value-type="string" calcext:value-type="string">
            <text:p>Добыча сырой нефти</text:p>
          </table:table-cell>
        </table:table-row>
        <table:table-row table:style-name="ro1">
          <table:table-cell office:value-type="string" calcext:value-type="string">
            <text:p>RU000A0JV243</text:p>
          </table:table-cell>
          <table:table-cell office:value-type="float" office:value="7706107510" calcext:value-type="float">
            <text:p>7706107510</text:p>
          </table:table-cell>
          <table:table-cell office:value-type="string" calcext:value-type="string">
            <text:p>Добыча сырой нефти</text:p>
          </table:table-cell>
        </table:table-row>
        <table:table-row table:style-name="ro1">
          <table:table-cell office:value-type="string" calcext:value-type="string">
            <text:p>RU000A0JV250</text:p>
          </table:table-cell>
          <table:table-cell office:value-type="float" office:value="7706107510" calcext:value-type="float">
            <text:p>7706107510</text:p>
          </table:table-cell>
          <table:table-cell office:value-type="string" calcext:value-type="string">
            <text:p>Добыча сырой нефти</text:p>
          </table:table-cell>
        </table:table-row>
        <table:table-row table:style-name="ro1">
          <table:table-cell office:value-type="string" calcext:value-type="string">
            <text:p>RU000A0JV268</text:p>
          </table:table-cell>
          <table:table-cell office:value-type="float" office:value="7706107510" calcext:value-type="float">
            <text:p>7706107510</text:p>
          </table:table-cell>
          <table:table-cell office:value-type="string" calcext:value-type="string">
            <text:p>Добыча сырой нефти</text:p>
          </table:table-cell>
        </table:table-row>
        <table:table-row table:style-name="ro1">
          <table:table-cell office:value-type="string" calcext:value-type="string">
            <text:p>RU000A0JX132</text:p>
          </table:table-cell>
          <table:table-cell office:value-type="float" office:value="7706107510" calcext:value-type="float">
            <text:p>7706107510</text:p>
          </table:table-cell>
          <table:table-cell office:value-type="string" calcext:value-type="string">
            <text:p>Добыча сырой нефти</text:p>
          </table:table-cell>
        </table:table-row>
        <table:table-row table:style-name="ro1">
          <table:table-cell office:value-type="string" calcext:value-type="string">
            <text:p>RU000A0JX355</text:p>
          </table:table-cell>
          <table:table-cell office:value-type="float" office:value="7706107510" calcext:value-type="float">
            <text:p>7706107510</text:p>
          </table:table-cell>
          <table:table-cell office:value-type="string" calcext:value-type="string">
            <text:p>Добыча сырой нефти</text:p>
          </table:table-cell>
        </table:table-row>
        <table:table-row table:style-name="ro1">
          <table:table-cell office:value-type="string" calcext:value-type="string">
            <text:p>RU000A0JX413</text:p>
          </table:table-cell>
          <table:table-cell office:value-type="float" office:value="7706107510" calcext:value-type="float">
            <text:p>7706107510</text:p>
          </table:table-cell>
          <table:table-cell office:value-type="string" calcext:value-type="string">
            <text:p>Добыча сырой нефти</text:p>
          </table:table-cell>
        </table:table-row>
        <table:table-row table:style-name="ro1">
          <table:table-cell office:value-type="string" calcext:value-type="string">
            <text:p>RU000A0JXQK2</text:p>
          </table:table-cell>
          <table:table-cell office:value-type="float" office:value="7706107510" calcext:value-type="float">
            <text:p>7706107510</text:p>
          </table:table-cell>
          <table:table-cell office:value-type="string" calcext:value-type="string">
            <text:p>Добыча сырой нефти</text:p>
          </table:table-cell>
        </table:table-row>
        <table:table-row table:style-name="ro1">
          <table:table-cell office:value-type="string" calcext:value-type="string">
            <text:p>RU000A0JXR68</text:p>
          </table:table-cell>
          <table:table-cell office:value-type="float" office:value="7706107510" calcext:value-type="float">
            <text:p>7706107510</text:p>
          </table:table-cell>
          <table:table-cell office:value-type="string" calcext:value-type="string">
            <text:p>Добыча сырой нефти</text:p>
          </table:table-cell>
        </table:table-row>
        <table:table-row table:style-name="ro1">
          <table:table-cell office:value-type="string" calcext:value-type="string">
            <text:p>RU000A0JXXD3</text:p>
          </table:table-cell>
          <table:table-cell office:value-type="float" office:value="7706107510" calcext:value-type="float">
            <text:p>7706107510</text:p>
          </table:table-cell>
          <table:table-cell office:value-type="string" calcext:value-type="string">
            <text:p>Добыча сырой нефти</text:p>
          </table:table-cell>
        </table:table-row>
        <table:table-row table:style-name="ro1">
          <table:table-cell office:value-type="string" calcext:value-type="string">
            <text:p>RU000A0JXXE1</text:p>
          </table:table-cell>
          <table:table-cell office:value-type="float" office:value="7706107510" calcext:value-type="float">
            <text:p>7706107510</text:p>
          </table:table-cell>
          <table:table-cell office:value-type="string" calcext:value-type="string">
            <text:p>Добыча сырой нефти</text:p>
          </table:table-cell>
        </table:table-row>
        <table:table-row table:style-name="ro1">
          <table:table-cell office:value-type="string" calcext:value-type="string">
            <text:p>RU000A0ZYCP5</text:p>
          </table:table-cell>
          <table:table-cell office:value-type="float" office:value="7706107510" calcext:value-type="float">
            <text:p>7706107510</text:p>
          </table:table-cell>
          <table:table-cell office:value-type="string" calcext:value-type="string">
            <text:p>Добыча сырой нефти</text:p>
          </table:table-cell>
        </table:table-row>
        <table:table-row table:style-name="ro1">
          <table:table-cell office:value-type="string" calcext:value-type="string">
            <text:p>RU000A0ZYJH7</text:p>
          </table:table-cell>
          <table:table-cell office:value-type="float" office:value="7706107510" calcext:value-type="float">
            <text:p>7706107510</text:p>
          </table:table-cell>
          <table:table-cell office:value-type="string" calcext:value-type="string">
            <text:p>Добыча сырой нефти</text:p>
          </table:table-cell>
        </table:table-row>
        <table:table-row table:style-name="ro1">
          <table:table-cell office:value-type="string" calcext:value-type="string">
            <text:p>RU000A0ZYJJ3</text:p>
          </table:table-cell>
          <table:table-cell office:value-type="float" office:value="7706107510" calcext:value-type="float">
            <text:p>7706107510</text:p>
          </table:table-cell>
          <table:table-cell office:value-type="string" calcext:value-type="string">
            <text:p>Добыча сырой нефти</text:p>
          </table:table-cell>
        </table:table-row>
        <table:table-row table:style-name="ro1">
          <table:table-cell office:value-type="string" calcext:value-type="string">
            <text:p>RU000A0ZYLG5</text:p>
          </table:table-cell>
          <table:table-cell office:value-type="float" office:value="7706107510" calcext:value-type="float">
            <text:p>7706107510</text:p>
          </table:table-cell>
          <table:table-cell office:value-type="string" calcext:value-type="string">
            <text:p>Добыча сырой нефти</text:p>
          </table:table-cell>
        </table:table-row>
        <table:table-row table:style-name="ro1">
          <table:table-cell office:value-type="string" calcext:value-type="string">
            <text:p>RU000A0ZYT40</text:p>
          </table:table-cell>
          <table:table-cell office:value-type="float" office:value="7706107510" calcext:value-type="float">
            <text:p>7706107510</text:p>
          </table:table-cell>
          <table:table-cell office:value-type="string" calcext:value-type="string">
            <text:p>Добыча сырой нефти</text:p>
          </table:table-cell>
        </table:table-row>
        <table:table-row table:style-name="ro1">
          <table:table-cell office:value-type="string" calcext:value-type="string">
            <text:p>RU000A0ZYVU5</text:p>
          </table:table-cell>
          <table:table-cell office:value-type="float" office:value="7706107510" calcext:value-type="float">
            <text:p>7706107510</text:p>
          </table:table-cell>
          <table:table-cell office:value-type="string" calcext:value-type="string">
            <text:p>Добыча сырой нефти</text:p>
          </table:table-cell>
        </table:table-row>
        <table:table-row table:style-name="ro1">
          <table:table-cell office:value-type="string" calcext:value-type="string">
            <text:p>RU000A1008P1</text:p>
          </table:table-cell>
          <table:table-cell office:value-type="float" office:value="7706107510" calcext:value-type="float">
            <text:p>7706107510</text:p>
          </table:table-cell>
          <table:table-cell office:value-type="string" calcext:value-type="string">
            <text:p>Добыча сырой нефти</text:p>
          </table:table-cell>
        </table:table-row>
        <table:table-row table:style-name="ro1">
          <table:table-cell office:value-type="string" calcext:value-type="string">
            <text:p>RU000A1008Q9</text:p>
          </table:table-cell>
          <table:table-cell office:value-type="float" office:value="7706107510" calcext:value-type="float">
            <text:p>7706107510</text:p>
          </table:table-cell>
          <table:table-cell office:value-type="string" calcext:value-type="string">
            <text:p>Добыча сырой нефти</text:p>
          </table:table-cell>
        </table:table-row>
        <table:table-row table:style-name="ro1">
          <table:table-cell office:value-type="string" calcext:value-type="string">
            <text:p>RU000A100KY3</text:p>
          </table:table-cell>
          <table:table-cell office:value-type="float" office:value="7706107510" calcext:value-type="float">
            <text:p>7706107510</text:p>
          </table:table-cell>
          <table:table-cell office:value-type="string" calcext:value-type="string">
            <text:p>Добыча сырой нефти</text:p>
          </table:table-cell>
        </table:table-row>
        <table:table-row table:style-name="ro1">
          <table:table-cell office:value-type="string" calcext:value-type="string">
            <text:p>RU000A100YQ0</text:p>
          </table:table-cell>
          <table:table-cell office:value-type="float" office:value="7706107510" calcext:value-type="float">
            <text:p>7706107510</text:p>
          </table:table-cell>
          <table:table-cell office:value-type="string" calcext:value-type="string">
            <text:p>Добыча сырой нефти</text:p>
          </table:table-cell>
        </table:table-row>
        <table:table-row table:style-name="ro1">
          <table:table-cell office:value-type="string" calcext:value-type="string">
            <text:p>RU000A101SF3</text:p>
          </table:table-cell>
          <table:table-cell office:value-type="float" office:value="7706107510" calcext:value-type="float">
            <text:p>7706107510</text:p>
          </table:table-cell>
          <table:table-cell office:value-type="string" calcext:value-type="string">
            <text:p>Добыча сырой нефти</text:p>
          </table:table-cell>
        </table:table-row>
        <table:table-row table:style-name="ro1">
          <table:table-cell office:value-type="string" calcext:value-type="string">
            <text:p>RU000A102EE4</text:p>
          </table:table-cell>
          <table:table-cell office:value-type="float" office:value="7706107510" calcext:value-type="float">
            <text:p>7706107510</text:p>
          </table:table-cell>
          <table:table-cell office:value-type="string" calcext:value-type="string">
            <text:p>Добыча сырой нефти</text:p>
          </table:table-cell>
        </table:table-row>
        <table:table-row table:style-name="ro1">
          <table:table-cell office:value-type="string" calcext:value-type="string">
            <text:p>RU000A102EF1</text:p>
          </table:table-cell>
          <table:table-cell office:value-type="float" office:value="7706107510" calcext:value-type="float">
            <text:p>7706107510</text:p>
          </table:table-cell>
          <table:table-cell office:value-type="string" calcext:value-type="string">
            <text:p>Добыча сырой нефти</text:p>
          </table:table-cell>
        </table:table-row>
        <table:table-row table:style-name="ro1">
          <table:table-cell office:value-type="string" calcext:value-type="string">
            <text:p>RU000A103FC3</text:p>
          </table:table-cell>
          <table:table-cell office:value-type="float" office:value="7706107510" calcext:value-type="float">
            <text:p>7706107510</text:p>
          </table:table-cell>
          <table:table-cell office:value-type="string" calcext:value-type="string">
            <text:p>Добыча сырой нефти</text:p>
          </table:table-cell>
        </table:table-row>
        <table:table-row table:style-name="ro1">
          <table:table-cell office:value-type="string" calcext:value-type="string">
            <text:p>RU000A1057S2</text:p>
          </table:table-cell>
          <table:table-cell office:value-type="float" office:value="7706107510" calcext:value-type="float">
            <text:p>7706107510</text:p>
          </table:table-cell>
          <table:table-cell office:value-type="string" calcext:value-type="string">
            <text:p>Добыча сырой нефти</text:p>
          </table:table-cell>
        </table:table-row>
        <table:table-row table:style-name="ro1">
          <table:table-cell office:value-type="string" calcext:value-type="string">
            <text:p>RU000A105ZC6</text:p>
          </table:table-cell>
          <table:table-cell office:value-type="float" office:value="7706107510" calcext:value-type="float">
            <text:p>7706107510</text:p>
          </table:table-cell>
          <table:table-cell office:value-type="string" calcext:value-type="string">
            <text:p>Добыча сырой нефти</text:p>
          </table:table-cell>
        </table:table-row>
        <table:table-row table:style-name="ro1">
          <table:table-cell office:value-type="string" calcext:value-type="string">
            <text:p>SNGS</text:p>
          </table:table-cell>
          <table:table-cell office:value-type="float" office:value="8602060555" calcext:value-type="float">
            <text:p>8602060555</text:p>
          </table:table-cell>
          <table:table-cell office:value-type="string" calcext:value-type="string">
            <text:p>Добыча сырой нефти</text:p>
          </table:table-cell>
        </table:table-row>
        <table:table-row table:style-name="ro1">
          <table:table-cell office:value-type="string" calcext:value-type="string">
            <text:p>SNGSP</text:p>
          </table:table-cell>
          <table:table-cell office:value-type="float" office:value="8602060555" calcext:value-type="float">
            <text:p>8602060555</text:p>
          </table:table-cell>
          <table:table-cell office:value-type="string" calcext:value-type="string">
            <text:p>Добыча сырой нефти</text:p>
          </table:table-cell>
        </table:table-row>
        <table:table-row table:style-name="ro1">
          <table:table-cell office:value-type="string" calcext:value-type="string">
            <text:p>RTGZ</text:p>
          </table:table-cell>
          <table:table-cell office:value-type="float" office:value="6163000368" calcext:value-type="float">
            <text:p>6163000368</text:p>
          </table:table-cell>
          <table:table-cell office:value-type="string" calcext:value-type="string">
            <text:p>жилищно-коммунальное хозяйство</text:p>
          </table:table-cell>
        </table:table-row>
        <table:table-row table:style-name="ro1">
          <table:table-cell office:value-type="string" calcext:value-type="string">
            <text:p>RU000A0ZZWQ8</text:p>
          </table:table-cell>
          <table:table-cell office:value-type="float" office:value="6450090478" calcext:value-type="float">
            <text:p>6450090478</text:p>
          </table:table-cell>
          <table:table-cell office:value-type="string" calcext:value-type="string">
            <text:p>Забор и очистка воды для питьевых и промышленных нужд</text:p>
          </table:table-cell>
        </table:table-row>
        <table:table-row table:style-name="ro1">
          <table:table-cell office:value-type="string" calcext:value-type="string">
            <text:p>RU000A1018G9</text:p>
          </table:table-cell>
          <table:table-cell office:value-type="float" office:value="6450090478" calcext:value-type="float">
            <text:p>6450090478</text:p>
          </table:table-cell>
          <table:table-cell office:value-type="string" calcext:value-type="string">
            <text:p>Забор и очистка воды для питьевых и промышленных нужд</text:p>
          </table:table-cell>
        </table:table-row>
        <table:table-row table:style-name="ro1">
          <table:table-cell office:value-type="string" calcext:value-type="string">
            <text:p>INGR</text:p>
          </table:table-cell>
          <table:table-cell office:value-type="float" office:value="7702336269" calcext:value-type="float">
            <text:p>7702336269</text:p>
          </table:table-cell>
          <table:table-cell office:value-type="string" calcext:value-type="string">
            <text:p>инвестиции</text:p>
          </table:table-cell>
        </table:table-row>
        <table:table-row table:style-name="ro1">
          <table:table-cell office:value-type="string" calcext:value-type="string">
            <text:p>RU000A0ZYG37</text:p>
          </table:table-cell>
          <table:table-cell office:value-type="float" office:value="7702336269" calcext:value-type="float">
            <text:p>7702336269</text:p>
          </table:table-cell>
          <table:table-cell office:value-type="string" calcext:value-type="string">
            <text:p>инвестиции</text:p>
          </table:table-cell>
        </table:table-row>
        <table:table-row table:style-name="ro1">
          <table:table-cell office:value-type="string" calcext:value-type="string">
            <text:p>RU000A0ZZXD4</text:p>
          </table:table-cell>
          <table:table-cell office:value-type="float" office:value="7702336269" calcext:value-type="float">
            <text:p>7702336269</text:p>
          </table:table-cell>
          <table:table-cell office:value-type="string" calcext:value-type="string">
            <text:p>инвестиции</text:p>
          </table:table-cell>
        </table:table-row>
        <table:table-row table:style-name="ro1">
          <table:table-cell office:value-type="string" calcext:value-type="string">
            <text:p>RU000A101798</text:p>
          </table:table-cell>
          <table:table-cell office:value-type="float" office:value="7702336269" calcext:value-type="float">
            <text:p>7702336269</text:p>
          </table:table-cell>
          <table:table-cell office:value-type="string" calcext:value-type="string">
            <text:p>инвестиции</text:p>
          </table:table-cell>
        </table:table-row>
        <table:table-row table:style-name="ro1">
          <table:table-cell office:value-type="string" calcext:value-type="string">
            <text:p>RU000A101HP5</text:p>
          </table:table-cell>
          <table:table-cell office:value-type="float" office:value="7702336269" calcext:value-type="float">
            <text:p>7702336269</text:p>
          </table:table-cell>
          <table:table-cell office:value-type="string" calcext:value-type="string">
            <text:p>инвестиции</text:p>
          </table:table-cell>
        </table:table-row>
        <table:table-row table:style-name="ro1">
          <table:table-cell office:value-type="string" calcext:value-type="string">
            <text:p>RU000A104U68</text:p>
          </table:table-cell>
          <table:table-cell office:value-type="float" office:value="7702336269" calcext:value-type="float">
            <text:p>7702336269</text:p>
          </table:table-cell>
          <table:table-cell office:value-type="string" calcext:value-type="string">
            <text:p>инвестиции</text:p>
          </table:table-cell>
        </table:table-row>
        <table:table-row table:style-name="ro1">
          <table:table-cell office:value-type="string" calcext:value-type="string">
            <text:p>RU000A0JT593</text:p>
          </table:table-cell>
          <table:table-cell office:value-type="float" office:value="5257116711" calcext:value-type="float">
            <text:p>5257116711</text:p>
          </table:table-cell>
          <table:table-cell office:value-type="string" calcext:value-type="string">
            <text:p>Капиталовложения в собственность</text:p>
          </table:table-cell>
        </table:table-row>
        <table:table-row table:style-name="ro1">
          <table:table-cell office:value-type="string" calcext:value-type="string">
            <text:p>RU000A0JR4U9</text:p>
          </table:table-cell>
          <table:table-cell office:value-type="float" office:value="7726581132" calcext:value-type="float">
            <text:p>7726581132</text:p>
          </table:table-cell>
          <table:table-cell office:value-type="string" calcext:value-type="string">
            <text:p>Капиталовложения в собственность</text:p>
          </table:table-cell>
        </table:table-row>
        <table:table-row table:style-name="ro1">
          <table:table-cell office:value-type="string" calcext:value-type="string">
            <text:p>RU000A0JTB96</text:p>
          </table:table-cell>
          <table:table-cell office:value-type="float" office:value="7726581132" calcext:value-type="float">
            <text:p>7726581132</text:p>
          </table:table-cell>
          <table:table-cell office:value-type="string" calcext:value-type="string">
            <text:p>Капиталовложения в собственность</text:p>
          </table:table-cell>
        </table:table-row>
        <table:table-row table:style-name="ro1">
          <table:table-cell office:value-type="string" calcext:value-type="string">
            <text:p>RU000A0JTFB2</text:p>
          </table:table-cell>
          <table:table-cell office:value-type="float" office:value="7726581132" calcext:value-type="float">
            <text:p>7726581132</text:p>
          </table:table-cell>
          <table:table-cell office:value-type="string" calcext:value-type="string">
            <text:p>Капиталовложения в собственность</text:p>
          </table:table-cell>
        </table:table-row>
        <table:table-row table:style-name="ro1">
          <table:table-cell office:value-type="string" calcext:value-type="string">
            <text:p>RU000A0JVE65</text:p>
          </table:table-cell>
          <table:table-cell office:value-type="float" office:value="7704788976" calcext:value-type="float">
            <text:p>7704788976</text:p>
          </table:table-cell>
          <table:table-cell office:value-type="string" calcext:value-type="string">
            <text:p>Капиталовложения в ценные бумаги</text:p>
          </table:table-cell>
        </table:table-row>
        <table:table-row table:style-name="ro1">
          <table:table-cell office:value-type="string" calcext:value-type="string">
            <text:p>RU000A0JVZB6</text:p>
          </table:table-cell>
          <table:table-cell office:value-type="float" office:value="7706420120" calcext:value-type="float">
            <text:p>7706420120</text:p>
          </table:table-cell>
          <table:table-cell office:value-type="string" calcext:value-type="string">
            <text:p>Капиталовложения в ценные бумаги</text:p>
          </table:table-cell>
        </table:table-row>
        <table:table-row table:style-name="ro1">
          <table:table-cell office:value-type="string" calcext:value-type="string">
            <text:p>RU000A105Q71</text:p>
          </table:table-cell>
          <table:table-cell office:value-type="float" office:value="7706420120" calcext:value-type="float">
            <text:p>7706420120</text:p>
          </table:table-cell>
          <table:table-cell office:value-type="string" calcext:value-type="string">
            <text:p>Капиталовложения в ценные бумаги</text:p>
          </table:table-cell>
        </table:table-row>
        <table:table-row table:style-name="ro1">
          <table:table-cell office:value-type="string" calcext:value-type="string">
            <text:p>RU000A0JVUB7</text:p>
          </table:table-cell>
          <table:table-cell office:value-type="float" office:value="7722696870" calcext:value-type="float">
            <text:p>7722696870</text:p>
          </table:table-cell>
          <table:table-cell office:value-type="string" calcext:value-type="string">
            <text:p>Капиталовложения в ценные бумаги</text:p>
          </table:table-cell>
        </table:table-row>
        <table:table-row table:style-name="ro1">
          <table:table-cell office:value-type="string" calcext:value-type="string">
            <text:p>RU000A0JXC40</text:p>
          </table:table-cell>
          <table:table-cell office:value-type="float" office:value="7722696870" calcext:value-type="float">
            <text:p>7722696870</text:p>
          </table:table-cell>
          <table:table-cell office:value-type="string" calcext:value-type="string">
            <text:p>Капиталовложения в ценные бумаги</text:p>
          </table:table-cell>
        </table:table-row>
        <table:table-row table:style-name="ro1">
          <table:table-cell office:value-type="string" calcext:value-type="string">
            <text:p>RU000A0JXRB9</text:p>
          </table:table-cell>
          <table:table-cell office:value-type="float" office:value="7722696870" calcext:value-type="float">
            <text:p>7722696870</text:p>
          </table:table-cell>
          <table:table-cell office:value-type="string" calcext:value-type="string">
            <text:p>Капиталовложения в ценные бумаги</text:p>
          </table:table-cell>
        </table:table-row>
        <table:table-row table:style-name="ro1">
          <table:table-cell office:value-type="string" calcext:value-type="string">
            <text:p>LSRG</text:p>
          </table:table-cell>
          <table:table-cell office:value-type="float" office:value="7838360491" calcext:value-type="float">
            <text:p>7838360491</text:p>
          </table:table-cell>
          <table:table-cell office:value-type="string" calcext:value-type="string">
            <text:p>Капиталовложения в ценные бумаги</text:p>
          </table:table-cell>
        </table:table-row>
        <table:table-row table:style-name="ro1">
          <table:table-cell office:value-type="string" calcext:value-type="string">
            <text:p>RU000A100WA8</text:p>
          </table:table-cell>
          <table:table-cell office:value-type="float" office:value="7838360491" calcext:value-type="float">
            <text:p>7838360491</text:p>
          </table:table-cell>
          <table:table-cell office:value-type="string" calcext:value-type="string">
            <text:p>Капиталовложения в ценные бумаги</text:p>
          </table:table-cell>
        </table:table-row>
        <table:table-row table:style-name="ro1">
          <table:table-cell office:value-type="string" calcext:value-type="string">
            <text:p>RU000A100ZL8</text:p>
          </table:table-cell>
          <table:table-cell office:value-type="float" office:value="7838360491" calcext:value-type="float">
            <text:p>7838360491</text:p>
          </table:table-cell>
          <table:table-cell office:value-type="string" calcext:value-type="string">
            <text:p>Капиталовложения в ценные бумаги</text:p>
          </table:table-cell>
        </table:table-row>
        <table:table-row table:style-name="ro1">
          <table:table-cell office:value-type="string" calcext:value-type="string">
            <text:p>RU000A102T63</text:p>
          </table:table-cell>
          <table:table-cell office:value-type="float" office:value="7838360491" calcext:value-type="float">
            <text:p>7838360491</text:p>
          </table:table-cell>
          <table:table-cell office:value-type="string" calcext:value-type="string">
            <text:p>Капиталовложения в ценные бумаги</text:p>
          </table:table-cell>
        </table:table-row>
        <table:table-row table:style-name="ro1">
          <table:table-cell office:value-type="string" calcext:value-type="string">
            <text:p>RU000A103PX8</text:p>
          </table:table-cell>
          <table:table-cell office:value-type="float" office:value="7838360491" calcext:value-type="float">
            <text:p>7838360491</text:p>
          </table:table-cell>
          <table:table-cell office:value-type="string" calcext:value-type="string">
            <text:p>Капиталовложения в ценные бумаги</text:p>
          </table:table-cell>
        </table:table-row>
        <table:table-row table:style-name="ro1">
          <table:table-cell office:value-type="string" calcext:value-type="string">
            <text:p>RU000A106888</text:p>
          </table:table-cell>
          <table:table-cell office:value-type="float" office:value="7838360491" calcext:value-type="float">
            <text:p>7838360491</text:p>
          </table:table-cell>
          <table:table-cell office:value-type="string" calcext:value-type="string">
            <text:p>Капиталовложения в ценные бумаги</text:p>
          </table:table-cell>
        </table:table-row>
        <table:table-row table:style-name="ro1">
          <table:table-cell office:value-type="string" calcext:value-type="string">
            <text:p>RU000A103RJ3</text:p>
          </table:table-cell>
          <table:table-cell office:value-type="float" office:value="2723115222" calcext:value-type="float">
            <text:p>2723115222</text:p>
          </table:table-cell>
          <table:table-cell office:value-type="string" calcext:value-type="string">
            <text:p>Коллекторская деятельность</text:p>
          </table:table-cell>
        </table:table-row>
        <table:table-row table:style-name="ro1">
          <table:table-cell office:value-type="string" calcext:value-type="string">
            <text:p>RU000A1047S3</text:p>
          </table:table-cell>
          <table:table-cell office:value-type="float" office:value="2723115222" calcext:value-type="float">
            <text:p>2723115222</text:p>
          </table:table-cell>
          <table:table-cell office:value-type="string" calcext:value-type="string">
            <text:p>Коллекторская деятельность</text:p>
          </table:table-cell>
        </table:table-row>
        <table:table-row table:style-name="ro1">
          <table:table-cell office:value-type="string" calcext:value-type="string">
            <text:p>RU000A103JR3</text:p>
          </table:table-cell>
          <table:table-cell office:value-type="float" office:value="1660359180" calcext:value-type="float">
            <text:p>1660359180</text:p>
          </table:table-cell>
          <table:table-cell office:value-type="string" calcext:value-type="string">
            <text:p>Консультирование по вопросам коммерческой деятельности и управления</text:p>
          </table:table-cell>
        </table:table-row>
        <table:table-row table:style-name="ro1">
          <table:table-cell office:value-type="string" calcext:value-type="string">
            <text:p>RU000A105Q97</text:p>
          </table:table-cell>
          <table:table-cell office:value-type="float" office:value="1660359180" calcext:value-type="float">
            <text:p>1660359180</text:p>
          </table:table-cell>
          <table:table-cell office:value-type="string" calcext:value-type="string">
            <text:p>Консультирование по вопросам коммерческой деятельности и управления</text:p>
          </table:table-cell>
        </table:table-row>
        <table:table-row table:style-name="ro1">
          <table:table-cell office:value-type="string" calcext:value-type="string">
            <text:p>RU000A106Z38</text:p>
          </table:table-cell>
          <table:table-cell office:value-type="float" office:value="1660359180" calcext:value-type="float">
            <text:p>1660359180</text:p>
          </table:table-cell>
          <table:table-cell office:value-type="string" calcext:value-type="string">
            <text:p>Консультирование по вопросам коммерческой деятельности и управления</text:p>
          </table:table-cell>
        </table:table-row>
        <table:table-row table:style-name="ro1">
          <table:table-cell office:value-type="string" calcext:value-type="string">
            <text:p>RU000A105WM2</text:p>
          </table:table-cell>
          <table:table-cell office:value-type="float" office:value="5406812997" calcext:value-type="float">
            <text:p>5406812997</text:p>
          </table:table-cell>
          <table:table-cell office:value-type="string" calcext:value-type="string">
            <text:p>Консультирование по вопросам коммерческой деятельности и управления</text:p>
          </table:table-cell>
        </table:table-row>
        <table:table-row table:style-name="ro1">
          <table:table-cell office:value-type="string" calcext:value-type="string">
            <text:p>RU000A102TK9</text:p>
          </table:table-cell>
          <table:table-cell office:value-type="float" office:value="5407068298" calcext:value-type="float">
            <text:p>5407068298</text:p>
          </table:table-cell>
          <table:table-cell office:value-type="string" calcext:value-type="string">
            <text:p>Консультирование по вопросам коммерческой деятельности и управления</text:p>
          </table:table-cell>
        </table:table-row>
        <table:table-row table:style-name="ro1">
          <table:table-cell office:value-type="string" calcext:value-type="string">
            <text:p>RU000A0JQ5C5</text:p>
          </table:table-cell>
          <table:table-cell office:value-type="float" office:value="6658196868" calcext:value-type="float">
            <text:p>6658196868</text:p>
          </table:table-cell>
          <table:table-cell office:value-type="string" calcext:value-type="string">
            <text:p>Консультирование по вопросам коммерческой деятельности и управления</text:p>
          </table:table-cell>
        </table:table-row>
        <table:table-row table:style-name="ro1">
          <table:table-cell office:value-type="string" calcext:value-type="string">
            <text:p>RU000A100790</text:p>
          </table:table-cell>
          <table:table-cell office:value-type="float" office:value="7702330901" calcext:value-type="float">
            <text:p>7702330901</text:p>
          </table:table-cell>
          <table:table-cell office:value-type="string" calcext:value-type="string">
            <text:p>Консультирование по вопросам коммерческой деятельности и управления</text:p>
          </table:table-cell>
        </table:table-row>
        <table:table-row table:style-name="ro1">
          <table:table-cell office:value-type="string" calcext:value-type="string">
            <text:p>RU000A1016Z3</text:p>
          </table:table-cell>
          <table:table-cell office:value-type="float" office:value="7703255661" calcext:value-type="float">
            <text:p>7703255661</text:p>
          </table:table-cell>
          <table:table-cell office:value-type="string" calcext:value-type="string">
            <text:p>Консультирование по вопросам коммерческой деятельности и управления</text:p>
          </table:table-cell>
        </table:table-row>
        <table:table-row table:style-name="ro1">
          <table:table-cell office:value-type="string" calcext:value-type="string">
            <text:p>RU000A105146</text:p>
          </table:table-cell>
          <table:table-cell office:value-type="float" office:value="7703255661" calcext:value-type="float">
            <text:p>7703255661</text:p>
          </table:table-cell>
          <table:table-cell office:value-type="string" calcext:value-type="string">
            <text:p>Консультирование по вопросам коммерческой деятельности и управления</text:p>
          </table:table-cell>
        </table:table-row>
        <table:table-row table:style-name="ro1">
          <table:table-cell office:value-type="string" calcext:value-type="string">
            <text:p>PLZL</text:p>
          </table:table-cell>
          <table:table-cell office:value-type="float" office:value="7703389295" calcext:value-type="float">
            <text:p>7703389295</text:p>
          </table:table-cell>
          <table:table-cell office:value-type="string" calcext:value-type="string">
            <text:p>Консультирование по вопросам коммерческой деятельности и управления</text:p>
          </table:table-cell>
        </table:table-row>
        <table:table-row table:style-name="ro1">
          <table:table-cell office:value-type="string" calcext:value-type="string">
            <text:p>RU000A100XC2</text:p>
          </table:table-cell>
          <table:table-cell office:value-type="float" office:value="7703389295" calcext:value-type="float">
            <text:p>7703389295</text:p>
          </table:table-cell>
          <table:table-cell office:value-type="string" calcext:value-type="string">
            <text:p>Консультирование по вопросам коммерческой деятельности и управления</text:p>
          </table:table-cell>
        </table:table-row>
        <table:table-row table:style-name="ro1">
          <table:table-cell office:value-type="string" calcext:value-type="string">
            <text:p>RU000A1054W1</text:p>
          </table:table-cell>
          <table:table-cell office:value-type="float" office:value="7703389295" calcext:value-type="float">
            <text:p>7703389295</text:p>
          </table:table-cell>
          <table:table-cell office:value-type="string" calcext:value-type="string">
            <text:p>Консультирование по вопросам коммерческой деятельности и управления</text:p>
          </table:table-cell>
        </table:table-row>
        <table:table-row table:style-name="ro1">
          <table:table-cell office:value-type="string" calcext:value-type="string">
            <text:p>RU000A105VC5</text:p>
          </table:table-cell>
          <table:table-cell office:value-type="float" office:value="7703389295" calcext:value-type="float">
            <text:p>7703389295</text:p>
          </table:table-cell>
          <table:table-cell office:value-type="string" calcext:value-type="string">
            <text:p>Консультирование по вопросам коммерческой деятельности и управления</text:p>
          </table:table-cell>
        </table:table-row>
        <table:table-row table:style-name="ro1">
          <table:table-cell office:value-type="string" calcext:value-type="string">
            <text:p>BELU</text:p>
          </table:table-cell>
          <table:table-cell office:value-type="float" office:value="7705634425" calcext:value-type="float">
            <text:p>7705634425</text:p>
          </table:table-cell>
          <table:table-cell office:value-type="string" calcext:value-type="string">
            <text:p>Консультирование по вопросам коммерческой деятельности и управления</text:p>
          </table:table-cell>
        </table:table-row>
        <table:table-row table:style-name="ro1">
          <table:table-cell office:value-type="string" calcext:value-type="string">
            <text:p>RU000A100L63</text:p>
          </table:table-cell>
          <table:table-cell office:value-type="float" office:value="7705634425" calcext:value-type="float">
            <text:p>7705634425</text:p>
          </table:table-cell>
          <table:table-cell office:value-type="string" calcext:value-type="string">
            <text:p>Консультирование по вопросам коммерческой деятельности и управления</text:p>
          </table:table-cell>
        </table:table-row>
        <table:table-row table:style-name="ro1">
          <table:table-cell office:value-type="string" calcext:value-type="string">
            <text:p>RU000A1015E0</text:p>
          </table:table-cell>
          <table:table-cell office:value-type="float" office:value="7705634425" calcext:value-type="float">
            <text:p>7705634425</text:p>
          </table:table-cell>
          <table:table-cell office:value-type="string" calcext:value-type="string">
            <text:p>Консультирование по вопросам коммерческой деятельности и управления</text:p>
          </table:table-cell>
        </table:table-row>
        <table:table-row table:style-name="ro1">
          <table:table-cell office:value-type="string" calcext:value-type="string">
            <text:p>RU000A102GU5</text:p>
          </table:table-cell>
          <table:table-cell office:value-type="float" office:value="7705634425" calcext:value-type="float">
            <text:p>7705634425</text:p>
          </table:table-cell>
          <table:table-cell office:value-type="string" calcext:value-type="string">
            <text:p>Консультирование по вопросам коммерческой деятельности и управления</text:p>
          </table:table-cell>
        </table:table-row>
        <table:table-row table:style-name="ro1">
          <table:table-cell office:value-type="string" calcext:value-type="string">
            <text:p>RU000A104Y15</text:p>
          </table:table-cell>
          <table:table-cell office:value-type="float" office:value="7705634425" calcext:value-type="float">
            <text:p>7705634425</text:p>
          </table:table-cell>
          <table:table-cell office:value-type="string" calcext:value-type="string">
            <text:p>Консультирование по вопросам коммерческой деятельности и управления</text:p>
          </table:table-cell>
        </table:table-row>
        <table:table-row table:style-name="ro1">
          <table:table-cell office:value-type="string" calcext:value-type="string">
            <text:p>GCHE</text:p>
          </table:table-cell>
          <table:table-cell office:value-type="float" office:value="7718560636" calcext:value-type="float">
            <text:p>7718560636</text:p>
          </table:table-cell>
          <table:table-cell office:value-type="string" calcext:value-type="string">
            <text:p>Консультирование по вопросам коммерческой деятельности и управления</text:p>
          </table:table-cell>
        </table:table-row>
        <table:table-row table:style-name="ro1">
          <table:table-cell office:value-type="string" calcext:value-type="string">
            <text:p>RU000A1024W4</text:p>
          </table:table-cell>
          <table:table-cell office:value-type="float" office:value="7718560636" calcext:value-type="float">
            <text:p>7718560636</text:p>
          </table:table-cell>
          <table:table-cell office:value-type="string" calcext:value-type="string">
            <text:p>Консультирование по вопросам коммерческой деятельности и управления</text:p>
          </table:table-cell>
        </table:table-row>
        <table:table-row table:style-name="ro1">
          <table:table-cell office:value-type="string" calcext:value-type="string">
            <text:p>RU000A102LD1</text:p>
          </table:table-cell>
          <table:table-cell office:value-type="float" office:value="7718560636" calcext:value-type="float">
            <text:p>7718560636</text:p>
          </table:table-cell>
          <table:table-cell office:value-type="string" calcext:value-type="string">
            <text:p>Консультирование по вопросам коммерческой деятельности и управления</text:p>
          </table:table-cell>
        </table:table-row>
        <table:table-row table:style-name="ro1">
          <table:table-cell office:value-type="string" calcext:value-type="string">
            <text:p>RU000A105C28</text:p>
          </table:table-cell>
          <table:table-cell office:value-type="float" office:value="7718560636" calcext:value-type="float">
            <text:p>7718560636</text:p>
          </table:table-cell>
          <table:table-cell office:value-type="string" calcext:value-type="string">
            <text:p>Консультирование по вопросам коммерческой деятельности и управления</text:p>
          </table:table-cell>
        </table:table-row>
        <table:table-row table:style-name="ro1">
          <table:table-cell office:value-type="string" calcext:value-type="string">
            <text:p>RU000A105M67</text:p>
          </table:table-cell>
          <table:table-cell office:value-type="float" office:value="7718560636" calcext:value-type="float">
            <text:p>7718560636</text:p>
          </table:table-cell>
          <table:table-cell office:value-type="string" calcext:value-type="string">
            <text:p>Консультирование по вопросам коммерческой деятельности и управления</text:p>
          </table:table-cell>
        </table:table-row>
        <table:table-row table:style-name="ro1">
          <table:table-cell office:value-type="string" calcext:value-type="string">
            <text:p>ABRD</text:p>
          </table:table-cell>
          <table:table-cell office:value-type="float" office:value="7727620673" calcext:value-type="float">
            <text:p>7727620673</text:p>
          </table:table-cell>
          <table:table-cell office:value-type="string" calcext:value-type="string">
            <text:p>Консультирование по вопросам коммерческой деятельности и управления</text:p>
          </table:table-cell>
        </table:table-row>
        <table:table-row table:style-name="ro1">
          <table:table-cell office:value-type="string" calcext:value-type="string">
            <text:p>RU000A102KZ6</text:p>
          </table:table-cell>
          <table:table-cell office:value-type="float" office:value="7810796785" calcext:value-type="float">
            <text:p>7810796785</text:p>
          </table:table-cell>
          <table:table-cell office:value-type="string" calcext:value-type="string">
            <text:p>Консультирование по вопросам коммерческой деятельности и управления</text:p>
          </table:table-cell>
        </table:table-row>
        <table:table-row table:style-name="ro1">
          <table:table-cell office:value-type="string" calcext:value-type="string">
            <text:p>RU000A102MR9</text:p>
          </table:table-cell>
          <table:table-cell office:value-type="float" office:value="7810796785" calcext:value-type="float">
            <text:p>7810796785</text:p>
          </table:table-cell>
          <table:table-cell office:value-type="string" calcext:value-type="string">
            <text:p>Консультирование по вопросам коммерческой деятельности и управления</text:p>
          </table:table-cell>
        </table:table-row>
        <table:table-row table:style-name="ro1">
          <table:table-cell office:value-type="string" calcext:value-type="string">
            <text:p>GTRK</text:p>
          </table:table-cell>
          <table:table-cell office:value-type="float" office:value="9701082537" calcext:value-type="float">
            <text:p>9701082537</text:p>
          </table:table-cell>
          <table:table-cell office:value-type="string" calcext:value-type="string">
            <text:p>Консультирование по вопросам коммерческой деятельности и управления</text:p>
          </table:table-cell>
        </table:table-row>
        <table:table-row table:style-name="ro1">
          <table:table-cell office:value-type="string" calcext:value-type="string">
            <text:p>RU000A0JWYJ0</text:p>
          </table:table-cell>
          <table:table-cell office:value-type="float" office:value="9731004688" calcext:value-type="float">
            <text:p>9731004688</text:p>
          </table:table-cell>
          <table:table-cell office:value-type="string" calcext:value-type="string">
            <text:p>Консультирование по вопросам коммерческой деятельности и управления</text:p>
          </table:table-cell>
        </table:table-row>
        <table:table-row table:style-name="ro1">
          <table:table-cell office:value-type="string" calcext:value-type="string">
            <text:p>RU000A0ZZZZ2</text:p>
          </table:table-cell>
          <table:table-cell office:value-type="float" office:value="9731004688" calcext:value-type="float">
            <text:p>9731004688</text:p>
          </table:table-cell>
          <table:table-cell office:value-type="string" calcext:value-type="string">
            <text:p>Консультирование по вопросам коммерческой деятельности и управления</text:p>
          </table:table-cell>
        </table:table-row>
        <table:table-row table:style-name="ro1">
          <table:table-cell office:value-type="string" calcext:value-type="string">
            <text:p>RU000A100Q50</text:p>
          </table:table-cell>
          <table:table-cell office:value-type="float" office:value="9731004688" calcext:value-type="float">
            <text:p>9731004688</text:p>
          </table:table-cell>
          <table:table-cell office:value-type="string" calcext:value-type="string">
            <text:p>Консультирование по вопросам коммерческой деятельности и управления</text:p>
          </table:table-cell>
        </table:table-row>
        <table:table-row table:style-name="ro1">
          <table:table-cell office:value-type="string" calcext:value-type="string">
            <text:p>RU000A100QA0</text:p>
          </table:table-cell>
          <table:table-cell office:value-type="float" office:value="9731004688" calcext:value-type="float">
            <text:p>9731004688</text:p>
          </table:table-cell>
          <table:table-cell office:value-type="string" calcext:value-type="string">
            <text:p>Консультирование по вопросам коммерческой деятельности и управления</text:p>
          </table:table-cell>
        </table:table-row>
        <table:table-row table:style-name="ro1">
          <table:table-cell office:value-type="string" calcext:value-type="string">
            <text:p>RU000A102RX6</text:p>
          </table:table-cell>
          <table:table-cell office:value-type="float" office:value="9731004688" calcext:value-type="float">
            <text:p>9731004688</text:p>
          </table:table-cell>
          <table:table-cell office:value-type="string" calcext:value-type="string">
            <text:p>Консультирование по вопросам коммерческой деятельности и управления</text:p>
          </table:table-cell>
        </table:table-row>
        <table:table-row table:style-name="ro1">
          <table:table-cell office:value-type="string" calcext:value-type="string">
            <text:p>RU000A103L03</text:p>
          </table:table-cell>
          <table:table-cell office:value-type="float" office:value="9731004688" calcext:value-type="float">
            <text:p>9731004688</text:p>
          </table:table-cell>
          <table:table-cell office:value-type="string" calcext:value-type="string">
            <text:p>Консультирование по вопросам коммерческой деятельности и управления</text:p>
          </table:table-cell>
        </table:table-row>
        <table:table-row table:style-name="ro1">
          <table:table-cell office:value-type="string" calcext:value-type="string">
            <text:p>RU000A104JQ3</text:p>
          </table:table-cell>
          <table:table-cell office:value-type="float" office:value="9731004688" calcext:value-type="float">
            <text:p>9731004688</text:p>
          </table:table-cell>
          <table:table-cell office:value-type="string" calcext:value-type="string">
            <text:p>Консультирование по вопросам коммерческой деятельности и управления</text:p>
          </table:table-cell>
        </table:table-row>
        <table:table-row table:style-name="ro1">
          <table:table-cell office:value-type="string" calcext:value-type="string">
            <text:p>RU000A104YT6</text:p>
          </table:table-cell>
          <table:table-cell office:value-type="float" office:value="9731004688" calcext:value-type="float">
            <text:p>9731004688</text:p>
          </table:table-cell>
          <table:table-cell office:value-type="string" calcext:value-type="string">
            <text:p>Консультирование по вопросам коммерческой деятельности и управления</text:p>
          </table:table-cell>
        </table:table-row>
        <table:table-row table:style-name="ro1">
          <table:table-cell office:value-type="string" calcext:value-type="string">
            <text:p>SMLT</text:p>
          </table:table-cell>
          <table:table-cell office:value-type="float" office:value="9731004688" calcext:value-type="float">
            <text:p>9731004688</text:p>
          </table:table-cell>
          <table:table-cell office:value-type="string" calcext:value-type="string">
            <text:p>Консультирование по вопросам коммерческой деятельности и управления</text:p>
          </table:table-cell>
        </table:table-row>
        <table:table-row table:style-name="ro1">
          <table:table-cell office:value-type="string" calcext:value-type="string">
            <text:p>USBN</text:p>
          </table:table-cell>
          <table:table-cell office:value-type="float" office:value="274062111" calcext:value-type="float">
            <text:p>274062111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KU7</text:p>
          </table:table-cell>
          <table:table-cell office:value-type="float" office:value="1653001805" calcext:value-type="float">
            <text:p>1653001805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PRMB</text:p>
          </table:table-cell>
          <table:table-cell office:value-type="float" office:value="2536020789" calcext:value-type="float">
            <text:p>253602078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06X9</text:p>
          </table:table-cell>
          <table:table-cell office:value-type="float" office:value="3525023780" calcext:value-type="float">
            <text:p>3525023780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06Y7</text:p>
          </table:table-cell>
          <table:table-cell office:value-type="float" office:value="3525023780" calcext:value-type="float">
            <text:p>3525023780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06Z4</text:p>
          </table:table-cell>
          <table:table-cell office:value-type="float" office:value="3525023780" calcext:value-type="float">
            <text:p>3525023780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ZYJR6</text:p>
          </table:table-cell>
          <table:table-cell office:value-type="float" office:value="4401116480" calcext:value-type="float">
            <text:p>4401116480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ZYWZ2</text:p>
          </table:table-cell>
          <table:table-cell office:value-type="float" office:value="4401116480" calcext:value-type="float">
            <text:p>4401116480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ZYX28</text:p>
          </table:table-cell>
          <table:table-cell office:value-type="float" office:value="4401116480" calcext:value-type="float">
            <text:p>4401116480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0DZ5</text:p>
          </table:table-cell>
          <table:table-cell office:value-type="float" office:value="4401116480" calcext:value-type="float">
            <text:p>4401116480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MB5</text:p>
          </table:table-cell>
          <table:table-cell office:value-type="float" office:value="4401116480" calcext:value-type="float">
            <text:p>4401116480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NZ8</text:p>
          </table:table-cell>
          <table:table-cell office:value-type="float" office:value="4401116480" calcext:value-type="float">
            <text:p>4401116480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52C7</text:p>
          </table:table-cell>
          <table:table-cell office:value-type="float" office:value="4401116480" calcext:value-type="float">
            <text:p>4401116480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YF7</text:p>
          </table:table-cell>
          <table:table-cell office:value-type="float" office:value="5460000016" calcext:value-type="float">
            <text:p>5460000016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4G90</text:p>
          </table:table-cell>
          <table:table-cell office:value-type="float" office:value="5460000016" calcext:value-type="float">
            <text:p>5460000016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4JB5</text:p>
          </table:table-cell>
          <table:table-cell office:value-type="float" office:value="5460000016" calcext:value-type="float">
            <text:p>5460000016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4NF8</text:p>
          </table:table-cell>
          <table:table-cell office:value-type="float" office:value="5460000016" calcext:value-type="float">
            <text:p>5460000016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52Z8</text:p>
          </table:table-cell>
          <table:table-cell office:value-type="float" office:value="5460000016" calcext:value-type="float">
            <text:p>5460000016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5302</text:p>
          </table:table-cell>
          <table:table-cell office:value-type="float" office:value="5460000016" calcext:value-type="float">
            <text:p>5460000016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54U5</text:p>
          </table:table-cell>
          <table:table-cell office:value-type="float" office:value="5460000016" calcext:value-type="float">
            <text:p>5460000016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59T6</text:p>
          </table:table-cell>
          <table:table-cell office:value-type="float" office:value="5460000016" calcext:value-type="float">
            <text:p>5460000016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5ER9</text:p>
          </table:table-cell>
          <table:table-cell office:value-type="float" office:value="5460000016" calcext:value-type="float">
            <text:p>5460000016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0Y7</text:p>
          </table:table-cell>
          <table:table-cell office:value-type="float" office:value="5503067018" calcext:value-type="float">
            <text:p>5503067018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NY1</text:p>
          </table:table-cell>
          <table:table-cell office:value-type="float" office:value="5503067018" calcext:value-type="float">
            <text:p>5503067018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5HN1</text:p>
          </table:table-cell>
          <table:table-cell office:value-type="float" office:value="5503067018" calcext:value-type="float">
            <text:p>5503067018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KUZB</text:p>
          </table:table-cell>
          <table:table-cell office:value-type="float" office:value="5836900162" calcext:value-type="float">
            <text:p>5836900162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JVA77</text:p>
          </table:table-cell>
          <table:table-cell office:value-type="float" office:value="6316028910" calcext:value-type="float">
            <text:p>6316028910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AVAN</text:p>
          </table:table-cell>
          <table:table-cell office:value-type="float" office:value="7702021163" calcext:value-type="float">
            <text:p>770202116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07Q1</text:p>
          </table:table-cell>
          <table:table-cell office:value-type="float" office:value="7702021163" calcext:value-type="float">
            <text:p>770202116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51U1</text:p>
          </table:table-cell>
          <table:table-cell office:value-type="float" office:value="7702045051" calcext:value-type="float">
            <text:p>7702045051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7456</text:p>
          </table:table-cell>
          <table:table-cell office:value-type="float" office:value="7702045051" calcext:value-type="float">
            <text:p>7702045051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JV3Q3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NNE02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NNE28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NNE36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NNE44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NNE69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NNE77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NNE85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NNE93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NNEA2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NNEB0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NNEC8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NNED6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NNEE4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NNEF1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NNEG9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NNEK1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NNEL9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NNEM7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NNEN5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NNEP0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NNEQ8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NNHL2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NR748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NR755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NRCD1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NRCJ8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NRCP5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NTYA7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NTYB5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NX2N4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P1L74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P1L82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P1L90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P1LA6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P1LB4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P1LC2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P1LD0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P1LE8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UD6J8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UD6R1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UD6S9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4J2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KE3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MW1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NX7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P01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PS2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SN7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TF1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TH7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VF7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VG5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7F2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7G0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7K2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7L0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7T3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879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887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ED6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EH7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EJ3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ER6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EW6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EX4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EY2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EZ9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F02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F10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FA9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HL2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HM0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QJ7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QL3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QM1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QN9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Y74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141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158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166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174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182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1B3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1C1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489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497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4A9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4B7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4D3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4E1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4F8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4G6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4H4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4P7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4Q5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BE8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QA4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QB2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QC0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QD8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QE6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S71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S89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S97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SA0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SB8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SC6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TW2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TX0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TY8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TZ5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U02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U10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U28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U36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U44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U51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XH5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XJ1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XK9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XL7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XM5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XN3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XQ6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XX2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XY0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XZ7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4545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4552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4578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4586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4594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45A5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45B3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45C1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45D9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4636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4D69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4D77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4DB8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4DC6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4DD4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4JW1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55Z1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57Q6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5HE0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5PY1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5RQ3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5Z70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5ZN3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6045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67N2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6995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69F4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69H0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69J6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6A94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6DN8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6FQ6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6M25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6M41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6MQ2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6TM6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6U33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6U41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70B1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70F2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72W3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73V3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7407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7613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78F5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VTBR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JUT85</text:p>
          </table:table-cell>
          <table:table-cell office:value-type="float" office:value="7703074601" calcext:value-type="float">
            <text:p>7703074601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JVM32</text:p>
          </table:table-cell>
          <table:table-cell office:value-type="float" office:value="7703074601" calcext:value-type="float">
            <text:p>7703074601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JVRL2</text:p>
          </table:table-cell>
          <table:table-cell office:value-type="float" office:value="7703074601" calcext:value-type="float">
            <text:p>7703074601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JVVL4</text:p>
          </table:table-cell>
          <table:table-cell office:value-type="float" office:value="7703074601" calcext:value-type="float">
            <text:p>7703074601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JWM15</text:p>
          </table:table-cell>
          <table:table-cell office:value-type="float" office:value="7703074601" calcext:value-type="float">
            <text:p>7703074601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JXGV0</text:p>
          </table:table-cell>
          <table:table-cell office:value-type="float" office:value="7703074601" calcext:value-type="float">
            <text:p>7703074601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HA5</text:p>
          </table:table-cell>
          <table:table-cell office:value-type="float" office:value="7703213534" calcext:value-type="float">
            <text:p>7703213534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JVYG8</text:p>
          </table:table-cell>
          <table:table-cell office:value-type="float" office:value="7704001959" calcext:value-type="float">
            <text:p>770400195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JX2M2</text:p>
          </table:table-cell>
          <table:table-cell office:value-type="float" office:value="7704001959" calcext:value-type="float">
            <text:p>770400195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780</text:p>
          </table:table-cell>
          <table:table-cell office:value-type="float" office:value="7704001959" calcext:value-type="float">
            <text:p>770400195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T56</text:p>
          </table:table-cell>
          <table:table-cell office:value-type="float" office:value="7704001959" calcext:value-type="float">
            <text:p>770400195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UE2</text:p>
          </table:table-cell>
          <table:table-cell office:value-type="float" office:value="7704001959" calcext:value-type="float">
            <text:p>770400195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77V4</text:p>
          </table:table-cell>
          <table:table-cell office:value-type="float" office:value="7704001959" calcext:value-type="float">
            <text:p>770400195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JRZ74</text:p>
          </table:table-cell>
          <table:table-cell office:value-type="float" office:value="7706092528" calcext:value-type="float">
            <text:p>7706092528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JU0N7</text:p>
          </table:table-cell>
          <table:table-cell office:value-type="float" office:value="7706092528" calcext:value-type="float">
            <text:p>7706092528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GR3</text:p>
          </table:table-cell>
          <table:table-cell office:value-type="float" office:value="7706092528" calcext:value-type="float">
            <text:p>7706092528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K06</text:p>
          </table:table-cell>
          <table:table-cell office:value-type="float" office:value="7706092528" calcext:value-type="float">
            <text:p>7706092528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861</text:p>
          </table:table-cell>
          <table:table-cell office:value-type="float" office:value="7706092528" calcext:value-type="float">
            <text:p>7706092528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DC0</text:p>
          </table:table-cell>
          <table:table-cell office:value-type="float" office:value="7706092528" calcext:value-type="float">
            <text:p>7706092528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R73</text:p>
          </table:table-cell>
          <table:table-cell office:value-type="float" office:value="7706092528" calcext:value-type="float">
            <text:p>7706092528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5Y6</text:p>
          </table:table-cell>
          <table:table-cell office:value-type="float" office:value="7706092528" calcext:value-type="float">
            <text:p>7706092528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NP9</text:p>
          </table:table-cell>
          <table:table-cell office:value-type="float" office:value="7706092528" calcext:value-type="float">
            <text:p>7706092528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PT6</text:p>
          </table:table-cell>
          <table:table-cell office:value-type="float" office:value="7706092528" calcext:value-type="float">
            <text:p>7706092528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ZN8</text:p>
          </table:table-cell>
          <table:table-cell office:value-type="float" office:value="7706092528" calcext:value-type="float">
            <text:p>7706092528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ZZXS2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01R2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04P0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0DS0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0EC2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0KZ0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0MZ6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0PX4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0TP2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0VV6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0X36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0XB4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0YB2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0Z75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103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1F6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1H2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1K6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400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5U6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640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657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7Q0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7R8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9T0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C14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C48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C89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CD2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CY8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D62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DR0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EB2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ED8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EL1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FD5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FQ7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G69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GF8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GP7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GT9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HF6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HG4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HH2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HK6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J41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J58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JE5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JW7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KB9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KF0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KH6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L21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LB7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LF8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LT9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LU7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MH2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MK6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QH3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QJ9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QT8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QU6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QV4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QW2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QX0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QY8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S32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SS6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SW8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SX6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T23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T31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TZ9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U20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UZ7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V03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V11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VK7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VL5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VS0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W28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W36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WG3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WT6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WU4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WV2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Y75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Y83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YG9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ZL6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ZQ5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ZR3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ZS1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ZV5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0F7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0G5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168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176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1M1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1N9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1P4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1Q2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242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259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267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283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2N7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2R8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341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358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3X4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3Y2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3Z9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416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4M5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4N3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4T0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5J8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5K6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5L4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5R1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5S9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614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622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6E7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6M0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6N8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6P3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7A3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7B1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8J2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8K0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9C5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9E1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9Q5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9R3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9S1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9W3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A56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A64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A72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A80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A98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AN3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BE0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BR2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BS0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BZ5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C13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C88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C96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CA6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D38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D53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D61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D87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DF3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DG1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DV0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E86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FL6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FQ5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G76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GG4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GH2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GL4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GM2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GN0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GP5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GQ3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GR1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GZ4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HC1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HH0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HK4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HP3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JU9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JW5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RA4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RC0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RD8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RE6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RR8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SU0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TD4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TH5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UC4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V69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VD0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W35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W50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WA4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WB2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WC0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X26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YG7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YH5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ZZ4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1G2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1H0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216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273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281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299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2C9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2K2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2L0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2N6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471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539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588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596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661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8U8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968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976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AF7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AL5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AM3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AP6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C79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C87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CP2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CR8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F92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FA7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FB5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FM2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G42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G59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H66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HE5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JB7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JQ5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KG4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LD9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LE7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LF4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LG2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MW7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P25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PF5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PH1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Q24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QW8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QX6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RU0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RV8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RW6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RX4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TL5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TN1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UP4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UQ2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UR0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V84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VP2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VQ0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WV8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X90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Y16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Y32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Y40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Y57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YV4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ZH0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ZJ6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40J7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40T6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40U4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40Y6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41M9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41N7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43H5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44V4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44W2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44X0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44Y8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44Z5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45F4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4644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47L8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47M6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47N4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47P9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49R1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4A96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4AE8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4AF5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4AG3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4AH1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4CR6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4CS4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4CY2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4CZ9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4ES0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4FH0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4FK4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4FL2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4FZ2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4H08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4JX9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4JY7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4KE7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4KK4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4KL2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4KX7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4KY5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4KZ2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4L02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4Y31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5161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5179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5401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54X9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5666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57K9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59D0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5BK0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5GQ6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5MD2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5PA1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5R96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5S87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5SD9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5W57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5WX9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5ZR4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61E4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6573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65F2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67A9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68J8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69P3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6AB9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6AP9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6AQ7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6D75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6D83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6EB1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6EU1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6EX5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6G64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6G72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6L18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6LZ5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6M09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6QL4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6RY5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6SD7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6TT1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6TU9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6V99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6XQ9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6XR7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6Y96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6YU9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7464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74S7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7514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7704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7845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7985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SBER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SBERP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WL1</text:p>
          </table:table-cell>
          <table:table-cell office:value-type="float" office:value="7708397772" calcext:value-type="float">
            <text:p>7708397772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7P0</text:p>
          </table:table-cell>
          <table:table-cell office:value-type="float" office:value="7708397772" calcext:value-type="float">
            <text:p>7708397772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RT2</text:p>
          </table:table-cell>
          <table:table-cell office:value-type="float" office:value="7708397772" calcext:value-type="float">
            <text:p>7708397772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JK8</text:p>
          </table:table-cell>
          <table:table-cell office:value-type="float" office:value="7709138570" calcext:value-type="float">
            <text:p>7709138570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FH4</text:p>
          </table:table-cell>
          <table:table-cell office:value-type="float" office:value="7710140679" calcext:value-type="float">
            <text:p>771014067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FW3</text:p>
          </table:table-cell>
          <table:table-cell office:value-type="float" office:value="7710140679" calcext:value-type="float">
            <text:p>771014067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7738</text:p>
          </table:table-cell>
          <table:table-cell office:value-type="float" office:value="7710140679" calcext:value-type="float">
            <text:p>771014067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7746</text:p>
          </table:table-cell>
          <table:table-cell office:value-type="float" office:value="7710140679" calcext:value-type="float">
            <text:p>7710140679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DRB</text:p>
          </table:table-cell>
          <table:table-cell office:value-type="float" office:value="7718011918" calcext:value-type="float">
            <text:p>7718011918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ZZZ25</text:p>
          </table:table-cell>
          <table:table-cell office:value-type="float" office:value="7718011918" calcext:value-type="float">
            <text:p>7718011918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5VR3</text:p>
          </table:table-cell>
          <table:table-cell office:value-type="float" office:value="7725038124" calcext:value-type="float">
            <text:p>7725038124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5XG2</text:p>
          </table:table-cell>
          <table:table-cell office:value-type="float" office:value="7725038124" calcext:value-type="float">
            <text:p>7725038124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JUW31</text:p>
          </table:table-cell>
          <table:table-cell office:value-type="float" office:value="7725114488" calcext:value-type="float">
            <text:p>7725114488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JUW72</text:p>
          </table:table-cell>
          <table:table-cell office:value-type="float" office:value="7725114488" calcext:value-type="float">
            <text:p>7725114488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JV3R1</text:p>
          </table:table-cell>
          <table:table-cell office:value-type="float" office:value="7725114488" calcext:value-type="float">
            <text:p>7725114488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JV805</text:p>
          </table:table-cell>
          <table:table-cell office:value-type="float" office:value="7725114488" calcext:value-type="float">
            <text:p>7725114488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JV987</text:p>
          </table:table-cell>
          <table:table-cell office:value-type="float" office:value="7725114488" calcext:value-type="float">
            <text:p>7725114488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JVN56</text:p>
          </table:table-cell>
          <table:table-cell office:value-type="float" office:value="7725114488" calcext:value-type="float">
            <text:p>7725114488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JVN64</text:p>
          </table:table-cell>
          <table:table-cell office:value-type="float" office:value="7725114488" calcext:value-type="float">
            <text:p>7725114488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JVN98</text:p>
          </table:table-cell>
          <table:table-cell office:value-type="float" office:value="7725114488" calcext:value-type="float">
            <text:p>7725114488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JVWB3</text:p>
          </table:table-cell>
          <table:table-cell office:value-type="float" office:value="7725114488" calcext:value-type="float">
            <text:p>7725114488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JWMZ1</text:p>
          </table:table-cell>
          <table:table-cell office:value-type="float" office:value="7725114488" calcext:value-type="float">
            <text:p>7725114488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JWN22</text:p>
          </table:table-cell>
          <table:table-cell office:value-type="float" office:value="7725114488" calcext:value-type="float">
            <text:p>7725114488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JWV63</text:p>
          </table:table-cell>
          <table:table-cell office:value-type="float" office:value="7725114488" calcext:value-type="float">
            <text:p>7725114488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ZZ4T1</text:p>
          </table:table-cell>
          <table:table-cell office:value-type="float" office:value="7725114488" calcext:value-type="float">
            <text:p>7725114488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ZZ505</text:p>
          </table:table-cell>
          <table:table-cell office:value-type="float" office:value="7725114488" calcext:value-type="float">
            <text:p>7725114488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ZZUS8</text:p>
          </table:table-cell>
          <table:table-cell office:value-type="float" office:value="7725114488" calcext:value-type="float">
            <text:p>7725114488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ZZVQ0</text:p>
          </table:table-cell>
          <table:table-cell office:value-type="float" office:value="7725114488" calcext:value-type="float">
            <text:p>7725114488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ZZY59</text:p>
          </table:table-cell>
          <table:table-cell office:value-type="float" office:value="7725114488" calcext:value-type="float">
            <text:p>7725114488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616</text:p>
          </table:table-cell>
          <table:table-cell office:value-type="float" office:value="7725114488" calcext:value-type="float">
            <text:p>7725114488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KS1</text:p>
          </table:table-cell>
          <table:table-cell office:value-type="float" office:value="7725114488" calcext:value-type="float">
            <text:p>7725114488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KV5</text:p>
          </table:table-cell>
          <table:table-cell office:value-type="float" office:value="7725114488" calcext:value-type="float">
            <text:p>7725114488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GT5</text:p>
          </table:table-cell>
          <table:table-cell office:value-type="float" office:value="7725114488" calcext:value-type="float">
            <text:p>7725114488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GX7</text:p>
          </table:table-cell>
          <table:table-cell office:value-type="float" office:value="7725114488" calcext:value-type="float">
            <text:p>7725114488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N84</text:p>
          </table:table-cell>
          <table:table-cell office:value-type="float" office:value="7725114488" calcext:value-type="float">
            <text:p>7725114488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4925</text:p>
          </table:table-cell>
          <table:table-cell office:value-type="float" office:value="7725114488" calcext:value-type="float">
            <text:p>7725114488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5971</text:p>
          </table:table-cell>
          <table:table-cell office:value-type="float" office:value="7725114488" calcext:value-type="float">
            <text:p>7725114488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5L01</text:p>
          </table:table-cell>
          <table:table-cell office:value-type="float" office:value="7725114488" calcext:value-type="float">
            <text:p>7725114488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5TK2</text:p>
          </table:table-cell>
          <table:table-cell office:value-type="float" office:value="7725114488" calcext:value-type="float">
            <text:p>7725114488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61F1</text:p>
          </table:table-cell>
          <table:table-cell office:value-type="float" office:value="7725114488" calcext:value-type="float">
            <text:p>7725114488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68R1</text:p>
          </table:table-cell>
          <table:table-cell office:value-type="float" office:value="7725114488" calcext:value-type="float">
            <text:p>7725114488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6CA7</text:p>
          </table:table-cell>
          <table:table-cell office:value-type="float" office:value="7725114488" calcext:value-type="float">
            <text:p>7725114488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6FV6</text:p>
          </table:table-cell>
          <table:table-cell office:value-type="float" office:value="7725114488" calcext:value-type="float">
            <text:p>7725114488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6ZY8</text:p>
          </table:table-cell>
          <table:table-cell office:value-type="float" office:value="7725114488" calcext:value-type="float">
            <text:p>7725114488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JUU90</text:p>
          </table:table-cell>
          <table:table-cell office:value-type="float" office:value="7728168971" calcext:value-type="float">
            <text:p>7728168971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JV0U1</text:p>
          </table:table-cell>
          <table:table-cell office:value-type="float" office:value="7728168971" calcext:value-type="float">
            <text:p>7728168971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JX5W4</text:p>
          </table:table-cell>
          <table:table-cell office:value-type="float" office:value="7728168971" calcext:value-type="float">
            <text:p>7728168971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JXRV7</text:p>
          </table:table-cell>
          <table:table-cell office:value-type="float" office:value="7728168971" calcext:value-type="float">
            <text:p>7728168971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ZYBM4</text:p>
          </table:table-cell>
          <table:table-cell office:value-type="float" office:value="7728168971" calcext:value-type="float">
            <text:p>7728168971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ZYGB6</text:p>
          </table:table-cell>
          <table:table-cell office:value-type="float" office:value="7728168971" calcext:value-type="float">
            <text:p>7728168971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ZYU21</text:p>
          </table:table-cell>
          <table:table-cell office:value-type="float" office:value="7728168971" calcext:value-type="float">
            <text:p>7728168971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ZYWB3</text:p>
          </table:table-cell>
          <table:table-cell office:value-type="float" office:value="7728168971" calcext:value-type="float">
            <text:p>7728168971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0GW5</text:p>
          </table:table-cell>
          <table:table-cell office:value-type="float" office:value="7728168971" calcext:value-type="float">
            <text:p>7728168971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JZ8</text:p>
          </table:table-cell>
          <table:table-cell office:value-type="float" office:value="7728168971" calcext:value-type="float">
            <text:p>7728168971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S80</text:p>
          </table:table-cell>
          <table:table-cell office:value-type="float" office:value="7728168971" calcext:value-type="float">
            <text:p>7728168971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0D1</text:p>
          </table:table-cell>
          <table:table-cell office:value-type="float" office:value="7728168971" calcext:value-type="float">
            <text:p>7728168971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6E6</text:p>
          </table:table-cell>
          <table:table-cell office:value-type="float" office:value="7728168971" calcext:value-type="float">
            <text:p>7728168971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7F1</text:p>
          </table:table-cell>
          <table:table-cell office:value-type="float" office:value="7728168971" calcext:value-type="float">
            <text:p>7728168971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4HY1</text:p>
          </table:table-cell>
          <table:table-cell office:value-type="float" office:value="7728168971" calcext:value-type="float">
            <text:p>7728168971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5HJ9</text:p>
          </table:table-cell>
          <table:table-cell office:value-type="float" office:value="7728168971" calcext:value-type="float">
            <text:p>7728168971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5NH1</text:p>
          </table:table-cell>
          <table:table-cell office:value-type="float" office:value="7728168971" calcext:value-type="float">
            <text:p>7728168971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5UW5</text:p>
          </table:table-cell>
          <table:table-cell office:value-type="float" office:value="7728168971" calcext:value-type="float">
            <text:p>7728168971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6268</text:p>
          </table:table-cell>
          <table:table-cell office:value-type="float" office:value="7728168971" calcext:value-type="float">
            <text:p>7728168971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6AJ2</text:p>
          </table:table-cell>
          <table:table-cell office:value-type="float" office:value="7728168971" calcext:value-type="float">
            <text:p>7728168971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6E33</text:p>
          </table:table-cell>
          <table:table-cell office:value-type="float" office:value="7728168971" calcext:value-type="float">
            <text:p>7728168971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6KV6</text:p>
          </table:table-cell>
          <table:table-cell office:value-type="float" office:value="7728168971" calcext:value-type="float">
            <text:p>7728168971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6VQ3</text:p>
          </table:table-cell>
          <table:table-cell office:value-type="float" office:value="7728168971" calcext:value-type="float">
            <text:p>7728168971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6VS9</text:p>
          </table:table-cell>
          <table:table-cell office:value-type="float" office:value="7728168971" calcext:value-type="float">
            <text:p>7728168971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6VT7</text:p>
          </table:table-cell>
          <table:table-cell office:value-type="float" office:value="7728168971" calcext:value-type="float">
            <text:p>7728168971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74T5</text:p>
          </table:table-cell>
          <table:table-cell office:value-type="float" office:value="7728168971" calcext:value-type="float">
            <text:p>7728168971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JWB59</text:p>
          </table:table-cell>
          <table:table-cell office:value-type="float" office:value="7729003482" calcext:value-type="float">
            <text:p>7729003482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JUPW5</text:p>
          </table:table-cell>
          <table:table-cell office:value-type="float" office:value="7729405872" calcext:value-type="float">
            <text:p>7729405872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JVBX1</text:p>
          </table:table-cell>
          <table:table-cell office:value-type="float" office:value="7729405872" calcext:value-type="float">
            <text:p>7729405872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OSB</text:p>
          </table:table-cell>
          <table:table-cell office:value-type="float" office:value="7730060164" calcext:value-type="float">
            <text:p>7730060164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JUJG1</text:p>
          </table:table-cell>
          <table:table-cell office:value-type="float" office:value="7730060164" calcext:value-type="float">
            <text:p>7730060164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JUL67</text:p>
          </table:table-cell>
          <table:table-cell office:value-type="float" office:value="7730060164" calcext:value-type="float">
            <text:p>7730060164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JUL91</text:p>
          </table:table-cell>
          <table:table-cell office:value-type="float" office:value="7730060164" calcext:value-type="float">
            <text:p>7730060164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JULA0</text:p>
          </table:table-cell>
          <table:table-cell office:value-type="float" office:value="7730060164" calcext:value-type="float">
            <text:p>7730060164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JULC6</text:p>
          </table:table-cell>
          <table:table-cell office:value-type="float" office:value="7730060164" calcext:value-type="float">
            <text:p>7730060164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JUV81</text:p>
          </table:table-cell>
          <table:table-cell office:value-type="float" office:value="7730060164" calcext:value-type="float">
            <text:p>7730060164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JUW23</text:p>
          </table:table-cell>
          <table:table-cell office:value-type="float" office:value="7730060164" calcext:value-type="float">
            <text:p>7730060164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JVNB2</text:p>
          </table:table-cell>
          <table:table-cell office:value-type="float" office:value="7730060164" calcext:value-type="float">
            <text:p>7730060164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JVUY9</text:p>
          </table:table-cell>
          <table:table-cell office:value-type="float" office:value="7730060164" calcext:value-type="float">
            <text:p>7730060164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JVWA5</text:p>
          </table:table-cell>
          <table:table-cell office:value-type="float" office:value="7730060164" calcext:value-type="float">
            <text:p>7730060164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JWGS8</text:p>
          </table:table-cell>
          <table:table-cell office:value-type="float" office:value="7730060164" calcext:value-type="float">
            <text:p>7730060164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JWNB0</text:p>
          </table:table-cell>
          <table:table-cell office:value-type="float" office:value="7730060164" calcext:value-type="float">
            <text:p>7730060164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JWUB5</text:p>
          </table:table-cell>
          <table:table-cell office:value-type="float" office:value="7730060164" calcext:value-type="float">
            <text:p>7730060164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JX2D1</text:p>
          </table:table-cell>
          <table:table-cell office:value-type="float" office:value="7730060164" calcext:value-type="float">
            <text:p>7730060164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JX2F6</text:p>
          </table:table-cell>
          <table:table-cell office:value-type="float" office:value="7730060164" calcext:value-type="float">
            <text:p>7730060164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62L7</text:p>
          </table:table-cell>
          <table:table-cell office:value-type="float" office:value="7730060164" calcext:value-type="float">
            <text:p>7730060164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CBOM</text:p>
          </table:table-cell>
          <table:table-cell office:value-type="float" office:value="7734202860" calcext:value-type="float">
            <text:p>7734202860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JV3K6</text:p>
          </table:table-cell>
          <table:table-cell office:value-type="float" office:value="7734202860" calcext:value-type="float">
            <text:p>7734202860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ZZE87</text:p>
          </table:table-cell>
          <table:table-cell office:value-type="float" office:value="7734202860" calcext:value-type="float">
            <text:p>7734202860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YW6</text:p>
          </table:table-cell>
          <table:table-cell office:value-type="float" office:value="7734202860" calcext:value-type="float">
            <text:p>7734202860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YX4</text:p>
          </table:table-cell>
          <table:table-cell office:value-type="float" office:value="7734202860" calcext:value-type="float">
            <text:p>7734202860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GE9</text:p>
          </table:table-cell>
          <table:table-cell office:value-type="float" office:value="7734202860" calcext:value-type="float">
            <text:p>7734202860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FP5</text:p>
          </table:table-cell>
          <table:table-cell office:value-type="float" office:value="7734202860" calcext:value-type="float">
            <text:p>7734202860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GW9</text:p>
          </table:table-cell>
          <table:table-cell office:value-type="float" office:value="7734202860" calcext:value-type="float">
            <text:p>7734202860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JRFJ5</text:p>
          </table:table-cell>
          <table:table-cell office:value-type="float" office:value="7735057951" calcext:value-type="float">
            <text:p>7735057951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0UG9</text:p>
          </table:table-cell>
          <table:table-cell office:value-type="float" office:value="7735057951" calcext:value-type="float">
            <text:p>7735057951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RF3</text:p>
          </table:table-cell>
          <table:table-cell office:value-type="float" office:value="7735057951" calcext:value-type="float">
            <text:p>7735057951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760</text:p>
          </table:table-cell>
          <table:table-cell office:value-type="float" office:value="7735057951" calcext:value-type="float">
            <text:p>7735057951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0691</text:p>
          </table:table-cell>
          <table:table-cell office:value-type="float" office:value="7736153344" calcext:value-type="float">
            <text:p>7736153344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NQ1</text:p>
          </table:table-cell>
          <table:table-cell office:value-type="float" office:value="7736153344" calcext:value-type="float">
            <text:p>7736153344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5H2</text:p>
          </table:table-cell>
          <table:table-cell office:value-type="float" office:value="7736153344" calcext:value-type="float">
            <text:p>7736153344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H83</text:p>
          </table:table-cell>
          <table:table-cell office:value-type="float" office:value="7744000126" calcext:value-type="float">
            <text:p>7744000126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RN7</text:p>
          </table:table-cell>
          <table:table-cell office:value-type="float" office:value="7744000126" calcext:value-type="float">
            <text:p>7744000126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0F6</text:p>
          </table:table-cell>
          <table:table-cell office:value-type="float" office:value="7744000302" calcext:value-type="float">
            <text:p>7744000302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H92</text:p>
          </table:table-cell>
          <table:table-cell office:value-type="float" office:value="7744000912" calcext:value-type="float">
            <text:p>7744000912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J33</text:p>
          </table:table-cell>
          <table:table-cell office:value-type="float" office:value="7744000912" calcext:value-type="float">
            <text:p>7744000912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RT4</text:p>
          </table:table-cell>
          <table:table-cell office:value-type="float" office:value="7744000912" calcext:value-type="float">
            <text:p>7744000912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8F9</text:p>
          </table:table-cell>
          <table:table-cell office:value-type="float" office:value="7744000912" calcext:value-type="float">
            <text:p>7744000912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PE8</text:p>
          </table:table-cell>
          <table:table-cell office:value-type="float" office:value="7744000912" calcext:value-type="float">
            <text:p>7744000912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JUMH3</text:p>
          </table:table-cell>
          <table:table-cell office:value-type="float" office:value="7744001497" calcext:value-type="float">
            <text:p>7744001497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JUQ39</text:p>
          </table:table-cell>
          <table:table-cell office:value-type="float" office:value="7744001497" calcext:value-type="float">
            <text:p>7744001497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JUV08</text:p>
          </table:table-cell>
          <table:table-cell office:value-type="float" office:value="7744001497" calcext:value-type="float">
            <text:p>7744001497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JXP45</text:p>
          </table:table-cell>
          <table:table-cell office:value-type="float" office:value="7744001497" calcext:value-type="float">
            <text:p>7744001497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ZYEE5</text:p>
          </table:table-cell>
          <table:table-cell office:value-type="float" office:value="7744001497" calcext:value-type="float">
            <text:p>7744001497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ZZFZ4</text:p>
          </table:table-cell>
          <table:table-cell office:value-type="float" office:value="7744001497" calcext:value-type="float">
            <text:p>7744001497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03R8</text:p>
          </table:table-cell>
          <table:table-cell office:value-type="float" office:value="7744001497" calcext:value-type="float">
            <text:p>7744001497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0HH4</text:p>
          </table:table-cell>
          <table:table-cell office:value-type="float" office:value="7744001497" calcext:value-type="float">
            <text:p>7744001497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0JB3</text:p>
          </table:table-cell>
          <table:table-cell office:value-type="float" office:value="7744001497" calcext:value-type="float">
            <text:p>7744001497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350</text:p>
          </table:table-cell>
          <table:table-cell office:value-type="float" office:value="7744001497" calcext:value-type="float">
            <text:p>7744001497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EQ0</text:p>
          </table:table-cell>
          <table:table-cell office:value-type="float" office:value="7744001497" calcext:value-type="float">
            <text:p>7744001497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ER8</text:p>
          </table:table-cell>
          <table:table-cell office:value-type="float" office:value="7744001497" calcext:value-type="float">
            <text:p>7744001497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ES6</text:p>
          </table:table-cell>
          <table:table-cell office:value-type="float" office:value="7744001497" calcext:value-type="float">
            <text:p>7744001497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1Z74</text:p>
          </table:table-cell>
          <table:table-cell office:value-type="float" office:value="7744001497" calcext:value-type="float">
            <text:p>7744001497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DB2</text:p>
          </table:table-cell>
          <table:table-cell office:value-type="float" office:value="7744001497" calcext:value-type="float">
            <text:p>7744001497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GJ8</text:p>
          </table:table-cell>
          <table:table-cell office:value-type="float" office:value="7744001497" calcext:value-type="float">
            <text:p>7744001497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2LU5</text:p>
          </table:table-cell>
          <table:table-cell office:value-type="float" office:value="7744001497" calcext:value-type="float">
            <text:p>7744001497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EB8</text:p>
          </table:table-cell>
          <table:table-cell office:value-type="float" office:value="7744001497" calcext:value-type="float">
            <text:p>7744001497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EC6</text:p>
          </table:table-cell>
          <table:table-cell office:value-type="float" office:value="7744001497" calcext:value-type="float">
            <text:p>7744001497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3K38</text:p>
          </table:table-cell>
          <table:table-cell office:value-type="float" office:value="7744001497" calcext:value-type="float">
            <text:p>7744001497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4B46</text:p>
          </table:table-cell>
          <table:table-cell office:value-type="float" office:value="7744001497" calcext:value-type="float">
            <text:p>7744001497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4YB4</text:p>
          </table:table-cell>
          <table:table-cell office:value-type="float" office:value="7744001497" calcext:value-type="float">
            <text:p>7744001497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4YC2</text:p>
          </table:table-cell>
          <table:table-cell office:value-type="float" office:value="7744001497" calcext:value-type="float">
            <text:p>7744001497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4YD0</text:p>
          </table:table-cell>
          <table:table-cell office:value-type="float" office:value="7744001497" calcext:value-type="float">
            <text:p>7744001497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4YE8</text:p>
          </table:table-cell>
          <table:table-cell office:value-type="float" office:value="7744001497" calcext:value-type="float">
            <text:p>7744001497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4YF5</text:p>
          </table:table-cell>
          <table:table-cell office:value-type="float" office:value="7744001497" calcext:value-type="float">
            <text:p>7744001497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4YG3</text:p>
          </table:table-cell>
          <table:table-cell office:value-type="float" office:value="7744001497" calcext:value-type="float">
            <text:p>7744001497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4YH1</text:p>
          </table:table-cell>
          <table:table-cell office:value-type="float" office:value="7744001497" calcext:value-type="float">
            <text:p>7744001497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4YJ7</text:p>
          </table:table-cell>
          <table:table-cell office:value-type="float" office:value="7744001497" calcext:value-type="float">
            <text:p>7744001497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4YK5</text:p>
          </table:table-cell>
          <table:table-cell office:value-type="float" office:value="7744001497" calcext:value-type="float">
            <text:p>7744001497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4YL3</text:p>
          </table:table-cell>
          <table:table-cell office:value-type="float" office:value="7744001497" calcext:value-type="float">
            <text:p>7744001497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5GW4</text:p>
          </table:table-cell>
          <table:table-cell office:value-type="float" office:value="7744001497" calcext:value-type="float">
            <text:p>7744001497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64G3</text:p>
          </table:table-cell>
          <table:table-cell office:value-type="float" office:value="7744001497" calcext:value-type="float">
            <text:p>7744001497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6YH6</text:p>
          </table:table-cell>
          <table:table-cell office:value-type="float" office:value="7744001497" calcext:value-type="float">
            <text:p>7744001497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6ZK7</text:p>
          </table:table-cell>
          <table:table-cell office:value-type="float" office:value="7744001497" calcext:value-type="float">
            <text:p>7744001497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4L36</text:p>
          </table:table-cell>
          <table:table-cell office:value-type="float" office:value="7750004136" calcext:value-type="float">
            <text:p>7750004136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JVVK6</text:p>
          </table:table-cell>
          <table:table-cell office:value-type="float" office:value="7750005482" calcext:value-type="float">
            <text:p>7750005482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JVVP5</text:p>
          </table:table-cell>
          <table:table-cell office:value-type="float" office:value="7750005482" calcext:value-type="float">
            <text:p>7750005482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JVVT7</text:p>
          </table:table-cell>
          <table:table-cell office:value-type="float" office:value="7750005482" calcext:value-type="float">
            <text:p>7750005482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JXJM3</text:p>
          </table:table-cell>
          <table:table-cell office:value-type="float" office:value="7750005482" calcext:value-type="float">
            <text:p>7750005482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0JXJP6</text:p>
          </table:table-cell>
          <table:table-cell office:value-type="float" office:value="7750005482" calcext:value-type="float">
            <text:p>7750005482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BSPB</text:p>
          </table:table-cell>
          <table:table-cell office:value-type="float" office:value="7831000027" calcext:value-type="float">
            <text:p>7831000027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BSPBP</text:p>
          </table:table-cell>
          <table:table-cell office:value-type="float" office:value="7831000027" calcext:value-type="float">
            <text:p>7831000027</text:p>
          </table:table-cell>
          <table:table-cell office:value-type="string" calcext:value-type="string">
            <text:p>кредитная организация</text:p>
          </table:table-cell>
        </table:table-row>
        <table:table-row table:style-name="ro1">
          <table:table-cell office:value-type="string" calcext:value-type="string">
            <text:p>RU000A100DC4</text:p>
          </table:table-cell>
          <table:table-cell office:value-type="float" office:value="6164218952" calcext:value-type="float">
            <text:p>6164218952</text:p>
          </table:table-cell>
          <table:table-cell office:value-type="string" calcext:value-type="string">
            <text:p>лизинг</text:p>
          </table:table-cell>
        </table:table-row>
        <table:table-row table:style-name="ro1">
          <table:table-cell office:value-type="string" calcext:value-type="string">
            <text:p>RU000A102SN5</text:p>
          </table:table-cell>
          <table:table-cell office:value-type="float" office:value="6164218952" calcext:value-type="float">
            <text:p>6164218952</text:p>
          </table:table-cell>
          <table:table-cell office:value-type="string" calcext:value-type="string">
            <text:p>лизинг</text:p>
          </table:table-cell>
        </table:table-row>
        <table:table-row table:style-name="ro1">
          <table:table-cell office:value-type="string" calcext:value-type="string">
            <text:p>RU000A103VD8</text:p>
          </table:table-cell>
          <table:table-cell office:value-type="float" office:value="6164218952" calcext:value-type="float">
            <text:p>6164218952</text:p>
          </table:table-cell>
          <table:table-cell office:value-type="string" calcext:value-type="string">
            <text:p>лизинг</text:p>
          </table:table-cell>
        </table:table-row>
        <table:table-row table:style-name="ro1">
          <table:table-cell office:value-type="string" calcext:value-type="string">
            <text:p>RU000A105658</text:p>
          </table:table-cell>
          <table:table-cell office:value-type="float" office:value="6164218952" calcext:value-type="float">
            <text:p>6164218952</text:p>
          </table:table-cell>
          <table:table-cell office:value-type="string" calcext:value-type="string">
            <text:p>лизинг</text:p>
          </table:table-cell>
        </table:table-row>
        <table:table-row table:style-name="ro1">
          <table:table-cell office:value-type="string" calcext:value-type="string">
            <text:p>RU000A106D18</text:p>
          </table:table-cell>
          <table:table-cell office:value-type="float" office:value="6164218952" calcext:value-type="float">
            <text:p>6164218952</text:p>
          </table:table-cell>
          <table:table-cell office:value-type="string" calcext:value-type="string">
            <text:p>лизинг</text:p>
          </table:table-cell>
        </table:table-row>
        <table:table-row table:style-name="ro1">
          <table:table-cell office:value-type="string" calcext:value-type="string">
            <text:p>RU000A101R09</text:p>
          </table:table-cell>
          <table:table-cell office:value-type="float" office:value="7704221591" calcext:value-type="float">
            <text:p>7704221591</text:p>
          </table:table-cell>
          <table:table-cell office:value-type="string" calcext:value-type="string">
            <text:p>лизинг</text:p>
          </table:table-cell>
        </table:table-row>
        <table:table-row table:style-name="ro1">
          <table:table-cell office:value-type="string" calcext:value-type="string">
            <text:p>RU000A102TA0</text:p>
          </table:table-cell>
          <table:table-cell office:value-type="float" office:value="7704221591" calcext:value-type="float">
            <text:p>7704221591</text:p>
          </table:table-cell>
          <table:table-cell office:value-type="string" calcext:value-type="string">
            <text:p>лизинг</text:p>
          </table:table-cell>
        </table:table-row>
        <table:table-row table:style-name="ro1">
          <table:table-cell office:value-type="string" calcext:value-type="string">
            <text:p>RU000A103QL1</text:p>
          </table:table-cell>
          <table:table-cell office:value-type="float" office:value="7704221591" calcext:value-type="float">
            <text:p>7704221591</text:p>
          </table:table-cell>
          <table:table-cell office:value-type="string" calcext:value-type="string">
            <text:p>лизинг</text:p>
          </table:table-cell>
        </table:table-row>
        <table:table-row table:style-name="ro1">
          <table:table-cell office:value-type="string" calcext:value-type="string">
            <text:p>RU000A102VW0</text:p>
          </table:table-cell>
          <table:table-cell office:value-type="float" office:value="7706561875" calcext:value-type="float">
            <text:p>7706561875</text:p>
          </table:table-cell>
          <table:table-cell office:value-type="string" calcext:value-type="string">
            <text:p>лизинг</text:p>
          </table:table-cell>
        </table:table-row>
        <table:table-row table:style-name="ro1">
          <table:table-cell office:value-type="string" calcext:value-type="string">
            <text:p>RU000A105V74</text:p>
          </table:table-cell>
          <table:table-cell office:value-type="float" office:value="7706561875" calcext:value-type="float">
            <text:p>7706561875</text:p>
          </table:table-cell>
          <table:table-cell office:value-type="string" calcext:value-type="string">
            <text:p>лизинг</text:p>
          </table:table-cell>
        </table:table-row>
        <table:table-row table:style-name="ro1">
          <table:table-cell office:value-type="string" calcext:value-type="string">
            <text:p>RU000A106KW4</text:p>
          </table:table-cell>
          <table:table-cell office:value-type="float" office:value="7706561875" calcext:value-type="float">
            <text:p>7706561875</text:p>
          </table:table-cell>
          <table:table-cell office:value-type="string" calcext:value-type="string">
            <text:p>лизинг</text:p>
          </table:table-cell>
        </table:table-row>
        <table:table-row table:style-name="ro1">
          <table:table-cell office:value-type="string" calcext:value-type="string">
            <text:p>RU000A1071U9</text:p>
          </table:table-cell>
          <table:table-cell office:value-type="float" office:value="7706561875" calcext:value-type="float">
            <text:p>7706561875</text:p>
          </table:table-cell>
          <table:table-cell office:value-type="string" calcext:value-type="string">
            <text:p>лизинг</text:p>
          </table:table-cell>
        </table:table-row>
        <table:table-row table:style-name="ro1">
          <table:table-cell office:value-type="string" calcext:value-type="string">
            <text:p>NFAZ</text:p>
          </table:table-cell>
          <table:table-cell office:value-type="float" office:value="264004103" calcext:value-type="float">
            <text:p>264004103</text:p>
          </table:table-cell>
          <table:table-cell office:value-type="string" calcext:value-type="string">
            <text:p>машиностроение и металлообработка</text:p>
          </table:table-cell>
        </table:table-row>
        <table:table-row table:style-name="ro1">
          <table:table-cell office:value-type="string" calcext:value-type="string">
            <text:p>TUZA</text:p>
          </table:table-cell>
          <table:table-cell office:value-type="float" office:value="269008334" calcext:value-type="float">
            <text:p>269008334</text:p>
          </table:table-cell>
          <table:table-cell office:value-type="string" calcext:value-type="string">
            <text:p>машиностроение и металлообработка</text:p>
          </table:table-cell>
        </table:table-row>
        <table:table-row table:style-name="ro1">
          <table:table-cell office:value-type="string" calcext:value-type="string">
            <text:p>KMEZ</text:p>
          </table:table-cell>
          <table:table-cell office:value-type="float" office:value="3305004397" calcext:value-type="float">
            <text:p>3305004397</text:p>
          </table:table-cell>
          <table:table-cell office:value-type="string" calcext:value-type="string">
            <text:p>машиностроение и металлообработка</text:p>
          </table:table-cell>
        </table:table-row>
        <table:table-row table:style-name="ro1">
          <table:table-cell office:value-type="string" calcext:value-type="string">
            <text:p>GAZA</text:p>
          </table:table-cell>
          <table:table-cell office:value-type="float" office:value="5200000046" calcext:value-type="float">
            <text:p>5200000046</text:p>
          </table:table-cell>
          <table:table-cell office:value-type="string" calcext:value-type="string">
            <text:p>машиностроение и металлообработка</text:p>
          </table:table-cell>
        </table:table-row>
        <table:table-row table:style-name="ro1">
          <table:table-cell office:value-type="string" calcext:value-type="string">
            <text:p>GAZAP</text:p>
          </table:table-cell>
          <table:table-cell office:value-type="float" office:value="5200000046" calcext:value-type="float">
            <text:p>5200000046</text:p>
          </table:table-cell>
          <table:table-cell office:value-type="string" calcext:value-type="string">
            <text:p>машиностроение и металлообработка</text:p>
          </table:table-cell>
        </table:table-row>
        <table:table-row table:style-name="ro1">
          <table:table-cell office:value-type="string" calcext:value-type="string">
            <text:p>PAZA</text:p>
          </table:table-cell>
          <table:table-cell office:value-type="float" office:value="5252000350" calcext:value-type="float">
            <text:p>5252000350</text:p>
          </table:table-cell>
          <table:table-cell office:value-type="string" calcext:value-type="string">
            <text:p>машиностроение и металлообработка</text:p>
          </table:table-cell>
        </table:table-row>
        <table:table-row table:style-name="ro1">
          <table:table-cell office:value-type="string" calcext:value-type="string">
            <text:p>KRKOP</text:p>
          </table:table-cell>
          <table:table-cell office:value-type="float" office:value="6154023009" calcext:value-type="float">
            <text:p>6154023009</text:p>
          </table:table-cell>
          <table:table-cell office:value-type="string" calcext:value-type="string">
            <text:p>машиностроение и металлообработка</text:p>
          </table:table-cell>
        </table:table-row>
        <table:table-row table:style-name="ro1">
          <table:table-cell office:value-type="string" calcext:value-type="string">
            <text:p>OMZZP</text:p>
          </table:table-cell>
          <table:table-cell office:value-type="float" office:value="6663059899" calcext:value-type="float">
            <text:p>6663059899</text:p>
          </table:table-cell>
          <table:table-cell office:value-type="string" calcext:value-type="string">
            <text:p>машиностроение и металлообработка</text:p>
          </table:table-cell>
        </table:table-row>
        <table:table-row table:style-name="ro1">
          <table:table-cell office:value-type="string" calcext:value-type="string">
            <text:p>ZILL</text:p>
          </table:table-cell>
          <table:table-cell office:value-type="float" office:value="7725043886" calcext:value-type="float">
            <text:p>7725043886</text:p>
          </table:table-cell>
          <table:table-cell office:value-type="string" calcext:value-type="string">
            <text:p>машиностроение и металлообработка</text:p>
          </table:table-cell>
        </table:table-row>
        <table:table-row table:style-name="ro1">
          <table:table-cell office:value-type="string" calcext:value-type="string">
            <text:p>RU000A101S99</text:p>
          </table:table-cell>
          <table:table-cell office:value-type="float" office:value="7805019279" calcext:value-type="float">
            <text:p>7805019279</text:p>
          </table:table-cell>
          <table:table-cell office:value-type="string" calcext:value-type="string">
            <text:p>машиностроение и металлообработка</text:p>
          </table:table-cell>
        </table:table-row>
        <table:table-row table:style-name="ro1">
          <table:table-cell office:value-type="string" calcext:value-type="string">
            <text:p>RU000A102UZ5</text:p>
          </table:table-cell>
          <table:table-cell office:value-type="float" office:value="7805019279" calcext:value-type="float">
            <text:p>7805019279</text:p>
          </table:table-cell>
          <table:table-cell office:value-type="string" calcext:value-type="string">
            <text:p>машиностроение и металлообработка</text:p>
          </table:table-cell>
        </table:table-row>
        <table:table-row table:style-name="ro1">
          <table:table-cell office:value-type="string" calcext:value-type="string">
            <text:p>ZVEZ</text:p>
          </table:table-cell>
          <table:table-cell office:value-type="float" office:value="7811038760" calcext:value-type="float">
            <text:p>7811038760</text:p>
          </table:table-cell>
          <table:table-cell office:value-type="string" calcext:value-type="string">
            <text:p>машиностроение и металлообработка</text:p>
          </table:table-cell>
        </table:table-row>
        <table:table-row table:style-name="ro1">
          <table:table-cell office:value-type="string" calcext:value-type="string">
            <text:p>URKZ</text:p>
          </table:table-cell>
          <table:table-cell office:value-type="float" office:value="7420000133" calcext:value-type="float">
            <text:p>7420000133</text:p>
          </table:table-cell>
          <table:table-cell office:value-type="string" calcext:value-type="string">
            <text:p>металлообработка</text:p>
          </table:table-cell>
        </table:table-row>
        <table:table-row table:style-name="ro1">
          <table:table-cell office:value-type="string" calcext:value-type="string">
            <text:p>ELTZ</text:p>
          </table:table-cell>
          <table:table-cell office:value-type="float" office:value="1500000113" calcext:value-type="float">
            <text:p>1500000113</text:p>
          </table:table-cell>
          <table:table-cell office:value-type="string" calcext:value-type="string">
            <text:p>металлургия</text:p>
          </table:table-cell>
        </table:table-row>
        <table:table-row table:style-name="ro1">
          <table:table-cell office:value-type="string" calcext:value-type="string">
            <text:p>IGST</text:p>
          </table:table-cell>
          <table:table-cell office:value-type="float" office:value="1826000655" calcext:value-type="float">
            <text:p>1826000655</text:p>
          </table:table-cell>
          <table:table-cell office:value-type="string" calcext:value-type="string">
            <text:p>металлургия</text:p>
          </table:table-cell>
        </table:table-row>
        <table:table-row table:style-name="ro1">
          <table:table-cell office:value-type="string" calcext:value-type="string">
            <text:p>IGSTP</text:p>
          </table:table-cell>
          <table:table-cell office:value-type="float" office:value="1826000655" calcext:value-type="float">
            <text:p>1826000655</text:p>
          </table:table-cell>
          <table:table-cell office:value-type="string" calcext:value-type="string">
            <text:p>металлургия</text:p>
          </table:table-cell>
        </table:table-row>
        <table:table-row table:style-name="ro1">
          <table:table-cell office:value-type="string" calcext:value-type="string">
            <text:p>RU000A0JWDN6</text:p>
          </table:table-cell>
          <table:table-cell office:value-type="float" office:value="3803100054" calcext:value-type="float">
            <text:p>3803100054</text:p>
          </table:table-cell>
          <table:table-cell office:value-type="string" calcext:value-type="string">
            <text:p>металлургия</text:p>
          </table:table-cell>
        </table:table-row>
        <table:table-row table:style-name="ro1">
          <table:table-cell office:value-type="string" calcext:value-type="string">
            <text:p>RU000A105Q63</text:p>
          </table:table-cell>
          <table:table-cell office:value-type="float" office:value="5607019523" calcext:value-type="float">
            <text:p>5607019523</text:p>
          </table:table-cell>
          <table:table-cell office:value-type="string" calcext:value-type="string">
            <text:p>металлургия</text:p>
          </table:table-cell>
        </table:table-row>
        <table:table-row table:style-name="ro1">
          <table:table-cell office:value-type="string" calcext:value-type="string">
            <text:p>RU000A1066A1</text:p>
          </table:table-cell>
          <table:table-cell office:value-type="float" office:value="5607019523" calcext:value-type="float">
            <text:p>5607019523</text:p>
          </table:table-cell>
          <table:table-cell office:value-type="string" calcext:value-type="string">
            <text:p>металлургия</text:p>
          </table:table-cell>
        </table:table-row>
        <table:table-row table:style-name="ro1">
          <table:table-cell office:value-type="string" calcext:value-type="string">
            <text:p>UNKL</text:p>
          </table:table-cell>
          <table:table-cell office:value-type="float" office:value="5613000143" calcext:value-type="float">
            <text:p>5613000143</text:p>
          </table:table-cell>
          <table:table-cell office:value-type="string" calcext:value-type="string">
            <text:p>металлургия</text:p>
          </table:table-cell>
        </table:table-row>
        <table:table-row table:style-name="ro1">
          <table:table-cell office:value-type="string" calcext:value-type="string">
            <text:p>MGNZ</text:p>
          </table:table-cell>
          <table:table-cell office:value-type="float" office:value="5919470019" calcext:value-type="float">
            <text:p>5919470019</text:p>
          </table:table-cell>
          <table:table-cell office:value-type="string" calcext:value-type="string">
            <text:p>металлургия</text:p>
          </table:table-cell>
        </table:table-row>
        <table:table-row table:style-name="ro1">
          <table:table-cell office:value-type="string" calcext:value-type="string">
            <text:p>VSMO</text:p>
          </table:table-cell>
          <table:table-cell office:value-type="float" office:value="6607000556" calcext:value-type="float">
            <text:p>6607000556</text:p>
          </table:table-cell>
          <table:table-cell office:value-type="string" calcext:value-type="string">
            <text:p>металлургия</text:p>
          </table:table-cell>
        </table:table-row>
        <table:table-row table:style-name="ro1">
          <table:table-cell office:value-type="string" calcext:value-type="string">
            <text:p>CHKZ</text:p>
          </table:table-cell>
          <table:table-cell office:value-type="float" office:value="7449006184" calcext:value-type="float">
            <text:p>7449006184</text:p>
          </table:table-cell>
          <table:table-cell office:value-type="string" calcext:value-type="string">
            <text:p>металлургия</text:p>
          </table:table-cell>
        </table:table-row>
        <table:table-row table:style-name="ro1">
          <table:table-cell office:value-type="string" calcext:value-type="string">
            <text:p>CHMK</text:p>
          </table:table-cell>
          <table:table-cell office:value-type="float" office:value="7450001007" calcext:value-type="float">
            <text:p>7450001007</text:p>
          </table:table-cell>
          <table:table-cell office:value-type="string" calcext:value-type="string">
            <text:p>металлургия</text:p>
          </table:table-cell>
        </table:table-row>
        <table:table-row table:style-name="ro1">
          <table:table-cell office:value-type="string" calcext:value-type="string">
            <text:p>RU000A102KT9</text:p>
          </table:table-cell>
          <table:table-cell office:value-type="float" office:value="2310032246" calcext:value-type="float">
            <text:p>2310032246</text:p>
          </table:table-cell>
          <table:table-cell office:value-type="string" calcext:value-type="string">
            <text:p>муниципальный орган власти </text:p>
          </table:table-cell>
        </table:table-row>
        <table:table-row table:style-name="ro1">
          <table:table-cell office:value-type="string" calcext:value-type="string">
            <text:p>RU000A1029G6</text:p>
          </table:table-cell>
          <table:table-cell office:value-type="float" office:value="2451000840" calcext:value-type="float">
            <text:p>2451000840</text:p>
          </table:table-cell>
          <table:table-cell office:value-type="string" calcext:value-type="string">
            <text:p>муниципальный орган власти </text:p>
          </table:table-cell>
        </table:table-row>
        <table:table-row table:style-name="ro1">
          <table:table-cell office:value-type="string" calcext:value-type="string">
            <text:p>RU000A1018A2</text:p>
          </table:table-cell>
          <table:table-cell office:value-type="float" office:value="7017004461" calcext:value-type="float">
            <text:p>7017004461</text:p>
          </table:table-cell>
          <table:table-cell office:value-type="string" calcext:value-type="string">
            <text:p>муниципальный орган власти </text:p>
          </table:table-cell>
        </table:table-row>
        <table:table-row table:style-name="ro1">
          <table:table-cell office:value-type="string" calcext:value-type="string">
            <text:p>RU000A102LR1</text:p>
          </table:table-cell>
          <table:table-cell office:value-type="float" office:value="7017004461" calcext:value-type="float">
            <text:p>7017004461</text:p>
          </table:table-cell>
          <table:table-cell office:value-type="string" calcext:value-type="string">
            <text:p>муниципальный орган власти </text:p>
          </table:table-cell>
        </table:table-row>
        <table:table-row table:style-name="ro1">
          <table:table-cell office:value-type="string" calcext:value-type="string">
            <text:p>RKKE</text:p>
          </table:table-cell>
          <table:table-cell office:value-type="float" office:value="5018033937" calcext:value-type="float">
            <text:p>5018033937</text:p>
          </table:table-cell>
          <table:table-cell office:value-type="string" calcext:value-type="string">
            <text:p>наука</text:p>
          </table:table-cell>
        </table:table-row>
        <table:table-row table:style-name="ro1">
          <table:table-cell office:value-type="string" calcext:value-type="string">
            <text:p>ABIO</text:p>
          </table:table-cell>
          <table:table-cell office:value-type="float" office:value="7702508905" calcext:value-type="float">
            <text:p>7702508905</text:p>
          </table:table-cell>
          <table:table-cell office:value-type="string" calcext:value-type="string">
            <text:p>наука</text:p>
          </table:table-cell>
        </table:table-row>
        <table:table-row table:style-name="ro1">
          <table:table-cell office:value-type="string" calcext:value-type="string">
            <text:p>RU000A103DT2</text:p>
          </table:table-cell>
          <table:table-cell office:value-type="float" office:value="7702508905" calcext:value-type="float">
            <text:p>7702508905</text:p>
          </table:table-cell>
          <table:table-cell office:value-type="string" calcext:value-type="string">
            <text:p>наука</text:p>
          </table:table-cell>
        </table:table-row>
        <table:table-row table:style-name="ro1">
          <table:table-cell office:value-type="string" calcext:value-type="string">
            <text:p>RU000A1030X9</text:p>
          </table:table-cell>
          <table:table-cell office:value-type="float" office:value="7810245481" calcext:value-type="float">
            <text:p>7810245481</text:p>
          </table:table-cell>
          <table:table-cell office:value-type="string" calcext:value-type="string">
            <text:p>наука</text:p>
          </table:table-cell>
        </table:table-row>
        <table:table-row table:style-name="ro1">
          <table:table-cell office:value-type="string" calcext:value-type="string">
            <text:p>RU000A103WQ8</text:p>
          </table:table-cell>
          <table:table-cell office:value-type="float" office:value="7810245481" calcext:value-type="float">
            <text:p>7810245481</text:p>
          </table:table-cell>
          <table:table-cell office:value-type="string" calcext:value-type="string">
            <text:p>наука</text:p>
          </table:table-cell>
        </table:table-row>
        <table:table-row table:style-name="ro1">
          <table:table-cell office:value-type="string" calcext:value-type="string">
            <text:p>RU000A1053A9</text:p>
          </table:table-cell>
          <table:table-cell office:value-type="float" office:value="7810245481" calcext:value-type="float">
            <text:p>7810245481</text:p>
          </table:table-cell>
          <table:table-cell office:value-type="string" calcext:value-type="string">
            <text:p>наука</text:p>
          </table:table-cell>
        </table:table-row>
        <table:table-row table:style-name="ro1">
          <table:table-cell office:value-type="string" calcext:value-type="string">
            <text:p>RU000A105X64</text:p>
          </table:table-cell>
          <table:table-cell office:value-type="float" office:value="7810245481" calcext:value-type="float">
            <text:p>7810245481</text:p>
          </table:table-cell>
          <table:table-cell office:value-type="string" calcext:value-type="string">
            <text:p>наука</text:p>
          </table:table-cell>
        </table:table-row>
        <table:table-row table:style-name="ro1">
          <table:table-cell office:value-type="string" calcext:value-type="string">
            <text:p>NAUK</text:p>
          </table:table-cell>
          <table:table-cell office:value-type="float" office:value="7714005350" calcext:value-type="float">
            <text:p>7714005350</text:p>
          </table:table-cell>
          <table:table-cell office:value-type="string" calcext:value-type="string">
            <text:p>Научные исследования и разработки в области естественных и технических наук</text:p>
          </table:table-cell>
        </table:table-row>
        <table:table-row table:style-name="ro1">
          <table:table-cell office:value-type="string" calcext:value-type="string">
            <text:p>RU000A1071Q7</text:p>
          </table:table-cell>
          <table:table-cell office:value-type="float" office:value="7719402047" calcext:value-type="float">
            <text:p>7719402047</text:p>
          </table:table-cell>
          <table:table-cell office:value-type="string" calcext:value-type="string">
            <text:p>Научные исследования и разработки в области естественных и технических наук прочие</text:p>
          </table:table-cell>
        </table:table-row>
        <table:table-row table:style-name="ro1">
          <table:table-cell office:value-type="string" calcext:value-type="string">
            <text:p>RU000A1064X8</text:p>
          </table:table-cell>
          <table:table-cell office:value-type="float" office:value="7826092350" calcext:value-type="float">
            <text:p>7826092350</text:p>
          </table:table-cell>
          <table:table-cell office:value-type="string" calcext:value-type="string">
            <text:p>Научные исследования и разработки в области естественных и технических наук прочие</text:p>
          </table:table-cell>
        </table:table-row>
        <table:table-row table:style-name="ro1">
          <table:table-cell office:value-type="string" calcext:value-type="string">
            <text:p>GECO</text:p>
          </table:table-cell>
          <table:table-cell office:value-type="float" office:value="9731078633" calcext:value-type="float">
            <text:p>9731078633</text:p>
          </table:table-cell>
          <table:table-cell office:value-type="string" calcext:value-type="string">
            <text:p>Научные исследования и разработки в области естественных и технических наук прочие</text:p>
          </table:table-cell>
        </table:table-row>
        <table:table-row table:style-name="ro1">
          <table:table-cell office:value-type="string" calcext:value-type="string">
            <text:p>RU000A101UL7</text:p>
          </table:table-cell>
          <table:table-cell office:value-type="float" office:value="9731078633" calcext:value-type="float">
            <text:p>9731078633</text:p>
          </table:table-cell>
          <table:table-cell office:value-type="string" calcext:value-type="string">
            <text:p>Научные исследования и разработки в области естественных и технических наук прочие</text:p>
          </table:table-cell>
        </table:table-row>
        <table:table-row table:style-name="ro1">
          <table:table-cell office:value-type="string" calcext:value-type="string">
            <text:p>RU000A102ZH2</text:p>
          </table:table-cell>
          <table:table-cell office:value-type="float" office:value="1435032049" calcext:value-type="float">
            <text:p>1435032049</text:p>
          </table:table-cell>
          <table:table-cell office:value-type="string" calcext:value-type="string">
            <text:p>нефтегазовая промышленность</text:p>
          </table:table-cell>
        </table:table-row>
        <table:table-row table:style-name="ro1">
          <table:table-cell office:value-type="string" calcext:value-type="string">
            <text:p>RU000A1070L0</text:p>
          </table:table-cell>
          <table:table-cell office:value-type="float" office:value="1435032049" calcext:value-type="float">
            <text:p>1435032049</text:p>
          </table:table-cell>
          <table:table-cell office:value-type="string" calcext:value-type="string">
            <text:p>нефтегазовая промышленность</text:p>
          </table:table-cell>
        </table:table-row>
        <table:table-row table:style-name="ro1">
          <table:table-cell office:value-type="string" calcext:value-type="string">
            <text:p>YAKG</text:p>
          </table:table-cell>
          <table:table-cell office:value-type="float" office:value="1435032049" calcext:value-type="float">
            <text:p>1435032049</text:p>
          </table:table-cell>
          <table:table-cell office:value-type="string" calcext:value-type="string">
            <text:p>нефтегазовая промышленность</text:p>
          </table:table-cell>
        </table:table-row>
        <table:table-row table:style-name="ro1">
          <table:table-cell office:value-type="string" calcext:value-type="string">
            <text:p>TATN</text:p>
          </table:table-cell>
          <table:table-cell office:value-type="float" office:value="1644003838" calcext:value-type="float">
            <text:p>1644003838</text:p>
          </table:table-cell>
          <table:table-cell office:value-type="string" calcext:value-type="string">
            <text:p>нефтегазовая промышленность</text:p>
          </table:table-cell>
        </table:table-row>
        <table:table-row table:style-name="ro1">
          <table:table-cell office:value-type="string" calcext:value-type="string">
            <text:p>TATNP</text:p>
          </table:table-cell>
          <table:table-cell office:value-type="float" office:value="1644003838" calcext:value-type="float">
            <text:p>1644003838</text:p>
          </table:table-cell>
          <table:table-cell office:value-type="string" calcext:value-type="string">
            <text:p>нефтегазовая промышленность</text:p>
          </table:table-cell>
        </table:table-row>
        <table:table-row table:style-name="ro1">
          <table:table-cell office:value-type="string" calcext:value-type="string">
            <text:p>GAZP</text:p>
          </table:table-cell>
          <table:table-cell office:value-type="float" office:value="7736050003" calcext:value-type="float">
            <text:p>7736050003</text:p>
          </table:table-cell>
          <table:table-cell office:value-type="string" calcext:value-type="string">
            <text:p>нефтегазовая промышленность</text:p>
          </table:table-cell>
        </table:table-row>
        <table:table-row table:style-name="ro1">
          <table:table-cell office:value-type="string" calcext:value-type="string">
            <text:p>RU000A0JUAN6</text:p>
          </table:table-cell>
          <table:table-cell office:value-type="float" office:value="7736050003" calcext:value-type="float">
            <text:p>7736050003</text:p>
          </table:table-cell>
          <table:table-cell office:value-type="string" calcext:value-type="string">
            <text:p>нефтегазовая промышленность</text:p>
          </table:table-cell>
        </table:table-row>
        <table:table-row table:style-name="ro1">
          <table:table-cell office:value-type="string" calcext:value-type="string">
            <text:p>RU000A0JUAP1</text:p>
          </table:table-cell>
          <table:table-cell office:value-type="float" office:value="7736050003" calcext:value-type="float">
            <text:p>7736050003</text:p>
          </table:table-cell>
          <table:table-cell office:value-type="string" calcext:value-type="string">
            <text:p>нефтегазовая промышленность</text:p>
          </table:table-cell>
        </table:table-row>
        <table:table-row table:style-name="ro1">
          <table:table-cell office:value-type="string" calcext:value-type="string">
            <text:p>RU000A0ZZER4</text:p>
          </table:table-cell>
          <table:table-cell office:value-type="float" office:value="7736050003" calcext:value-type="float">
            <text:p>7736050003</text:p>
          </table:table-cell>
          <table:table-cell office:value-type="string" calcext:value-type="string">
            <text:p>нефтегазовая промышленность</text:p>
          </table:table-cell>
        </table:table-row>
        <table:table-row table:style-name="ro1">
          <table:table-cell office:value-type="string" calcext:value-type="string">
            <text:p>RU000A0ZZES2</text:p>
          </table:table-cell>
          <table:table-cell office:value-type="float" office:value="7736050003" calcext:value-type="float">
            <text:p>7736050003</text:p>
          </table:table-cell>
          <table:table-cell office:value-type="string" calcext:value-type="string">
            <text:p>нефтегазовая промышленность</text:p>
          </table:table-cell>
        </table:table-row>
        <table:table-row table:style-name="ro1">
          <table:table-cell office:value-type="string" calcext:value-type="string">
            <text:p>RU000A0ZZET0</text:p>
          </table:table-cell>
          <table:table-cell office:value-type="float" office:value="7736050003" calcext:value-type="float">
            <text:p>7736050003</text:p>
          </table:table-cell>
          <table:table-cell office:value-type="string" calcext:value-type="string">
            <text:p>нефтегазовая промышленность</text:p>
          </table:table-cell>
        </table:table-row>
        <table:table-row table:style-name="ro1">
          <table:table-cell office:value-type="string" calcext:value-type="string">
            <text:p>MFGS</text:p>
          </table:table-cell>
          <table:table-cell office:value-type="float" office:value="8605003932" calcext:value-type="float">
            <text:p>8605003932</text:p>
          </table:table-cell>
          <table:table-cell office:value-type="string" calcext:value-type="string">
            <text:p>нефтегазовая промышленность</text:p>
          </table:table-cell>
        </table:table-row>
        <table:table-row table:style-name="ro1">
          <table:table-cell office:value-type="string" calcext:value-type="string">
            <text:p>MFGSP</text:p>
          </table:table-cell>
          <table:table-cell office:value-type="float" office:value="8605003932" calcext:value-type="float">
            <text:p>8605003932</text:p>
          </table:table-cell>
          <table:table-cell office:value-type="string" calcext:value-type="string">
            <text:p>нефтегазовая промышленность</text:p>
          </table:table-cell>
        </table:table-row>
        <table:table-row table:style-name="ro1">
          <table:table-cell office:value-type="string" calcext:value-type="string">
            <text:p>VJGZ</text:p>
          </table:table-cell>
          <table:table-cell office:value-type="float" office:value="8609000160" calcext:value-type="float">
            <text:p>8609000160</text:p>
          </table:table-cell>
          <table:table-cell office:value-type="string" calcext:value-type="string">
            <text:p>нефтегазовая промышленность</text:p>
          </table:table-cell>
        </table:table-row>
        <table:table-row table:style-name="ro1">
          <table:table-cell office:value-type="string" calcext:value-type="string">
            <text:p>VJGZP</text:p>
          </table:table-cell>
          <table:table-cell office:value-type="float" office:value="8609000160" calcext:value-type="float">
            <text:p>8609000160</text:p>
          </table:table-cell>
          <table:table-cell office:value-type="string" calcext:value-type="string">
            <text:p>нефтегазовая промышленность</text:p>
          </table:table-cell>
        </table:table-row>
        <table:table-row table:style-name="ro1">
          <table:table-cell office:value-type="string" calcext:value-type="string">
            <text:p>CHGZ</text:p>
          </table:table-cell>
          <table:table-cell office:value-type="float" office:value="8620003528" calcext:value-type="float">
            <text:p>8620003528</text:p>
          </table:table-cell>
          <table:table-cell office:value-type="string" calcext:value-type="string">
            <text:p>нефтегазовая промышленность</text:p>
          </table:table-cell>
        </table:table-row>
        <table:table-row table:style-name="ro1">
          <table:table-cell office:value-type="string" calcext:value-type="string">
            <text:p>KRKN</text:p>
          </table:table-cell>
          <table:table-cell office:value-type="float" office:value="6451114900" calcext:value-type="float">
            <text:p>6451114900</text:p>
          </table:table-cell>
          <table:table-cell office:value-type="string" calcext:value-type="string">
            <text:p>нефтегазопереработка</text:p>
          </table:table-cell>
        </table:table-row>
        <table:table-row table:style-name="ro1">
          <table:table-cell office:value-type="string" calcext:value-type="string">
            <text:p>KRKNP</text:p>
          </table:table-cell>
          <table:table-cell office:value-type="float" office:value="6451114900" calcext:value-type="float">
            <text:p>6451114900</text:p>
          </table:table-cell>
          <table:table-cell office:value-type="string" calcext:value-type="string">
            <text:p>нефтегазопереработка</text:p>
          </table:table-cell>
        </table:table-row>
        <table:table-row table:style-name="ro1">
          <table:table-cell office:value-type="string" calcext:value-type="string">
            <text:p>JNOS</text:p>
          </table:table-cell>
          <table:table-cell office:value-type="float" office:value="7601001107" calcext:value-type="float">
            <text:p>7601001107</text:p>
          </table:table-cell>
          <table:table-cell office:value-type="string" calcext:value-type="string">
            <text:p>нефтегазопереработка</text:p>
          </table:table-cell>
        </table:table-row>
        <table:table-row table:style-name="ro1">
          <table:table-cell office:value-type="string" calcext:value-type="string">
            <text:p>JNOSP</text:p>
          </table:table-cell>
          <table:table-cell office:value-type="float" office:value="7601001107" calcext:value-type="float">
            <text:p>7601001107</text:p>
          </table:table-cell>
          <table:table-cell office:value-type="string" calcext:value-type="string">
            <text:p>нефтегазопереработка</text:p>
          </table:table-cell>
        </table:table-row>
        <table:table-row table:style-name="ro1">
          <table:table-cell office:value-type="string" calcext:value-type="string">
            <text:p>RNFT</text:p>
          </table:table-cell>
          <table:table-cell office:value-type="float" office:value="7717133960" calcext:value-type="float">
            <text:p>7717133960</text:p>
          </table:table-cell>
          <table:table-cell office:value-type="string" calcext:value-type="string">
            <text:p>нефтегазопереработка</text:p>
          </table:table-cell>
        </table:table-row>
        <table:table-row table:style-name="ro1">
          <table:table-cell office:value-type="string" calcext:value-type="string">
            <text:p>RU000A0JU9K4</text:p>
          </table:table-cell>
          <table:table-cell office:value-type="float" office:value="7725727149" calcext:value-type="float">
            <text:p>7725727149</text:p>
          </table:table-cell>
          <table:table-cell office:value-type="string" calcext:value-type="string">
            <text:p>Обработка и утилизация отходов</text:p>
          </table:table-cell>
        </table:table-row>
        <table:table-row table:style-name="ro1">
          <table:table-cell office:value-type="string" calcext:value-type="string">
            <text:p>RU000A0JV0T3</text:p>
          </table:table-cell>
          <table:table-cell office:value-type="float" office:value="7725727149" calcext:value-type="float">
            <text:p>7725727149</text:p>
          </table:table-cell>
          <table:table-cell office:value-type="string" calcext:value-type="string">
            <text:p>Обработка и утилизация отходов</text:p>
          </table:table-cell>
        </table:table-row>
        <table:table-row table:style-name="ro1">
          <table:table-cell office:value-type="string" calcext:value-type="string">
            <text:p>RU000A0JWJF9</text:p>
          </table:table-cell>
          <table:table-cell office:value-type="float" office:value="7725727149" calcext:value-type="float">
            <text:p>7725727149</text:p>
          </table:table-cell>
          <table:table-cell office:value-type="string" calcext:value-type="string">
            <text:p>Обработка и утилизация отходов</text:p>
          </table:table-cell>
        </table:table-row>
        <table:table-row table:style-name="ro1">
          <table:table-cell office:value-type="string" calcext:value-type="string">
            <text:p>RU000A0ZZ2W9</text:p>
          </table:table-cell>
          <table:table-cell office:value-type="float" office:value="7725727149" calcext:value-type="float">
            <text:p>7725727149</text:p>
          </table:table-cell>
          <table:table-cell office:value-type="string" calcext:value-type="string">
            <text:p>Обработка и утилизация отходов</text:p>
          </table:table-cell>
        </table:table-row>
        <table:table-row table:style-name="ro1">
          <table:table-cell office:value-type="string" calcext:value-type="string">
            <text:p>RU000A106ZQ4</text:p>
          </table:table-cell>
          <table:table-cell office:value-type="float" office:value="5263039350" calcext:value-type="float">
            <text:p>5263039350</text:p>
          </table:table-cell>
          <table:table-cell office:value-type="string" calcext:value-type="string">
            <text:p>Обработка металлов и нанесение покрытий на металлы</text:p>
          </table:table-cell>
        </table:table-row>
        <table:table-row table:style-name="ro1">
          <table:table-cell office:value-type="string" calcext:value-type="string">
            <text:p>EELT</text:p>
          </table:table-cell>
          <table:table-cell office:value-type="float" office:value="7716814300" calcext:value-type="float">
            <text:p>7716814300</text:p>
          </table:table-cell>
          <table:table-cell office:value-type="string" calcext:value-type="string">
            <text:p>Оптовая торговля прочими непродовольственными потребительскими товарами</text:p>
          </table:table-cell>
        </table:table-row>
        <table:table-row table:style-name="ro1">
          <table:table-cell office:value-type="string" calcext:value-type="string">
            <text:p>RU000A102036</text:p>
          </table:table-cell>
          <table:table-cell office:value-type="float" office:value="5404425294" calcext:value-type="float">
            <text:p>5404425294</text:p>
          </table:table-cell>
          <table:table-cell office:value-type="string" calcext:value-type="string">
            <text:p>Оптовая торговля сельскохозяйственным сырьем и живыми животными</text:p>
          </table:table-cell>
        </table:table-row>
        <table:table-row table:style-name="ro1">
          <table:table-cell office:value-type="string" calcext:value-type="string">
            <text:p>LVHK</text:p>
          </table:table-cell>
          <table:table-cell office:value-type="float" office:value="7839462305" calcext:value-type="float">
            <text:p>7839462305</text:p>
          </table:table-cell>
          <table:table-cell office:value-type="string" calcext:value-type="string">
            <text:p>Оптовая торговля фототоварами и оптическими товарами</text:p>
          </table:table-cell>
        </table:table-row>
        <table:table-row table:style-name="ro1">
          <table:table-cell office:value-type="string" calcext:value-type="string">
            <text:p>RU000A0ZYHW0</text:p>
          </table:table-cell>
          <table:table-cell office:value-type="float" office:value="7839462305" calcext:value-type="float">
            <text:p>7839462305</text:p>
          </table:table-cell>
          <table:table-cell office:value-type="string" calcext:value-type="string">
            <text:p>Оптовая торговля фототоварами и оптическими товарами</text:p>
          </table:table-cell>
        </table:table-row>
        <table:table-row table:style-name="ro1">
          <table:table-cell office:value-type="string" calcext:value-type="string">
            <text:p>RU000A0JWHA4</text:p>
          </table:table-cell>
          <table:table-cell office:value-type="float" office:value="7710168360" calcext:value-type="float">
            <text:p>7710168360</text:p>
          </table:table-cell>
          <table:table-cell office:value-type="string" calcext:value-type="string">
            <text:p>орган власти РФ</text:p>
          </table:table-cell>
        </table:table-row>
        <table:table-row table:style-name="ro1">
          <table:table-cell office:value-type="string" calcext:value-type="string">
            <text:p>RU000A0JXTS9</text:p>
          </table:table-cell>
          <table:table-cell office:value-type="float" office:value="7710168360" calcext:value-type="float">
            <text:p>7710168360</text:p>
          </table:table-cell>
          <table:table-cell office:value-type="string" calcext:value-type="string">
            <text:p>орган власти РФ</text:p>
          </table:table-cell>
        </table:table-row>
        <table:table-row table:style-name="ro1">
          <table:table-cell office:value-type="string" calcext:value-type="string">
            <text:p>RU000A0JXU14</text:p>
          </table:table-cell>
          <table:table-cell office:value-type="float" office:value="7710168360" calcext:value-type="float">
            <text:p>7710168360</text:p>
          </table:table-cell>
          <table:table-cell office:value-type="string" calcext:value-type="string">
            <text:p>орган власти РФ</text:p>
          </table:table-cell>
        </table:table-row>
        <table:table-row table:style-name="ro1">
          <table:table-cell office:value-type="string" calcext:value-type="string">
            <text:p>RU000A0ZYYN4</text:p>
          </table:table-cell>
          <table:table-cell office:value-type="float" office:value="7710168360" calcext:value-type="float">
            <text:p>7710168360</text:p>
          </table:table-cell>
          <table:table-cell office:value-type="string" calcext:value-type="string">
            <text:p>орган власти РФ</text:p>
          </table:table-cell>
        </table:table-row>
        <table:table-row table:style-name="ro1">
          <table:table-cell office:value-type="string" calcext:value-type="string">
            <text:p>RU000A0ZZVE6</text:p>
          </table:table-cell>
          <table:table-cell office:value-type="float" office:value="7710168360" calcext:value-type="float">
            <text:p>7710168360</text:p>
          </table:table-cell>
          <table:table-cell office:value-type="string" calcext:value-type="string">
            <text:p>орган власти РФ</text:p>
          </table:table-cell>
        </table:table-row>
        <table:table-row table:style-name="ro1">
          <table:table-cell office:value-type="string" calcext:value-type="string">
            <text:p>RU000A1006S9</text:p>
          </table:table-cell>
          <table:table-cell office:value-type="float" office:value="7710168360" calcext:value-type="float">
            <text:p>7710168360</text:p>
          </table:table-cell>
          <table:table-cell office:value-type="string" calcext:value-type="string">
            <text:p>орган власти РФ</text:p>
          </table:table-cell>
        </table:table-row>
        <table:table-row table:style-name="ro1">
          <table:table-cell office:value-type="string" calcext:value-type="string">
            <text:p>RU000A102CK5</text:p>
          </table:table-cell>
          <table:table-cell office:value-type="float" office:value="7710168360" calcext:value-type="float">
            <text:p>7710168360</text:p>
          </table:table-cell>
          <table:table-cell office:value-type="string" calcext:value-type="string">
            <text:p>орган власти РФ</text:p>
          </table:table-cell>
        </table:table-row>
        <table:table-row table:style-name="ro1">
          <table:table-cell office:value-type="string" calcext:value-type="string">
            <text:p>RU000A102CL3</text:p>
          </table:table-cell>
          <table:table-cell office:value-type="float" office:value="7710168360" calcext:value-type="float">
            <text:p>7710168360</text:p>
          </table:table-cell>
          <table:table-cell office:value-type="string" calcext:value-type="string">
            <text:p>орган власти РФ</text:p>
          </table:table-cell>
        </table:table-row>
        <table:table-row table:style-name="ro1">
          <table:table-cell office:value-type="string" calcext:value-type="string">
            <text:p>RU000A1034K8</text:p>
          </table:table-cell>
          <table:table-cell office:value-type="float" office:value="7710168360" calcext:value-type="float">
            <text:p>7710168360</text:p>
          </table:table-cell>
          <table:table-cell office:value-type="string" calcext:value-type="string">
            <text:p>орган власти РФ</text:p>
          </table:table-cell>
        </table:table-row>
        <table:table-row table:style-name="ro1">
          <table:table-cell office:value-type="string" calcext:value-type="string">
            <text:p>SU24021RMFS6</text:p>
          </table:table-cell>
          <table:table-cell office:value-type="float" office:value="7710168360" calcext:value-type="float">
            <text:p>7710168360</text:p>
          </table:table-cell>
          <table:table-cell office:value-type="string" calcext:value-type="string">
            <text:p>орган власти РФ</text:p>
          </table:table-cell>
        </table:table-row>
        <table:table-row table:style-name="ro1">
          <table:table-cell office:value-type="string" calcext:value-type="string">
            <text:p>SU25085RMFS0</text:p>
          </table:table-cell>
          <table:table-cell office:value-type="float" office:value="7710168360" calcext:value-type="float">
            <text:p>7710168360</text:p>
          </table:table-cell>
          <table:table-cell office:value-type="string" calcext:value-type="string">
            <text:p>орган власти РФ</text:p>
          </table:table-cell>
        </table:table-row>
        <table:table-row table:style-name="ro1">
          <table:table-cell office:value-type="string" calcext:value-type="string">
            <text:p>SU26207RMFS9</text:p>
          </table:table-cell>
          <table:table-cell office:value-type="float" office:value="7710168360" calcext:value-type="float">
            <text:p>7710168360</text:p>
          </table:table-cell>
          <table:table-cell office:value-type="string" calcext:value-type="string">
            <text:p>орган власти РФ</text:p>
          </table:table-cell>
        </table:table-row>
        <table:table-row table:style-name="ro1">
          <table:table-cell office:value-type="string" calcext:value-type="string">
            <text:p>SU26212RMFS9</text:p>
          </table:table-cell>
          <table:table-cell office:value-type="float" office:value="7710168360" calcext:value-type="float">
            <text:p>7710168360</text:p>
          </table:table-cell>
          <table:table-cell office:value-type="string" calcext:value-type="string">
            <text:p>орган власти РФ</text:p>
          </table:table-cell>
        </table:table-row>
        <table:table-row table:style-name="ro1">
          <table:table-cell office:value-type="string" calcext:value-type="string">
            <text:p>SU26218RMFS6</text:p>
          </table:table-cell>
          <table:table-cell office:value-type="float" office:value="7710168360" calcext:value-type="float">
            <text:p>7710168360</text:p>
          </table:table-cell>
          <table:table-cell office:value-type="string" calcext:value-type="string">
            <text:p>орган власти РФ</text:p>
          </table:table-cell>
        </table:table-row>
        <table:table-row table:style-name="ro1">
          <table:table-cell office:value-type="string" calcext:value-type="string">
            <text:p>SU26219RMFS4</text:p>
          </table:table-cell>
          <table:table-cell office:value-type="float" office:value="7710168360" calcext:value-type="float">
            <text:p>7710168360</text:p>
          </table:table-cell>
          <table:table-cell office:value-type="string" calcext:value-type="string">
            <text:p>орган власти РФ</text:p>
          </table:table-cell>
        </table:table-row>
        <table:table-row table:style-name="ro1">
          <table:table-cell office:value-type="string" calcext:value-type="string">
            <text:p>SU26221RMFS0</text:p>
          </table:table-cell>
          <table:table-cell office:value-type="float" office:value="7710168360" calcext:value-type="float">
            <text:p>7710168360</text:p>
          </table:table-cell>
          <table:table-cell office:value-type="string" calcext:value-type="string">
            <text:p>орган власти РФ</text:p>
          </table:table-cell>
        </table:table-row>
        <table:table-row table:style-name="ro1">
          <table:table-cell office:value-type="string" calcext:value-type="string">
            <text:p>SU26222RMFS8</text:p>
          </table:table-cell>
          <table:table-cell office:value-type="float" office:value="7710168360" calcext:value-type="float">
            <text:p>7710168360</text:p>
          </table:table-cell>
          <table:table-cell office:value-type="string" calcext:value-type="string">
            <text:p>орган власти РФ</text:p>
          </table:table-cell>
        </table:table-row>
        <table:table-row table:style-name="ro1">
          <table:table-cell office:value-type="string" calcext:value-type="string">
            <text:p>SU26223RMFS6</text:p>
          </table:table-cell>
          <table:table-cell office:value-type="float" office:value="7710168360" calcext:value-type="float">
            <text:p>7710168360</text:p>
          </table:table-cell>
          <table:table-cell office:value-type="string" calcext:value-type="string">
            <text:p>орган власти РФ</text:p>
          </table:table-cell>
        </table:table-row>
        <table:table-row table:style-name="ro1">
          <table:table-cell office:value-type="string" calcext:value-type="string">
            <text:p>SU26224RMFS4</text:p>
          </table:table-cell>
          <table:table-cell office:value-type="float" office:value="7710168360" calcext:value-type="float">
            <text:p>7710168360</text:p>
          </table:table-cell>
          <table:table-cell office:value-type="string" calcext:value-type="string">
            <text:p>орган власти РФ</text:p>
          </table:table-cell>
        </table:table-row>
        <table:table-row table:style-name="ro1">
          <table:table-cell office:value-type="string" calcext:value-type="string">
            <text:p>SU26225RMFS1</text:p>
          </table:table-cell>
          <table:table-cell office:value-type="float" office:value="7710168360" calcext:value-type="float">
            <text:p>7710168360</text:p>
          </table:table-cell>
          <table:table-cell office:value-type="string" calcext:value-type="string">
            <text:p>орган власти РФ</text:p>
          </table:table-cell>
        </table:table-row>
        <table:table-row table:style-name="ro1">
          <table:table-cell office:value-type="string" calcext:value-type="string">
            <text:p>SU26226RMFS9</text:p>
          </table:table-cell>
          <table:table-cell office:value-type="float" office:value="7710168360" calcext:value-type="float">
            <text:p>7710168360</text:p>
          </table:table-cell>
          <table:table-cell office:value-type="string" calcext:value-type="string">
            <text:p>орган власти РФ</text:p>
          </table:table-cell>
        </table:table-row>
        <table:table-row table:style-name="ro1">
          <table:table-cell office:value-type="string" calcext:value-type="string">
            <text:p>SU26227RMFS7</text:p>
          </table:table-cell>
          <table:table-cell office:value-type="float" office:value="7710168360" calcext:value-type="float">
            <text:p>7710168360</text:p>
          </table:table-cell>
          <table:table-cell office:value-type="string" calcext:value-type="string">
            <text:p>орган власти РФ</text:p>
          </table:table-cell>
        </table:table-row>
        <table:table-row table:style-name="ro1">
          <table:table-cell office:value-type="string" calcext:value-type="string">
            <text:p>SU26228RMFS5</text:p>
          </table:table-cell>
          <table:table-cell office:value-type="float" office:value="7710168360" calcext:value-type="float">
            <text:p>7710168360</text:p>
          </table:table-cell>
          <table:table-cell office:value-type="string" calcext:value-type="string">
            <text:p>орган власти РФ</text:p>
          </table:table-cell>
        </table:table-row>
        <table:table-row table:style-name="ro1">
          <table:table-cell office:value-type="string" calcext:value-type="string">
            <text:p>SU26229RMFS3</text:p>
          </table:table-cell>
          <table:table-cell office:value-type="float" office:value="7710168360" calcext:value-type="float">
            <text:p>7710168360</text:p>
          </table:table-cell>
          <table:table-cell office:value-type="string" calcext:value-type="string">
            <text:p>орган власти РФ</text:p>
          </table:table-cell>
        </table:table-row>
        <table:table-row table:style-name="ro1">
          <table:table-cell office:value-type="string" calcext:value-type="string">
            <text:p>SU26230RMFS1</text:p>
          </table:table-cell>
          <table:table-cell office:value-type="float" office:value="7710168360" calcext:value-type="float">
            <text:p>7710168360</text:p>
          </table:table-cell>
          <table:table-cell office:value-type="string" calcext:value-type="string">
            <text:p>орган власти РФ</text:p>
          </table:table-cell>
        </table:table-row>
        <table:table-row table:style-name="ro1">
          <table:table-cell office:value-type="string" calcext:value-type="string">
            <text:p>SU26231RMFS9</text:p>
          </table:table-cell>
          <table:table-cell office:value-type="float" office:value="7710168360" calcext:value-type="float">
            <text:p>7710168360</text:p>
          </table:table-cell>
          <table:table-cell office:value-type="string" calcext:value-type="string">
            <text:p>орган власти РФ</text:p>
          </table:table-cell>
        </table:table-row>
        <table:table-row table:style-name="ro1">
          <table:table-cell office:value-type="string" calcext:value-type="string">
            <text:p>SU26232RMFS7</text:p>
          </table:table-cell>
          <table:table-cell office:value-type="float" office:value="7710168360" calcext:value-type="float">
            <text:p>7710168360</text:p>
          </table:table-cell>
          <table:table-cell office:value-type="string" calcext:value-type="string">
            <text:p>орган власти РФ</text:p>
          </table:table-cell>
        </table:table-row>
        <table:table-row table:style-name="ro1">
          <table:table-cell office:value-type="string" calcext:value-type="string">
            <text:p>SU26233RMFS5</text:p>
          </table:table-cell>
          <table:table-cell office:value-type="float" office:value="7710168360" calcext:value-type="float">
            <text:p>7710168360</text:p>
          </table:table-cell>
          <table:table-cell office:value-type="string" calcext:value-type="string">
            <text:p>орган власти РФ</text:p>
          </table:table-cell>
        </table:table-row>
        <table:table-row table:style-name="ro1">
          <table:table-cell office:value-type="string" calcext:value-type="string">
            <text:p>SU26234RMFS3</text:p>
          </table:table-cell>
          <table:table-cell office:value-type="float" office:value="7710168360" calcext:value-type="float">
            <text:p>7710168360</text:p>
          </table:table-cell>
          <table:table-cell office:value-type="string" calcext:value-type="string">
            <text:p>орган власти РФ</text:p>
          </table:table-cell>
        </table:table-row>
        <table:table-row table:style-name="ro1">
          <table:table-cell office:value-type="string" calcext:value-type="string">
            <text:p>SU26235RMFS0</text:p>
          </table:table-cell>
          <table:table-cell office:value-type="float" office:value="7710168360" calcext:value-type="float">
            <text:p>7710168360</text:p>
          </table:table-cell>
          <table:table-cell office:value-type="string" calcext:value-type="string">
            <text:p>орган власти РФ</text:p>
          </table:table-cell>
        </table:table-row>
        <table:table-row table:style-name="ro1">
          <table:table-cell office:value-type="string" calcext:value-type="string">
            <text:p>SU26236RMFS8</text:p>
          </table:table-cell>
          <table:table-cell office:value-type="float" office:value="7710168360" calcext:value-type="float">
            <text:p>7710168360</text:p>
          </table:table-cell>
          <table:table-cell office:value-type="string" calcext:value-type="string">
            <text:p>орган власти РФ</text:p>
          </table:table-cell>
        </table:table-row>
        <table:table-row table:style-name="ro1">
          <table:table-cell office:value-type="string" calcext:value-type="string">
            <text:p>SU26237RMFS6</text:p>
          </table:table-cell>
          <table:table-cell office:value-type="float" office:value="7710168360" calcext:value-type="float">
            <text:p>7710168360</text:p>
          </table:table-cell>
          <table:table-cell office:value-type="string" calcext:value-type="string">
            <text:p>орган власти РФ</text:p>
          </table:table-cell>
        </table:table-row>
        <table:table-row table:style-name="ro1">
          <table:table-cell office:value-type="string" calcext:value-type="string">
            <text:p>SU26238RMFS4</text:p>
          </table:table-cell>
          <table:table-cell office:value-type="float" office:value="7710168360" calcext:value-type="float">
            <text:p>7710168360</text:p>
          </table:table-cell>
          <table:table-cell office:value-type="string" calcext:value-type="string">
            <text:p>орган власти РФ</text:p>
          </table:table-cell>
        </table:table-row>
        <table:table-row table:style-name="ro1">
          <table:table-cell office:value-type="string" calcext:value-type="string">
            <text:p>SU26239RMFS2</text:p>
          </table:table-cell>
          <table:table-cell office:value-type="float" office:value="7710168360" calcext:value-type="float">
            <text:p>7710168360</text:p>
          </table:table-cell>
          <table:table-cell office:value-type="string" calcext:value-type="string">
            <text:p>орган власти РФ</text:p>
          </table:table-cell>
        </table:table-row>
        <table:table-row table:style-name="ro1">
          <table:table-cell office:value-type="string" calcext:value-type="string">
            <text:p>SU26240RMFS0</text:p>
          </table:table-cell>
          <table:table-cell office:value-type="float" office:value="7710168360" calcext:value-type="float">
            <text:p>7710168360</text:p>
          </table:table-cell>
          <table:table-cell office:value-type="string" calcext:value-type="string">
            <text:p>орган власти РФ</text:p>
          </table:table-cell>
        </table:table-row>
        <table:table-row table:style-name="ro1">
          <table:table-cell office:value-type="string" calcext:value-type="string">
            <text:p>SU26241RMFS8</text:p>
          </table:table-cell>
          <table:table-cell office:value-type="float" office:value="7710168360" calcext:value-type="float">
            <text:p>7710168360</text:p>
          </table:table-cell>
          <table:table-cell office:value-type="string" calcext:value-type="string">
            <text:p>орган власти РФ</text:p>
          </table:table-cell>
        </table:table-row>
        <table:table-row table:style-name="ro1">
          <table:table-cell office:value-type="string" calcext:value-type="string">
            <text:p>SU26242RMFS6</text:p>
          </table:table-cell>
          <table:table-cell office:value-type="float" office:value="7710168360" calcext:value-type="float">
            <text:p>7710168360</text:p>
          </table:table-cell>
          <table:table-cell office:value-type="string" calcext:value-type="string">
            <text:p>орган власти РФ</text:p>
          </table:table-cell>
        </table:table-row>
        <table:table-row table:style-name="ro1">
          <table:table-cell office:value-type="string" calcext:value-type="string">
            <text:p>SU26243RMFS4</text:p>
          </table:table-cell>
          <table:table-cell office:value-type="float" office:value="7710168360" calcext:value-type="float">
            <text:p>7710168360</text:p>
          </table:table-cell>
          <table:table-cell office:value-type="string" calcext:value-type="string">
            <text:p>орган власти РФ</text:p>
          </table:table-cell>
        </table:table-row>
        <table:table-row table:style-name="ro1">
          <table:table-cell office:value-type="string" calcext:value-type="string">
            <text:p>SU26244RMFS2</text:p>
          </table:table-cell>
          <table:table-cell office:value-type="float" office:value="7710168360" calcext:value-type="float">
            <text:p>7710168360</text:p>
          </table:table-cell>
          <table:table-cell office:value-type="string" calcext:value-type="string">
            <text:p>орган власти РФ</text:p>
          </table:table-cell>
        </table:table-row>
        <table:table-row table:style-name="ro1">
          <table:table-cell office:value-type="string" calcext:value-type="string">
            <text:p>SU29006RMFS2</text:p>
          </table:table-cell>
          <table:table-cell office:value-type="float" office:value="7710168360" calcext:value-type="float">
            <text:p>7710168360</text:p>
          </table:table-cell>
          <table:table-cell office:value-type="string" calcext:value-type="string">
            <text:p>орган власти РФ</text:p>
          </table:table-cell>
        </table:table-row>
        <table:table-row table:style-name="ro1">
          <table:table-cell office:value-type="string" calcext:value-type="string">
            <text:p>SU29007RMFS0</text:p>
          </table:table-cell>
          <table:table-cell office:value-type="float" office:value="7710168360" calcext:value-type="float">
            <text:p>7710168360</text:p>
          </table:table-cell>
          <table:table-cell office:value-type="string" calcext:value-type="string">
            <text:p>орган власти РФ</text:p>
          </table:table-cell>
        </table:table-row>
        <table:table-row table:style-name="ro1">
          <table:table-cell office:value-type="string" calcext:value-type="string">
            <text:p>SU29008RMFS8</text:p>
          </table:table-cell>
          <table:table-cell office:value-type="float" office:value="7710168360" calcext:value-type="float">
            <text:p>7710168360</text:p>
          </table:table-cell>
          <table:table-cell office:value-type="string" calcext:value-type="string">
            <text:p>орган власти РФ</text:p>
          </table:table-cell>
        </table:table-row>
        <table:table-row table:style-name="ro1">
          <table:table-cell office:value-type="string" calcext:value-type="string">
            <text:p>SU29009RMFS6</text:p>
          </table:table-cell>
          <table:table-cell office:value-type="float" office:value="7710168360" calcext:value-type="float">
            <text:p>7710168360</text:p>
          </table:table-cell>
          <table:table-cell office:value-type="string" calcext:value-type="string">
            <text:p>орган власти РФ</text:p>
          </table:table-cell>
        </table:table-row>
        <table:table-row table:style-name="ro1">
          <table:table-cell office:value-type="string" calcext:value-type="string">
            <text:p>SU29010RMFS4</text:p>
          </table:table-cell>
          <table:table-cell office:value-type="float" office:value="7710168360" calcext:value-type="float">
            <text:p>7710168360</text:p>
          </table:table-cell>
          <table:table-cell office:value-type="string" calcext:value-type="string">
            <text:p>орган власти РФ</text:p>
          </table:table-cell>
        </table:table-row>
        <table:table-row table:style-name="ro1">
          <table:table-cell office:value-type="string" calcext:value-type="string">
            <text:p>SU29013RMFS8</text:p>
          </table:table-cell>
          <table:table-cell office:value-type="float" office:value="7710168360" calcext:value-type="float">
            <text:p>7710168360</text:p>
          </table:table-cell>
          <table:table-cell office:value-type="string" calcext:value-type="string">
            <text:p>орган власти РФ</text:p>
          </table:table-cell>
        </table:table-row>
        <table:table-row table:style-name="ro1">
          <table:table-cell office:value-type="string" calcext:value-type="string">
            <text:p>SU29014RMFS6</text:p>
          </table:table-cell>
          <table:table-cell office:value-type="float" office:value="7710168360" calcext:value-type="float">
            <text:p>7710168360</text:p>
          </table:table-cell>
          <table:table-cell office:value-type="string" calcext:value-type="string">
            <text:p>орган власти РФ</text:p>
          </table:table-cell>
        </table:table-row>
        <table:table-row table:style-name="ro1">
          <table:table-cell office:value-type="string" calcext:value-type="string">
            <text:p>SU29015RMFS3</text:p>
          </table:table-cell>
          <table:table-cell office:value-type="float" office:value="7710168360" calcext:value-type="float">
            <text:p>7710168360</text:p>
          </table:table-cell>
          <table:table-cell office:value-type="string" calcext:value-type="string">
            <text:p>орган власти РФ</text:p>
          </table:table-cell>
        </table:table-row>
        <table:table-row table:style-name="ro1">
          <table:table-cell office:value-type="string" calcext:value-type="string">
            <text:p>SU29016RMFS1</text:p>
          </table:table-cell>
          <table:table-cell office:value-type="float" office:value="7710168360" calcext:value-type="float">
            <text:p>7710168360</text:p>
          </table:table-cell>
          <table:table-cell office:value-type="string" calcext:value-type="string">
            <text:p>орган власти РФ</text:p>
          </table:table-cell>
        </table:table-row>
        <table:table-row table:style-name="ro1">
          <table:table-cell office:value-type="string" calcext:value-type="string">
            <text:p>SU29017RMFS9</text:p>
          </table:table-cell>
          <table:table-cell office:value-type="float" office:value="7710168360" calcext:value-type="float">
            <text:p>7710168360</text:p>
          </table:table-cell>
          <table:table-cell office:value-type="string" calcext:value-type="string">
            <text:p>орган власти РФ</text:p>
          </table:table-cell>
        </table:table-row>
        <table:table-row table:style-name="ro1">
          <table:table-cell office:value-type="string" calcext:value-type="string">
            <text:p>SU29018RMFS7</text:p>
          </table:table-cell>
          <table:table-cell office:value-type="float" office:value="7710168360" calcext:value-type="float">
            <text:p>7710168360</text:p>
          </table:table-cell>
          <table:table-cell office:value-type="string" calcext:value-type="string">
            <text:p>орган власти РФ</text:p>
          </table:table-cell>
        </table:table-row>
        <table:table-row table:style-name="ro1">
          <table:table-cell office:value-type="string" calcext:value-type="string">
            <text:p>SU29019RMFS5</text:p>
          </table:table-cell>
          <table:table-cell office:value-type="float" office:value="7710168360" calcext:value-type="float">
            <text:p>7710168360</text:p>
          </table:table-cell>
          <table:table-cell office:value-type="string" calcext:value-type="string">
            <text:p>орган власти РФ</text:p>
          </table:table-cell>
        </table:table-row>
        <table:table-row table:style-name="ro1">
          <table:table-cell office:value-type="string" calcext:value-type="string">
            <text:p>SU29020RMFS3</text:p>
          </table:table-cell>
          <table:table-cell office:value-type="float" office:value="7710168360" calcext:value-type="float">
            <text:p>7710168360</text:p>
          </table:table-cell>
          <table:table-cell office:value-type="string" calcext:value-type="string">
            <text:p>орган власти РФ</text:p>
          </table:table-cell>
        </table:table-row>
        <table:table-row table:style-name="ro1">
          <table:table-cell office:value-type="string" calcext:value-type="string">
            <text:p>SU29021RMFS1</text:p>
          </table:table-cell>
          <table:table-cell office:value-type="float" office:value="7710168360" calcext:value-type="float">
            <text:p>7710168360</text:p>
          </table:table-cell>
          <table:table-cell office:value-type="string" calcext:value-type="string">
            <text:p>орган власти РФ</text:p>
          </table:table-cell>
        </table:table-row>
        <table:table-row table:style-name="ro1">
          <table:table-cell office:value-type="string" calcext:value-type="string">
            <text:p>SU29022RMFS9</text:p>
          </table:table-cell>
          <table:table-cell office:value-type="float" office:value="7710168360" calcext:value-type="float">
            <text:p>7710168360</text:p>
          </table:table-cell>
          <table:table-cell office:value-type="string" calcext:value-type="string">
            <text:p>орган власти РФ</text:p>
          </table:table-cell>
        </table:table-row>
        <table:table-row table:style-name="ro1">
          <table:table-cell office:value-type="string" calcext:value-type="string">
            <text:p>SU29023RMFS7</text:p>
          </table:table-cell>
          <table:table-cell office:value-type="float" office:value="7710168360" calcext:value-type="float">
            <text:p>7710168360</text:p>
          </table:table-cell>
          <table:table-cell office:value-type="string" calcext:value-type="string">
            <text:p>орган власти РФ</text:p>
          </table:table-cell>
        </table:table-row>
        <table:table-row table:style-name="ro1">
          <table:table-cell office:value-type="string" calcext:value-type="string">
            <text:p>SU29024RMFS5</text:p>
          </table:table-cell>
          <table:table-cell office:value-type="float" office:value="7710168360" calcext:value-type="float">
            <text:p>7710168360</text:p>
          </table:table-cell>
          <table:table-cell office:value-type="string" calcext:value-type="string">
            <text:p>орган власти РФ</text:p>
          </table:table-cell>
        </table:table-row>
        <table:table-row table:style-name="ro1">
          <table:table-cell office:value-type="string" calcext:value-type="string">
            <text:p>SU29025RMFS2</text:p>
          </table:table-cell>
          <table:table-cell office:value-type="float" office:value="7710168360" calcext:value-type="float">
            <text:p>7710168360</text:p>
          </table:table-cell>
          <table:table-cell office:value-type="string" calcext:value-type="string">
            <text:p>орган власти РФ</text:p>
          </table:table-cell>
        </table:table-row>
        <table:table-row table:style-name="ro1">
          <table:table-cell office:value-type="string" calcext:value-type="string">
            <text:p>SU46011RMFS1</text:p>
          </table:table-cell>
          <table:table-cell office:value-type="float" office:value="7710168360" calcext:value-type="float">
            <text:p>7710168360</text:p>
          </table:table-cell>
          <table:table-cell office:value-type="string" calcext:value-type="string">
            <text:p>орган власти РФ</text:p>
          </table:table-cell>
        </table:table-row>
        <table:table-row table:style-name="ro1">
          <table:table-cell office:value-type="string" calcext:value-type="string">
            <text:p>SU46012RMFS9</text:p>
          </table:table-cell>
          <table:table-cell office:value-type="float" office:value="7710168360" calcext:value-type="float">
            <text:p>7710168360</text:p>
          </table:table-cell>
          <table:table-cell office:value-type="string" calcext:value-type="string">
            <text:p>орган власти РФ</text:p>
          </table:table-cell>
        </table:table-row>
        <table:table-row table:style-name="ro1">
          <table:table-cell office:value-type="string" calcext:value-type="string">
            <text:p>SU46020RMFS2</text:p>
          </table:table-cell>
          <table:table-cell office:value-type="float" office:value="7710168360" calcext:value-type="float">
            <text:p>7710168360</text:p>
          </table:table-cell>
          <table:table-cell office:value-type="string" calcext:value-type="string">
            <text:p>орган власти РФ</text:p>
          </table:table-cell>
        </table:table-row>
        <table:table-row table:style-name="ro1">
          <table:table-cell office:value-type="string" calcext:value-type="string">
            <text:p>SU46023RMFS6</text:p>
          </table:table-cell>
          <table:table-cell office:value-type="float" office:value="7710168360" calcext:value-type="float">
            <text:p>7710168360</text:p>
          </table:table-cell>
          <table:table-cell office:value-type="string" calcext:value-type="string">
            <text:p>орган власти РФ</text:p>
          </table:table-cell>
        </table:table-row>
        <table:table-row table:style-name="ro1">
          <table:table-cell office:value-type="string" calcext:value-type="string">
            <text:p>SU52002RMFS1</text:p>
          </table:table-cell>
          <table:table-cell office:value-type="float" office:value="7710168360" calcext:value-type="float">
            <text:p>7710168360</text:p>
          </table:table-cell>
          <table:table-cell office:value-type="string" calcext:value-type="string">
            <text:p>орган власти РФ</text:p>
          </table:table-cell>
        </table:table-row>
        <table:table-row table:style-name="ro1">
          <table:table-cell office:value-type="string" calcext:value-type="string">
            <text:p>SU52003RMFS9</text:p>
          </table:table-cell>
          <table:table-cell office:value-type="float" office:value="7710168360" calcext:value-type="float">
            <text:p>7710168360</text:p>
          </table:table-cell>
          <table:table-cell office:value-type="string" calcext:value-type="string">
            <text:p>орган власти РФ</text:p>
          </table:table-cell>
        </table:table-row>
        <table:table-row table:style-name="ro1">
          <table:table-cell office:value-type="string" calcext:value-type="string">
            <text:p>SU52004RMFS7</text:p>
          </table:table-cell>
          <table:table-cell office:value-type="float" office:value="7710168360" calcext:value-type="float">
            <text:p>7710168360</text:p>
          </table:table-cell>
          <table:table-cell office:value-type="string" calcext:value-type="string">
            <text:p>орган власти РФ</text:p>
          </table:table-cell>
        </table:table-row>
        <table:table-row table:style-name="ro1">
          <table:table-cell office:value-type="string" calcext:value-type="string">
            <text:p>SU52005RMFS4</text:p>
          </table:table-cell>
          <table:table-cell office:value-type="float" office:value="7710168360" calcext:value-type="float">
            <text:p>7710168360</text:p>
          </table:table-cell>
          <table:table-cell office:value-type="string" calcext:value-type="string">
            <text:p>орган власти РФ</text:p>
          </table:table-cell>
        </table:table-row>
        <table:table-row table:style-name="ro1">
          <table:table-cell office:value-type="string" calcext:value-type="string">
            <text:p>SU53007RMFS9</text:p>
          </table:table-cell>
          <table:table-cell office:value-type="float" office:value="7710168360" calcext:value-type="float">
            <text:p>7710168360</text:p>
          </table:table-cell>
          <table:table-cell office:value-type="string" calcext:value-type="string">
            <text:p>орган власти РФ</text:p>
          </table:table-cell>
        </table:table-row>
        <table:table-row table:style-name="ro1">
          <table:table-cell office:value-type="string" calcext:value-type="string">
            <text:p>SU53008RMFS7</text:p>
          </table:table-cell>
          <table:table-cell office:value-type="float" office:value="7710168360" calcext:value-type="float">
            <text:p>7710168360</text:p>
          </table:table-cell>
          <table:table-cell office:value-type="string" calcext:value-type="string">
            <text:p>орган власти РФ</text:p>
          </table:table-cell>
        </table:table-row>
        <table:table-row table:style-name="ro1">
          <table:table-cell office:value-type="string" calcext:value-type="string">
            <text:p>SU53009RMFS5</text:p>
          </table:table-cell>
          <table:table-cell office:value-type="float" office:value="7710168360" calcext:value-type="float">
            <text:p>7710168360</text:p>
          </table:table-cell>
          <table:table-cell office:value-type="string" calcext:value-type="string">
            <text:p>орган власти РФ</text:p>
          </table:table-cell>
        </table:table-row>
        <table:table-row table:style-name="ro1">
          <table:table-cell office:value-type="string" calcext:value-type="string">
            <text:p>US78307AAE38</text:p>
          </table:table-cell>
          <table:table-cell office:value-type="float" office:value="7710168360" calcext:value-type="float">
            <text:p>7710168360</text:p>
          </table:table-cell>
          <table:table-cell office:value-type="string" calcext:value-type="string">
            <text:p>орган власти РФ</text:p>
          </table:table-cell>
        </table:table-row>
        <table:table-row table:style-name="ro1">
          <table:table-cell office:value-type="string" calcext:value-type="string">
            <text:p>US78307ACZ49</text:p>
          </table:table-cell>
          <table:table-cell office:value-type="float" office:value="7710168360" calcext:value-type="float">
            <text:p>7710168360</text:p>
          </table:table-cell>
          <table:table-cell office:value-type="string" calcext:value-type="string">
            <text:p>орган власти РФ</text:p>
          </table:table-cell>
        </table:table-row>
        <table:table-row table:style-name="ro1">
          <table:table-cell office:value-type="string" calcext:value-type="string">
            <text:p>XS0088543193</text:p>
          </table:table-cell>
          <table:table-cell office:value-type="float" office:value="7710168360" calcext:value-type="float">
            <text:p>7710168360</text:p>
          </table:table-cell>
          <table:table-cell office:value-type="string" calcext:value-type="string">
            <text:p>орган власти РФ</text:p>
          </table:table-cell>
        </table:table-row>
        <table:table-row table:style-name="ro1">
          <table:table-cell office:value-type="string" calcext:value-type="string">
            <text:p>XS0114288789</text:p>
          </table:table-cell>
          <table:table-cell office:value-type="float" office:value="7710168360" calcext:value-type="float">
            <text:p>7710168360</text:p>
          </table:table-cell>
          <table:table-cell office:value-type="string" calcext:value-type="string">
            <text:p>орган власти РФ</text:p>
          </table:table-cell>
        </table:table-row>
        <table:table-row table:style-name="ro1">
          <table:table-cell office:value-type="string" calcext:value-type="string">
            <text:p>XS0767473852</text:p>
          </table:table-cell>
          <table:table-cell office:value-type="float" office:value="7710168360" calcext:value-type="float">
            <text:p>7710168360</text:p>
          </table:table-cell>
          <table:table-cell office:value-type="string" calcext:value-type="string">
            <text:p>орган власти РФ</text:p>
          </table:table-cell>
        </table:table-row>
        <table:table-row table:style-name="ro1">
          <table:table-cell office:value-type="string" calcext:value-type="string">
            <text:p>XS0971721963</text:p>
          </table:table-cell>
          <table:table-cell office:value-type="float" office:value="7710168360" calcext:value-type="float">
            <text:p>7710168360</text:p>
          </table:table-cell>
          <table:table-cell office:value-type="string" calcext:value-type="string">
            <text:p>орган власти РФ</text:p>
          </table:table-cell>
        </table:table-row>
        <table:table-row table:style-name="ro1">
          <table:table-cell office:value-type="string" calcext:value-type="string">
            <text:p>RU000A1026B3</text:p>
          </table:table-cell>
          <table:table-cell office:value-type="float" office:value="274034308" calcext:value-type="float">
            <text:p>274034308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103DN5</text:p>
          </table:table-cell>
          <table:table-cell office:value-type="float" office:value="274034308" calcext:value-type="float">
            <text:p>274034308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106FT0</text:p>
          </table:table-cell>
          <table:table-cell office:value-type="float" office:value="274034308" calcext:value-type="float">
            <text:p>274034308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0ZYL22</text:p>
          </table:table-cell>
          <table:table-cell office:value-type="float" office:value="901006128" calcext:value-type="float">
            <text:p>901006128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0ZZZV1</text:p>
          </table:table-cell>
          <table:table-cell office:value-type="float" office:value="1001040590" calcext:value-type="float">
            <text:p>1001040590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0JXUD9</text:p>
          </table:table-cell>
          <table:table-cell office:value-type="float" office:value="1101481969" calcext:value-type="float">
            <text:p>1101481969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0JY031</text:p>
          </table:table-cell>
          <table:table-cell office:value-type="float" office:value="1200000874" calcext:value-type="float">
            <text:p>1200000874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0JXR43</text:p>
          </table:table-cell>
          <table:table-cell office:value-type="float" office:value="1435027673" calcext:value-type="float">
            <text:p>1435027673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0ZZ7E6</text:p>
          </table:table-cell>
          <table:table-cell office:value-type="float" office:value="1435027673" calcext:value-type="float">
            <text:p>1435027673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0ZZNJ2</text:p>
          </table:table-cell>
          <table:table-cell office:value-type="float" office:value="1435027673" calcext:value-type="float">
            <text:p>1435027673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100CN3</text:p>
          </table:table-cell>
          <table:table-cell office:value-type="float" office:value="1435027673" calcext:value-type="float">
            <text:p>1435027673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1010D3</text:p>
          </table:table-cell>
          <table:table-cell office:value-type="float" office:value="1435027673" calcext:value-type="float">
            <text:p>1435027673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101P27</text:p>
          </table:table-cell>
          <table:table-cell office:value-type="float" office:value="1435027673" calcext:value-type="float">
            <text:p>1435027673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1033B9</text:p>
          </table:table-cell>
          <table:table-cell office:value-type="float" office:value="1435027673" calcext:value-type="float">
            <text:p>1435027673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0JWT91</text:p>
          </table:table-cell>
          <table:table-cell office:value-type="float" office:value="1831041689" calcext:value-type="float">
            <text:p>1831041689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102M37</text:p>
          </table:table-cell>
          <table:table-cell office:value-type="float" office:value="1831041689" calcext:value-type="float">
            <text:p>1831041689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0JXYS9</text:p>
          </table:table-cell>
          <table:table-cell office:value-type="float" office:value="2308040000" calcext:value-type="float">
            <text:p>2308040000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0ZZ8X4</text:p>
          </table:table-cell>
          <table:table-cell office:value-type="float" office:value="2308040000" calcext:value-type="float">
            <text:p>2308040000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1011B5</text:p>
          </table:table-cell>
          <table:table-cell office:value-type="float" office:value="2308040000" calcext:value-type="float">
            <text:p>2308040000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0ZYCM2</text:p>
          </table:table-cell>
          <table:table-cell office:value-type="float" office:value="2460071533" calcext:value-type="float">
            <text:p>2460071533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0ZYFB8</text:p>
          </table:table-cell>
          <table:table-cell office:value-type="float" office:value="2460071533" calcext:value-type="float">
            <text:p>2460071533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0ZZC48</text:p>
          </table:table-cell>
          <table:table-cell office:value-type="float" office:value="2460071533" calcext:value-type="float">
            <text:p>2460071533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0ZZM87</text:p>
          </table:table-cell>
          <table:table-cell office:value-type="float" office:value="2460071533" calcext:value-type="float">
            <text:p>2460071533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102H34</text:p>
          </table:table-cell>
          <table:table-cell office:value-type="float" office:value="2634038135" calcext:value-type="float">
            <text:p>2634038135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0ZZQQ0</text:p>
          </table:table-cell>
          <table:table-cell office:value-type="float" office:value="2700000176" calcext:value-type="float">
            <text:p>2700000176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0JXTW1</text:p>
          </table:table-cell>
          <table:table-cell office:value-type="float" office:value="3124016792" calcext:value-type="float">
            <text:p>3124016792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100PP0</text:p>
          </table:table-cell>
          <table:table-cell office:value-type="float" office:value="3124016792" calcext:value-type="float">
            <text:p>3124016792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100Y84</text:p>
          </table:table-cell>
          <table:table-cell office:value-type="float" office:value="3124016792" calcext:value-type="float">
            <text:p>3124016792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101PA0</text:p>
          </table:table-cell>
          <table:table-cell office:value-type="float" office:value="3124016792" calcext:value-type="float">
            <text:p>3124016792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101RB4</text:p>
          </table:table-cell>
          <table:table-cell office:value-type="float" office:value="3124016792" calcext:value-type="float">
            <text:p>3124016792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1025F6</text:p>
          </table:table-cell>
          <table:table-cell office:value-type="float" office:value="3124016792" calcext:value-type="float">
            <text:p>3124016792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0JXSD3</text:p>
          </table:table-cell>
          <table:table-cell office:value-type="float" office:value="3444130624" calcext:value-type="float">
            <text:p>3444130624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0ZYKU8</text:p>
          </table:table-cell>
          <table:table-cell office:value-type="float" office:value="3905014118" calcext:value-type="float">
            <text:p>3905014118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102KN2</text:p>
          </table:table-cell>
          <table:table-cell office:value-type="float" office:value="3905014118" calcext:value-type="float">
            <text:p>3905014118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104BC0</text:p>
          </table:table-cell>
          <table:table-cell office:value-type="float" office:value="3905014118" calcext:value-type="float">
            <text:p>3905014118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105ND0</text:p>
          </table:table-cell>
          <table:table-cell office:value-type="float" office:value="3905014118" calcext:value-type="float">
            <text:p>3905014118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0ZZSW4</text:p>
          </table:table-cell>
          <table:table-cell office:value-type="float" office:value="4101121129" calcext:value-type="float">
            <text:p>4101121129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0ZYB40</text:p>
          </table:table-cell>
          <table:table-cell office:value-type="float" office:value="4200000630" calcext:value-type="float">
            <text:p>4200000630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0ZZXZ7</text:p>
          </table:table-cell>
          <table:table-cell office:value-type="float" office:value="4347015963" calcext:value-type="float">
            <text:p>4347015963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0ZYCD1</text:p>
          </table:table-cell>
          <table:table-cell office:value-type="float" office:value="4629016041" calcext:value-type="float">
            <text:p>4629016041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0ZZR33</text:p>
          </table:table-cell>
          <table:table-cell office:value-type="float" office:value="4825006353" calcext:value-type="float">
            <text:p>4825006353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1013T3</text:p>
          </table:table-cell>
          <table:table-cell office:value-type="float" office:value="4825006353" calcext:value-type="float">
            <text:p>4825006353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102598</text:p>
          </table:table-cell>
          <table:table-cell office:value-type="float" office:value="4825006353" calcext:value-type="float">
            <text:p>4825006353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105NT6</text:p>
          </table:table-cell>
          <table:table-cell office:value-type="float" office:value="4909032670" calcext:value-type="float">
            <text:p>4909032670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106YE3</text:p>
          </table:table-cell>
          <table:table-cell office:value-type="float" office:value="4909032670" calcext:value-type="float">
            <text:p>4909032670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100XP4</text:p>
          </table:table-cell>
          <table:table-cell office:value-type="float" office:value="5000001451" calcext:value-type="float">
            <text:p>5000001451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101988</text:p>
          </table:table-cell>
          <table:table-cell office:value-type="float" office:value="5000001451" calcext:value-type="float">
            <text:p>5000001451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101WL3</text:p>
          </table:table-cell>
          <table:table-cell office:value-type="float" office:value="5000001451" calcext:value-type="float">
            <text:p>5000001451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102CR0</text:p>
          </table:table-cell>
          <table:table-cell office:value-type="float" office:value="5000001451" calcext:value-type="float">
            <text:p>5000001451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102G35</text:p>
          </table:table-cell>
          <table:table-cell office:value-type="float" office:value="5000001451" calcext:value-type="float">
            <text:p>5000001451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0ZZUT6</text:p>
          </table:table-cell>
          <table:table-cell office:value-type="float" office:value="5200000021" calcext:value-type="float">
            <text:p>5200000021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101665</text:p>
          </table:table-cell>
          <table:table-cell office:value-type="float" office:value="5200000021" calcext:value-type="float">
            <text:p>5200000021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102DS6</text:p>
          </table:table-cell>
          <table:table-cell office:value-type="float" office:value="5200000021" calcext:value-type="float">
            <text:p>5200000021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1043K9</text:p>
          </table:table-cell>
          <table:table-cell office:value-type="float" office:value="5200000021" calcext:value-type="float">
            <text:p>5200000021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0JWHW8</text:p>
          </table:table-cell>
          <table:table-cell office:value-type="float" office:value="5406285846" calcext:value-type="float">
            <text:p>5406285846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0ZYH93</text:p>
          </table:table-cell>
          <table:table-cell office:value-type="float" office:value="5406285846" calcext:value-type="float">
            <text:p>5406285846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100WF7</text:p>
          </table:table-cell>
          <table:table-cell office:value-type="float" office:value="5406285846" calcext:value-type="float">
            <text:p>5406285846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1011Q3</text:p>
          </table:table-cell>
          <table:table-cell office:value-type="float" office:value="5406634649" calcext:value-type="float">
            <text:p>5406634649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102895</text:p>
          </table:table-cell>
          <table:table-cell office:value-type="float" office:value="5406634649" calcext:value-type="float">
            <text:p>5406634649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1043E2</text:p>
          </table:table-cell>
          <table:table-cell office:value-type="float" office:value="5406634649" calcext:value-type="float">
            <text:p>5406634649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102DR8</text:p>
          </table:table-cell>
          <table:table-cell office:value-type="float" office:value="5503078620" calcext:value-type="float">
            <text:p>5503078620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0JVM81</text:p>
          </table:table-cell>
          <table:table-cell office:value-type="float" office:value="5610008401" calcext:value-type="float">
            <text:p>5610008401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0ZYKH5</text:p>
          </table:table-cell>
          <table:table-cell office:value-type="float" office:value="5610008401" calcext:value-type="float">
            <text:p>5610008401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0JWM56</text:p>
          </table:table-cell>
          <table:table-cell office:value-type="float" office:value="6315802231" calcext:value-type="float">
            <text:p>6315802231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0JXT41</text:p>
          </table:table-cell>
          <table:table-cell office:value-type="float" office:value="6315802231" calcext:value-type="float">
            <text:p>6315802231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0ZZ9P8</text:p>
          </table:table-cell>
          <table:table-cell office:value-type="float" office:value="6315802231" calcext:value-type="float">
            <text:p>6315802231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1020L5</text:p>
          </table:table-cell>
          <table:table-cell office:value-type="float" office:value="6315802231" calcext:value-type="float">
            <text:p>6315802231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0ZYG60</text:p>
          </table:table-cell>
          <table:table-cell office:value-type="float" office:value="6450030341" calcext:value-type="float">
            <text:p>6450030341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0JWZ77</text:p>
          </table:table-cell>
          <table:table-cell office:value-type="float" office:value="6661004608" calcext:value-type="float">
            <text:p>6661004608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0ZYDU3</text:p>
          </table:table-cell>
          <table:table-cell office:value-type="float" office:value="6661004608" calcext:value-type="float">
            <text:p>6661004608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0ZZQH9</text:p>
          </table:table-cell>
          <table:table-cell office:value-type="float" office:value="6661004608" calcext:value-type="float">
            <text:p>6661004608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1016N9</text:p>
          </table:table-cell>
          <table:table-cell office:value-type="float" office:value="6661004608" calcext:value-type="float">
            <text:p>6661004608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101UG7</text:p>
          </table:table-cell>
          <table:table-cell office:value-type="float" office:value="6661004608" calcext:value-type="float">
            <text:p>6661004608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101Z17</text:p>
          </table:table-cell>
          <table:table-cell office:value-type="float" office:value="6661004608" calcext:value-type="float">
            <text:p>6661004608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102CT6</text:p>
          </table:table-cell>
          <table:table-cell office:value-type="float" office:value="6661004608" calcext:value-type="float">
            <text:p>6661004608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102DQ0</text:p>
          </table:table-cell>
          <table:table-cell office:value-type="float" office:value="6661004608" calcext:value-type="float">
            <text:p>6661004608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102HF4</text:p>
          </table:table-cell>
          <table:table-cell office:value-type="float" office:value="6661004608" calcext:value-type="float">
            <text:p>6661004608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0JXVH8</text:p>
          </table:table-cell>
          <table:table-cell office:value-type="float" office:value="6831001090" calcext:value-type="float">
            <text:p>6831001090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0ZYJ18</text:p>
          </table:table-cell>
          <table:table-cell office:value-type="float" office:value="6831001090" calcext:value-type="float">
            <text:p>6831001090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0ZYMJ7</text:p>
          </table:table-cell>
          <table:table-cell office:value-type="float" office:value="7000000885" calcext:value-type="float">
            <text:p>7000000885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1024L7</text:p>
          </table:table-cell>
          <table:table-cell office:value-type="float" office:value="7000000885" calcext:value-type="float">
            <text:p>7000000885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0ZYJB0</text:p>
          </table:table-cell>
          <table:table-cell office:value-type="float" office:value="7325001151" calcext:value-type="float">
            <text:p>7325001151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101U61</text:p>
          </table:table-cell>
          <table:table-cell office:value-type="float" office:value="7325001151" calcext:value-type="float">
            <text:p>7325001151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102CX8</text:p>
          </table:table-cell>
          <table:table-cell office:value-type="float" office:value="7325001151" calcext:value-type="float">
            <text:p>7325001151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1040S8</text:p>
          </table:table-cell>
          <table:table-cell office:value-type="float" office:value="7325001151" calcext:value-type="float">
            <text:p>7325001151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106607</text:p>
          </table:table-cell>
          <table:table-cell office:value-type="float" office:value="7325001151" calcext:value-type="float">
            <text:p>7325001151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1077U6</text:p>
          </table:table-cell>
          <table:table-cell office:value-type="float" office:value="7325001151" calcext:value-type="float">
            <text:p>7325001151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102FV5</text:p>
          </table:table-cell>
          <table:table-cell office:value-type="float" office:value="7453136570" calcext:value-type="float">
            <text:p>7453136570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102L61</text:p>
          </table:table-cell>
          <table:table-cell office:value-type="float" office:value="7453136570" calcext:value-type="float">
            <text:p>7453136570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102L79</text:p>
          </table:table-cell>
          <table:table-cell office:value-type="float" office:value="7453136570" calcext:value-type="float">
            <text:p>7453136570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0JXS83</text:p>
          </table:table-cell>
          <table:table-cell office:value-type="float" office:value="7604002902" calcext:value-type="float">
            <text:p>7604002902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0ZZEM5</text:p>
          </table:table-cell>
          <table:table-cell office:value-type="float" office:value="7604002902" calcext:value-type="float">
            <text:p>7604002902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100PR6</text:p>
          </table:table-cell>
          <table:table-cell office:value-type="float" office:value="7604002902" calcext:value-type="float">
            <text:p>7604002902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101WD0</text:p>
          </table:table-cell>
          <table:table-cell office:value-type="float" office:value="7604002902" calcext:value-type="float">
            <text:p>7604002902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1030S9</text:p>
          </table:table-cell>
          <table:table-cell office:value-type="float" office:value="7710152113" calcext:value-type="float">
            <text:p>7710152113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1030T7</text:p>
          </table:table-cell>
          <table:table-cell office:value-type="float" office:value="7710152113" calcext:value-type="float">
            <text:p>7710152113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1033Z8</text:p>
          </table:table-cell>
          <table:table-cell office:value-type="float" office:value="7710152113" calcext:value-type="float">
            <text:p>7710152113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0ZYHX8</text:p>
          </table:table-cell>
          <table:table-cell office:value-type="float" office:value="7830002430" calcext:value-type="float">
            <text:p>7830002430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0ZYKJ1</text:p>
          </table:table-cell>
          <table:table-cell office:value-type="float" office:value="7830002430" calcext:value-type="float">
            <text:p>7830002430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102A15</text:p>
          </table:table-cell>
          <table:table-cell office:value-type="float" office:value="7830002430" calcext:value-type="float">
            <text:p>7830002430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102K88</text:p>
          </table:table-cell>
          <table:table-cell office:value-type="float" office:value="7830002430" calcext:value-type="float">
            <text:p>7830002430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0ZYF61</text:p>
          </table:table-cell>
          <table:table-cell office:value-type="float" office:value="8300130051" calcext:value-type="float">
            <text:p>8300130051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0JX215</text:p>
          </table:table-cell>
          <table:table-cell office:value-type="float" office:value="8601006241" calcext:value-type="float">
            <text:p>8601006241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0ZYKW4</text:p>
          </table:table-cell>
          <table:table-cell office:value-type="float" office:value="8601006241" calcext:value-type="float">
            <text:p>8601006241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0JX0Z8</text:p>
          </table:table-cell>
          <table:table-cell office:value-type="float" office:value="8900000142" calcext:value-type="float">
            <text:p>8900000142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RU000A0ZYM47</text:p>
          </table:table-cell>
          <table:table-cell office:value-type="float" office:value="8901017477" calcext:value-type="float">
            <text:p>8901017477</text:p>
          </table:table-cell>
          <table:table-cell office:value-type="string" calcext:value-type="string">
            <text:p>орган власти субъекта РФ</text:p>
          </table:table-cell>
        </table:table-row>
        <table:table-row table:style-name="ro1">
          <table:table-cell office:value-type="string" calcext:value-type="string">
            <text:p>AFLT</text:p>
          </table:table-cell>
          <table:table-cell office:value-type="float" office:value="7712040126" calcext:value-type="float">
            <text:p>7712040126</text:p>
          </table:table-cell>
          <table:table-cell office:value-type="string" calcext:value-type="string">
            <text:p>Перевозка воздушным пассажирским транспортом, подчиняющимся расписанию</text:p>
          </table:table-cell>
        </table:table-row>
        <table:table-row table:style-name="ro1">
          <table:table-cell office:value-type="string" calcext:value-type="string">
            <text:p>RU000A103943</text:p>
          </table:table-cell>
          <table:table-cell office:value-type="float" office:value="7712040126" calcext:value-type="float">
            <text:p>7712040126</text:p>
          </table:table-cell>
          <table:table-cell office:value-type="string" calcext:value-type="string">
            <text:p>Перевозка воздушным пассажирским транспортом, подчиняющимся расписанию</text:p>
          </table:table-cell>
        </table:table-row>
        <table:table-row table:style-name="ro1">
          <table:table-cell office:value-type="string" calcext:value-type="string">
            <text:p>RU000A106Y70</text:p>
          </table:table-cell>
          <table:table-cell office:value-type="float" office:value="3620013012" calcext:value-type="float">
            <text:p>3620013012</text:p>
          </table:table-cell>
          <table:table-cell office:value-type="string" calcext:value-type="string">
            <text:p>Перевозка грузов специализированными автотранспортными средствами</text:p>
          </table:table-cell>
        </table:table-row>
        <table:table-row table:style-name="ro1">
          <table:table-cell office:value-type="string" calcext:value-type="string">
            <text:p>RU000A0ZYX69</text:p>
          </table:table-cell>
          <table:table-cell office:value-type="float" office:value="7708709686" calcext:value-type="float">
            <text:p>7708709686</text:p>
          </table:table-cell>
          <table:table-cell office:value-type="string" calcext:value-type="string">
            <text:p>Перевозка пассажиров железнодорожным транспортом в междугородном сообщении</text:p>
          </table:table-cell>
        </table:table-row>
        <table:table-row table:style-name="ro1">
          <table:table-cell office:value-type="string" calcext:value-type="string">
            <text:p>RU000A0ZZTL5</text:p>
          </table:table-cell>
          <table:table-cell office:value-type="float" office:value="7708709686" calcext:value-type="float">
            <text:p>7708709686</text:p>
          </table:table-cell>
          <table:table-cell office:value-type="string" calcext:value-type="string">
            <text:p>Перевозка пассажиров железнодорожным транспортом в междугородном сообщении</text:p>
          </table:table-cell>
        </table:table-row>
        <table:table-row table:style-name="ro1">
          <table:table-cell office:value-type="string" calcext:value-type="string">
            <text:p>RU000A1012B3</text:p>
          </table:table-cell>
          <table:table-cell office:value-type="float" office:value="7708709686" calcext:value-type="float">
            <text:p>7708709686</text:p>
          </table:table-cell>
          <table:table-cell office:value-type="string" calcext:value-type="string">
            <text:p>Перевозка пассажиров железнодорожным транспортом в междугородном сообщении</text:p>
          </table:table-cell>
        </table:table-row>
        <table:table-row table:style-name="ro1">
          <table:table-cell office:value-type="string" calcext:value-type="string">
            <text:p>RU000A0ZYM54</text:p>
          </table:table-cell>
          <table:table-cell office:value-type="float" office:value="7705705370" calcext:value-type="float">
            <text:p>7705705370</text:p>
          </table:table-cell>
          <table:table-cell office:value-type="string" calcext:value-type="string">
            <text:p>Перевозка пассажиров железнодорожным транспортом в пригородном сообщении</text:p>
          </table:table-cell>
        </table:table-row>
        <table:table-row table:style-name="ro1">
          <table:table-cell office:value-type="string" calcext:value-type="string">
            <text:p>RU000A103F27</text:p>
          </table:table-cell>
          <table:table-cell office:value-type="float" office:value="7705705370" calcext:value-type="float">
            <text:p>7705705370</text:p>
          </table:table-cell>
          <table:table-cell office:value-type="string" calcext:value-type="string">
            <text:p>Перевозка пассажиров железнодорожным транспортом в пригородном сообщении</text:p>
          </table:table-cell>
        </table:table-row>
        <table:table-row table:style-name="ro1">
          <table:table-cell office:value-type="string" calcext:value-type="string">
            <text:p>KUBE</text:p>
          </table:table-cell>
          <table:table-cell office:value-type="float" office:value="2309001660" calcext:value-type="float">
            <text:p>2309001660</text:p>
          </table:table-cell>
          <table:table-cell office:value-type="string" calcext:value-type="string">
            <text:p>Передача электроэнергии и технологическое присоединение к распределительным электросетям</text:p>
          </table:table-cell>
        </table:table-row>
        <table:table-row table:style-name="ro1">
          <table:table-cell office:value-type="string" calcext:value-type="string">
            <text:p>RU000A0JVZK7</text:p>
          </table:table-cell>
          <table:table-cell office:value-type="float" office:value="2309001660" calcext:value-type="float">
            <text:p>2309001660</text:p>
          </table:table-cell>
          <table:table-cell office:value-type="string" calcext:value-type="string">
            <text:p>Передача электроэнергии и технологическое присоединение к распределительным электросетям</text:p>
          </table:table-cell>
        </table:table-row>
        <table:table-row table:style-name="ro1">
          <table:table-cell office:value-type="string" calcext:value-type="string">
            <text:p>MRKS</text:p>
          </table:table-cell>
          <table:table-cell office:value-type="float" office:value="2460069527" calcext:value-type="float">
            <text:p>2460069527</text:p>
          </table:table-cell>
          <table:table-cell office:value-type="string" calcext:value-type="string">
            <text:p>Передача электроэнергии и технологическое присоединение к распределительным электросетям</text:p>
          </table:table-cell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4716016979" calcext:value-type="float">
            <text:p>4716016979</text:p>
          </table:table-cell>
          <table:table-cell office:value-type="string" calcext:value-type="string">
            <text:p>Передача электроэнергии и технологическое присоединение к распределительным электросетям</text:p>
          </table:table-cell>
        </table:table-row>
        <table:table-row table:style-name="ro1">
          <table:table-cell office:value-type="string" calcext:value-type="string">
            <text:p>RU000A0JSQ58</text:p>
          </table:table-cell>
          <table:table-cell office:value-type="float" office:value="4716016979" calcext:value-type="float">
            <text:p>4716016979</text:p>
          </table:table-cell>
          <table:table-cell office:value-type="string" calcext:value-type="string">
            <text:p>Передача электроэнергии и технологическое присоединение к распределительным электросетям</text:p>
          </table:table-cell>
        </table:table-row>
        <table:table-row table:style-name="ro1">
          <table:table-cell office:value-type="string" calcext:value-type="string">
            <text:p>RU000A0JT7T2</text:p>
          </table:table-cell>
          <table:table-cell office:value-type="float" office:value="4716016979" calcext:value-type="float">
            <text:p>4716016979</text:p>
          </table:table-cell>
          <table:table-cell office:value-type="string" calcext:value-type="string">
            <text:p>Передача электроэнергии и технологическое присоединение к распределительным электросетям</text:p>
          </table:table-cell>
        </table:table-row>
        <table:table-row table:style-name="ro1">
          <table:table-cell office:value-type="string" calcext:value-type="string">
            <text:p>RU000A0JTYJ6</text:p>
          </table:table-cell>
          <table:table-cell office:value-type="float" office:value="4716016979" calcext:value-type="float">
            <text:p>4716016979</text:p>
          </table:table-cell>
          <table:table-cell office:value-type="string" calcext:value-type="string">
            <text:p>Передача электроэнергии и технологическое присоединение к распределительным электросетям</text:p>
          </table:table-cell>
        </table:table-row>
        <table:table-row table:style-name="ro1">
          <table:table-cell office:value-type="string" calcext:value-type="string">
            <text:p>RU000A0JTYK4</text:p>
          </table:table-cell>
          <table:table-cell office:value-type="float" office:value="4716016979" calcext:value-type="float">
            <text:p>4716016979</text:p>
          </table:table-cell>
          <table:table-cell office:value-type="string" calcext:value-type="string">
            <text:p>Передача электроэнергии и технологическое присоединение к распределительным электросетям</text:p>
          </table:table-cell>
        </table:table-row>
        <table:table-row table:style-name="ro1">
          <table:table-cell office:value-type="string" calcext:value-type="string">
            <text:p>RU000A0JU2K9</text:p>
          </table:table-cell>
          <table:table-cell office:value-type="float" office:value="4716016979" calcext:value-type="float">
            <text:p>4716016979</text:p>
          </table:table-cell>
          <table:table-cell office:value-type="string" calcext:value-type="string">
            <text:p>Передача электроэнергии и технологическое присоединение к распределительным электросетям</text:p>
          </table:table-cell>
        </table:table-row>
        <table:table-row table:style-name="ro1">
          <table:table-cell office:value-type="string" calcext:value-type="string">
            <text:p>RU000A0JU2L7</text:p>
          </table:table-cell>
          <table:table-cell office:value-type="float" office:value="4716016979" calcext:value-type="float">
            <text:p>4716016979</text:p>
          </table:table-cell>
          <table:table-cell office:value-type="string" calcext:value-type="string">
            <text:p>Передача электроэнергии и технологическое присоединение к распределительным электросетям</text:p>
          </table:table-cell>
        </table:table-row>
        <table:table-row table:style-name="ro1">
          <table:table-cell office:value-type="string" calcext:value-type="string">
            <text:p>RU000A0JU7S1</text:p>
          </table:table-cell>
          <table:table-cell office:value-type="float" office:value="4716016979" calcext:value-type="float">
            <text:p>4716016979</text:p>
          </table:table-cell>
          <table:table-cell office:value-type="string" calcext:value-type="string">
            <text:p>Передача электроэнергии и технологическое присоединение к распределительным электросетям</text:p>
          </table:table-cell>
        </table:table-row>
        <table:table-row table:style-name="ro1">
          <table:table-cell office:value-type="string" calcext:value-type="string">
            <text:p>RU000A0JUC92</text:p>
          </table:table-cell>
          <table:table-cell office:value-type="float" office:value="4716016979" calcext:value-type="float">
            <text:p>4716016979</text:p>
          </table:table-cell>
          <table:table-cell office:value-type="string" calcext:value-type="string">
            <text:p>Передача электроэнергии и технологическое присоединение к распределительным электросетям</text:p>
          </table:table-cell>
        </table:table-row>
        <table:table-row table:style-name="ro1">
          <table:table-cell office:value-type="string" calcext:value-type="string">
            <text:p>RU000A0JUCA9</text:p>
          </table:table-cell>
          <table:table-cell office:value-type="float" office:value="4716016979" calcext:value-type="float">
            <text:p>4716016979</text:p>
          </table:table-cell>
          <table:table-cell office:value-type="string" calcext:value-type="string">
            <text:p>Передача электроэнергии и технологическое присоединение к распределительным электросетям</text:p>
          </table:table-cell>
        </table:table-row>
        <table:table-row table:style-name="ro1">
          <table:table-cell office:value-type="string" calcext:value-type="string">
            <text:p>RU000A0JVCB5</text:p>
          </table:table-cell>
          <table:table-cell office:value-type="float" office:value="4716016979" calcext:value-type="float">
            <text:p>4716016979</text:p>
          </table:table-cell>
          <table:table-cell office:value-type="string" calcext:value-type="string">
            <text:p>Передача электроэнергии и технологическое присоединение к распределительным электросетям</text:p>
          </table:table-cell>
        </table:table-row>
        <table:table-row table:style-name="ro1">
          <table:table-cell office:value-type="string" calcext:value-type="string">
            <text:p>RU000A0JVDD9</text:p>
          </table:table-cell>
          <table:table-cell office:value-type="float" office:value="4716016979" calcext:value-type="float">
            <text:p>4716016979</text:p>
          </table:table-cell>
          <table:table-cell office:value-type="string" calcext:value-type="string">
            <text:p>Передача электроэнергии и технологическое присоединение к распределительным электросетям</text:p>
          </table:table-cell>
        </table:table-row>
        <table:table-row table:style-name="ro1">
          <table:table-cell office:value-type="string" calcext:value-type="string">
            <text:p>RU000A0JX090</text:p>
          </table:table-cell>
          <table:table-cell office:value-type="float" office:value="4716016979" calcext:value-type="float">
            <text:p>4716016979</text:p>
          </table:table-cell>
          <table:table-cell office:value-type="string" calcext:value-type="string">
            <text:p>Передача электроэнергии и технологическое присоединение к распределительным электросетям</text:p>
          </table:table-cell>
        </table:table-row>
        <table:table-row table:style-name="ro1">
          <table:table-cell office:value-type="string" calcext:value-type="string">
            <text:p>RU000A0ZYDH0</text:p>
          </table:table-cell>
          <table:table-cell office:value-type="float" office:value="4716016979" calcext:value-type="float">
            <text:p>4716016979</text:p>
          </table:table-cell>
          <table:table-cell office:value-type="string" calcext:value-type="string">
            <text:p>Передача электроэнергии и технологическое присоединение к распределительным электросетям</text:p>
          </table:table-cell>
        </table:table-row>
        <table:table-row table:style-name="ro1">
          <table:table-cell office:value-type="string" calcext:value-type="string">
            <text:p>RU000A0ZYJ91</text:p>
          </table:table-cell>
          <table:table-cell office:value-type="float" office:value="4716016979" calcext:value-type="float">
            <text:p>4716016979</text:p>
          </table:table-cell>
          <table:table-cell office:value-type="string" calcext:value-type="string">
            <text:p>Передача электроэнергии и технологическое присоединение к распределительным электросетям</text:p>
          </table:table-cell>
        </table:table-row>
        <table:table-row table:style-name="ro1">
          <table:table-cell office:value-type="string" calcext:value-type="string">
            <text:p>RU000A101CL5</text:p>
          </table:table-cell>
          <table:table-cell office:value-type="float" office:value="4716016979" calcext:value-type="float">
            <text:p>4716016979</text:p>
          </table:table-cell>
          <table:table-cell office:value-type="string" calcext:value-type="string">
            <text:p>Передача электроэнергии и технологическое присоединение к распределительным электросетям</text:p>
          </table:table-cell>
        </table:table-row>
        <table:table-row table:style-name="ro1">
          <table:table-cell office:value-type="string" calcext:value-type="string">
            <text:p>RU000A101LX1</text:p>
          </table:table-cell>
          <table:table-cell office:value-type="float" office:value="4716016979" calcext:value-type="float">
            <text:p>4716016979</text:p>
          </table:table-cell>
          <table:table-cell office:value-type="string" calcext:value-type="string">
            <text:p>Передача электроэнергии и технологическое присоединение к распределительным электросетям</text:p>
          </table:table-cell>
        </table:table-row>
        <table:table-row table:style-name="ro1">
          <table:table-cell office:value-type="string" calcext:value-type="string">
            <text:p>RU000A101MG4</text:p>
          </table:table-cell>
          <table:table-cell office:value-type="float" office:value="4716016979" calcext:value-type="float">
            <text:p>4716016979</text:p>
          </table:table-cell>
          <table:table-cell office:value-type="string" calcext:value-type="string">
            <text:p>Передача электроэнергии и технологическое присоединение к распределительным электросетям</text:p>
          </table:table-cell>
        </table:table-row>
        <table:table-row table:style-name="ro1">
          <table:table-cell office:value-type="string" calcext:value-type="string">
            <text:p>RU000A1028T1</text:p>
          </table:table-cell>
          <table:table-cell office:value-type="float" office:value="4716016979" calcext:value-type="float">
            <text:p>4716016979</text:p>
          </table:table-cell>
          <table:table-cell office:value-type="string" calcext:value-type="string">
            <text:p>Передача электроэнергии и технологическое присоединение к распределительным электросетям</text:p>
          </table:table-cell>
        </table:table-row>
        <table:table-row table:style-name="ro1">
          <table:table-cell office:value-type="string" calcext:value-type="string">
            <text:p>RU000A1036S6</text:p>
          </table:table-cell>
          <table:table-cell office:value-type="float" office:value="4716016979" calcext:value-type="float">
            <text:p>4716016979</text:p>
          </table:table-cell>
          <table:table-cell office:value-type="string" calcext:value-type="string">
            <text:p>Передача электроэнергии и технологическое присоединение к распределительным электросетям</text:p>
          </table:table-cell>
        </table:table-row>
        <table:table-row table:style-name="ro1">
          <table:table-cell office:value-type="string" calcext:value-type="string">
            <text:p>RU000A105559</text:p>
          </table:table-cell>
          <table:table-cell office:value-type="float" office:value="4716016979" calcext:value-type="float">
            <text:p>4716016979</text:p>
          </table:table-cell>
          <table:table-cell office:value-type="string" calcext:value-type="string">
            <text:p>Передача электроэнергии и технологическое присоединение к распределительным электросетям</text:p>
          </table:table-cell>
        </table:table-row>
        <table:table-row table:style-name="ro1">
          <table:table-cell office:value-type="string" calcext:value-type="string">
            <text:p>RU000A1056S4</text:p>
          </table:table-cell>
          <table:table-cell office:value-type="float" office:value="4716016979" calcext:value-type="float">
            <text:p>4716016979</text:p>
          </table:table-cell>
          <table:table-cell office:value-type="string" calcext:value-type="string">
            <text:p>Передача электроэнергии и технологическое присоединение к распределительным электросетям</text:p>
          </table:table-cell>
        </table:table-row>
        <table:table-row table:style-name="ro1">
          <table:table-cell office:value-type="string" calcext:value-type="string">
            <text:p>RU000A105DN0</text:p>
          </table:table-cell>
          <table:table-cell office:value-type="float" office:value="4716016979" calcext:value-type="float">
            <text:p>4716016979</text:p>
          </table:table-cell>
          <table:table-cell office:value-type="string" calcext:value-type="string">
            <text:p>Передача электроэнергии и технологическое присоединение к распределительным электросетям</text:p>
          </table:table-cell>
        </table:table-row>
        <table:table-row table:style-name="ro1">
          <table:table-cell office:value-type="string" calcext:value-type="string">
            <text:p>RU000A105DR1</text:p>
          </table:table-cell>
          <table:table-cell office:value-type="float" office:value="4716016979" calcext:value-type="float">
            <text:p>4716016979</text:p>
          </table:table-cell>
          <table:table-cell office:value-type="string" calcext:value-type="string">
            <text:p>Передача электроэнергии и технологическое присоединение к распределительным электросетям</text:p>
          </table:table-cell>
        </table:table-row>
        <table:table-row table:style-name="ro1">
          <table:table-cell office:value-type="string" calcext:value-type="string">
            <text:p>RU000A105PH6</text:p>
          </table:table-cell>
          <table:table-cell office:value-type="float" office:value="4716016979" calcext:value-type="float">
            <text:p>4716016979</text:p>
          </table:table-cell>
          <table:table-cell office:value-type="string" calcext:value-type="string">
            <text:p>Передача электроэнергии и технологическое присоединение к распределительным электросетям</text:p>
          </table:table-cell>
        </table:table-row>
        <table:table-row table:style-name="ro1">
          <table:table-cell office:value-type="string" calcext:value-type="string">
            <text:p>RU000A105VQ5</text:p>
          </table:table-cell>
          <table:table-cell office:value-type="float" office:value="4716016979" calcext:value-type="float">
            <text:p>4716016979</text:p>
          </table:table-cell>
          <table:table-cell office:value-type="string" calcext:value-type="string">
            <text:p>Передача электроэнергии и технологическое присоединение к распределительным электросетям</text:p>
          </table:table-cell>
        </table:table-row>
        <table:table-row table:style-name="ro1">
          <table:table-cell office:value-type="string" calcext:value-type="string">
            <text:p>RU000A1065A3</text:p>
          </table:table-cell>
          <table:table-cell office:value-type="float" office:value="4716016979" calcext:value-type="float">
            <text:p>4716016979</text:p>
          </table:table-cell>
          <table:table-cell office:value-type="string" calcext:value-type="string">
            <text:p>Передача электроэнергии и технологическое присоединение к распределительным электросетям</text:p>
          </table:table-cell>
        </table:table-row>
        <table:table-row table:style-name="ro1">
          <table:table-cell office:value-type="string" calcext:value-type="string">
            <text:p>RU000A1065C9</text:p>
          </table:table-cell>
          <table:table-cell office:value-type="float" office:value="4716016979" calcext:value-type="float">
            <text:p>4716016979</text:p>
          </table:table-cell>
          <table:table-cell office:value-type="string" calcext:value-type="string">
            <text:p>Передача электроэнергии и технологическое присоединение к распределительным электросетям</text:p>
          </table:table-cell>
        </table:table-row>
        <table:table-row table:style-name="ro1">
          <table:table-cell office:value-type="string" calcext:value-type="string">
            <text:p>MSRS</text:p>
          </table:table-cell>
          <table:table-cell office:value-type="float" office:value="5036065113" calcext:value-type="float">
            <text:p>5036065113</text:p>
          </table:table-cell>
          <table:table-cell office:value-type="string" calcext:value-type="string">
            <text:p>Передача электроэнергии и технологическое присоединение к распределительным электросетям</text:p>
          </table:table-cell>
        </table:table-row>
        <table:table-row table:style-name="ro1">
          <table:table-cell office:value-type="string" calcext:value-type="string">
            <text:p>RU000A0JWJX2</text:p>
          </table:table-cell>
          <table:table-cell office:value-type="float" office:value="5036065113" calcext:value-type="float">
            <text:p>5036065113</text:p>
          </table:table-cell>
          <table:table-cell office:value-type="string" calcext:value-type="string">
            <text:p>Передача электроэнергии и технологическое присоединение к распределительным электросетям</text:p>
          </table:table-cell>
        </table:table-row>
        <table:table-row table:style-name="ro1">
          <table:table-cell office:value-type="string" calcext:value-type="string">
            <text:p>RU000A101FY1</text:p>
          </table:table-cell>
          <table:table-cell office:value-type="float" office:value="5036065113" calcext:value-type="float">
            <text:p>5036065113</text:p>
          </table:table-cell>
          <table:table-cell office:value-type="string" calcext:value-type="string">
            <text:p>Передача электроэнергии и технологическое присоединение к распределительным электросетям</text:p>
          </table:table-cell>
        </table:table-row>
        <table:table-row table:style-name="ro1">
          <table:table-cell office:value-type="string" calcext:value-type="string">
            <text:p>MRKP</text:p>
          </table:table-cell>
          <table:table-cell office:value-type="float" office:value="5260200603" calcext:value-type="float">
            <text:p>5260200603</text:p>
          </table:table-cell>
          <table:table-cell office:value-type="string" calcext:value-type="string">
            <text:p>Передача электроэнергии и технологическое присоединение к распределительным электросетям</text:p>
          </table:table-cell>
        </table:table-row>
        <table:table-row table:style-name="ro1">
          <table:table-cell office:value-type="string" calcext:value-type="string">
            <text:p>MRKV</text:p>
          </table:table-cell>
          <table:table-cell office:value-type="float" office:value="6450925977" calcext:value-type="float">
            <text:p>6450925977</text:p>
          </table:table-cell>
          <table:table-cell office:value-type="string" calcext:value-type="string">
            <text:p>Передача электроэнергии и технологическое присоединение к распределительным электросетям</text:p>
          </table:table-cell>
        </table:table-row>
        <table:table-row table:style-name="ro1">
          <table:table-cell office:value-type="string" calcext:value-type="string">
            <text:p>MRKU</text:p>
          </table:table-cell>
          <table:table-cell office:value-type="float" office:value="6671163413" calcext:value-type="float">
            <text:p>6671163413</text:p>
          </table:table-cell>
          <table:table-cell office:value-type="string" calcext:value-type="string">
            <text:p>Передача электроэнергии и технологическое присоединение к распределительным электросетям</text:p>
          </table:table-cell>
        </table:table-row>
        <table:table-row table:style-name="ro1">
          <table:table-cell office:value-type="string" calcext:value-type="string">
            <text:p>RU000A100ZD5</text:p>
          </table:table-cell>
          <table:table-cell office:value-type="float" office:value="6671163413" calcext:value-type="float">
            <text:p>6671163413</text:p>
          </table:table-cell>
          <table:table-cell office:value-type="string" calcext:value-type="string">
            <text:p>Передача электроэнергии и технологическое присоединение к распределительным электросетям</text:p>
          </table:table-cell>
        </table:table-row>
        <table:table-row table:style-name="ro1">
          <table:table-cell office:value-type="string" calcext:value-type="string">
            <text:p>RU000A100ZF0</text:p>
          </table:table-cell>
          <table:table-cell office:value-type="float" office:value="6671163413" calcext:value-type="float">
            <text:p>6671163413</text:p>
          </table:table-cell>
          <table:table-cell office:value-type="string" calcext:value-type="string">
            <text:p>Передача электроэнергии и технологическое присоединение к распределительным электросетям</text:p>
          </table:table-cell>
        </table:table-row>
        <table:table-row table:style-name="ro1">
          <table:table-cell office:value-type="string" calcext:value-type="string">
            <text:p>MRKC</text:p>
          </table:table-cell>
          <table:table-cell office:value-type="float" office:value="6901067107" calcext:value-type="float">
            <text:p>6901067107</text:p>
          </table:table-cell>
          <table:table-cell office:value-type="string" calcext:value-type="string">
            <text:p>Передача электроэнергии и технологическое присоединение к распределительным электросетям</text:p>
          </table:table-cell>
        </table:table-row>
        <table:table-row table:style-name="ro1">
          <table:table-cell office:value-type="string" calcext:value-type="string">
            <text:p>MRKZ</text:p>
          </table:table-cell>
          <table:table-cell office:value-type="float" office:value="7802312751" calcext:value-type="float">
            <text:p>7802312751</text:p>
          </table:table-cell>
          <table:table-cell office:value-type="string" calcext:value-type="string">
            <text:p>Передача электроэнергии и технологическое присоединение к распределительным электросетям</text:p>
          </table:table-cell>
        </table:table-row>
        <table:table-row table:style-name="ro1">
          <table:table-cell office:value-type="string" calcext:value-type="string">
            <text:p>LSNG</text:p>
          </table:table-cell>
          <table:table-cell office:value-type="float" office:value="7803002209" calcext:value-type="float">
            <text:p>7803002209</text:p>
          </table:table-cell>
          <table:table-cell office:value-type="string" calcext:value-type="string">
            <text:p>Передача электроэнергии и технологическое присоединение к распределительным электросетям</text:p>
          </table:table-cell>
        </table:table-row>
        <table:table-row table:style-name="ro1">
          <table:table-cell office:value-type="string" calcext:value-type="string">
            <text:p>LSNGP</text:p>
          </table:table-cell>
          <table:table-cell office:value-type="float" office:value="7803002209" calcext:value-type="float">
            <text:p>7803002209</text:p>
          </table:table-cell>
          <table:table-cell office:value-type="string" calcext:value-type="string">
            <text:p>Передача электроэнергии и технологическое присоединение к распределительным электросетям</text:p>
          </table:table-cell>
        </table:table-row>
        <table:table-row table:style-name="ro1">
          <table:table-cell office:value-type="string" calcext:value-type="string">
            <text:p>RU000A0JVLM3</text:p>
          </table:table-cell>
          <table:table-cell office:value-type="float" office:value="7803002209" calcext:value-type="float">
            <text:p>7803002209</text:p>
          </table:table-cell>
          <table:table-cell office:value-type="string" calcext:value-type="string">
            <text:p>Передача электроэнергии и технологическое присоединение к распределительным электросетям</text:p>
          </table:table-cell>
        </table:table-row>
        <table:table-row table:style-name="ro1">
          <table:table-cell office:value-type="string" calcext:value-type="string">
            <text:p>RU000A101DE8</text:p>
          </table:table-cell>
          <table:table-cell office:value-type="float" office:value="7803002209" calcext:value-type="float">
            <text:p>7803002209</text:p>
          </table:table-cell>
          <table:table-cell office:value-type="string" calcext:value-type="string">
            <text:p>Передача электроэнергии и технологическое присоединение к распределительным электросетям</text:p>
          </table:table-cell>
        </table:table-row>
        <table:table-row table:style-name="ro1">
          <table:table-cell office:value-type="string" calcext:value-type="string">
            <text:p>RU000A101DF5</text:p>
          </table:table-cell>
          <table:table-cell office:value-type="float" office:value="7803002209" calcext:value-type="float">
            <text:p>7803002209</text:p>
          </table:table-cell>
          <table:table-cell office:value-type="string" calcext:value-type="string">
            <text:p>Передача электроэнергии и технологическое присоединение к распределительным электросетям</text:p>
          </table:table-cell>
        </table:table-row>
        <table:table-row table:style-name="ro1">
          <table:table-cell office:value-type="string" calcext:value-type="string">
            <text:p>NKHP</text:p>
          </table:table-cell>
          <table:table-cell office:value-type="float" office:value="2315014748" calcext:value-type="float">
            <text:p>2315014748</text:p>
          </table:table-cell>
          <table:table-cell office:value-type="string" calcext:value-type="string">
            <text:p>пищевая промышленность</text:p>
          </table:table-cell>
        </table:table-row>
        <table:table-row table:style-name="ro1">
          <table:table-cell office:value-type="string" calcext:value-type="string">
            <text:p>KROT</text:p>
          </table:table-cell>
          <table:table-cell office:value-type="float" office:value="7706043263" calcext:value-type="float">
            <text:p>7706043263</text:p>
          </table:table-cell>
          <table:table-cell office:value-type="string" calcext:value-type="string">
            <text:p>пищевая промышленность</text:p>
          </table:table-cell>
        </table:table-row>
        <table:table-row table:style-name="ro1">
          <table:table-cell office:value-type="string" calcext:value-type="string">
            <text:p>KROTP</text:p>
          </table:table-cell>
          <table:table-cell office:value-type="float" office:value="7706043263" calcext:value-type="float">
            <text:p>7706043263</text:p>
          </table:table-cell>
          <table:table-cell office:value-type="string" calcext:value-type="string">
            <text:p>пищевая промышленность</text:p>
          </table:table-cell>
        </table:table-row>
        <table:table-row table:style-name="ro1">
          <table:table-cell office:value-type="string" calcext:value-type="string">
            <text:p>RU000A106UM4</text:p>
          </table:table-cell>
          <table:table-cell office:value-type="float" office:value="7328079149" calcext:value-type="float">
            <text:p>7328079149</text:p>
          </table:table-cell>
          <table:table-cell office:value-type="string" calcext:value-type="string">
            <text:p>Покупка и продажа земельных участков</text:p>
          </table:table-cell>
        </table:table-row>
        <table:table-row table:style-name="ro1">
          <table:table-cell office:value-type="string" calcext:value-type="string">
            <text:p>RU000A102M29</text:p>
          </table:table-cell>
          <table:table-cell office:value-type="float" office:value="7751188020" calcext:value-type="float">
            <text:p>7751188020</text:p>
          </table:table-cell>
          <table:table-cell office:value-type="string" calcext:value-type="string">
            <text:p>Покупка и продажа собственного жилого недвижимого имущества</text:p>
          </table:table-cell>
        </table:table-row>
        <table:table-row table:style-name="ro1">
          <table:table-cell office:value-type="string" calcext:value-type="string">
            <text:p>RU000A104B53</text:p>
          </table:table-cell>
          <table:table-cell office:value-type="float" office:value="1835060192" calcext:value-type="float">
            <text:p>1835060192</text:p>
          </table:table-cell>
          <table:table-cell office:value-type="string" calcext:value-type="string">
            <text:p>Покупка и продажа собственного недвижимого имущества</text:p>
          </table:table-cell>
        </table:table-row>
        <table:table-row table:style-name="ro1">
          <table:table-cell office:value-type="string" calcext:value-type="string">
            <text:p>RU000A1053W3</text:p>
          </table:table-cell>
          <table:table-cell office:value-type="float" office:value="7717761040" calcext:value-type="float">
            <text:p>7717761040</text:p>
          </table:table-cell>
          <table:table-cell office:value-type="string" calcext:value-type="string">
            <text:p>Покупка и продажа собственного недвижимого имущества</text:p>
          </table:table-cell>
        </table:table-row>
        <table:table-row table:style-name="ro1">
          <table:table-cell office:value-type="string" calcext:value-type="string">
            <text:p>RU000A105XF4</text:p>
          </table:table-cell>
          <table:table-cell office:value-type="float" office:value="7717761040" calcext:value-type="float">
            <text:p>7717761040</text:p>
          </table:table-cell>
          <table:table-cell office:value-type="string" calcext:value-type="string">
            <text:p>Покупка и продажа собственного недвижимого имущества</text:p>
          </table:table-cell>
        </table:table-row>
        <table:table-row table:style-name="ro1">
          <table:table-cell office:value-type="string" calcext:value-type="string">
            <text:p>RU000A0JXQQ9</text:p>
          </table:table-cell>
          <table:table-cell office:value-type="float" office:value="5433158068" calcext:value-type="float">
            <text:p>5433158068</text:p>
          </table:table-cell>
          <table:table-cell office:value-type="string" calcext:value-type="string">
            <text:p>Полиграфическая деятельность, не включенная в другие группировки</text:p>
          </table:table-cell>
        </table:table-row>
        <table:table-row table:style-name="ro1">
          <table:table-cell office:value-type="string" calcext:value-type="string">
            <text:p>RU000A1007U3</text:p>
          </table:table-cell>
          <table:table-cell office:value-type="float" office:value="5433158068" calcext:value-type="float">
            <text:p>5433158068</text:p>
          </table:table-cell>
          <table:table-cell office:value-type="string" calcext:value-type="string">
            <text:p>Полиграфическая деятельность, не включенная в другие группировки</text:p>
          </table:table-cell>
        </table:table-row>
        <table:table-row table:style-name="ro1">
          <table:table-cell office:value-type="string" calcext:value-type="string">
            <text:p>RU000A100ME1</text:p>
          </table:table-cell>
          <table:table-cell office:value-type="float" office:value="5433158068" calcext:value-type="float">
            <text:p>5433158068</text:p>
          </table:table-cell>
          <table:table-cell office:value-type="string" calcext:value-type="string">
            <text:p>Полиграфическая деятельность, не включенная в другие группировки</text:p>
          </table:table-cell>
        </table:table-row>
        <table:table-row table:style-name="ro1">
          <table:table-cell office:value-type="string" calcext:value-type="string">
            <text:p>RU000A102TL7</text:p>
          </table:table-cell>
          <table:table-cell office:value-type="float" office:value="4205271785" calcext:value-type="float">
            <text:p>4205271785</text:p>
          </table:table-cell>
          <table:table-cell office:value-type="string" calcext:value-type="string">
            <text:p>Предоставление займов и прочих видов кредита</text:p>
          </table:table-cell>
        </table:table-row>
        <table:table-row table:style-name="ro1">
          <table:table-cell office:value-type="string" calcext:value-type="string">
            <text:p>RU000A103CW8</text:p>
          </table:table-cell>
          <table:table-cell office:value-type="float" office:value="4205271785" calcext:value-type="float">
            <text:p>4205271785</text:p>
          </table:table-cell>
          <table:table-cell office:value-type="string" calcext:value-type="string">
            <text:p>Предоставление займов и прочих видов кредита</text:p>
          </table:table-cell>
        </table:table-row>
        <table:table-row table:style-name="ro1">
          <table:table-cell office:value-type="string" calcext:value-type="string">
            <text:p>RU000A103QJ5</text:p>
          </table:table-cell>
          <table:table-cell office:value-type="float" office:value="4205271785" calcext:value-type="float">
            <text:p>4205271785</text:p>
          </table:table-cell>
          <table:table-cell office:value-type="string" calcext:value-type="string">
            <text:p>Предоставление займов и прочих видов кредита</text:p>
          </table:table-cell>
        </table:table-row>
        <table:table-row table:style-name="ro1">
          <table:table-cell office:value-type="string" calcext:value-type="string">
            <text:p>RU000A105UZ8</text:p>
          </table:table-cell>
          <table:table-cell office:value-type="float" office:value="7728771940" calcext:value-type="float">
            <text:p>7728771940</text:p>
          </table:table-cell>
          <table:table-cell office:value-type="string" calcext:value-type="string">
            <text:p>Предоставление займов и прочих видов кредита</text:p>
          </table:table-cell>
        </table:table-row>
        <table:table-row table:style-name="ro1">
          <table:table-cell office:value-type="string" calcext:value-type="string">
            <text:p>RU000A103R98</text:p>
          </table:table-cell>
          <table:table-cell office:value-type="float" office:value="7730634468" calcext:value-type="float">
            <text:p>7730634468</text:p>
          </table:table-cell>
          <table:table-cell office:value-type="string" calcext:value-type="string">
            <text:p>Предоставление займов и прочих видов кредита</text:p>
          </table:table-cell>
        </table:table-row>
        <table:table-row table:style-name="ro1">
          <table:table-cell office:value-type="string" calcext:value-type="string">
            <text:p>RU000A1058U6</text:p>
          </table:table-cell>
          <table:table-cell office:value-type="float" office:value="7730634468" calcext:value-type="float">
            <text:p>7730634468</text:p>
          </table:table-cell>
          <table:table-cell office:value-type="string" calcext:value-type="string">
            <text:p>Предоставление займов и прочих видов кредита</text:p>
          </table:table-cell>
        </table:table-row>
        <table:table-row table:style-name="ro1">
          <table:table-cell office:value-type="string" calcext:value-type="string">
            <text:p>RU000A105FM7</text:p>
          </table:table-cell>
          <table:table-cell office:value-type="float" office:value="7806586560" calcext:value-type="float">
            <text:p>7806586560</text:p>
          </table:table-cell>
          <table:table-cell office:value-type="string" calcext:value-type="string">
            <text:p>Предоставление займов и прочих видов кредита</text:p>
          </table:table-cell>
        </table:table-row>
        <table:table-row table:style-name="ro1">
          <table:table-cell office:value-type="string" calcext:value-type="string">
            <text:p>RU000A105849</text:p>
          </table:table-cell>
          <table:table-cell office:value-type="float" office:value="9717054493" calcext:value-type="float">
            <text:p>9717054493</text:p>
          </table:table-cell>
          <table:table-cell office:value-type="string" calcext:value-type="string">
            <text:p>Предоставление займов и прочих видов кредита</text:p>
          </table:table-cell>
        </table:table-row>
        <table:table-row table:style-name="ro1">
          <table:table-cell office:value-type="string" calcext:value-type="string">
            <text:p>RU000A106DK4</text:p>
          </table:table-cell>
          <table:table-cell office:value-type="float" office:value="9717054493" calcext:value-type="float">
            <text:p>9717054493</text:p>
          </table:table-cell>
          <table:table-cell office:value-type="string" calcext:value-type="string">
            <text:p>Предоставление займов и прочих видов кредита</text:p>
          </table:table-cell>
        </table:table-row>
        <table:table-row table:style-name="ro1">
          <table:table-cell office:value-type="string" calcext:value-type="string">
            <text:p>RU000A106Q47</text:p>
          </table:table-cell>
          <table:table-cell office:value-type="float" office:value="9717054493" calcext:value-type="float">
            <text:p>9717054493</text:p>
          </table:table-cell>
          <table:table-cell office:value-type="string" calcext:value-type="string">
            <text:p>Предоставление займов и прочих видов кредита</text:p>
          </table:table-cell>
        </table:table-row>
        <table:table-row table:style-name="ro1">
          <table:table-cell office:value-type="string" calcext:value-type="string">
            <text:p>RU000A106SE5</text:p>
          </table:table-cell>
          <table:table-cell office:value-type="float" office:value="9717054493" calcext:value-type="float">
            <text:p>9717054493</text:p>
          </table:table-cell>
          <table:table-cell office:value-type="string" calcext:value-type="string">
            <text:p>Предоставление займов и прочих видов кредита</text:p>
          </table:table-cell>
        </table:table-row>
        <table:table-row table:style-name="ro1">
          <table:table-cell office:value-type="string" calcext:value-type="string">
            <text:p>SCFT</text:p>
          </table:table-cell>
          <table:table-cell office:value-type="float" office:value="7709324907" calcext:value-type="float">
            <text:p>7709324907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SCIP</text:p>
          </table:table-cell>
          <table:table-cell office:value-type="float" office:value="7709324907" calcext:value-type="float">
            <text:p>7709324907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float" office:value="7826685368" calcext:value-type="float">
            <text:p>7826685368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2952</text:p>
          </table:table-cell>
          <table:table-cell office:value-type="float" office:value="4705081944" calcext:value-type="float">
            <text:p>4705081944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2VK5</text:p>
          </table:table-cell>
          <table:table-cell office:value-type="float" office:value="4705081944" calcext:value-type="float">
            <text:p>4705081944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60Y4</text:p>
          </table:table-cell>
          <table:table-cell office:value-type="float" office:value="4705081944" calcext:value-type="float">
            <text:p>4705081944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6EZ0</text:p>
          </table:table-cell>
          <table:table-cell office:value-type="float" office:value="4705081944" calcext:value-type="float">
            <text:p>4705081944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0725</text:p>
          </table:table-cell>
          <table:table-cell office:value-type="float" office:value="6685149835" calcext:value-type="float">
            <text:p>6685149835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0JS991</text:p>
          </table:table-cell>
          <table:table-cell office:value-type="float" office:value="7706111837" calcext:value-type="float">
            <text:p>7706111837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0JVGP6</text:p>
          </table:table-cell>
          <table:table-cell office:value-type="float" office:value="7706111837" calcext:value-type="float">
            <text:p>7706111837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0P85</text:p>
          </table:table-cell>
          <table:table-cell office:value-type="float" office:value="7707710865" calcext:value-type="float">
            <text:p>7707710865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18M7</text:p>
          </table:table-cell>
          <table:table-cell office:value-type="float" office:value="7708330489" calcext:value-type="float">
            <text:p>7708330489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5JN7</text:p>
          </table:table-cell>
          <table:table-cell office:value-type="float" office:value="7714835008" calcext:value-type="float">
            <text:p>7714835008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60U2</text:p>
          </table:table-cell>
          <table:table-cell office:value-type="float" office:value="7714835008" calcext:value-type="float">
            <text:p>7714835008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6LS0</text:p>
          </table:table-cell>
          <table:table-cell office:value-type="float" office:value="7714835008" calcext:value-type="float">
            <text:p>7714835008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0JX3M0</text:p>
          </table:table-cell>
          <table:table-cell office:value-type="float" office:value="7727290538" calcext:value-type="float">
            <text:p>7727290538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0JXRM6</text:p>
          </table:table-cell>
          <table:table-cell office:value-type="float" office:value="7727290538" calcext:value-type="float">
            <text:p>7727290538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0ZYJT2</text:p>
          </table:table-cell>
          <table:table-cell office:value-type="float" office:value="7727290538" calcext:value-type="float">
            <text:p>7727290538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0ZYL89</text:p>
          </table:table-cell>
          <table:table-cell office:value-type="float" office:value="7727290538" calcext:value-type="float">
            <text:p>7727290538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0ZYLX0</text:p>
          </table:table-cell>
          <table:table-cell office:value-type="float" office:value="7727290538" calcext:value-type="float">
            <text:p>7727290538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0ZZCH9</text:p>
          </table:table-cell>
          <table:table-cell office:value-type="float" office:value="7727290538" calcext:value-type="float">
            <text:p>7727290538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0ZZNW5</text:p>
          </table:table-cell>
          <table:table-cell office:value-type="float" office:value="7727290538" calcext:value-type="float">
            <text:p>7727290538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0ZZV86</text:p>
          </table:table-cell>
          <table:table-cell office:value-type="float" office:value="7727290538" calcext:value-type="float">
            <text:p>7727290538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0ZZZ09</text:p>
          </table:table-cell>
          <table:table-cell office:value-type="float" office:value="7727290538" calcext:value-type="float">
            <text:p>7727290538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0ZZZ58</text:p>
          </table:table-cell>
          <table:table-cell office:value-type="float" office:value="7727290538" calcext:value-type="float">
            <text:p>7727290538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0DQ4</text:p>
          </table:table-cell>
          <table:table-cell office:value-type="float" office:value="7727290538" calcext:value-type="float">
            <text:p>7727290538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0YY4</text:p>
          </table:table-cell>
          <table:table-cell office:value-type="float" office:value="7727290538" calcext:value-type="float">
            <text:p>7727290538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0ZB9</text:p>
          </table:table-cell>
          <table:table-cell office:value-type="float" office:value="7727290538" calcext:value-type="float">
            <text:p>7727290538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16B4</text:p>
          </table:table-cell>
          <table:table-cell office:value-type="float" office:value="7727290538" calcext:value-type="float">
            <text:p>7727290538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18T2</text:p>
          </table:table-cell>
          <table:table-cell office:value-type="float" office:value="7727290538" calcext:value-type="float">
            <text:p>7727290538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19A0</text:p>
          </table:table-cell>
          <table:table-cell office:value-type="float" office:value="7727290538" calcext:value-type="float">
            <text:p>7727290538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1JD7</text:p>
          </table:table-cell>
          <table:table-cell office:value-type="float" office:value="7727290538" calcext:value-type="float">
            <text:p>7727290538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1TD6</text:p>
          </table:table-cell>
          <table:table-cell office:value-type="float" office:value="7727290538" calcext:value-type="float">
            <text:p>7727290538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1U95</text:p>
          </table:table-cell>
          <table:table-cell office:value-type="float" office:value="7727290538" calcext:value-type="float">
            <text:p>7727290538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1X01</text:p>
          </table:table-cell>
          <table:table-cell office:value-type="float" office:value="7727290538" calcext:value-type="float">
            <text:p>7727290538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2AP8</text:p>
          </table:table-cell>
          <table:table-cell office:value-type="float" office:value="7727290538" calcext:value-type="float">
            <text:p>7727290538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2D46</text:p>
          </table:table-cell>
          <table:table-cell office:value-type="float" office:value="7727290538" calcext:value-type="float">
            <text:p>7727290538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2GD1</text:p>
          </table:table-cell>
          <table:table-cell office:value-type="float" office:value="7727290538" calcext:value-type="float">
            <text:p>7727290538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2GV3</text:p>
          </table:table-cell>
          <table:table-cell office:value-type="float" office:value="7727290538" calcext:value-type="float">
            <text:p>7727290538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2JB9</text:p>
          </table:table-cell>
          <table:table-cell office:value-type="float" office:value="7727290538" calcext:value-type="float">
            <text:p>7727290538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2K13</text:p>
          </table:table-cell>
          <table:table-cell office:value-type="float" office:value="7727290538" calcext:value-type="float">
            <text:p>7727290538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2L53</text:p>
          </table:table-cell>
          <table:table-cell office:value-type="float" office:value="7727290538" calcext:value-type="float">
            <text:p>7727290538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2L87</text:p>
          </table:table-cell>
          <table:table-cell office:value-type="float" office:value="7727290538" calcext:value-type="float">
            <text:p>7727290538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3125</text:p>
          </table:table-cell>
          <table:table-cell office:value-type="float" office:value="7727290538" calcext:value-type="float">
            <text:p>7727290538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31K4</text:p>
          </table:table-cell>
          <table:table-cell office:value-type="float" office:value="7727290538" calcext:value-type="float">
            <text:p>7727290538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3N43</text:p>
          </table:table-cell>
          <table:table-cell office:value-type="float" office:value="7727290538" calcext:value-type="float">
            <text:p>7727290538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3W42</text:p>
          </table:table-cell>
          <table:table-cell office:value-type="float" office:value="7727290538" calcext:value-type="float">
            <text:p>7727290538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3YG5</text:p>
          </table:table-cell>
          <table:table-cell office:value-type="float" office:value="7727290538" calcext:value-type="float">
            <text:p>7727290538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3YK7</text:p>
          </table:table-cell>
          <table:table-cell office:value-type="float" office:value="7727290538" calcext:value-type="float">
            <text:p>7727290538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41Q0</text:p>
          </table:table-cell>
          <table:table-cell office:value-type="float" office:value="7727290538" calcext:value-type="float">
            <text:p>7727290538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4511</text:p>
          </table:table-cell>
          <table:table-cell office:value-type="float" office:value="7727290538" calcext:value-type="float">
            <text:p>7727290538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4AM1</text:p>
          </table:table-cell>
          <table:table-cell office:value-type="float" office:value="7727290538" calcext:value-type="float">
            <text:p>7727290538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4B79</text:p>
          </table:table-cell>
          <table:table-cell office:value-type="float" office:value="7727290538" calcext:value-type="float">
            <text:p>7727290538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4C45</text:p>
          </table:table-cell>
          <table:table-cell office:value-type="float" office:value="7727290538" calcext:value-type="float">
            <text:p>7727290538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4UV0</text:p>
          </table:table-cell>
          <table:table-cell office:value-type="float" office:value="7727290538" calcext:value-type="float">
            <text:p>7727290538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4X32</text:p>
          </table:table-cell>
          <table:table-cell office:value-type="float" office:value="7727290538" calcext:value-type="float">
            <text:p>7727290538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5344</text:p>
          </table:table-cell>
          <table:table-cell office:value-type="float" office:value="7727290538" calcext:value-type="float">
            <text:p>7727290538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5898</text:p>
          </table:table-cell>
          <table:table-cell office:value-type="float" office:value="7727290538" calcext:value-type="float">
            <text:p>7727290538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58R2</text:p>
          </table:table-cell>
          <table:table-cell office:value-type="float" office:value="7727290538" calcext:value-type="float">
            <text:p>7727290538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5AV9</text:p>
          </table:table-cell>
          <table:table-cell office:value-type="float" office:value="7727290538" calcext:value-type="float">
            <text:p>7727290538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5CB7</text:p>
          </table:table-cell>
          <table:table-cell office:value-type="float" office:value="7727290538" calcext:value-type="float">
            <text:p>7727290538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5H23</text:p>
          </table:table-cell>
          <table:table-cell office:value-type="float" office:value="7727290538" calcext:value-type="float">
            <text:p>7727290538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5JF3</text:p>
          </table:table-cell>
          <table:table-cell office:value-type="float" office:value="7727290538" calcext:value-type="float">
            <text:p>7727290538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5LN3</text:p>
          </table:table-cell>
          <table:table-cell office:value-type="float" office:value="7727290538" calcext:value-type="float">
            <text:p>7727290538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5NN9</text:p>
          </table:table-cell>
          <table:table-cell office:value-type="float" office:value="7727290538" calcext:value-type="float">
            <text:p>7727290538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5NP4</text:p>
          </table:table-cell>
          <table:table-cell office:value-type="float" office:value="7727290538" calcext:value-type="float">
            <text:p>7727290538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5NY6</text:p>
          </table:table-cell>
          <table:table-cell office:value-type="float" office:value="7727290538" calcext:value-type="float">
            <text:p>7727290538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5NZ3</text:p>
          </table:table-cell>
          <table:table-cell office:value-type="float" office:value="7727290538" calcext:value-type="float">
            <text:p>7727290538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5P72</text:p>
          </table:table-cell>
          <table:table-cell office:value-type="float" office:value="7727290538" calcext:value-type="float">
            <text:p>7727290538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65R7</text:p>
          </table:table-cell>
          <table:table-cell office:value-type="float" office:value="7727290538" calcext:value-type="float">
            <text:p>7727290538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6FM5</text:p>
          </table:table-cell>
          <table:table-cell office:value-type="float" office:value="7727290538" calcext:value-type="float">
            <text:p>7727290538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6HE8</text:p>
          </table:table-cell>
          <table:table-cell office:value-type="float" office:value="7727290538" calcext:value-type="float">
            <text:p>7727290538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6YR5</text:p>
          </table:table-cell>
          <table:table-cell office:value-type="float" office:value="7727290538" calcext:value-type="float">
            <text:p>7727290538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74A5</text:p>
          </table:table-cell>
          <table:table-cell office:value-type="float" office:value="7727290538" calcext:value-type="float">
            <text:p>7727290538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0JQAM6</text:p>
          </table:table-cell>
          <table:table-cell office:value-type="float" office:value="7729355614" calcext:value-type="float">
            <text:p>7729355614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0JTW83</text:p>
          </table:table-cell>
          <table:table-cell office:value-type="float" office:value="7729355614" calcext:value-type="float">
            <text:p>7729355614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0JTZF1</text:p>
          </table:table-cell>
          <table:table-cell office:value-type="float" office:value="7729355614" calcext:value-type="float">
            <text:p>7729355614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0JUKX4</text:p>
          </table:table-cell>
          <table:table-cell office:value-type="float" office:value="7729355614" calcext:value-type="float">
            <text:p>7729355614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0JV4R9</text:p>
          </table:table-cell>
          <table:table-cell office:value-type="float" office:value="7729355614" calcext:value-type="float">
            <text:p>7729355614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0JX2R1</text:p>
          </table:table-cell>
          <table:table-cell office:value-type="float" office:value="7729355614" calcext:value-type="float">
            <text:p>7729355614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0ZYF20</text:p>
          </table:table-cell>
          <table:table-cell office:value-type="float" office:value="7729355614" calcext:value-type="float">
            <text:p>7729355614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0ZYF38</text:p>
          </table:table-cell>
          <table:table-cell office:value-type="float" office:value="7729355614" calcext:value-type="float">
            <text:p>7729355614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0ZYFM5</text:p>
          </table:table-cell>
          <table:table-cell office:value-type="float" office:value="7729355614" calcext:value-type="float">
            <text:p>7729355614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0ZYFN3</text:p>
          </table:table-cell>
          <table:table-cell office:value-type="float" office:value="7729355614" calcext:value-type="float">
            <text:p>7729355614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0ZYLU6</text:p>
          </table:table-cell>
          <table:table-cell office:value-type="float" office:value="7729355614" calcext:value-type="float">
            <text:p>7729355614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0ZYQU5</text:p>
          </table:table-cell>
          <table:table-cell office:value-type="float" office:value="7729355614" calcext:value-type="float">
            <text:p>7729355614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0ZZ1N0</text:p>
          </table:table-cell>
          <table:table-cell office:value-type="float" office:value="7729355614" calcext:value-type="float">
            <text:p>7729355614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0ZZ7C0</text:p>
          </table:table-cell>
          <table:table-cell office:value-type="float" office:value="7729355614" calcext:value-type="float">
            <text:p>7729355614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04W6</text:p>
          </table:table-cell>
          <table:table-cell office:value-type="float" office:value="7729355614" calcext:value-type="float">
            <text:p>7729355614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0ET6</text:p>
          </table:table-cell>
          <table:table-cell office:value-type="float" office:value="7729355614" calcext:value-type="float">
            <text:p>7729355614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1590</text:p>
          </table:table-cell>
          <table:table-cell office:value-type="float" office:value="7729355614" calcext:value-type="float">
            <text:p>7729355614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52E3</text:p>
          </table:table-cell>
          <table:table-cell office:value-type="float" office:value="7729355614" calcext:value-type="float">
            <text:p>7729355614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55Q0</text:p>
          </table:table-cell>
          <table:table-cell office:value-type="float" office:value="7729355614" calcext:value-type="float">
            <text:p>7729355614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5G81</text:p>
          </table:table-cell>
          <table:table-cell office:value-type="float" office:value="7729355614" calcext:value-type="float">
            <text:p>7729355614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5MN1</text:p>
          </table:table-cell>
          <table:table-cell office:value-type="float" office:value="7729355614" calcext:value-type="float">
            <text:p>7729355614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5SF4</text:p>
          </table:table-cell>
          <table:table-cell office:value-type="float" office:value="7729355614" calcext:value-type="float">
            <text:p>7729355614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65K2</text:p>
          </table:table-cell>
          <table:table-cell office:value-type="float" office:value="7729355614" calcext:value-type="float">
            <text:p>7729355614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6CN0</text:p>
          </table:table-cell>
          <table:table-cell office:value-type="float" office:value="7729355614" calcext:value-type="float">
            <text:p>7729355614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0JXLU2</text:p>
          </table:table-cell>
          <table:table-cell office:value-type="float" office:value="7743167690" calcext:value-type="float">
            <text:p>7743167690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1ZU7</text:p>
          </table:table-cell>
          <table:table-cell office:value-type="float" office:value="7743201768" calcext:value-type="float">
            <text:p>7743201768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1715</text:p>
          </table:table-cell>
          <table:table-cell office:value-type="float" office:value="7743298037" calcext:value-type="float">
            <text:p>7743298037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6GX0</text:p>
          </table:table-cell>
          <table:table-cell office:value-type="float" office:value="7743298037" calcext:value-type="float">
            <text:p>7743298037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6RZ2</text:p>
          </table:table-cell>
          <table:table-cell office:value-type="float" office:value="7743298037" calcext:value-type="float">
            <text:p>7743298037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6S03</text:p>
          </table:table-cell>
          <table:table-cell office:value-type="float" office:value="7743298037" calcext:value-type="float">
            <text:p>7743298037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6S11</text:p>
          </table:table-cell>
          <table:table-cell office:value-type="float" office:value="7743298037" calcext:value-type="float">
            <text:p>7743298037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70U1</text:p>
          </table:table-cell>
          <table:table-cell office:value-type="float" office:value="7743298037" calcext:value-type="float">
            <text:p>7743298037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70V9</text:p>
          </table:table-cell>
          <table:table-cell office:value-type="float" office:value="7743298037" calcext:value-type="float">
            <text:p>7743298037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70W7</text:p>
          </table:table-cell>
          <table:table-cell office:value-type="float" office:value="7743298037" calcext:value-type="float">
            <text:p>7743298037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74J6</text:p>
          </table:table-cell>
          <table:table-cell office:value-type="float" office:value="7743298037" calcext:value-type="float">
            <text:p>7743298037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0ZYSE5</text:p>
          </table:table-cell>
          <table:table-cell office:value-type="float" office:value="7842345591" calcext:value-type="float">
            <text:p>7842345591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41B2</text:p>
          </table:table-cell>
          <table:table-cell office:value-type="float" office:value="9703024202" calcext:value-type="float">
            <text:p>9703024202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43G7</text:p>
          </table:table-cell>
          <table:table-cell office:value-type="float" office:value="9703024202" calcext:value-type="float">
            <text:p>9703024202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4FG2</text:p>
          </table:table-cell>
          <table:table-cell office:value-type="float" office:value="9703024202" calcext:value-type="float">
            <text:p>9703024202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4UA4</text:p>
          </table:table-cell>
          <table:table-cell office:value-type="float" office:value="9703024202" calcext:value-type="float">
            <text:p>9703024202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53P7</text:p>
          </table:table-cell>
          <table:table-cell office:value-type="float" office:value="9703024202" calcext:value-type="float">
            <text:p>9703024202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55U2</text:p>
          </table:table-cell>
          <table:table-cell office:value-type="float" office:value="9703024202" calcext:value-type="float">
            <text:p>9703024202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5AD7</text:p>
          </table:table-cell>
          <table:table-cell office:value-type="float" office:value="9703024202" calcext:value-type="float">
            <text:p>9703024202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5EW9</text:p>
          </table:table-cell>
          <table:table-cell office:value-type="float" office:value="9703024202" calcext:value-type="float">
            <text:p>9703024202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5SP3</text:p>
          </table:table-cell>
          <table:table-cell office:value-type="float" office:value="9703024202" calcext:value-type="float">
            <text:p>9703024202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SGZH</text:p>
          </table:table-cell>
          <table:table-cell office:value-type="float" office:value="9703024202" calcext:value-type="float">
            <text:p>9703024202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2T30</text:p>
          </table:table-cell>
          <table:table-cell office:value-type="float" office:value="9704000282" calcext:value-type="float">
            <text:p>9704000282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3RD6</text:p>
          </table:table-cell>
          <table:table-cell office:value-type="float" office:value="9704044804" calcext:value-type="float">
            <text:p>9704044804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5B03</text:p>
          </table:table-cell>
          <table:table-cell office:value-type="float" office:value="9704044804" calcext:value-type="float">
            <text:p>9704044804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5LY0</text:p>
          </table:table-cell>
          <table:table-cell office:value-type="float" office:value="9704044804" calcext:value-type="float">
            <text:p>9704044804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68T7</text:p>
          </table:table-cell>
          <table:table-cell office:value-type="float" office:value="9704044804" calcext:value-type="float">
            <text:p>9704044804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6P97</text:p>
          </table:table-cell>
          <table:table-cell office:value-type="float" office:value="9704044804" calcext:value-type="float">
            <text:p>9704044804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0JH0</text:p>
          </table:table-cell>
          <table:table-cell office:value-type="float" office:value="9705131136" calcext:value-type="float">
            <text:p>9705131136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1QF7</text:p>
          </table:table-cell>
          <table:table-cell office:value-type="float" office:value="9705131136" calcext:value-type="float">
            <text:p>9705131136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2TR4</text:p>
          </table:table-cell>
          <table:table-cell office:value-type="float" office:value="9705131136" calcext:value-type="float">
            <text:p>9705131136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3D37</text:p>
          </table:table-cell>
          <table:table-cell office:value-type="float" office:value="9705137995" calcext:value-type="float">
            <text:p>9705137995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3D45</text:p>
          </table:table-cell>
          <table:table-cell office:value-type="float" office:value="9705137995" calcext:value-type="float">
            <text:p>9705137995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1UU8</text:p>
          </table:table-cell>
          <table:table-cell office:value-type="float" office:value="9705140370" calcext:value-type="float">
            <text:p>9705140370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1UW4</text:p>
          </table:table-cell>
          <table:table-cell office:value-type="float" office:value="9705140370" calcext:value-type="float">
            <text:p>9705140370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7548</text:p>
          </table:table-cell>
          <table:table-cell office:value-type="float" office:value="9724013480" calcext:value-type="float">
            <text:p>9724013480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3RL9</text:p>
          </table:table-cell>
          <table:table-cell office:value-type="float" office:value="7728803870" calcext:value-type="float">
            <text:p>7728803870</text:p>
          </table:table-cell>
          <table:table-cell office:value-type="string" calcext:value-type="string">
            <text:p>Предоставление услуг в области добычи нефти и природного газа</text:p>
          </table:table-cell>
        </table:table-row>
        <table:table-row table:style-name="ro1">
          <table:table-cell office:value-type="string" calcext:value-type="string">
            <text:p>RU000A104EP6</text:p>
          </table:table-cell>
          <table:table-cell office:value-type="float" office:value="5405963591" calcext:value-type="float">
            <text:p>5405963591</text:p>
          </table:table-cell>
          <table:table-cell office:value-type="string" calcext:value-type="string">
            <text:p>Предоставление услуг по ковке, прессованию, объемной и листовой штамповке и профилированию листового металла</text:p>
          </table:table-cell>
        </table:table-row>
        <table:table-row table:style-name="ro1">
          <table:table-cell office:value-type="string" calcext:value-type="string">
            <text:p>RU000A106CM2</text:p>
          </table:table-cell>
          <table:table-cell office:value-type="float" office:value="7707837251" calcext:value-type="float">
            <text:p>7707837251</text:p>
          </table:table-cell>
          <table:table-cell office:value-type="string" calcext:value-type="string">
            <text:p>Предоставление факторинговых услуг</text:p>
          </table:table-cell>
        </table:table-row>
        <table:table-row table:style-name="ro1">
          <table:table-cell office:value-type="string" calcext:value-type="string">
            <text:p>DZRD</text:p>
          </table:table-cell>
          <table:table-cell office:value-type="float" office:value="7114001610" calcext:value-type="float">
            <text:p>7114001610</text:p>
          </table:table-cell>
          <table:table-cell office:value-type="string" calcext:value-type="string">
            <text:p>приборостроение</text:p>
          </table:table-cell>
        </table:table-row>
        <table:table-row table:style-name="ro1">
          <table:table-cell office:value-type="string" calcext:value-type="string">
            <text:p>DZRDP</text:p>
          </table:table-cell>
          <table:table-cell office:value-type="float" office:value="7114001610" calcext:value-type="float">
            <text:p>7114001610</text:p>
          </table:table-cell>
          <table:table-cell office:value-type="string" calcext:value-type="string">
            <text:p>приборостроение</text:p>
          </table:table-cell>
        </table:table-row>
        <table:table-row table:style-name="ro1">
          <table:table-cell office:value-type="string" calcext:value-type="string">
            <text:p>DIOD</text:p>
          </table:table-cell>
          <table:table-cell office:value-type="float" office:value="7725024805" calcext:value-type="float">
            <text:p>7725024805</text:p>
          </table:table-cell>
          <table:table-cell office:value-type="string" calcext:value-type="string">
            <text:p>Производство биологически активных добавок к пище</text:p>
          </table:table-cell>
        </table:table-row>
        <table:table-row table:style-name="ro1">
          <table:table-cell office:value-type="string" calcext:value-type="string">
            <text:p>RU000A102LW1</text:p>
          </table:table-cell>
          <table:table-cell office:value-type="float" office:value="7804016807" calcext:value-type="float">
            <text:p>7804016807</text:p>
          </table:table-cell>
          <table:table-cell office:value-type="string" calcext:value-type="string">
            <text:p>Производство битуминозных смесей на основе природного асфальта или битума, нефтяного битума, минеральных смол или их пеков</text:p>
          </table:table-cell>
        </table:table-row>
        <table:table-row table:style-name="ro1">
          <table:table-cell office:value-type="string" calcext:value-type="string">
            <text:p>RU000A1046N6</text:p>
          </table:table-cell>
          <table:table-cell office:value-type="float" office:value="7804016807" calcext:value-type="float">
            <text:p>7804016807</text:p>
          </table:table-cell>
          <table:table-cell office:value-type="string" calcext:value-type="string">
            <text:p>Производство битуминозных смесей на основе природного асфальта или битума, нефтяного битума, минеральных смол или их пеков</text:p>
          </table:table-cell>
        </table:table-row>
        <table:table-row table:style-name="ro1">
          <table:table-cell office:value-type="string" calcext:value-type="string">
            <text:p>RU000A105SX7</text:p>
          </table:table-cell>
          <table:table-cell office:value-type="float" office:value="7804016807" calcext:value-type="float">
            <text:p>7804016807</text:p>
          </table:table-cell>
          <table:table-cell office:value-type="string" calcext:value-type="string">
            <text:p>Производство битуминозных смесей на основе природного асфальта или битума, нефтяного битума, минеральных смол или их пеков</text:p>
          </table:table-cell>
        </table:table-row>
        <table:table-row table:style-name="ro1">
          <table:table-cell office:value-type="string" calcext:value-type="string">
            <text:p>RU000A1065B1</text:p>
          </table:table-cell>
          <table:table-cell office:value-type="float" office:value="7804016807" calcext:value-type="float">
            <text:p>7804016807</text:p>
          </table:table-cell>
          <table:table-cell office:value-type="string" calcext:value-type="string">
            <text:p>Производство битуминозных смесей на основе природного асфальта или битума, нефтяного битума, минеральных смол или их пеков</text:p>
          </table:table-cell>
        </table:table-row>
        <table:table-row table:style-name="ro1">
          <table:table-cell office:value-type="string" calcext:value-type="string">
            <text:p>RU000A1070X5</text:p>
          </table:table-cell>
          <table:table-cell office:value-type="float" office:value="7804016807" calcext:value-type="float">
            <text:p>7804016807</text:p>
          </table:table-cell>
          <table:table-cell office:value-type="string" calcext:value-type="string">
            <text:p>Производство битуминозных смесей на основе природного асфальта или битума, нефтяного битума, минеральных смол или их пеков</text:p>
          </table:table-cell>
        </table:table-row>
        <table:table-row table:style-name="ro1">
          <table:table-cell office:value-type="string" calcext:value-type="string">
            <text:p>IRKT</text:p>
          </table:table-cell>
          <table:table-cell office:value-type="float" office:value="3807002509" calcext:value-type="float">
            <text:p>3807002509</text:p>
          </table:table-cell>
          <table:table-cell office:value-type="string" calcext:value-type="string">
            <text:p>Производство вертолетов, самолетов и прочих летательных аппаратов</text:p>
          </table:table-cell>
        </table:table-row>
        <table:table-row table:style-name="ro1">
          <table:table-cell office:value-type="string" calcext:value-type="string">
            <text:p>RU000A100LE3</text:p>
          </table:table-cell>
          <table:table-cell office:value-type="float" office:value="7729038566" calcext:value-type="float">
            <text:p>7729038566</text:p>
          </table:table-cell>
          <table:table-cell office:value-type="string" calcext:value-type="string">
            <text:p>Производство гофрированной бумаги и картона, бумажной и картонной тары</text:p>
          </table:table-cell>
        </table:table-row>
        <table:table-row table:style-name="ro1">
          <table:table-cell office:value-type="string" calcext:value-type="string">
            <text:p>KMAZ</text:p>
          </table:table-cell>
          <table:table-cell office:value-type="float" office:value="1650032058" calcext:value-type="float">
            <text:p>1650032058</text:p>
          </table:table-cell>
          <table:table-cell office:value-type="string" calcext:value-type="string">
            <text:p>Производство грузовых автомобилей</text:p>
          </table:table-cell>
        </table:table-row>
        <table:table-row table:style-name="ro1">
          <table:table-cell office:value-type="string" calcext:value-type="string">
            <text:p>RU000A0JVP39</text:p>
          </table:table-cell>
          <table:table-cell office:value-type="float" office:value="1650032058" calcext:value-type="float">
            <text:p>1650032058</text:p>
          </table:table-cell>
          <table:table-cell office:value-type="string" calcext:value-type="string">
            <text:p>Производство грузовых автомобилей</text:p>
          </table:table-cell>
        </table:table-row>
        <table:table-row table:style-name="ro1">
          <table:table-cell office:value-type="string" calcext:value-type="string">
            <text:p>RU000A0JW126</text:p>
          </table:table-cell>
          <table:table-cell office:value-type="float" office:value="1650032058" calcext:value-type="float">
            <text:p>1650032058</text:p>
          </table:table-cell>
          <table:table-cell office:value-type="string" calcext:value-type="string">
            <text:p>Производство грузовых автомобилей</text:p>
          </table:table-cell>
        </table:table-row>
        <table:table-row table:style-name="ro1">
          <table:table-cell office:value-type="string" calcext:value-type="string">
            <text:p>RU000A0JX1C5</text:p>
          </table:table-cell>
          <table:table-cell office:value-type="float" office:value="1650032058" calcext:value-type="float">
            <text:p>1650032058</text:p>
          </table:table-cell>
          <table:table-cell office:value-type="string" calcext:value-type="string">
            <text:p>Производство грузовых автомобилей</text:p>
          </table:table-cell>
        </table:table-row>
        <table:table-row table:style-name="ro1">
          <table:table-cell office:value-type="string" calcext:value-type="string">
            <text:p>RU000A0JX2B5</text:p>
          </table:table-cell>
          <table:table-cell office:value-type="float" office:value="1650032058" calcext:value-type="float">
            <text:p>1650032058</text:p>
          </table:table-cell>
          <table:table-cell office:value-type="string" calcext:value-type="string">
            <text:p>Производство грузовых автомобилей</text:p>
          </table:table-cell>
        </table:table-row>
        <table:table-row table:style-name="ro1">
          <table:table-cell office:value-type="string" calcext:value-type="string">
            <text:p>RU000A0ZZ7G1</text:p>
          </table:table-cell>
          <table:table-cell office:value-type="float" office:value="1650032058" calcext:value-type="float">
            <text:p>1650032058</text:p>
          </table:table-cell>
          <table:table-cell office:value-type="string" calcext:value-type="string">
            <text:p>Производство грузовых автомобилей</text:p>
          </table:table-cell>
        </table:table-row>
        <table:table-row table:style-name="ro1">
          <table:table-cell office:value-type="string" calcext:value-type="string">
            <text:p>RU000A0ZZ7H9</text:p>
          </table:table-cell>
          <table:table-cell office:value-type="float" office:value="1650032058" calcext:value-type="float">
            <text:p>1650032058</text:p>
          </table:table-cell>
          <table:table-cell office:value-type="string" calcext:value-type="string">
            <text:p>Производство грузовых автомобилей</text:p>
          </table:table-cell>
        </table:table-row>
        <table:table-row table:style-name="ro1">
          <table:table-cell office:value-type="string" calcext:value-type="string">
            <text:p>RU000A0ZZ877</text:p>
          </table:table-cell>
          <table:table-cell office:value-type="float" office:value="1650032058" calcext:value-type="float">
            <text:p>1650032058</text:p>
          </table:table-cell>
          <table:table-cell office:value-type="string" calcext:value-type="string">
            <text:p>Производство грузовых автомобилей</text:p>
          </table:table-cell>
        </table:table-row>
        <table:table-row table:style-name="ro1">
          <table:table-cell office:value-type="string" calcext:value-type="string">
            <text:p>RU000A0ZZ885</text:p>
          </table:table-cell>
          <table:table-cell office:value-type="float" office:value="1650032058" calcext:value-type="float">
            <text:p>1650032058</text:p>
          </table:table-cell>
          <table:table-cell office:value-type="string" calcext:value-type="string">
            <text:p>Производство грузовых автомобилей</text:p>
          </table:table-cell>
        </table:table-row>
        <table:table-row table:style-name="ro1">
          <table:table-cell office:value-type="string" calcext:value-type="string">
            <text:p>RU000A0ZZ893</text:p>
          </table:table-cell>
          <table:table-cell office:value-type="float" office:value="1650032058" calcext:value-type="float">
            <text:p>1650032058</text:p>
          </table:table-cell>
          <table:table-cell office:value-type="string" calcext:value-type="string">
            <text:p>Производство грузовых автомобилей</text:p>
          </table:table-cell>
        </table:table-row>
        <table:table-row table:style-name="ro1">
          <table:table-cell office:value-type="string" calcext:value-type="string">
            <text:p>RU000A104ZC9</text:p>
          </table:table-cell>
          <table:table-cell office:value-type="float" office:value="1650032058" calcext:value-type="float">
            <text:p>1650032058</text:p>
          </table:table-cell>
          <table:table-cell office:value-type="string" calcext:value-type="string">
            <text:p>Производство грузовых автомобилей</text:p>
          </table:table-cell>
        </table:table-row>
        <table:table-row table:style-name="ro1">
          <table:table-cell office:value-type="string" calcext:value-type="string">
            <text:p>RU000A105Y14</text:p>
          </table:table-cell>
          <table:table-cell office:value-type="float" office:value="4025447648" calcext:value-type="float">
            <text:p>4025447648</text:p>
          </table:table-cell>
          <table:table-cell office:value-type="string" calcext:value-type="string">
            <text:p>Производство дистиллированных питьевых алкогольных напитков: водки, виски, бренди, джина, ликеров и т. п.</text:p>
          </table:table-cell>
        </table:table-row>
        <table:table-row table:style-name="ro1">
          <table:table-cell office:value-type="string" calcext:value-type="string">
            <text:p>RU000A102556</text:p>
          </table:table-cell>
          <table:table-cell office:value-type="float" office:value="6452019819" calcext:value-type="float">
            <text:p>6452019819</text:p>
          </table:table-cell>
          <table:table-cell office:value-type="string" calcext:value-type="string">
            <text:p>Производство инструментов и приборов для измерения, тестирования и навигации</text:p>
          </table:table-cell>
        </table:table-row>
        <table:table-row table:style-name="ro1">
          <table:table-cell office:value-type="string" calcext:value-type="string">
            <text:p>RU000A1049M2</text:p>
          </table:table-cell>
          <table:table-cell office:value-type="float" office:value="5904199692" calcext:value-type="float">
            <text:p>5904199692</text:p>
          </table:table-cell>
          <table:table-cell office:value-type="string" calcext:value-type="string">
            <text:p>Производство кабелей и кабельной арматуры</text:p>
          </table:table-cell>
        </table:table-row>
        <table:table-row table:style-name="ro1">
          <table:table-cell office:value-type="string" calcext:value-type="string">
            <text:p>RU000A105BW5</text:p>
          </table:table-cell>
          <table:table-cell office:value-type="float" office:value="5042015329" calcext:value-type="float">
            <text:p>5042015329</text:p>
          </table:table-cell>
          <table:table-cell office:value-type="string" calcext:value-type="string">
            <text:p>Производство колбасных изделий</text:p>
          </table:table-cell>
        </table:table-row>
        <table:table-row table:style-name="ro1">
          <table:table-cell office:value-type="string" calcext:value-type="string">
            <text:p>RU000A106FN3</text:p>
          </table:table-cell>
          <table:table-cell office:value-type="float" office:value="5042015329" calcext:value-type="float">
            <text:p>5042015329</text:p>
          </table:table-cell>
          <table:table-cell office:value-type="string" calcext:value-type="string">
            <text:p>Производство колбасных изделий</text:p>
          </table:table-cell>
        </table:table-row>
        <table:table-row table:style-name="ro1">
          <table:table-cell office:value-type="string" calcext:value-type="string">
            <text:p>RU000A103WZ9</text:p>
          </table:table-cell>
          <table:table-cell office:value-type="float" office:value="7723740056" calcext:value-type="float">
            <text:p>7723740056</text:p>
          </table:table-cell>
          <table:table-cell office:value-type="string" calcext:value-type="string">
            <text:p>Производство компьютеров и периферийного оборудования</text:p>
          </table:table-cell>
        </table:table-row>
        <table:table-row table:style-name="ro1">
          <table:table-cell office:value-type="string" calcext:value-type="string">
            <text:p>LIFE</text:p>
          </table:table-cell>
          <table:table-cell office:value-type="float" office:value="7801075160" calcext:value-type="float">
            <text:p>7801075160</text:p>
          </table:table-cell>
          <table:table-cell office:value-type="string" calcext:value-type="string">
            <text:p>Производство лекарственных препаратов</text:p>
          </table:table-cell>
        </table:table-row>
        <table:table-row table:style-name="ro1">
          <table:table-cell office:value-type="string" calcext:value-type="string">
            <text:p>RU000A1060X6</text:p>
          </table:table-cell>
          <table:table-cell office:value-type="float" office:value="6345002063" calcext:value-type="float">
            <text:p>6345002063</text:p>
          </table:table-cell>
          <table:table-cell office:value-type="string" calcext:value-type="string">
            <text:p>Производство лекарственных препаратов и материалов, применяемых в медицинских целях</text:p>
          </table:table-cell>
        </table:table-row>
        <table:table-row table:style-name="ro1">
          <table:table-cell office:value-type="string" calcext:value-type="string">
            <text:p>RU000A106RJ6</text:p>
          </table:table-cell>
          <table:table-cell office:value-type="float" office:value="6345002063" calcext:value-type="float">
            <text:p>6345002063</text:p>
          </table:table-cell>
          <table:table-cell office:value-type="string" calcext:value-type="string">
            <text:p>Производство лекарственных препаратов и материалов, применяемых в медицинских целях</text:p>
          </table:table-cell>
        </table:table-row>
        <table:table-row table:style-name="ro1">
          <table:table-cell office:value-type="string" calcext:value-type="string">
            <text:p>AMEZ</text:p>
          </table:table-cell>
          <table:table-cell office:value-type="float" office:value="7401000473" calcext:value-type="float">
            <text:p>7401000473</text:p>
          </table:table-cell>
          <table:table-cell office:value-type="string" calcext:value-type="string">
            <text:p>Производство листового горячекатаного стального проката</text:p>
          </table:table-cell>
        </table:table-row>
        <table:table-row table:style-name="ro1">
          <table:table-cell office:value-type="string" calcext:value-type="string">
            <text:p>RU000A0JUQC5</text:p>
          </table:table-cell>
          <table:table-cell office:value-type="float" office:value="7401000473" calcext:value-type="float">
            <text:p>7401000473</text:p>
          </table:table-cell>
          <table:table-cell office:value-type="string" calcext:value-type="string">
            <text:p>Производство листового горячекатаного стального проката</text:p>
          </table:table-cell>
        </table:table-row>
        <table:table-row table:style-name="ro1">
          <table:table-cell office:value-type="string" calcext:value-type="string">
            <text:p>NLMK</text:p>
          </table:table-cell>
          <table:table-cell office:value-type="float" office:value="4823006703" calcext:value-type="float">
            <text:p>4823006703</text:p>
          </table:table-cell>
          <table:table-cell office:value-type="string" calcext:value-type="string">
            <text:p>Производство листового холоднокатаного стального проката</text:p>
          </table:table-cell>
        </table:table-row>
        <table:table-row table:style-name="ro1">
          <table:table-cell office:value-type="string" calcext:value-type="string">
            <text:p>RU000A105H98</text:p>
          </table:table-cell>
          <table:table-cell office:value-type="float" office:value="7704400618" calcext:value-type="float">
            <text:p>7704400618</text:p>
          </table:table-cell>
          <table:table-cell office:value-type="string" calcext:value-type="string">
            <text:p>Производство медицинских инструментов и оборудования</text:p>
          </table:table-cell>
        </table:table-row>
        <table:table-row table:style-name="ro1">
          <table:table-cell office:value-type="string" calcext:value-type="string">
            <text:p>RU000A105ZF9</text:p>
          </table:table-cell>
          <table:table-cell office:value-type="float" office:value="5024171100" calcext:value-type="float">
            <text:p>5024171100</text:p>
          </table:table-cell>
          <table:table-cell office:value-type="string" calcext:value-type="string">
            <text:p>Производство молока (кроме сырого) и молочной продукции</text:p>
          </table:table-cell>
        </table:table-row>
        <table:table-row table:style-name="ro1">
          <table:table-cell office:value-type="string" calcext:value-type="string">
            <text:p>RU000A106SL0</text:p>
          </table:table-cell>
          <table:table-cell office:value-type="float" office:value="5024171100" calcext:value-type="float">
            <text:p>5024171100</text:p>
          </table:table-cell>
          <table:table-cell office:value-type="string" calcext:value-type="string">
            <text:p>Производство молока (кроме сырого) и молочной продукции</text:p>
          </table:table-cell>
        </table:table-row>
        <table:table-row table:style-name="ro1">
          <table:table-cell office:value-type="string" calcext:value-type="string">
            <text:p>RU000A100TB2</text:p>
          </table:table-cell>
          <table:table-cell office:value-type="float" office:value="5904000395" calcext:value-type="float">
            <text:p>5904000395</text:p>
          </table:table-cell>
          <table:table-cell office:value-type="string" calcext:value-type="string">
            <text:p>Производство навигационных, метеорологических, геодезических, геофизических и анал</text:p>
          </table:table-cell>
        </table:table-row>
        <table:table-row table:style-name="ro1">
          <table:table-cell office:value-type="string" calcext:value-type="string">
            <text:p>RU000A103WB0</text:p>
          </table:table-cell>
          <table:table-cell office:value-type="float" office:value="2370000496" calcext:value-type="float">
            <text:p>2370000496</text:p>
          </table:table-cell>
          <table:table-cell office:value-type="string" calcext:value-type="string">
            <text:p>Производство нефтепродуктов</text:p>
          </table:table-cell>
        </table:table-row>
        <table:table-row table:style-name="ro1">
          <table:table-cell office:value-type="string" calcext:value-type="string">
            <text:p>RU000A103DS4</text:p>
          </table:table-cell>
          <table:table-cell office:value-type="float" office:value="7727547261" calcext:value-type="float">
            <text:p>7727547261</text:p>
          </table:table-cell>
          <table:table-cell office:value-type="string" calcext:value-type="string">
            <text:p>Производство нефтепродуктов</text:p>
          </table:table-cell>
        </table:table-row>
        <table:table-row table:style-name="ro1">
          <table:table-cell office:value-type="string" calcext:value-type="string">
            <text:p>RU000A103T47</text:p>
          </table:table-cell>
          <table:table-cell office:value-type="float" office:value="7727547261" calcext:value-type="float">
            <text:p>7727547261</text:p>
          </table:table-cell>
          <table:table-cell office:value-type="string" calcext:value-type="string">
            <text:p>Производство нефтепродуктов</text:p>
          </table:table-cell>
        </table:table-row>
        <table:table-row table:style-name="ro1">
          <table:table-cell office:value-type="string" calcext:value-type="string">
            <text:p>RU000A103T54</text:p>
          </table:table-cell>
          <table:table-cell office:value-type="float" office:value="7727547261" calcext:value-type="float">
            <text:p>7727547261</text:p>
          </table:table-cell>
          <table:table-cell office:value-type="string" calcext:value-type="string">
            <text:p>Производство нефтепродуктов</text:p>
          </table:table-cell>
        </table:table-row>
        <table:table-row table:style-name="ro1">
          <table:table-cell office:value-type="string" calcext:value-type="string">
            <text:p>RU000A103T62</text:p>
          </table:table-cell>
          <table:table-cell office:value-type="float" office:value="7727547261" calcext:value-type="float">
            <text:p>7727547261</text:p>
          </table:table-cell>
          <table:table-cell office:value-type="string" calcext:value-type="string">
            <text:p>Производство нефтепродуктов</text:p>
          </table:table-cell>
        </table:table-row>
        <table:table-row table:style-name="ro1">
          <table:table-cell office:value-type="string" calcext:value-type="string">
            <text:p>RU000A103T70</text:p>
          </table:table-cell>
          <table:table-cell office:value-type="float" office:value="7727547261" calcext:value-type="float">
            <text:p>7727547261</text:p>
          </table:table-cell>
          <table:table-cell office:value-type="string" calcext:value-type="string">
            <text:p>Производство нефтепродуктов</text:p>
          </table:table-cell>
        </table:table-row>
        <table:table-row table:style-name="ro1">
          <table:table-cell office:value-type="string" calcext:value-type="string">
            <text:p>RU000A103T88</text:p>
          </table:table-cell>
          <table:table-cell office:value-type="float" office:value="7727547261" calcext:value-type="float">
            <text:p>7727547261</text:p>
          </table:table-cell>
          <table:table-cell office:value-type="string" calcext:value-type="string">
            <text:p>Производство нефтепродуктов</text:p>
          </table:table-cell>
        </table:table-row>
        <table:table-row table:style-name="ro1">
          <table:table-cell office:value-type="string" calcext:value-type="string">
            <text:p>RU000A103T96</text:p>
          </table:table-cell>
          <table:table-cell office:value-type="float" office:value="7727547261" calcext:value-type="float">
            <text:p>7727547261</text:p>
          </table:table-cell>
          <table:table-cell office:value-type="string" calcext:value-type="string">
            <text:p>Производство нефтепродуктов</text:p>
          </table:table-cell>
        </table:table-row>
        <table:table-row table:style-name="ro1">
          <table:table-cell office:value-type="string" calcext:value-type="string">
            <text:p>RU000A103TA8</text:p>
          </table:table-cell>
          <table:table-cell office:value-type="float" office:value="7727547261" calcext:value-type="float">
            <text:p>7727547261</text:p>
          </table:table-cell>
          <table:table-cell office:value-type="string" calcext:value-type="string">
            <text:p>Производство нефтепродуктов</text:p>
          </table:table-cell>
        </table:table-row>
        <table:table-row table:style-name="ro1">
          <table:table-cell office:value-type="string" calcext:value-type="string">
            <text:p>RU000A103TB6</text:p>
          </table:table-cell>
          <table:table-cell office:value-type="float" office:value="7727547261" calcext:value-type="float">
            <text:p>7727547261</text:p>
          </table:table-cell>
          <table:table-cell office:value-type="string" calcext:value-type="string">
            <text:p>Производство нефтепродуктов</text:p>
          </table:table-cell>
        </table:table-row>
        <table:table-row table:style-name="ro1">
          <table:table-cell office:value-type="string" calcext:value-type="string">
            <text:p>RU000A103TC4</text:p>
          </table:table-cell>
          <table:table-cell office:value-type="float" office:value="7727547261" calcext:value-type="float">
            <text:p>7727547261</text:p>
          </table:table-cell>
          <table:table-cell office:value-type="string" calcext:value-type="string">
            <text:p>Производство нефтепродуктов</text:p>
          </table:table-cell>
        </table:table-row>
        <table:table-row table:style-name="ro1">
          <table:table-cell office:value-type="string" calcext:value-type="string">
            <text:p>RU000A104XW2</text:p>
          </table:table-cell>
          <table:table-cell office:value-type="float" office:value="7727547261" calcext:value-type="float">
            <text:p>7727547261</text:p>
          </table:table-cell>
          <table:table-cell office:value-type="string" calcext:value-type="string">
            <text:p>Производство нефтепродуктов</text:p>
          </table:table-cell>
        </table:table-row>
        <table:table-row table:style-name="ro1">
          <table:table-cell office:value-type="string" calcext:value-type="string">
            <text:p>RU000A0JVF98</text:p>
          </table:table-cell>
          <table:table-cell office:value-type="float" office:value="7703793405" calcext:value-type="float">
            <text:p>7703793405</text:p>
          </table:table-cell>
          <table:table-cell office:value-type="string" calcext:value-type="string">
            <text:p>Производство общестроительных работ по строительству мостов, надземных автомобильн</text:p>
          </table:table-cell>
        </table:table-row>
        <table:table-row table:style-name="ro1">
          <table:table-cell office:value-type="string" calcext:value-type="string">
            <text:p>RU000A0JVLA8</text:p>
          </table:table-cell>
          <table:table-cell office:value-type="float" office:value="7703793405" calcext:value-type="float">
            <text:p>7703793405</text:p>
          </table:table-cell>
          <table:table-cell office:value-type="string" calcext:value-type="string">
            <text:p>Производство общестроительных работ по строительству мостов, надземных автомобильн</text:p>
          </table:table-cell>
        </table:table-row>
        <table:table-row table:style-name="ro1">
          <table:table-cell office:value-type="string" calcext:value-type="string">
            <text:p>RU000A100EV2</text:p>
          </table:table-cell>
          <table:table-cell office:value-type="float" office:value="6672315362" calcext:value-type="float">
            <text:p>6672315362</text:p>
          </table:table-cell>
          <table:table-cell office:value-type="string" calcext:value-type="string">
            <text:p>Производство оружия и боеприпасов</text:p>
          </table:table-cell>
        </table:table-row>
        <table:table-row table:style-name="ro1">
          <table:table-cell office:value-type="string" calcext:value-type="string">
            <text:p>RU000A102HU3</text:p>
          </table:table-cell>
          <table:table-cell office:value-type="float" office:value="6672315362" calcext:value-type="float">
            <text:p>6672315362</text:p>
          </table:table-cell>
          <table:table-cell office:value-type="string" calcext:value-type="string">
            <text:p>Производство оружия и боеприпасов</text:p>
          </table:table-cell>
        </table:table-row>
        <table:table-row table:style-name="ro1">
          <table:table-cell office:value-type="string" calcext:value-type="string">
            <text:p>RU000A104US6</text:p>
          </table:table-cell>
          <table:table-cell office:value-type="float" office:value="6672315362" calcext:value-type="float">
            <text:p>6672315362</text:p>
          </table:table-cell>
          <table:table-cell office:value-type="string" calcext:value-type="string">
            <text:p>Производство оружия и боеприпасов</text:p>
          </table:table-cell>
        </table:table-row>
        <table:table-row table:style-name="ro1">
          <table:table-cell office:value-type="string" calcext:value-type="string">
            <text:p>RU000A106CL4</text:p>
          </table:table-cell>
          <table:table-cell office:value-type="float" office:value="6672315362" calcext:value-type="float">
            <text:p>6672315362</text:p>
          </table:table-cell>
          <table:table-cell office:value-type="string" calcext:value-type="string">
            <text:p>Производство оружия и боеприпасов</text:p>
          </table:table-cell>
        </table:table-row>
        <table:table-row table:style-name="ro1">
          <table:table-cell office:value-type="string" calcext:value-type="string">
            <text:p>RU000A1005H4</text:p>
          </table:table-cell>
          <table:table-cell office:value-type="float" office:value="7720518494" calcext:value-type="float">
            <text:p>7720518494</text:p>
          </table:table-cell>
          <table:table-cell office:value-type="string" calcext:value-type="string">
            <text:p>Производство пара и горячей воды (тепловой энергии)</text:p>
          </table:table-cell>
        </table:table-row>
        <table:table-row table:style-name="ro1">
          <table:table-cell office:value-type="string" calcext:value-type="string">
            <text:p>RU000A100AN7</text:p>
          </table:table-cell>
          <table:table-cell office:value-type="float" office:value="7720518494" calcext:value-type="float">
            <text:p>7720518494</text:p>
          </table:table-cell>
          <table:table-cell office:value-type="string" calcext:value-type="string">
            <text:p>Производство пара и горячей воды (тепловой энергии)</text:p>
          </table:table-cell>
        </table:table-row>
        <table:table-row table:style-name="ro1">
          <table:table-cell office:value-type="string" calcext:value-type="string">
            <text:p>RU000A101228</text:p>
          </table:table-cell>
          <table:table-cell office:value-type="float" office:value="7720518494" calcext:value-type="float">
            <text:p>7720518494</text:p>
          </table:table-cell>
          <table:table-cell office:value-type="string" calcext:value-type="string">
            <text:p>Производство пара и горячей воды (тепловой энергии)</text:p>
          </table:table-cell>
        </table:table-row>
        <table:table-row table:style-name="ro1">
          <table:table-cell office:value-type="string" calcext:value-type="string">
            <text:p>RU000A101XS6</text:p>
          </table:table-cell>
          <table:table-cell office:value-type="float" office:value="7720518494" calcext:value-type="float">
            <text:p>7720518494</text:p>
          </table:table-cell>
          <table:table-cell office:value-type="string" calcext:value-type="string">
            <text:p>Производство пара и горячей воды (тепловой энергии)</text:p>
          </table:table-cell>
        </table:table-row>
        <table:table-row table:style-name="ro1">
          <table:table-cell office:value-type="string" calcext:value-type="string">
            <text:p>RU000A105NK5</text:p>
          </table:table-cell>
          <table:table-cell office:value-type="float" office:value="7720518494" calcext:value-type="float">
            <text:p>7720518494</text:p>
          </table:table-cell>
          <table:table-cell office:value-type="string" calcext:value-type="string">
            <text:p>Производство пара и горячей воды (тепловой энергии)</text:p>
          </table:table-cell>
        </table:table-row>
        <table:table-row table:style-name="ro1">
          <table:table-cell office:value-type="string" calcext:value-type="string">
            <text:p>TGKB</text:p>
          </table:table-cell>
          <table:table-cell office:value-type="float" office:value="7606053324" calcext:value-type="float">
            <text:p>7606053324</text:p>
          </table:table-cell>
          <table:table-cell office:value-type="string" calcext:value-type="string">
            <text:p>Производство пара и горячей воды (тепловой энергии) котельными</text:p>
          </table:table-cell>
        </table:table-row>
        <table:table-row table:style-name="ro1">
          <table:table-cell office:value-type="string" calcext:value-type="string">
            <text:p>TGKBP</text:p>
          </table:table-cell>
          <table:table-cell office:value-type="float" office:value="7606053324" calcext:value-type="float">
            <text:p>7606053324</text:p>
          </table:table-cell>
          <table:table-cell office:value-type="string" calcext:value-type="string">
            <text:p>Производство пара и горячей воды (тепловой энергии) котельными</text:p>
          </table:table-cell>
        </table:table-row>
        <table:table-row table:style-name="ro1">
          <table:table-cell office:value-type="string" calcext:value-type="string">
            <text:p>RU000A104K37</text:p>
          </table:table-cell>
          <table:table-cell office:value-type="float" office:value="2224173758" calcext:value-type="float">
            <text:p>2224173758</text:p>
          </table:table-cell>
          <table:table-cell office:value-type="string" calcext:value-type="string">
            <text:p>Производство паровых котлов, кроме котлов центрального отопления</text:p>
          </table:table-cell>
        </table:table-row>
        <table:table-row table:style-name="ro1">
          <table:table-cell office:value-type="string" calcext:value-type="string">
            <text:p>RU000A107225</text:p>
          </table:table-cell>
          <table:table-cell office:value-type="float" office:value="7704209474" calcext:value-type="float">
            <text:p>7704209474</text:p>
          </table:table-cell>
          <table:table-cell office:value-type="string" calcext:value-type="string">
            <text:p>Производство пива</text:p>
          </table:table-cell>
        </table:table-row>
        <table:table-row table:style-name="ro1">
          <table:table-cell office:value-type="string" calcext:value-type="string">
            <text:p>RU000A101947</text:p>
          </table:table-cell>
          <table:table-cell office:value-type="float" office:value="5520900173" calcext:value-type="float">
            <text:p>5520900173</text:p>
          </table:table-cell>
          <table:table-cell office:value-type="string" calcext:value-type="string">
            <text:p>Производство продуктов мукомольной и крупяной промышленности</text:p>
          </table:table-cell>
        </table:table-row>
        <table:table-row table:style-name="ro1">
          <table:table-cell office:value-type="string" calcext:value-type="string">
            <text:p>RU000A104BX6</text:p>
          </table:table-cell>
          <table:table-cell office:value-type="float" office:value="6324080600" calcext:value-type="float">
            <text:p>6324080600</text:p>
          </table:table-cell>
          <table:table-cell office:value-type="string" calcext:value-type="string">
            <text:p>Производство промышленного холодильного и вентиляционного оборудования</text:p>
          </table:table-cell>
        </table:table-row>
        <table:table-row table:style-name="ro1">
          <table:table-cell office:value-type="string" calcext:value-type="string">
            <text:p>RU000A105PR5</text:p>
          </table:table-cell>
          <table:table-cell office:value-type="float" office:value="7724635872" calcext:value-type="float">
            <text:p>7724635872</text:p>
          </table:table-cell>
          <table:table-cell office:value-type="string" calcext:value-type="string">
            <text:p>Производство прочих готовых металлических изделий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RU000A103U69</text:p>
          </table:table-cell>
          <table:table-cell office:value-type="float" office:value="5835115642" calcext:value-type="float">
            <text:p>5835115642</text:p>
          </table:table-cell>
          <table:table-cell office:value-type="string" calcext:value-type="string">
            <text:p>Производство прочих машин и оборудования общего назначения, не включенного в другие группировки</text:p>
          </table:table-cell>
        </table:table-row>
        <table:table-row table:style-name="ro1">
          <table:table-cell office:value-type="string" calcext:value-type="string">
            <text:p>RU000A105DL4</text:p>
          </table:table-cell>
          <table:table-cell office:value-type="float" office:value="1652009537" calcext:value-type="float">
            <text:p>1652009537</text:p>
          </table:table-cell>
          <table:table-cell office:value-type="string" calcext:value-type="string">
            <text:p>Производство прочих насосов и компрессоров</text:p>
          </table:table-cell>
        </table:table-row>
        <table:table-row table:style-name="ro1">
          <table:table-cell office:value-type="string" calcext:value-type="string">
            <text:p>RU000A106PW3</text:p>
          </table:table-cell>
          <table:table-cell office:value-type="float" office:value="1652009537" calcext:value-type="float">
            <text:p>1652009537</text:p>
          </table:table-cell>
          <table:table-cell office:value-type="string" calcext:value-type="string">
            <text:p>Производство прочих насосов и компрессоров</text:p>
          </table:table-cell>
        </table:table-row>
        <table:table-row table:style-name="ro1">
          <table:table-cell office:value-type="string" calcext:value-type="string">
            <text:p>RU000A101UR4</text:p>
          </table:table-cell>
          <table:table-cell office:value-type="float" office:value="268008010" calcext:value-type="float">
            <text:p>268008010</text:p>
          </table:table-cell>
          <table:table-cell office:value-type="string" calcext:value-type="string">
            <text:p>Производство прочих основных неорганических химических веществ</text:p>
          </table:table-cell>
        </table:table-row>
        <table:table-row table:style-name="ro1">
          <table:table-cell office:value-type="string" calcext:value-type="string">
            <text:p>RU000A106JZ9</text:p>
          </table:table-cell>
          <table:table-cell office:value-type="float" office:value="268008010" calcext:value-type="float">
            <text:p>268008010</text:p>
          </table:table-cell>
          <table:table-cell office:value-type="string" calcext:value-type="string">
            <text:p>Производство прочих основных неорганических химических веществ</text:p>
          </table:table-cell>
        </table:table-row>
        <table:table-row table:style-name="ro1">
          <table:table-cell office:value-type="string" calcext:value-type="string">
            <text:p>RU000A1065H8</text:p>
          </table:table-cell>
          <table:table-cell office:value-type="float" office:value="5404373487" calcext:value-type="float">
            <text:p>5404373487</text:p>
          </table:table-cell>
          <table:table-cell office:value-type="string" calcext:value-type="string">
            <text:p>Производство прочих пищевых продуктов</text:p>
          </table:table-cell>
        </table:table-row>
        <table:table-row table:style-name="ro1">
          <table:table-cell office:value-type="string" calcext:value-type="string">
            <text:p>RU000A105RU5</text:p>
          </table:table-cell>
          <table:table-cell office:value-type="float" office:value="7705722209" calcext:value-type="float">
            <text:p>7705722209</text:p>
          </table:table-cell>
          <table:table-cell office:value-type="string" calcext:value-type="string">
            <text:p>Производство прочих строительно-монтажных работ</text:p>
          </table:table-cell>
        </table:table-row>
        <table:table-row table:style-name="ro1">
          <table:table-cell office:value-type="string" calcext:value-type="string">
            <text:p>RU000A106DJ6</text:p>
          </table:table-cell>
          <table:table-cell office:value-type="float" office:value="7705722209" calcext:value-type="float">
            <text:p>7705722209</text:p>
          </table:table-cell>
          <table:table-cell office:value-type="string" calcext:value-type="string">
            <text:p>Производство прочих строительно-монтажных работ</text:p>
          </table:table-cell>
        </table:table-row>
        <table:table-row table:style-name="ro1">
          <table:table-cell office:value-type="string" calcext:value-type="string">
            <text:p>GMKN</text:p>
          </table:table-cell>
          <table:table-cell office:value-type="float" office:value="8401005730" calcext:value-type="float">
            <text:p>8401005730</text:p>
          </table:table-cell>
          <table:table-cell office:value-type="string" calcext:value-type="string">
            <text:p>Производство прочих цветных металлов</text:p>
          </table:table-cell>
        </table:table-row>
        <table:table-row table:style-name="ro1">
          <table:table-cell office:value-type="string" calcext:value-type="string">
            <text:p>RU000A100VQ6</text:p>
          </table:table-cell>
          <table:table-cell office:value-type="float" office:value="8401005730" calcext:value-type="float">
            <text:p>8401005730</text:p>
          </table:table-cell>
          <table:table-cell office:value-type="string" calcext:value-type="string">
            <text:p>Производство прочих цветных металлов</text:p>
          </table:table-cell>
        </table:table-row>
        <table:table-row table:style-name="ro1">
          <table:table-cell office:value-type="string" calcext:value-type="string">
            <text:p>RU000A105A61</text:p>
          </table:table-cell>
          <table:table-cell office:value-type="float" office:value="8401005730" calcext:value-type="float">
            <text:p>8401005730</text:p>
          </table:table-cell>
          <table:table-cell office:value-type="string" calcext:value-type="string">
            <text:p>Производство прочих цветных металлов</text:p>
          </table:table-cell>
        </table:table-row>
        <table:table-row table:style-name="ro1">
          <table:table-cell office:value-type="string" calcext:value-type="string">
            <text:p>RU000A105ML5</text:p>
          </table:table-cell>
          <table:table-cell office:value-type="float" office:value="8401005730" calcext:value-type="float">
            <text:p>8401005730</text:p>
          </table:table-cell>
          <table:table-cell office:value-type="string" calcext:value-type="string">
            <text:p>Производство прочих цветных металлов</text:p>
          </table:table-cell>
        </table:table-row>
        <table:table-row table:style-name="ro1">
          <table:table-cell office:value-type="string" calcext:value-type="string">
            <text:p>RU000A105NL3</text:p>
          </table:table-cell>
          <table:table-cell office:value-type="float" office:value="8401005730" calcext:value-type="float">
            <text:p>8401005730</text:p>
          </table:table-cell>
          <table:table-cell office:value-type="string" calcext:value-type="string">
            <text:p>Производство прочих цветных металлов</text:p>
          </table:table-cell>
        </table:table-row>
        <table:table-row table:style-name="ro1">
          <table:table-cell office:value-type="string" calcext:value-type="string">
            <text:p>RU000A1069N8</text:p>
          </table:table-cell>
          <table:table-cell office:value-type="float" office:value="8401005730" calcext:value-type="float">
            <text:p>8401005730</text:p>
          </table:table-cell>
          <table:table-cell office:value-type="string" calcext:value-type="string">
            <text:p>Производство прочих цветных металлов</text:p>
          </table:table-cell>
        </table:table-row>
        <table:table-row table:style-name="ro1">
          <table:table-cell office:value-type="string" calcext:value-type="string">
            <text:p>RU000A106F08</text:p>
          </table:table-cell>
          <table:table-cell office:value-type="float" office:value="7017211757" calcext:value-type="float">
            <text:p>7017211757</text:p>
          </table:table-cell>
          <table:table-cell office:value-type="string" calcext:value-type="string">
            <text:p>Производство радио- и телевизионной передающей аппаратуры</text:p>
          </table:table-cell>
        </table:table-row>
        <table:table-row table:style-name="ro1">
          <table:table-cell office:value-type="string" calcext:value-type="string">
            <text:p>RU000A103X74</text:p>
          </table:table-cell>
          <table:table-cell office:value-type="float" office:value="5407267053" calcext:value-type="float">
            <text:p>5407267053</text:p>
          </table:table-cell>
          <table:table-cell office:value-type="string" calcext:value-type="string">
            <text:p>Производство растительных и животных масел и жиров</text:p>
          </table:table-cell>
        </table:table-row>
        <table:table-row table:style-name="ro1">
          <table:table-cell office:value-type="string" calcext:value-type="string">
            <text:p>RU000A106ZZ5</text:p>
          </table:table-cell>
          <table:table-cell office:value-type="float" office:value="5407267053" calcext:value-type="float">
            <text:p>5407267053</text:p>
          </table:table-cell>
          <table:table-cell office:value-type="string" calcext:value-type="string">
            <text:p>Производство растительных и животных масел и жиров</text:p>
          </table:table-cell>
        </table:table-row>
        <table:table-row table:style-name="ro1">
          <table:table-cell office:value-type="string" calcext:value-type="string">
            <text:p>RU000A0JXME4</text:p>
          </table:table-cell>
          <table:table-cell office:value-type="float" office:value="7449006730" calcext:value-type="float">
            <text:p>7449006730</text:p>
          </table:table-cell>
          <table:table-cell office:value-type="string" calcext:value-type="string">
            <text:p>Производство стальных труб и фитингов</text:p>
          </table:table-cell>
        </table:table-row>
        <table:table-row table:style-name="ro1">
          <table:table-cell office:value-type="string" calcext:value-type="string">
            <text:p>RU000A0JXTY7</text:p>
          </table:table-cell>
          <table:table-cell office:value-type="float" office:value="7449006730" calcext:value-type="float">
            <text:p>7449006730</text:p>
          </table:table-cell>
          <table:table-cell office:value-type="string" calcext:value-type="string">
            <text:p>Производство стальных труб и фитингов</text:p>
          </table:table-cell>
        </table:table-row>
        <table:table-row table:style-name="ro1">
          <table:table-cell office:value-type="string" calcext:value-type="string">
            <text:p>RU000A102F85</text:p>
          </table:table-cell>
          <table:table-cell office:value-type="float" office:value="7449006730" calcext:value-type="float">
            <text:p>7449006730</text:p>
          </table:table-cell>
          <table:table-cell office:value-type="string" calcext:value-type="string">
            <text:p>Производство стальных труб и фитингов</text:p>
          </table:table-cell>
        </table:table-row>
        <table:table-row table:style-name="ro1">
          <table:table-cell office:value-type="string" calcext:value-type="string">
            <text:p>RU000A102AB8</text:p>
          </table:table-cell>
          <table:table-cell office:value-type="float" office:value="1655294699" calcext:value-type="float">
            <text:p>1655294699</text:p>
          </table:table-cell>
          <table:table-cell office:value-type="string" calcext:value-type="string">
            <text:p>Производство строительных металлических конструкций, изделий и их частей</text:p>
          </table:table-cell>
        </table:table-row>
        <table:table-row table:style-name="ro1">
          <table:table-cell office:value-type="string" calcext:value-type="string">
            <text:p>RU000A105AW7</text:p>
          </table:table-cell>
          <table:table-cell office:value-type="float" office:value="1655294699" calcext:value-type="float">
            <text:p>1655294699</text:p>
          </table:table-cell>
          <table:table-cell office:value-type="string" calcext:value-type="string">
            <text:p>Производство строительных металлических конструкций, изделий и их частей</text:p>
          </table:table-cell>
        </table:table-row>
        <table:table-row table:style-name="ro1">
          <table:table-cell office:value-type="string" calcext:value-type="string">
            <text:p>RU000A106QS9</text:p>
          </table:table-cell>
          <table:table-cell office:value-type="float" office:value="1655294699" calcext:value-type="float">
            <text:p>1655294699</text:p>
          </table:table-cell>
          <table:table-cell office:value-type="string" calcext:value-type="string">
            <text:p>Производство строительных металлических конструкций, изделий и их частей</text:p>
          </table:table-cell>
        </table:table-row>
        <table:table-row table:style-name="ro1">
          <table:table-cell office:value-type="string" calcext:value-type="string">
            <text:p>RU000A101UD4</text:p>
          </table:table-cell>
          <table:table-cell office:value-type="float" office:value="6313553082" calcext:value-type="float">
            <text:p>6313553082</text:p>
          </table:table-cell>
          <table:table-cell office:value-type="string" calcext:value-type="string">
            <text:p>Производство строительных металлических конструкций, изделий и их частей</text:p>
          </table:table-cell>
        </table:table-row>
        <table:table-row table:style-name="ro1">
          <table:table-cell office:value-type="string" calcext:value-type="string">
            <text:p>PRFN</text:p>
          </table:table-cell>
          <table:table-cell office:value-type="float" office:value="7447014976" calcext:value-type="float">
            <text:p>7447014976</text:p>
          </table:table-cell>
          <table:table-cell office:value-type="string" calcext:value-type="string">
            <text:p>Производство строительных металлических конструкций, изделий и их частей</text:p>
          </table:table-cell>
        </table:table-row>
        <table:table-row table:style-name="ro1">
          <table:table-cell office:value-type="string" calcext:value-type="string">
            <text:p>RU000A101NJ6</text:p>
          </table:table-cell>
          <table:table-cell office:value-type="float" office:value="7447014976" calcext:value-type="float">
            <text:p>7447014976</text:p>
          </table:table-cell>
          <table:table-cell office:value-type="string" calcext:value-type="string">
            <text:p>Производство строительных металлических конструкций, изделий и их частей</text:p>
          </table:table-cell>
        </table:table-row>
        <table:table-row table:style-name="ro1">
          <table:table-cell office:value-type="string" calcext:value-type="string">
            <text:p>RU000A103NJ2</text:p>
          </table:table-cell>
          <table:table-cell office:value-type="float" office:value="5406697416" calcext:value-type="float">
            <text:p>5406697416</text:p>
          </table:table-cell>
          <table:table-cell office:value-type="string" calcext:value-type="string">
            <text:p>Производство теплообменных устройств, оборудования для кондиционирования воздуха промышленного холодильного и морозильного оборудования, производство оборудования для фильтрования и очистки газов</text:p>
          </table:table-cell>
        </table:table-row>
        <table:table-row table:style-name="ro1">
          <table:table-cell office:value-type="string" calcext:value-type="string">
            <text:p>RU000A105LS2</text:p>
          </table:table-cell>
          <table:table-cell office:value-type="float" office:value="5406697416" calcext:value-type="float">
            <text:p>5406697416</text:p>
          </table:table-cell>
          <table:table-cell office:value-type="string" calcext:value-type="string">
            <text:p>Производство теплообменных устройств, оборудования для кондиционирования воздуха промышленного холодильного и морозильного оборудования, производство оборудования для фильтрования и очистки газов</text:p>
          </table:table-cell>
        </table:table-row>
        <table:table-row table:style-name="ro1">
          <table:table-cell office:value-type="string" calcext:value-type="string">
            <text:p>RU000A101GZ6</text:p>
          </table:table-cell>
          <table:table-cell office:value-type="float" office:value="5911029807" calcext:value-type="float">
            <text:p>5911029807</text:p>
          </table:table-cell>
          <table:table-cell office:value-type="string" calcext:value-type="string">
            <text:p>Производство удобрений и азотных соединений</text:p>
          </table:table-cell>
        </table:table-row>
        <table:table-row table:style-name="ro1">
          <table:table-cell office:value-type="string" calcext:value-type="string">
            <text:p>CHMF</text:p>
          </table:table-cell>
          <table:table-cell office:value-type="float" office:value="3528000597" calcext:value-type="float">
            <text:p>3528000597</text:p>
          </table:table-cell>
          <table:table-cell office:value-type="string" calcext:value-type="string">
            <text:p>Производство чугуна, стали и ферросплавов</text:p>
          </table:table-cell>
        </table:table-row>
        <table:table-row table:style-name="ro1">
          <table:table-cell office:value-type="string" calcext:value-type="string">
            <text:p>RU000A1008L0</text:p>
          </table:table-cell>
          <table:table-cell office:value-type="float" office:value="3528000597" calcext:value-type="float">
            <text:p>3528000597</text:p>
          </table:table-cell>
          <table:table-cell office:value-type="string" calcext:value-type="string">
            <text:p>Производство чугуна, стали и ферросплавов</text:p>
          </table:table-cell>
        </table:table-row>
        <table:table-row table:style-name="ro1">
          <table:table-cell office:value-type="string" calcext:value-type="string">
            <text:p>RU000A1008W7</text:p>
          </table:table-cell>
          <table:table-cell office:value-type="float" office:value="3528000597" calcext:value-type="float">
            <text:p>3528000597</text:p>
          </table:table-cell>
          <table:table-cell office:value-type="string" calcext:value-type="string">
            <text:p>Производство чугуна, стали и ферросплавов</text:p>
          </table:table-cell>
        </table:table-row>
        <table:table-row table:style-name="ro1">
          <table:table-cell office:value-type="string" calcext:value-type="string">
            <text:p>MAGN</text:p>
          </table:table-cell>
          <table:table-cell office:value-type="float" office:value="7414003633" calcext:value-type="float">
            <text:p>7414003633</text:p>
          </table:table-cell>
          <table:table-cell office:value-type="string" calcext:value-type="string">
            <text:p>Производство чугуна, стали и ферросплавов</text:p>
          </table:table-cell>
        </table:table-row>
        <table:table-row table:style-name="ro1">
          <table:table-cell office:value-type="string" calcext:value-type="string">
            <text:p>RU000A105H64</text:p>
          </table:table-cell>
          <table:table-cell office:value-type="float" office:value="7414003633" calcext:value-type="float">
            <text:p>7414003633</text:p>
          </table:table-cell>
          <table:table-cell office:value-type="string" calcext:value-type="string">
            <text:p>Производство чугуна, стали и ферросплавов</text:p>
          </table:table-cell>
        </table:table-row>
        <table:table-row table:style-name="ro1">
          <table:table-cell office:value-type="string" calcext:value-type="string">
            <text:p>RU000A1001L5</text:p>
          </table:table-cell>
          <table:table-cell office:value-type="float" office:value="6164235725" calcext:value-type="float">
            <text:p>6164235725</text:p>
          </table:table-cell>
          <table:table-cell office:value-type="string" calcext:value-type="string">
            <text:p>Производство электрических изоляторов из стекла</text:p>
          </table:table-cell>
        </table:table-row>
        <table:table-row table:style-name="ro1">
          <table:table-cell office:value-type="string" calcext:value-type="string">
            <text:p>RU000A100Q92</text:p>
          </table:table-cell>
          <table:table-cell office:value-type="float" office:value="6164235725" calcext:value-type="float">
            <text:p>6164235725</text:p>
          </table:table-cell>
          <table:table-cell office:value-type="string" calcext:value-type="string">
            <text:p>Производство электрических изоляторов из стекла</text:p>
          </table:table-cell>
        </table:table-row>
        <table:table-row table:style-name="ro1">
          <table:table-cell office:value-type="string" calcext:value-type="string">
            <text:p>RU000A106HF5</text:p>
          </table:table-cell>
          <table:table-cell office:value-type="float" office:value="7721403552" calcext:value-type="float">
            <text:p>7721403552</text:p>
          </table:table-cell>
          <table:table-cell office:value-type="string" calcext:value-type="string">
            <text:p>Производство электрической распределительной и регулирующей аппаратуры</text:p>
          </table:table-cell>
        </table:table-row>
        <table:table-row table:style-name="ro1">
          <table:table-cell office:value-type="string" calcext:value-type="string">
            <text:p>RU000A105NB4</text:p>
          </table:table-cell>
          <table:table-cell office:value-type="float" office:value="7841312071" calcext:value-type="float">
            <text:p>7841312071</text:p>
          </table:table-cell>
          <table:table-cell office:value-type="string" calcext:value-type="string">
            <text:p>Производство электроэнергии</text:p>
          </table:table-cell>
        </table:table-row>
        <table:table-row table:style-name="ro1">
          <table:table-cell office:value-type="string" calcext:value-type="string">
            <text:p>TGKA</text:p>
          </table:table-cell>
          <table:table-cell office:value-type="float" office:value="7841312071" calcext:value-type="float">
            <text:p>7841312071</text:p>
          </table:table-cell>
          <table:table-cell office:value-type="string" calcext:value-type="string">
            <text:p>Производство электроэнергии</text:p>
          </table:table-cell>
        </table:table-row>
        <table:table-row table:style-name="ro1">
          <table:table-cell office:value-type="string" calcext:value-type="string">
            <text:p>HYDR</text:p>
          </table:table-cell>
          <table:table-cell office:value-type="float" office:value="2460066195" calcext:value-type="float">
            <text:p>2460066195</text:p>
          </table:table-cell>
          <table:table-cell office:value-type="string" calcext:value-type="string">
            <text:p>Производство электроэнергии гидроэлектростанциями, в том числе деятельность по обеспечению работоспособности электростанций</text:p>
          </table:table-cell>
        </table:table-row>
        <table:table-row table:style-name="ro1">
          <table:table-cell office:value-type="string" calcext:value-type="string">
            <text:p>RU000A0JVD25</text:p>
          </table:table-cell>
          <table:table-cell office:value-type="float" office:value="2460066195" calcext:value-type="float">
            <text:p>2460066195</text:p>
          </table:table-cell>
          <table:table-cell office:value-type="string" calcext:value-type="string">
            <text:p>Производство электроэнергии гидроэлектростанциями, в том числе деятельность по обеспечению работоспособности электростанций</text:p>
          </table:table-cell>
        </table:table-row>
        <table:table-row table:style-name="ro1">
          <table:table-cell office:value-type="string" calcext:value-type="string">
            <text:p>RU000A1057P8</text:p>
          </table:table-cell>
          <table:table-cell office:value-type="float" office:value="2460066195" calcext:value-type="float">
            <text:p>2460066195</text:p>
          </table:table-cell>
          <table:table-cell office:value-type="string" calcext:value-type="string">
            <text:p>Производство электроэнергии гидроэлектростанциями, в том числе деятельность по обеспечению работоспособности электростанций</text:p>
          </table:table-cell>
        </table:table-row>
        <table:table-row table:style-name="ro1">
          <table:table-cell office:value-type="string" calcext:value-type="string">
            <text:p>RU000A105HC4</text:p>
          </table:table-cell>
          <table:table-cell office:value-type="float" office:value="2460066195" calcext:value-type="float">
            <text:p>2460066195</text:p>
          </table:table-cell>
          <table:table-cell office:value-type="string" calcext:value-type="string">
            <text:p>Производство электроэнергии гидроэлектростанциями, в том числе деятельность по обеспечению работоспособности электростанций</text:p>
          </table:table-cell>
        </table:table-row>
        <table:table-row table:style-name="ro1">
          <table:table-cell office:value-type="string" calcext:value-type="string">
            <text:p>RU000A105MW2</text:p>
          </table:table-cell>
          <table:table-cell office:value-type="float" office:value="2460066195" calcext:value-type="float">
            <text:p>2460066195</text:p>
          </table:table-cell>
          <table:table-cell office:value-type="string" calcext:value-type="string">
            <text:p>Производство электроэнергии гидроэлектростанциями, в том числе деятельность по обеспечению работоспособности электростанций</text:p>
          </table:table-cell>
        </table:table-row>
        <table:table-row table:style-name="ro1">
          <table:table-cell office:value-type="string" calcext:value-type="string">
            <text:p>RU000A105SL2</text:p>
          </table:table-cell>
          <table:table-cell office:value-type="float" office:value="2460066195" calcext:value-type="float">
            <text:p>2460066195</text:p>
          </table:table-cell>
          <table:table-cell office:value-type="string" calcext:value-type="string">
            <text:p>Производство электроэнергии гидроэлектростанциями, в том числе деятельность по обеспечению работоспособности электростанций</text:p>
          </table:table-cell>
        </table:table-row>
        <table:table-row table:style-name="ro1">
          <table:table-cell office:value-type="string" calcext:value-type="string">
            <text:p>RU000A106037</text:p>
          </table:table-cell>
          <table:table-cell office:value-type="float" office:value="2460066195" calcext:value-type="float">
            <text:p>2460066195</text:p>
          </table:table-cell>
          <table:table-cell office:value-type="string" calcext:value-type="string">
            <text:p>Производство электроэнергии гидроэлектростанциями, в том числе деятельность по обеспечению работоспособности электростанций</text:p>
          </table:table-cell>
        </table:table-row>
        <table:table-row table:style-name="ro1">
          <table:table-cell office:value-type="string" calcext:value-type="string">
            <text:p>RU000A106GD2</text:p>
          </table:table-cell>
          <table:table-cell office:value-type="float" office:value="2460066195" calcext:value-type="float">
            <text:p>2460066195</text:p>
          </table:table-cell>
          <table:table-cell office:value-type="string" calcext:value-type="string">
            <text:p>Производство электроэнергии гидроэлектростанциями, в том числе деятельность по обеспечению работоспособности электростанций</text:p>
          </table:table-cell>
        </table:table-row>
        <table:table-row table:style-name="ro1">
          <table:table-cell office:value-type="string" calcext:value-type="string">
            <text:p>RU000A106ZU6</text:p>
          </table:table-cell>
          <table:table-cell office:value-type="float" office:value="2460066195" calcext:value-type="float">
            <text:p>2460066195</text:p>
          </table:table-cell>
          <table:table-cell office:value-type="string" calcext:value-type="string">
            <text:p>Производство электроэнергии гидроэлектростанциями, в том числе деятельность по обеспечению работоспособности электростанций</text:p>
          </table:table-cell>
        </table:table-row>
        <table:table-row table:style-name="ro1">
          <table:table-cell office:value-type="string" calcext:value-type="string">
            <text:p>RU000A106797</text:p>
          </table:table-cell>
          <table:table-cell office:value-type="float" office:value="3812142445" calcext:value-type="float">
            <text:p>3812142445</text:p>
          </table:table-cell>
          <table:table-cell office:value-type="string" calcext:value-type="string">
            <text:p>Производство электроэнергии гидроэлектростанциями, в том числе деятельность по обеспечению работоспособности электростанций</text:p>
          </table:table-cell>
        </table:table-row>
        <table:table-row table:style-name="ro1">
          <table:table-cell office:value-type="string" calcext:value-type="string">
            <text:p>YKEN</text:p>
          </table:table-cell>
          <table:table-cell office:value-type="float" office:value="1435028701" calcext:value-type="float">
            <text:p>1435028701</text:p>
          </table:table-cell>
          <table:table-cell office:value-type="string" calcext:value-type="string">
            <text:p>Производство электроэнергии тепловыми электростанциями</text:p>
          </table:table-cell>
        </table:table-row>
        <table:table-row table:style-name="ro1">
          <table:table-cell office:value-type="string" calcext:value-type="string">
            <text:p>YKENP</text:p>
          </table:table-cell>
          <table:table-cell office:value-type="float" office:value="1435028701" calcext:value-type="float">
            <text:p>1435028701</text:p>
          </table:table-cell>
          <table:table-cell office:value-type="string" calcext:value-type="string">
            <text:p>Производство электроэнергии тепловыми электростанциями</text:p>
          </table:table-cell>
        </table:table-row>
        <table:table-row table:style-name="ro1">
          <table:table-cell office:value-type="string" calcext:value-type="string">
            <text:p>MAGE</text:p>
          </table:table-cell>
          <table:table-cell office:value-type="float" office:value="4909047148" calcext:value-type="float">
            <text:p>4909047148</text:p>
          </table:table-cell>
          <table:table-cell office:value-type="string" calcext:value-type="string">
            <text:p>Производство электроэнергии тепловыми электростанциями</text:p>
          </table:table-cell>
        </table:table-row>
        <table:table-row table:style-name="ro1">
          <table:table-cell office:value-type="string" calcext:value-type="string">
            <text:p>MAGEP</text:p>
          </table:table-cell>
          <table:table-cell office:value-type="float" office:value="4909047148" calcext:value-type="float">
            <text:p>4909047148</text:p>
          </table:table-cell>
          <table:table-cell office:value-type="string" calcext:value-type="string">
            <text:p>Производство электроэнергии тепловыми электростанциями</text:p>
          </table:table-cell>
        </table:table-row>
        <table:table-row table:style-name="ro1">
          <table:table-cell office:value-type="string" calcext:value-type="string">
            <text:p>IRAO</text:p>
          </table:table-cell>
          <table:table-cell office:value-type="float" office:value="2320109650" calcext:value-type="float">
            <text:p>2320109650</text:p>
          </table:table-cell>
          <table:table-cell office:value-type="string" calcext:value-type="string">
            <text:p>Производство электроэнергии тепловыми электростанциями, в том числе деятельность по обеспечению работоспособности электростанций</text:p>
          </table:table-cell>
        </table:table-row>
        <table:table-row table:style-name="ro1">
          <table:table-cell office:value-type="string" calcext:value-type="string">
            <text:p>OGKB</text:p>
          </table:table-cell>
          <table:table-cell office:value-type="float" office:value="2607018122" calcext:value-type="float">
            <text:p>2607018122</text:p>
          </table:table-cell>
          <table:table-cell office:value-type="string" calcext:value-type="string">
            <text:p>Производство электроэнергии тепловыми электростанциями, в том числе деятельность по обеспечению работоспособности электростанций</text:p>
          </table:table-cell>
        </table:table-row>
        <table:table-row table:style-name="ro1">
          <table:table-cell office:value-type="string" calcext:value-type="string">
            <text:p>RU000A101WR0</text:p>
          </table:table-cell>
          <table:table-cell office:value-type="float" office:value="2607018122" calcext:value-type="float">
            <text:p>2607018122</text:p>
          </table:table-cell>
          <table:table-cell office:value-type="string" calcext:value-type="string">
            <text:p>Производство электроэнергии тепловыми электростанциями, в том числе деятельность по обеспечению работоспособности электростанций</text:p>
          </table:table-cell>
        </table:table-row>
        <table:table-row table:style-name="ro1">
          <table:table-cell office:value-type="string" calcext:value-type="string">
            <text:p>ELFV</text:p>
          </table:table-cell>
          <table:table-cell office:value-type="float" office:value="6671156423" calcext:value-type="float">
            <text:p>6671156423</text:p>
          </table:table-cell>
          <table:table-cell office:value-type="string" calcext:value-type="string">
            <text:p>Производство электроэнергии тепловыми электростанциями, в том числе деятельность по обеспечению работоспособности электростанций</text:p>
          </table:table-cell>
        </table:table-row>
        <table:table-row table:style-name="ro1">
          <table:table-cell office:value-type="string" calcext:value-type="string">
            <text:p>RU000A1066J2</text:p>
          </table:table-cell>
          <table:table-cell office:value-type="float" office:value="7534018889" calcext:value-type="float">
            <text:p>7534018889</text:p>
          </table:table-cell>
          <table:table-cell office:value-type="string" calcext:value-type="string">
            <text:p>Производство электроэнергии тепловыми электростанциями, в том числе деятельность по обеспечению работоспособности электростанций</text:p>
          </table:table-cell>
        </table:table-row>
        <table:table-row table:style-name="ro1">
          <table:table-cell office:value-type="string" calcext:value-type="string">
            <text:p>RU000A106MW0</text:p>
          </table:table-cell>
          <table:table-cell office:value-type="float" office:value="7534018889" calcext:value-type="float">
            <text:p>7534018889</text:p>
          </table:table-cell>
          <table:table-cell office:value-type="string" calcext:value-type="string">
            <text:p>Производство электроэнергии тепловыми электростанциями, в том числе деятельность по обеспечению работоспособности электростанций</text:p>
          </table:table-cell>
        </table:table-row>
        <table:table-row table:style-name="ro1">
          <table:table-cell office:value-type="string" calcext:value-type="string">
            <text:p>TGKN</text:p>
          </table:table-cell>
          <table:table-cell office:value-type="float" office:value="7534018889" calcext:value-type="float">
            <text:p>7534018889</text:p>
          </table:table-cell>
          <table:table-cell office:value-type="string" calcext:value-type="string">
            <text:p>Производство электроэнергии тепловыми электростанциями, в том числе деятельность по обеспечению работоспособности электростанций</text:p>
          </table:table-cell>
        </table:table-row>
        <table:table-row table:style-name="ro1">
          <table:table-cell office:value-type="string" calcext:value-type="string">
            <text:p>MSNG</text:p>
          </table:table-cell>
          <table:table-cell office:value-type="float" office:value="7705035012" calcext:value-type="float">
            <text:p>7705035012</text:p>
          </table:table-cell>
          <table:table-cell office:value-type="string" calcext:value-type="string">
            <text:p>Производство электроэнергии тепловыми электростанциями, в том числе деятельность по обеспечению работоспособности электростанций</text:p>
          </table:table-cell>
        </table:table-row>
        <table:table-row table:style-name="ro1">
          <table:table-cell office:value-type="string" calcext:value-type="string">
            <text:p>RU000A103828</text:p>
          </table:table-cell>
          <table:table-cell office:value-type="float" office:value="7203126844" calcext:value-type="float">
            <text:p>7203126844</text:p>
          </table:table-cell>
          <table:table-cell office:value-type="string" calcext:value-type="string">
            <text:p>Производство электроэнергии, получаемой из возобновляемых источников энергии, включая выработанную солнечными, ветровыми, геотермальными электростанциями, в том числе деятельность по обеспечению их работоспособности</text:p>
          </table:table-cell>
        </table:table-row>
        <table:table-row table:style-name="ro1">
          <table:table-cell office:value-type="string" calcext:value-type="string">
            <text:p>RU000A105PK0</text:p>
          </table:table-cell>
          <table:table-cell office:value-type="float" office:value="4400005628" calcext:value-type="float">
            <text:p>4400005628</text:p>
          </table:table-cell>
          <table:table-cell office:value-type="string" calcext:value-type="string">
            <text:p>Производство ювелирных изделий, медалей из драгоценных металлов и драгоценных камней</text:p>
          </table:table-cell>
        </table:table-row>
        <table:table-row table:style-name="ro1">
          <table:table-cell office:value-type="string" calcext:value-type="string">
            <text:p>TNSE</text:p>
          </table:table-cell>
          <table:table-cell office:value-type="float" office:value="7705541227" calcext:value-type="float">
            <text:p>7705541227</text:p>
          </table:table-cell>
          <table:table-cell office:value-type="string" calcext:value-type="string">
            <text:p>Прочая оптовая торговля</text:p>
          </table:table-cell>
        </table:table-row>
        <table:table-row table:style-name="ro1">
          <table:table-cell office:value-type="string" calcext:value-type="string">
            <text:p>SFIN</text:p>
          </table:table-cell>
          <table:table-cell office:value-type="float" office:value="6164077483" calcext:value-type="float">
            <text:p>6164077483</text:p>
          </table:table-cell>
          <table:table-cell office:value-type="string" calcext:value-type="string">
            <text:p>Прочее денежное посредничество</text:p>
          </table:table-cell>
        </table:table-row>
        <table:table-row table:style-name="ro1">
          <table:table-cell office:value-type="string" calcext:value-type="string">
            <text:p>RU000A0JUAG0</text:p>
          </table:table-cell>
          <table:table-cell office:value-type="float" office:value="7709858440" calcext:value-type="float">
            <text:p>7709858440</text:p>
          </table:table-cell>
          <table:table-cell office:value-type="string" calcext:value-type="string">
            <text:p>Прочее финансовое посредничество</text:p>
          </table:table-cell>
        </table:table-row>
        <table:table-row table:style-name="ro1">
          <table:table-cell office:value-type="string" calcext:value-type="string">
            <text:p>RU000A100PS4</text:p>
          </table:table-cell>
          <table:table-cell office:value-type="float" office:value="7709858440" calcext:value-type="float">
            <text:p>7709858440</text:p>
          </table:table-cell>
          <table:table-cell office:value-type="string" calcext:value-type="string">
            <text:p>Прочее финансовое посредничество</text:p>
          </table:table-cell>
        </table:table-row>
        <table:table-row table:style-name="ro1">
          <table:table-cell office:value-type="string" calcext:value-type="string">
            <text:p>RU000A101UQ6</text:p>
          </table:table-cell>
          <table:table-cell office:value-type="float" office:value="7715630469" calcext:value-type="float">
            <text:p>7715630469</text:p>
          </table:table-cell>
          <table:table-cell office:value-type="string" calcext:value-type="string">
            <text:p>Прочее финансовое посредничество</text:p>
          </table:table-cell>
        </table:table-row>
        <table:table-row table:style-name="ro1">
          <table:table-cell office:value-type="string" calcext:value-type="string">
            <text:p>RU000A103N76</text:p>
          </table:table-cell>
          <table:table-cell office:value-type="float" office:value="7715630469" calcext:value-type="float">
            <text:p>7715630469</text:p>
          </table:table-cell>
          <table:table-cell office:value-type="string" calcext:value-type="string">
            <text:p>Прочее финансовое посредничество</text:p>
          </table:table-cell>
        </table:table-row>
        <table:table-row table:style-name="ro1">
          <table:table-cell office:value-type="string" calcext:value-type="string">
            <text:p>RU000A105JP2</text:p>
          </table:table-cell>
          <table:table-cell office:value-type="float" office:value="7715630469" calcext:value-type="float">
            <text:p>7715630469</text:p>
          </table:table-cell>
          <table:table-cell office:value-type="string" calcext:value-type="string">
            <text:p>Прочее финансовое посредничество</text:p>
          </table:table-cell>
        </table:table-row>
        <table:table-row table:style-name="ro1">
          <table:table-cell office:value-type="string" calcext:value-type="string">
            <text:p>RU000A105NE8</text:p>
          </table:table-cell>
          <table:table-cell office:value-type="float" office:value="7715630469" calcext:value-type="float">
            <text:p>7715630469</text:p>
          </table:table-cell>
          <table:table-cell office:value-type="string" calcext:value-type="string">
            <text:p>Прочее финансовое посредничество</text:p>
          </table:table-cell>
        </table:table-row>
        <table:table-row table:style-name="ro1">
          <table:table-cell office:value-type="string" calcext:value-type="string">
            <text:p>RU000A1075S4</text:p>
          </table:table-cell>
          <table:table-cell office:value-type="float" office:value="7715630469" calcext:value-type="float">
            <text:p>7715630469</text:p>
          </table:table-cell>
          <table:table-cell office:value-type="string" calcext:value-type="string">
            <text:p>Прочее финансовое посредничество</text:p>
          </table:table-cell>
        </table:table-row>
        <table:table-row table:style-name="ro1">
          <table:table-cell office:value-type="string" calcext:value-type="string">
            <text:p>GAZC</text:p>
          </table:table-cell>
          <table:table-cell office:value-type="float" office:value="7726510759" calcext:value-type="float">
            <text:p>7726510759</text:p>
          </table:table-cell>
          <table:table-cell office:value-type="string" calcext:value-type="string">
            <text:p>Прочее финансовое посредничество</text:p>
          </table:table-cell>
        </table:table-row>
        <table:table-row table:style-name="ro1">
          <table:table-cell office:value-type="string" calcext:value-type="string">
            <text:p>RU000A1050X7</text:p>
          </table:table-cell>
          <table:table-cell office:value-type="float" office:value="5030085811" calcext:value-type="float">
            <text:p>5030085811</text:p>
          </table:table-cell>
          <table:table-cell office:value-type="string" calcext:value-type="string">
            <text:p>Прочие виды переработки и консервирования фруктов и овощей</text:p>
          </table:table-cell>
        </table:table-row>
        <table:table-row table:style-name="ro1">
          <table:table-cell office:value-type="string" calcext:value-type="string">
            <text:p>RU000A106U74</text:p>
          </table:table-cell>
          <table:table-cell office:value-type="float" office:value="5030085811" calcext:value-type="float">
            <text:p>5030085811</text:p>
          </table:table-cell>
          <table:table-cell office:value-type="string" calcext:value-type="string">
            <text:p>Прочие виды переработки и консервирования фруктов и овощей</text:p>
          </table:table-cell>
        </table:table-row>
        <table:table-row table:style-name="ro1">
          <table:table-cell office:value-type="string" calcext:value-type="string">
            <text:p>MRKK</text:p>
          </table:table-cell>
          <table:table-cell office:value-type="float" office:value="2632082033" calcext:value-type="float">
            <text:p>2632082033</text:p>
          </table:table-cell>
          <table:table-cell office:value-type="string" calcext:value-type="string">
            <text:p>прочие отрасли</text:p>
          </table:table-cell>
        </table:table-row>
        <table:table-row table:style-name="ro1">
          <table:table-cell office:value-type="string" calcext:value-type="string">
            <text:p>MVID</text:p>
          </table:table-cell>
          <table:table-cell office:value-type="float" office:value="7707602010" calcext:value-type="float">
            <text:p>7707602010</text:p>
          </table:table-cell>
          <table:table-cell office:value-type="string" calcext:value-type="string">
            <text:p>прочие отрасли</text:p>
          </table:table-cell>
        </table:table-row>
        <table:table-row table:style-name="ro1">
          <table:table-cell office:value-type="string" calcext:value-type="string">
            <text:p>UNAC</text:p>
          </table:table-cell>
          <table:table-cell office:value-type="float" office:value="7708619320" calcext:value-type="float">
            <text:p>7708619320</text:p>
          </table:table-cell>
          <table:table-cell office:value-type="string" calcext:value-type="string">
            <text:p>прочие отрасли</text:p>
          </table:table-cell>
        </table:table-row>
        <table:table-row table:style-name="ro1">
          <table:table-cell office:value-type="string" calcext:value-type="string">
            <text:p>RU000A0JX2L4</text:p>
          </table:table-cell>
          <table:table-cell office:value-type="float" office:value="7717127797" calcext:value-type="float">
            <text:p>7717127797</text:p>
          </table:table-cell>
          <table:table-cell office:value-type="string" calcext:value-type="string">
            <text:p>прочие отрасли</text:p>
          </table:table-cell>
        </table:table-row>
        <table:table-row table:style-name="ro1">
          <table:table-cell office:value-type="string" calcext:value-type="string">
            <text:p>RU000A1000H5</text:p>
          </table:table-cell>
          <table:table-cell office:value-type="float" office:value="7728131587" calcext:value-type="float">
            <text:p>7728131587</text:p>
          </table:table-cell>
          <table:table-cell office:value-type="string" calcext:value-type="string">
            <text:p>прочие отрасли</text:p>
          </table:table-cell>
        </table:table-row>
        <table:table-row table:style-name="ro1">
          <table:table-cell office:value-type="string" calcext:value-type="string">
            <text:p>RU000A1008V9</text:p>
          </table:table-cell>
          <table:table-cell office:value-type="float" office:value="7728131587" calcext:value-type="float">
            <text:p>7728131587</text:p>
          </table:table-cell>
          <table:table-cell office:value-type="string" calcext:value-type="string">
            <text:p>прочие отрасли</text:p>
          </table:table-cell>
        </table:table-row>
        <table:table-row table:style-name="ro1">
          <table:table-cell office:value-type="string" calcext:value-type="string">
            <text:p>RU000A101EW8</text:p>
          </table:table-cell>
          <table:table-cell office:value-type="float" office:value="7728131587" calcext:value-type="float">
            <text:p>7728131587</text:p>
          </table:table-cell>
          <table:table-cell office:value-type="string" calcext:value-type="string">
            <text:p>прочие отрасли</text:p>
          </table:table-cell>
        </table:table-row>
        <table:table-row table:style-name="ro1">
          <table:table-cell office:value-type="string" calcext:value-type="string">
            <text:p>RU000A101KK0</text:p>
          </table:table-cell>
          <table:table-cell office:value-type="float" office:value="7728131587" calcext:value-type="float">
            <text:p>7728131587</text:p>
          </table:table-cell>
          <table:table-cell office:value-type="string" calcext:value-type="string">
            <text:p>прочие отрасли</text:p>
          </table:table-cell>
        </table:table-row>
        <table:table-row table:style-name="ro1">
          <table:table-cell office:value-type="string" calcext:value-type="string">
            <text:p>RU000A102HB3</text:p>
          </table:table-cell>
          <table:table-cell office:value-type="float" office:value="7728131587" calcext:value-type="float">
            <text:p>7728131587</text:p>
          </table:table-cell>
          <table:table-cell office:value-type="string" calcext:value-type="string">
            <text:p>прочие отрасли</text:p>
          </table:table-cell>
        </table:table-row>
        <table:table-row table:style-name="ro1">
          <table:table-cell office:value-type="string" calcext:value-type="string">
            <text:p>RU000A1026H0</text:p>
          </table:table-cell>
          <table:table-cell office:value-type="float" office:value="7733015025" calcext:value-type="float">
            <text:p>7733015025</text:p>
          </table:table-cell>
          <table:table-cell office:value-type="string" calcext:value-type="string">
            <text:p>прочие отрасли</text:p>
          </table:table-cell>
        </table:table-row>
        <table:table-row table:style-name="ro1">
          <table:table-cell office:value-type="string" calcext:value-type="string">
            <text:p>RU000A105Q89</text:p>
          </table:table-cell>
          <table:table-cell office:value-type="float" office:value="7733015025" calcext:value-type="float">
            <text:p>7733015025</text:p>
          </table:table-cell>
          <table:table-cell office:value-type="string" calcext:value-type="string">
            <text:p>прочие отрасли</text:p>
          </table:table-cell>
        </table:table-row>
        <table:table-row table:style-name="ro1">
          <table:table-cell office:value-type="string" calcext:value-type="string">
            <text:p>RU000A0HGNG6</text:p>
          </table:table-cell>
          <table:table-cell office:value-type="float" office:value="7840303927" calcext:value-type="float">
            <text:p>7840303927</text:p>
          </table:table-cell>
          <table:table-cell office:value-type="string" calcext:value-type="string">
            <text:p>прочие отрасли</text:p>
          </table:table-cell>
        </table:table-row>
        <table:table-row table:style-name="ro1">
          <table:table-cell office:value-type="string" calcext:value-type="string">
            <text:p>RU000A0JPMD2</text:p>
          </table:table-cell>
          <table:table-cell office:value-type="float" office:value="7840303927" calcext:value-type="float">
            <text:p>7840303927</text:p>
          </table:table-cell>
          <table:table-cell office:value-type="string" calcext:value-type="string">
            <text:p>прочие отрасли</text:p>
          </table:table-cell>
        </table:table-row>
        <table:table-row table:style-name="ro1">
          <table:table-cell office:value-type="string" calcext:value-type="string">
            <text:p>LKOH</text:p>
          </table:table-cell>
          <table:table-cell office:value-type="float" office:value="7708004767" calcext:value-type="float">
            <text:p>7708004767</text:p>
          </table:table-cell>
          <table:table-cell office:value-type="string" calcext:value-type="string">
            <text:p>Работы геолого-разведочные, геофизические и геохимические в области изучения недр и воспроизводства минерально-сырьевой базы</text:p>
          </table:table-cell>
        </table:table-row>
        <table:table-row table:style-name="ro1">
          <table:table-cell office:value-type="string" calcext:value-type="string">
            <text:p>RU000A1059N9</text:p>
          </table:table-cell>
          <table:table-cell office:value-type="float" office:value="7708004767" calcext:value-type="float">
            <text:p>7708004767</text:p>
          </table:table-cell>
          <table:table-cell office:value-type="string" calcext:value-type="string">
            <text:p>Работы геолого-разведочные, геофизические и геохимические в области изучения недр и воспроизводства минерально-сырьевой базы</text:p>
          </table:table-cell>
        </table:table-row>
        <table:table-row table:style-name="ro1">
          <table:table-cell office:value-type="string" calcext:value-type="string">
            <text:p>RU000A1059P4</text:p>
          </table:table-cell>
          <table:table-cell office:value-type="float" office:value="7708004767" calcext:value-type="float">
            <text:p>7708004767</text:p>
          </table:table-cell>
          <table:table-cell office:value-type="string" calcext:value-type="string">
            <text:p>Работы геолого-разведочные, геофизические и геохимические в области изучения недр и воспроизводства минерально-сырьевой базы</text:p>
          </table:table-cell>
        </table:table-row>
        <table:table-row table:style-name="ro1">
          <table:table-cell office:value-type="string" calcext:value-type="string">
            <text:p>RU000A1059Q2</text:p>
          </table:table-cell>
          <table:table-cell office:value-type="float" office:value="7708004767" calcext:value-type="float">
            <text:p>7708004767</text:p>
          </table:table-cell>
          <table:table-cell office:value-type="string" calcext:value-type="string">
            <text:p>Работы геолого-разведочные, геофизические и геохимические в области изучения недр и воспроизводства минерально-сырьевой базы</text:p>
          </table:table-cell>
        </table:table-row>
        <table:table-row table:style-name="ro1">
          <table:table-cell office:value-type="string" calcext:value-type="string">
            <text:p>RU000A1059R0</text:p>
          </table:table-cell>
          <table:table-cell office:value-type="float" office:value="7708004767" calcext:value-type="float">
            <text:p>7708004767</text:p>
          </table:table-cell>
          <table:table-cell office:value-type="string" calcext:value-type="string">
            <text:p>Работы геолого-разведочные, геофизические и геохимические в области изучения недр и воспроизводства минерально-сырьевой базы</text:p>
          </table:table-cell>
        </table:table-row>
        <table:table-row table:style-name="ro1">
          <table:table-cell office:value-type="string" calcext:value-type="string">
            <text:p>RU000A104JF6</text:p>
          </table:table-cell>
          <table:table-cell office:value-type="float" office:value="5203000478" calcext:value-type="float">
            <text:p>5203000478</text:p>
          </table:table-cell>
          <table:table-cell office:value-type="string" calcext:value-type="string">
            <text:p>Разведение молочного крупного рогатого скота, производство сырого молока</text:p>
          </table:table-cell>
        </table:table-row>
        <table:table-row table:style-name="ro1">
          <table:table-cell office:value-type="string" calcext:value-type="string">
            <text:p>RU000A107761</text:p>
          </table:table-cell>
          <table:table-cell office:value-type="float" office:value="5203000478" calcext:value-type="float">
            <text:p>5203000478</text:p>
          </table:table-cell>
          <table:table-cell office:value-type="string" calcext:value-type="string">
            <text:p>Разведение молочного крупного рогатого скота, производство сырого молока</text:p>
          </table:table-cell>
        </table:table-row>
        <table:table-row table:style-name="ro1">
          <table:table-cell office:value-type="string" calcext:value-type="string">
            <text:p>RU000A105QZ6</text:p>
          </table:table-cell>
          <table:table-cell office:value-type="float" office:value="4100006268" calcext:value-type="float">
            <text:p>4100006268</text:p>
          </table:table-cell>
          <table:table-cell office:value-type="string" calcext:value-type="string">
            <text:p>Разведение свиней</text:p>
          </table:table-cell>
        </table:table-row>
        <table:table-row table:style-name="ro1">
          <table:table-cell office:value-type="string" calcext:value-type="string">
            <text:p>RU000A1065Y3</text:p>
          </table:table-cell>
          <table:table-cell office:value-type="float" office:value="4100006268" calcext:value-type="float">
            <text:p>4100006268</text:p>
          </table:table-cell>
          <table:table-cell office:value-type="string" calcext:value-type="string">
            <text:p>Разведение свиней</text:p>
          </table:table-cell>
        </table:table-row>
        <table:table-row table:style-name="ro1">
          <table:table-cell office:value-type="string" calcext:value-type="string">
            <text:p>RU000A106YL8</text:p>
          </table:table-cell>
          <table:table-cell office:value-type="float" office:value="4100006268" calcext:value-type="float">
            <text:p>4100006268</text:p>
          </table:table-cell>
          <table:table-cell office:value-type="string" calcext:value-type="string">
            <text:p>Разведение свиней</text:p>
          </table:table-cell>
        </table:table-row>
        <table:table-row table:style-name="ro1">
          <table:table-cell office:value-type="string" calcext:value-type="string">
            <text:p>RU000A104TG3</text:p>
          </table:table-cell>
          <table:table-cell office:value-type="float" office:value="5612069520" calcext:value-type="float">
            <text:p>5612069520</text:p>
          </table:table-cell>
          <table:table-cell office:value-type="string" calcext:value-type="string">
            <text:p>Разведение свиней</text:p>
          </table:table-cell>
        </table:table-row>
        <table:table-row table:style-name="ro1">
          <table:table-cell office:value-type="string" calcext:value-type="string">
            <text:p>RU000A1056T2</text:p>
          </table:table-cell>
          <table:table-cell office:value-type="float" office:value="5612069520" calcext:value-type="float">
            <text:p>5612069520</text:p>
          </table:table-cell>
          <table:table-cell office:value-type="string" calcext:value-type="string">
            <text:p>Разведение свиней</text:p>
          </table:table-cell>
        </table:table-row>
        <table:table-row table:style-name="ro1">
          <table:table-cell office:value-type="string" calcext:value-type="string">
            <text:p>RU000A103WD6</text:p>
          </table:table-cell>
          <table:table-cell office:value-type="float" office:value="7702824562" calcext:value-type="float">
            <text:p>7702824562</text:p>
          </table:table-cell>
          <table:table-cell office:value-type="string" calcext:value-type="string">
            <text:p>Разработка компьютерного программного обеспечения</text:p>
          </table:table-cell>
        </table:table-row>
        <table:table-row table:style-name="ro1">
          <table:table-cell office:value-type="string" calcext:value-type="string">
            <text:p>RU000A106NT4</text:p>
          </table:table-cell>
          <table:table-cell office:value-type="float" office:value="7702824562" calcext:value-type="float">
            <text:p>7702824562</text:p>
          </table:table-cell>
          <table:table-cell office:value-type="string" calcext:value-type="string">
            <text:p>Разработка компьютерного программного обеспечения</text:p>
          </table:table-cell>
        </table:table-row>
        <table:table-row table:style-name="ro1">
          <table:table-cell office:value-type="string" calcext:value-type="string">
            <text:p>RU000A102QX8</text:p>
          </table:table-cell>
          <table:table-cell office:value-type="float" office:value="7710918800" calcext:value-type="float">
            <text:p>7710918800</text:p>
          </table:table-cell>
          <table:table-cell office:value-type="string" calcext:value-type="string">
            <text:p>Разработка компьютерного программного обеспечения</text:p>
          </table:table-cell>
        </table:table-row>
        <table:table-row table:style-name="ro1">
          <table:table-cell office:value-type="string" calcext:value-type="string">
            <text:p>RU000A1068S9</text:p>
          </table:table-cell>
          <table:table-cell office:value-type="float" office:value="7710918800" calcext:value-type="float">
            <text:p>7710918800</text:p>
          </table:table-cell>
          <table:table-cell office:value-type="string" calcext:value-type="string">
            <text:p>Разработка компьютерного программного обеспечения</text:p>
          </table:table-cell>
        </table:table-row>
        <table:table-row table:style-name="ro1">
          <table:table-cell office:value-type="string" calcext:value-type="string">
            <text:p>RU000A103414</text:p>
          </table:table-cell>
          <table:table-cell office:value-type="float" office:value="9705000373" calcext:value-type="float">
            <text:p>9705000373</text:p>
          </table:table-cell>
          <table:table-cell office:value-type="string" calcext:value-type="string">
            <text:p>Разработка компьютерного программного обеспечения</text:p>
          </table:table-cell>
        </table:table-row>
        <table:table-row table:style-name="ro1">
          <table:table-cell office:value-type="string" calcext:value-type="string">
            <text:p>RU000A104VA2</text:p>
          </table:table-cell>
          <table:table-cell office:value-type="float" office:value="9705000373" calcext:value-type="float">
            <text:p>9705000373</text:p>
          </table:table-cell>
          <table:table-cell office:value-type="string" calcext:value-type="string">
            <text:p>Разработка компьютерного программного обеспечения</text:p>
          </table:table-cell>
        </table:table-row>
        <table:table-row table:style-name="ro1">
          <table:table-cell office:value-type="string" calcext:value-type="string">
            <text:p>RU000A106CR1</text:p>
          </table:table-cell>
          <table:table-cell office:value-type="float" office:value="9705000373" calcext:value-type="float">
            <text:p>9705000373</text:p>
          </table:table-cell>
          <table:table-cell office:value-type="string" calcext:value-type="string">
            <text:p>Разработка компьютерного программного обеспечения</text:p>
          </table:table-cell>
        </table:table-row>
        <table:table-row table:style-name="ro1">
          <table:table-cell office:value-type="string" calcext:value-type="string">
            <text:p>RU000A104WS2</text:p>
          </table:table-cell>
          <table:table-cell office:value-type="float" office:value="9717068640" calcext:value-type="float">
            <text:p>9717068640</text:p>
          </table:table-cell>
          <table:table-cell office:value-type="string" calcext:value-type="string">
            <text:p>Разработка компьютерного программного обеспечения</text:p>
          </table:table-cell>
        </table:table-row>
        <table:table-row table:style-name="ro1">
          <table:table-cell office:value-type="string" calcext:value-type="string">
            <text:p>RU000A106HB4</text:p>
          </table:table-cell>
          <table:table-cell office:value-type="float" office:value="9717068640" calcext:value-type="float">
            <text:p>9717068640</text:p>
          </table:table-cell>
          <table:table-cell office:value-type="string" calcext:value-type="string">
            <text:p>Разработка компьютерного программного обеспечения</text:p>
          </table:table-cell>
        </table:table-row>
        <table:table-row table:style-name="ro1">
          <table:table-cell office:value-type="string" calcext:value-type="string">
            <text:p>RU000A105JG1</text:p>
          </table:table-cell>
          <table:table-cell office:value-type="float" office:value="7718668887" calcext:value-type="float">
            <text:p>7718668887</text:p>
          </table:table-cell>
          <table:table-cell office:value-type="string" calcext:value-type="string">
            <text:p>Разработка компьютерного программного обеспечения, консультационные услуги в данной области и другие сопутствующие услуги</text:p>
          </table:table-cell>
        </table:table-row>
        <table:table-row table:style-name="ro1">
          <table:table-cell office:value-type="string" calcext:value-type="string">
            <text:p>TASB</text:p>
          </table:table-cell>
          <table:table-cell office:value-type="float" office:value="6829010210" calcext:value-type="float">
            <text:p>6829010210</text:p>
          </table:table-cell>
          <table:table-cell office:value-type="string" calcext:value-type="string">
            <text:p>Распределение электроэнергии</text:p>
          </table:table-cell>
        </table:table-row>
        <table:table-row table:style-name="ro1">
          <table:table-cell office:value-type="string" calcext:value-type="string">
            <text:p>TASBP</text:p>
          </table:table-cell>
          <table:table-cell office:value-type="float" office:value="6829010210" calcext:value-type="float">
            <text:p>6829010210</text:p>
          </table:table-cell>
          <table:table-cell office:value-type="string" calcext:value-type="string">
            <text:p>Распределение электроэнергии</text:p>
          </table:table-cell>
        </table:table-row>
        <table:table-row table:style-name="ro1">
          <table:table-cell office:value-type="string" calcext:value-type="string">
            <text:p>YRSB</text:p>
          </table:table-cell>
          <table:table-cell office:value-type="float" office:value="7606052264" calcext:value-type="float">
            <text:p>7606052264</text:p>
          </table:table-cell>
          <table:table-cell office:value-type="string" calcext:value-type="string">
            <text:p>Распределение электроэнергии</text:p>
          </table:table-cell>
        </table:table-row>
        <table:table-row table:style-name="ro1">
          <table:table-cell office:value-type="string" calcext:value-type="string">
            <text:p>YRSBP</text:p>
          </table:table-cell>
          <table:table-cell office:value-type="float" office:value="7606052264" calcext:value-type="float">
            <text:p>7606052264</text:p>
          </table:table-cell>
          <table:table-cell office:value-type="string" calcext:value-type="string">
            <text:p>Распределение электроэнергии</text:p>
          </table:table-cell>
        </table:table-row>
        <table:table-row table:style-name="ro1">
          <table:table-cell office:value-type="string" calcext:value-type="string">
            <text:p>RU000A102T97</text:p>
          </table:table-cell>
          <table:table-cell office:value-type="float" office:value="7714216826" calcext:value-type="float">
            <text:p>7714216826</text:p>
          </table:table-cell>
          <table:table-cell office:value-type="string" calcext:value-type="string">
            <text:p>Ремонт и техническое обслуживание летательных аппаратов, включая космические</text:p>
          </table:table-cell>
        </table:table-row>
        <table:table-row table:style-name="ro1">
          <table:table-cell office:value-type="string" calcext:value-type="string">
            <text:p>RU000A103SZ7</text:p>
          </table:table-cell>
          <table:table-cell office:value-type="float" office:value="7714216826" calcext:value-type="float">
            <text:p>7714216826</text:p>
          </table:table-cell>
          <table:table-cell office:value-type="string" calcext:value-type="string">
            <text:p>Ремонт и техническое обслуживание летательных аппаратов, включая космические</text:p>
          </table:table-cell>
        </table:table-row>
        <table:table-row table:style-name="ro1">
          <table:table-cell office:value-type="string" calcext:value-type="string">
            <text:p>RU000A0ZZYS0</text:p>
          </table:table-cell>
          <table:table-cell office:value-type="float" office:value="8601064050" calcext:value-type="float">
            <text:p>8601064050</text:p>
          </table:table-cell>
          <table:table-cell office:value-type="string" calcext:value-type="string">
            <text:p>Сбор опасных отходов</text:p>
          </table:table-cell>
        </table:table-row>
        <table:table-row table:style-name="ro1">
          <table:table-cell office:value-type="string" calcext:value-type="string">
            <text:p>RU000A0JS9X1</text:p>
          </table:table-cell>
          <table:table-cell office:value-type="float" office:value="5260278039" calcext:value-type="float">
            <text:p>5260278039</text:p>
          </table:table-cell>
          <table:table-cell office:value-type="string" calcext:value-type="string">
            <text:p>Сбор отходов</text:p>
          </table:table-cell>
        </table:table-row>
        <table:table-row table:style-name="ro1">
          <table:table-cell office:value-type="string" calcext:value-type="string">
            <text:p>RU000A0JVT43</text:p>
          </table:table-cell>
          <table:table-cell office:value-type="float" office:value="5032152372" calcext:value-type="float">
            <text:p>5032152372</text:p>
          </table:table-cell>
          <table:table-cell office:value-type="string" calcext:value-type="string">
            <text:p>Сдача внаем собственного недвижимого имущества</text:p>
          </table:table-cell>
        </table:table-row>
        <table:table-row table:style-name="ro1">
          <table:table-cell office:value-type="string" calcext:value-type="string">
            <text:p>RU000A0JVZA8</text:p>
          </table:table-cell>
          <table:table-cell office:value-type="float" office:value="5032152372" calcext:value-type="float">
            <text:p>5032152372</text:p>
          </table:table-cell>
          <table:table-cell office:value-type="string" calcext:value-type="string">
            <text:p>Сдача внаем собственного недвижимого имущества</text:p>
          </table:table-cell>
        </table:table-row>
        <table:table-row table:style-name="ro1">
          <table:table-cell office:value-type="string" calcext:value-type="string">
            <text:p>RU000A0ZZCX6</text:p>
          </table:table-cell>
          <table:table-cell office:value-type="float" office:value="5032152372" calcext:value-type="float">
            <text:p>5032152372</text:p>
          </table:table-cell>
          <table:table-cell office:value-type="string" calcext:value-type="string">
            <text:p>Сдача внаем собственного недвижимого имущества</text:p>
          </table:table-cell>
        </table:table-row>
        <table:table-row table:style-name="ro1">
          <table:table-cell office:value-type="string" calcext:value-type="string">
            <text:p>RU000A0ZZZY5</text:p>
          </table:table-cell>
          <table:table-cell office:value-type="float" office:value="5032152372" calcext:value-type="float">
            <text:p>5032152372</text:p>
          </table:table-cell>
          <table:table-cell office:value-type="string" calcext:value-type="string">
            <text:p>Сдача внаем собственного недвижимого имущества</text:p>
          </table:table-cell>
        </table:table-row>
        <table:table-row table:style-name="ro1">
          <table:table-cell office:value-type="string" calcext:value-type="string">
            <text:p>RU000A1018N5</text:p>
          </table:table-cell>
          <table:table-cell office:value-type="float" office:value="5032152372" calcext:value-type="float">
            <text:p>5032152372</text:p>
          </table:table-cell>
          <table:table-cell office:value-type="string" calcext:value-type="string">
            <text:p>Сдача внаем собственного недвижимого имущества</text:p>
          </table:table-cell>
        </table:table-row>
        <table:table-row table:style-name="ro1">
          <table:table-cell office:value-type="string" calcext:value-type="string">
            <text:p>RU000A102192</text:p>
          </table:table-cell>
          <table:table-cell office:value-type="float" office:value="5032152372" calcext:value-type="float">
            <text:p>5032152372</text:p>
          </table:table-cell>
          <table:table-cell office:value-type="string" calcext:value-type="string">
            <text:p>Сдача внаем собственного недвижимого имущества</text:p>
          </table:table-cell>
        </table:table-row>
        <table:table-row table:style-name="ro1">
          <table:table-cell office:value-type="string" calcext:value-type="string">
            <text:p>RU000A1021A6</text:p>
          </table:table-cell>
          <table:table-cell office:value-type="float" office:value="5032152372" calcext:value-type="float">
            <text:p>5032152372</text:p>
          </table:table-cell>
          <table:table-cell office:value-type="string" calcext:value-type="string">
            <text:p>Сдача внаем собственного недвижимого имущества</text:p>
          </table:table-cell>
        </table:table-row>
        <table:table-row table:style-name="ro1">
          <table:table-cell office:value-type="string" calcext:value-type="string">
            <text:p>RU000A102HX7</text:p>
          </table:table-cell>
          <table:table-cell office:value-type="float" office:value="5032152372" calcext:value-type="float">
            <text:p>5032152372</text:p>
          </table:table-cell>
          <table:table-cell office:value-type="string" calcext:value-type="string">
            <text:p>Сдача внаем собственного недвижимого имущества</text:p>
          </table:table-cell>
        </table:table-row>
        <table:table-row table:style-name="ro1">
          <table:table-cell office:value-type="string" calcext:value-type="string">
            <text:p>RU000A105N58</text:p>
          </table:table-cell>
          <table:table-cell office:value-type="float" office:value="5032152372" calcext:value-type="float">
            <text:p>5032152372</text:p>
          </table:table-cell>
          <table:table-cell office:value-type="string" calcext:value-type="string">
            <text:p>Сдача внаем собственного недвижимого имущества</text:p>
          </table:table-cell>
        </table:table-row>
        <table:table-row table:style-name="ro1">
          <table:table-cell office:value-type="string" calcext:value-type="string">
            <text:p>RU000A102S23</text:p>
          </table:table-cell>
          <table:table-cell office:value-type="float" office:value="2334001455" calcext:value-type="float">
            <text:p>2334001455</text:p>
          </table:table-cell>
          <table:table-cell office:value-type="string" calcext:value-type="string">
            <text:p>сельское хозяйство</text:p>
          </table:table-cell>
        </table:table-row>
        <table:table-row table:style-name="ro1">
          <table:table-cell office:value-type="string" calcext:value-type="string">
            <text:p>ACKO</text:p>
          </table:table-cell>
          <table:table-cell office:value-type="float" office:value="7453297458" calcext:value-type="float">
            <text:p>7453297458</text:p>
          </table:table-cell>
          <table:table-cell office:value-type="string" calcext:value-type="string">
            <text:p>Страховая компания</text:p>
          </table:table-cell>
        </table:table-row>
        <table:table-row table:style-name="ro1">
          <table:table-cell office:value-type="string" calcext:value-type="string">
            <text:p>RGSS</text:p>
          </table:table-cell>
          <table:table-cell office:value-type="float" office:value="7707067683" calcext:value-type="float">
            <text:p>7707067683</text:p>
          </table:table-cell>
          <table:table-cell office:value-type="string" calcext:value-type="string">
            <text:p>Страховая компания</text:p>
          </table:table-cell>
        </table:table-row>
        <table:table-row table:style-name="ro1">
          <table:table-cell office:value-type="string" calcext:value-type="string">
            <text:p>RENI</text:p>
          </table:table-cell>
          <table:table-cell office:value-type="float" office:value="7725497022" calcext:value-type="float">
            <text:p>7725497022</text:p>
          </table:table-cell>
          <table:table-cell office:value-type="string" calcext:value-type="string">
            <text:p>Страховая компания</text:p>
          </table:table-cell>
        </table:table-row>
        <table:table-row table:style-name="ro1">
          <table:table-cell office:value-type="string" calcext:value-type="string">
            <text:p>MSTT</text:p>
          </table:table-cell>
          <table:table-cell office:value-type="float" office:value="7701045732" calcext:value-type="float">
            <text:p>7701045732</text:p>
          </table:table-cell>
          <table:table-cell office:value-type="string" calcext:value-type="string">
            <text:p>Строительство автомобильных дорог и автомагистралей</text:p>
          </table:table-cell>
        </table:table-row>
        <table:table-row table:style-name="ro1">
          <table:table-cell office:value-type="string" calcext:value-type="string">
            <text:p>RU000A0JWN63</text:p>
          </table:table-cell>
          <table:table-cell office:value-type="float" office:value="7701045732" calcext:value-type="float">
            <text:p>7701045732</text:p>
          </table:table-cell>
          <table:table-cell office:value-type="string" calcext:value-type="string">
            <text:p>Строительство автомобильных дорог и автомагистралей</text:p>
          </table:table-cell>
        </table:table-row>
        <table:table-row table:style-name="ro1">
          <table:table-cell office:value-type="string" calcext:value-type="string">
            <text:p>RU000A0JWN89</text:p>
          </table:table-cell>
          <table:table-cell office:value-type="float" office:value="7701045732" calcext:value-type="float">
            <text:p>7701045732</text:p>
          </table:table-cell>
          <table:table-cell office:value-type="string" calcext:value-type="string">
            <text:p>Строительство автомобильных дорог и автомагистралей</text:p>
          </table:table-cell>
        </table:table-row>
        <table:table-row table:style-name="ro1">
          <table:table-cell office:value-type="string" calcext:value-type="string">
            <text:p>RU000A1032S5</text:p>
          </table:table-cell>
          <table:table-cell office:value-type="float" office:value="3917022667" calcext:value-type="float">
            <text:p>3917022667</text:p>
          </table:table-cell>
          <table:table-cell office:value-type="string" calcext:value-type="string">
            <text:p>Строительство жилых и нежилых зданий</text:p>
          </table:table-cell>
        </table:table-row>
        <table:table-row table:style-name="ro1">
          <table:table-cell office:value-type="string" calcext:value-type="string">
            <text:p>RU000A105SZ2</text:p>
          </table:table-cell>
          <table:table-cell office:value-type="float" office:value="5503168016" calcext:value-type="float">
            <text:p>5503168016</text:p>
          </table:table-cell>
          <table:table-cell office:value-type="string" calcext:value-type="string">
            <text:p>Строительство жилых и нежилых зданий</text:p>
          </table:table-cell>
        </table:table-row>
        <table:table-row table:style-name="ro1">
          <table:table-cell office:value-type="string" calcext:value-type="string">
            <text:p>RU000A106CB5</text:p>
          </table:table-cell>
          <table:table-cell office:value-type="float" office:value="5503168016" calcext:value-type="float">
            <text:p>5503168016</text:p>
          </table:table-cell>
          <table:table-cell office:value-type="string" calcext:value-type="string">
            <text:p>Строительство жилых и нежилых зданий</text:p>
          </table:table-cell>
        </table:table-row>
        <table:table-row table:style-name="ro1">
          <table:table-cell office:value-type="string" calcext:value-type="string">
            <text:p>RU000A102KR3</text:p>
          </table:table-cell>
          <table:table-cell office:value-type="float" office:value="7453326003" calcext:value-type="float">
            <text:p>7453326003</text:p>
          </table:table-cell>
          <table:table-cell office:value-type="string" calcext:value-type="string">
            <text:p>Строительство жилых и нежилых зданий</text:p>
          </table:table-cell>
        </table:table-row>
        <table:table-row table:style-name="ro1">
          <table:table-cell office:value-type="string" calcext:value-type="string">
            <text:p>RU000A103N19</text:p>
          </table:table-cell>
          <table:table-cell office:value-type="float" office:value="7453326003" calcext:value-type="float">
            <text:p>7453326003</text:p>
          </table:table-cell>
          <table:table-cell office:value-type="string" calcext:value-type="string">
            <text:p>Строительство жилых и нежилых зданий</text:p>
          </table:table-cell>
        </table:table-row>
        <table:table-row table:style-name="ro1">
          <table:table-cell office:value-type="string" calcext:value-type="string">
            <text:p>RU000A104WA0</text:p>
          </table:table-cell>
          <table:table-cell office:value-type="float" office:value="7453326003" calcext:value-type="float">
            <text:p>7453326003</text:p>
          </table:table-cell>
          <table:table-cell office:value-type="string" calcext:value-type="string">
            <text:p>Строительство жилых и нежилых зданий</text:p>
          </table:table-cell>
        </table:table-row>
        <table:table-row table:style-name="ro1">
          <table:table-cell office:value-type="string" calcext:value-type="string">
            <text:p>RU000A105DS9</text:p>
          </table:table-cell>
          <table:table-cell office:value-type="float" office:value="7453326003" calcext:value-type="float">
            <text:p>7453326003</text:p>
          </table:table-cell>
          <table:table-cell office:value-type="string" calcext:value-type="string">
            <text:p>Строительство жилых и нежилых зданий</text:p>
          </table:table-cell>
        </table:table-row>
        <table:table-row table:style-name="ro1">
          <table:table-cell office:value-type="string" calcext:value-type="string">
            <text:p>RU000A106631</text:p>
          </table:table-cell>
          <table:table-cell office:value-type="float" office:value="7453326003" calcext:value-type="float">
            <text:p>7453326003</text:p>
          </table:table-cell>
          <table:table-cell office:value-type="string" calcext:value-type="string">
            <text:p>Строительство жилых и нежилых зданий</text:p>
          </table:table-cell>
        </table:table-row>
        <table:table-row table:style-name="ro1">
          <table:table-cell office:value-type="string" calcext:value-type="string">
            <text:p>RU000A106WZ2</text:p>
          </table:table-cell>
          <table:table-cell office:value-type="float" office:value="7453326003" calcext:value-type="float">
            <text:p>7453326003</text:p>
          </table:table-cell>
          <table:table-cell office:value-type="string" calcext:value-type="string">
            <text:p>Строительство жилых и нежилых зданий</text:p>
          </table:table-cell>
        </table:table-row>
        <table:table-row table:style-name="ro1">
          <table:table-cell office:value-type="string" calcext:value-type="string">
            <text:p>PIKK</text:p>
          </table:table-cell>
          <table:table-cell office:value-type="float" office:value="7713011336" calcext:value-type="float">
            <text:p>7713011336</text:p>
          </table:table-cell>
          <table:table-cell office:value-type="string" calcext:value-type="string">
            <text:p>Строительство жилых и нежилых зданий</text:p>
          </table:table-cell>
        </table:table-row>
        <table:table-row table:style-name="ro1">
          <table:table-cell office:value-type="string" calcext:value-type="string">
            <text:p>RU000A0ZZ1M2</text:p>
          </table:table-cell>
          <table:table-cell office:value-type="float" office:value="7713011336" calcext:value-type="float">
            <text:p>7713011336</text:p>
          </table:table-cell>
          <table:table-cell office:value-type="string" calcext:value-type="string">
            <text:p>Строительство жилых и нежилых зданий</text:p>
          </table:table-cell>
        </table:table-row>
        <table:table-row table:style-name="ro1">
          <table:table-cell office:value-type="string" calcext:value-type="string">
            <text:p>RU000A0ZZ3S5</text:p>
          </table:table-cell>
          <table:table-cell office:value-type="float" office:value="7713011336" calcext:value-type="float">
            <text:p>7713011336</text:p>
          </table:table-cell>
          <table:table-cell office:value-type="string" calcext:value-type="string">
            <text:p>Строительство жилых и нежилых зданий</text:p>
          </table:table-cell>
        </table:table-row>
        <table:table-row table:style-name="ro1">
          <table:table-cell office:value-type="string" calcext:value-type="string">
            <text:p>RU000A102Y66</text:p>
          </table:table-cell>
          <table:table-cell office:value-type="float" office:value="7840438730" calcext:value-type="float">
            <text:p>7840438730</text:p>
          </table:table-cell>
          <table:table-cell office:value-type="string" calcext:value-type="string">
            <text:p>Строительство жилых и нежилых зданий</text:p>
          </table:table-cell>
        </table:table-row>
        <table:table-row table:style-name="ro1">
          <table:table-cell office:value-type="string" calcext:value-type="string">
            <text:p>RU000A1067H4</text:p>
          </table:table-cell>
          <table:table-cell office:value-type="float" office:value="7840438730" calcext:value-type="float">
            <text:p>7840438730</text:p>
          </table:table-cell>
          <table:table-cell office:value-type="string" calcext:value-type="string">
            <text:p>Строительство жилых и нежилых зданий</text:p>
          </table:table-cell>
        </table:table-row>
        <table:table-row table:style-name="ro1">
          <table:table-cell office:value-type="string" calcext:value-type="string">
            <text:p>VSYD</text:p>
          </table:table-cell>
          <table:table-cell office:value-type="float" office:value="4704012874" calcext:value-type="float">
            <text:p>4704012874</text:p>
          </table:table-cell>
          <table:table-cell office:value-type="string" calcext:value-type="string">
            <text:p>судостроительная промышленность</text:p>
          </table:table-cell>
        </table:table-row>
        <table:table-row table:style-name="ro1">
          <table:table-cell office:value-type="string" calcext:value-type="string">
            <text:p>VSYDP</text:p>
          </table:table-cell>
          <table:table-cell office:value-type="float" office:value="4704012874" calcext:value-type="float">
            <text:p>4704012874</text:p>
          </table:table-cell>
          <table:table-cell office:value-type="string" calcext:value-type="string">
            <text:p>судостроительная промышленность</text:p>
          </table:table-cell>
        </table:table-row>
        <table:table-row table:style-name="ro1">
          <table:table-cell office:value-type="string" calcext:value-type="string">
            <text:p>BISVP</text:p>
          </table:table-cell>
          <table:table-cell office:value-type="float" office:value="274018377" calcext:value-type="float">
            <text:p>274018377</text:p>
          </table:table-cell>
          <table:table-cell office:value-type="string" calcext:value-type="string">
            <text:p>телекоммуникации</text:p>
          </table:table-cell>
        </table:table-row>
        <table:table-row table:style-name="ro1">
          <table:table-cell office:value-type="string" calcext:value-type="string">
            <text:p>TTLK</text:p>
          </table:table-cell>
          <table:table-cell office:value-type="float" office:value="1681000024" calcext:value-type="float">
            <text:p>1681000024</text:p>
          </table:table-cell>
          <table:table-cell office:value-type="string" calcext:value-type="string">
            <text:p>телекоммуникации</text:p>
          </table:table-cell>
        </table:table-row>
        <table:table-row table:style-name="ro1">
          <table:table-cell office:value-type="string" calcext:value-type="string">
            <text:p>CNTL</text:p>
          </table:table-cell>
          <table:table-cell office:value-type="float" office:value="7710146208" calcext:value-type="float">
            <text:p>7710146208</text:p>
          </table:table-cell>
          <table:table-cell office:value-type="string" calcext:value-type="string">
            <text:p>телекоммуникации</text:p>
          </table:table-cell>
        </table:table-row>
        <table:table-row table:style-name="ro1">
          <table:table-cell office:value-type="string" calcext:value-type="string">
            <text:p>CNTLP</text:p>
          </table:table-cell>
          <table:table-cell office:value-type="float" office:value="7710146208" calcext:value-type="float">
            <text:p>7710146208</text:p>
          </table:table-cell>
          <table:table-cell office:value-type="string" calcext:value-type="string">
            <text:p>телекоммуникации</text:p>
          </table:table-cell>
        </table:table-row>
        <table:table-row table:style-name="ro1">
          <table:table-cell office:value-type="string" calcext:value-type="string">
            <text:p>RU000A0JVUN2</text:p>
          </table:table-cell>
          <table:table-cell office:value-type="float" office:value="7713076301" calcext:value-type="float">
            <text:p>7713076301</text:p>
          </table:table-cell>
          <table:table-cell office:value-type="string" calcext:value-type="string">
            <text:p>телекоммуникации</text:p>
          </table:table-cell>
        </table:table-row>
        <table:table-row table:style-name="ro1">
          <table:table-cell office:value-type="string" calcext:value-type="string">
            <text:p>RU000A0JVUP7</text:p>
          </table:table-cell>
          <table:table-cell office:value-type="float" office:value="7713076301" calcext:value-type="float">
            <text:p>7713076301</text:p>
          </table:table-cell>
          <table:table-cell office:value-type="string" calcext:value-type="string">
            <text:p>телекоммуникации</text:p>
          </table:table-cell>
        </table:table-row>
        <table:table-row table:style-name="ro1">
          <table:table-cell office:value-type="string" calcext:value-type="string">
            <text:p>RU000A105TY3</text:p>
          </table:table-cell>
          <table:table-cell office:value-type="float" office:value="7713076301" calcext:value-type="float">
            <text:p>7713076301</text:p>
          </table:table-cell>
          <table:table-cell office:value-type="string" calcext:value-type="string">
            <text:p>телекоммуникации</text:p>
          </table:table-cell>
        </table:table-row>
        <table:table-row table:style-name="ro1">
          <table:table-cell office:value-type="string" calcext:value-type="string">
            <text:p>RU000A105W81</text:p>
          </table:table-cell>
          <table:table-cell office:value-type="float" office:value="7713076301" calcext:value-type="float">
            <text:p>7713076301</text:p>
          </table:table-cell>
          <table:table-cell office:value-type="string" calcext:value-type="string">
            <text:p>телекоммуникации</text:p>
          </table:table-cell>
        </table:table-row>
        <table:table-row table:style-name="ro1">
          <table:table-cell office:value-type="string" calcext:value-type="string">
            <text:p>RU000A105WC3</text:p>
          </table:table-cell>
          <table:table-cell office:value-type="float" office:value="7713076301" calcext:value-type="float">
            <text:p>7713076301</text:p>
          </table:table-cell>
          <table:table-cell office:value-type="string" calcext:value-type="string">
            <text:p>телекоммуникации</text:p>
          </table:table-cell>
        </table:table-row>
        <table:table-row table:style-name="ro1">
          <table:table-cell office:value-type="string" calcext:value-type="string">
            <text:p>RU000A105WK6</text:p>
          </table:table-cell>
          <table:table-cell office:value-type="float" office:value="7713076301" calcext:value-type="float">
            <text:p>7713076301</text:p>
          </table:table-cell>
          <table:table-cell office:value-type="string" calcext:value-type="string">
            <text:p>телекоммуникации</text:p>
          </table:table-cell>
        </table:table-row>
        <table:table-row table:style-name="ro1">
          <table:table-cell office:value-type="string" calcext:value-type="string">
            <text:p>RU000A105WP5</text:p>
          </table:table-cell>
          <table:table-cell office:value-type="float" office:value="7713076301" calcext:value-type="float">
            <text:p>7713076301</text:p>
          </table:table-cell>
          <table:table-cell office:value-type="string" calcext:value-type="string">
            <text:p>телекоммуникации</text:p>
          </table:table-cell>
        </table:table-row>
        <table:table-row table:style-name="ro1">
          <table:table-cell office:value-type="string" calcext:value-type="string">
            <text:p>RU000A105X80</text:p>
          </table:table-cell>
          <table:table-cell office:value-type="float" office:value="7713076301" calcext:value-type="float">
            <text:p>7713076301</text:p>
          </table:table-cell>
          <table:table-cell office:value-type="string" calcext:value-type="string">
            <text:p>телекоммуникации</text:p>
          </table:table-cell>
        </table:table-row>
        <table:table-row table:style-name="ro1">
          <table:table-cell office:value-type="string" calcext:value-type="string">
            <text:p>RU000A105XE7</text:p>
          </table:table-cell>
          <table:table-cell office:value-type="float" office:value="7713076301" calcext:value-type="float">
            <text:p>7713076301</text:p>
          </table:table-cell>
          <table:table-cell office:value-type="string" calcext:value-type="string">
            <text:p>телекоммуникации</text:p>
          </table:table-cell>
        </table:table-row>
        <table:table-row table:style-name="ro1">
          <table:table-cell office:value-type="string" calcext:value-type="string">
            <text:p>RU000A105YK2</text:p>
          </table:table-cell>
          <table:table-cell office:value-type="float" office:value="7713076301" calcext:value-type="float">
            <text:p>7713076301</text:p>
          </table:table-cell>
          <table:table-cell office:value-type="string" calcext:value-type="string">
            <text:p>телекоммуникации</text:p>
          </table:table-cell>
        </table:table-row>
        <table:table-row table:style-name="ro1">
          <table:table-cell office:value-type="string" calcext:value-type="string">
            <text:p>RU000A105YV9</text:p>
          </table:table-cell>
          <table:table-cell office:value-type="float" office:value="7713076301" calcext:value-type="float">
            <text:p>7713076301</text:p>
          </table:table-cell>
          <table:table-cell office:value-type="string" calcext:value-type="string">
            <text:p>телекоммуникации</text:p>
          </table:table-cell>
        </table:table-row>
        <table:table-row table:style-name="ro1">
          <table:table-cell office:value-type="string" calcext:value-type="string">
            <text:p>RU000A106TN4</text:p>
          </table:table-cell>
          <table:table-cell office:value-type="float" office:value="7713076301" calcext:value-type="float">
            <text:p>7713076301</text:p>
          </table:table-cell>
          <table:table-cell office:value-type="string" calcext:value-type="string">
            <text:p>телекоммуникации</text:p>
          </table:table-cell>
        </table:table-row>
        <table:table-row table:style-name="ro1">
          <table:table-cell office:value-type="string" calcext:value-type="string">
            <text:p>RU000A106TQ7</text:p>
          </table:table-cell>
          <table:table-cell office:value-type="float" office:value="7713076301" calcext:value-type="float">
            <text:p>7713076301</text:p>
          </table:table-cell>
          <table:table-cell office:value-type="string" calcext:value-type="string">
            <text:p>телекоммуникации</text:p>
          </table:table-cell>
        </table:table-row>
        <table:table-row table:style-name="ro1">
          <table:table-cell office:value-type="string" calcext:value-type="string">
            <text:p>RU000A106TR5</text:p>
          </table:table-cell>
          <table:table-cell office:value-type="float" office:value="7713076301" calcext:value-type="float">
            <text:p>7713076301</text:p>
          </table:table-cell>
          <table:table-cell office:value-type="string" calcext:value-type="string">
            <text:p>телекоммуникации</text:p>
          </table:table-cell>
        </table:table-row>
        <table:table-row table:style-name="ro1">
          <table:table-cell office:value-type="string" calcext:value-type="string">
            <text:p>RU000A106TS3</text:p>
          </table:table-cell>
          <table:table-cell office:value-type="float" office:value="7713076301" calcext:value-type="float">
            <text:p>7713076301</text:p>
          </table:table-cell>
          <table:table-cell office:value-type="string" calcext:value-type="string">
            <text:p>телекоммуникации</text:p>
          </table:table-cell>
        </table:table-row>
        <table:table-row table:style-name="ro1">
          <table:table-cell office:value-type="string" calcext:value-type="string">
            <text:p>RU000A106TV7</text:p>
          </table:table-cell>
          <table:table-cell office:value-type="float" office:value="7713076301" calcext:value-type="float">
            <text:p>7713076301</text:p>
          </table:table-cell>
          <table:table-cell office:value-type="string" calcext:value-type="string">
            <text:p>телекоммуникации</text:p>
          </table:table-cell>
        </table:table-row>
        <table:table-row table:style-name="ro1">
          <table:table-cell office:value-type="string" calcext:value-type="string">
            <text:p>RBCM</text:p>
          </table:table-cell>
          <table:table-cell office:value-type="float" office:value="7728547955" calcext:value-type="float">
            <text:p>7728547955</text:p>
          </table:table-cell>
          <table:table-cell office:value-type="string" calcext:value-type="string">
            <text:p>телекоммуникации</text:p>
          </table:table-cell>
        </table:table-row>
        <table:table-row table:style-name="ro1">
          <table:table-cell office:value-type="string" calcext:value-type="string">
            <text:p>RU000A1007H0</text:p>
          </table:table-cell>
          <table:table-cell office:value-type="float" office:value="7707017509" calcext:value-type="float">
            <text:p>7707017509</text:p>
          </table:table-cell>
          <table:table-cell office:value-type="string" calcext:value-type="string">
            <text:p>топливная промышленность</text:p>
          </table:table-cell>
        </table:table-row>
        <table:table-row table:style-name="ro1">
          <table:table-cell office:value-type="string" calcext:value-type="string">
            <text:p>RU000A1013U1</text:p>
          </table:table-cell>
          <table:table-cell office:value-type="float" office:value="7707017509" calcext:value-type="float">
            <text:p>7707017509</text:p>
          </table:table-cell>
          <table:table-cell office:value-type="string" calcext:value-type="string">
            <text:p>топливная промышленность</text:p>
          </table:table-cell>
        </table:table-row>
        <table:table-row table:style-name="ro1">
          <table:table-cell office:value-type="string" calcext:value-type="string">
            <text:p>RU000A101T64</text:p>
          </table:table-cell>
          <table:table-cell office:value-type="float" office:value="7707017509" calcext:value-type="float">
            <text:p>7707017509</text:p>
          </table:table-cell>
          <table:table-cell office:value-type="string" calcext:value-type="string">
            <text:p>топливная промышленность</text:p>
          </table:table-cell>
        </table:table-row>
        <table:table-row table:style-name="ro1">
          <table:table-cell office:value-type="string" calcext:value-type="string">
            <text:p>RU000A103PD0</text:p>
          </table:table-cell>
          <table:table-cell office:value-type="float" office:value="7707017509" calcext:value-type="float">
            <text:p>7707017509</text:p>
          </table:table-cell>
          <table:table-cell office:value-type="string" calcext:value-type="string">
            <text:p>топливная промышленность</text:p>
          </table:table-cell>
        </table:table-row>
        <table:table-row table:style-name="ro1">
          <table:table-cell office:value-type="string" calcext:value-type="string">
            <text:p>RU000A103PG3</text:p>
          </table:table-cell>
          <table:table-cell office:value-type="float" office:value="7707017509" calcext:value-type="float">
            <text:p>7707017509</text:p>
          </table:table-cell>
          <table:table-cell office:value-type="string" calcext:value-type="string">
            <text:p>топливная промышленность</text:p>
          </table:table-cell>
        </table:table-row>
        <table:table-row table:style-name="ro1">
          <table:table-cell office:value-type="string" calcext:value-type="string">
            <text:p>RU000A1043J1</text:p>
          </table:table-cell>
          <table:table-cell office:value-type="float" office:value="7707017509" calcext:value-type="float">
            <text:p>7707017509</text:p>
          </table:table-cell>
          <table:table-cell office:value-type="string" calcext:value-type="string">
            <text:p>топливная промышленность</text:p>
          </table:table-cell>
        </table:table-row>
        <table:table-row table:style-name="ro1">
          <table:table-cell office:value-type="string" calcext:value-type="string">
            <text:p>RU000A104WF9</text:p>
          </table:table-cell>
          <table:table-cell office:value-type="float" office:value="7707017509" calcext:value-type="float">
            <text:p>7707017509</text:p>
          </table:table-cell>
          <table:table-cell office:value-type="string" calcext:value-type="string">
            <text:p>топливная промышленность</text:p>
          </table:table-cell>
        </table:table-row>
        <table:table-row table:style-name="ro1">
          <table:table-cell office:value-type="string" calcext:value-type="string">
            <text:p>BLNG</text:p>
          </table:table-cell>
          <table:table-cell office:value-type="float" office:value="5410102823" calcext:value-type="float">
            <text:p>5410102823</text:p>
          </table:table-cell>
          <table:table-cell office:value-type="string" calcext:value-type="string">
            <text:p>торговля</text:p>
          </table:table-cell>
        </table:table-row>
        <table:table-row table:style-name="ro1">
          <table:table-cell office:value-type="string" calcext:value-type="string">
            <text:p>FLOT</text:p>
          </table:table-cell>
          <table:table-cell office:value-type="float" office:value="7702060116" calcext:value-type="float">
            <text:p>7702060116</text:p>
          </table:table-cell>
          <table:table-cell office:value-type="string" calcext:value-type="string">
            <text:p>торговля</text:p>
          </table:table-cell>
        </table:table-row>
        <table:table-row table:style-name="ro1">
          <table:table-cell office:value-type="string" calcext:value-type="string">
            <text:p>RU000A105A87</text:p>
          </table:table-cell>
          <table:table-cell office:value-type="float" office:value="7702060116" calcext:value-type="float">
            <text:p>7702060116</text:p>
          </table:table-cell>
          <table:table-cell office:value-type="string" calcext:value-type="string">
            <text:p>торговля</text:p>
          </table:table-cell>
        </table:table-row>
        <table:table-row table:style-name="ro1">
          <table:table-cell office:value-type="string" calcext:value-type="string">
            <text:p>RU000A1060Q0</text:p>
          </table:table-cell>
          <table:table-cell office:value-type="float" office:value="7702060116" calcext:value-type="float">
            <text:p>7702060116</text:p>
          </table:table-cell>
          <table:table-cell office:value-type="string" calcext:value-type="string">
            <text:p>торговля</text:p>
          </table:table-cell>
        </table:table-row>
        <table:table-row table:style-name="ro1">
          <table:table-cell office:value-type="string" calcext:value-type="string">
            <text:p>WTCM</text:p>
          </table:table-cell>
          <table:table-cell office:value-type="float" office:value="7703034574" calcext:value-type="float">
            <text:p>7703034574</text:p>
          </table:table-cell>
          <table:table-cell office:value-type="string" calcext:value-type="string">
            <text:p>торговля</text:p>
          </table:table-cell>
        </table:table-row>
        <table:table-row table:style-name="ro1">
          <table:table-cell office:value-type="string" calcext:value-type="string">
            <text:p>WTCMP</text:p>
          </table:table-cell>
          <table:table-cell office:value-type="float" office:value="7703034574" calcext:value-type="float">
            <text:p>7703034574</text:p>
          </table:table-cell>
          <table:table-cell office:value-type="string" calcext:value-type="string">
            <text:p>торговля</text:p>
          </table:table-cell>
        </table:table-row>
        <table:table-row table:style-name="ro1">
          <table:table-cell office:value-type="string" calcext:value-type="string">
            <text:p>RU000A100HE1</text:p>
          </table:table-cell>
          <table:table-cell office:value-type="float" office:value="7705466989" calcext:value-type="float">
            <text:p>7705466989</text:p>
          </table:table-cell>
          <table:table-cell office:value-type="string" calcext:value-type="string">
            <text:p>торговля</text:p>
          </table:table-cell>
        </table:table-row>
        <table:table-row table:style-name="ro1">
          <table:table-cell office:value-type="string" calcext:value-type="string">
            <text:p>RU000A105WR1</text:p>
          </table:table-cell>
          <table:table-cell office:value-type="float" office:value="7705466989" calcext:value-type="float">
            <text:p>7705466989</text:p>
          </table:table-cell>
          <table:table-cell office:value-type="string" calcext:value-type="string">
            <text:p>торговля</text:p>
          </table:table-cell>
        </table:table-row>
        <table:table-row table:style-name="ro1">
          <table:table-cell office:value-type="string" calcext:value-type="string">
            <text:p>APTK</text:p>
          </table:table-cell>
          <table:table-cell office:value-type="float" office:value="7722266450" calcext:value-type="float">
            <text:p>7722266450</text:p>
          </table:table-cell>
          <table:table-cell office:value-type="string" calcext:value-type="string">
            <text:p>торговля</text:p>
          </table:table-cell>
        </table:table-row>
        <table:table-row table:style-name="ro1">
          <table:table-cell office:value-type="string" calcext:value-type="string">
            <text:p>RU000A1015T8</text:p>
          </table:table-cell>
          <table:table-cell office:value-type="float" office:value="7722266450" calcext:value-type="float">
            <text:p>7722266450</text:p>
          </table:table-cell>
          <table:table-cell office:value-type="string" calcext:value-type="string">
            <text:p>торговля</text:p>
          </table:table-cell>
        </table:table-row>
        <table:table-row table:style-name="ro1">
          <table:table-cell office:value-type="string" calcext:value-type="string">
            <text:p>RU000A101T72</text:p>
          </table:table-cell>
          <table:table-cell office:value-type="float" office:value="7722266450" calcext:value-type="float">
            <text:p>7722266450</text:p>
          </table:table-cell>
          <table:table-cell office:value-type="string" calcext:value-type="string">
            <text:p>торговля</text:p>
          </table:table-cell>
        </table:table-row>
        <table:table-row table:style-name="ro1">
          <table:table-cell office:value-type="string" calcext:value-type="string">
            <text:p>ROST</text:p>
          </table:table-cell>
          <table:table-cell office:value-type="float" office:value="7722514880" calcext:value-type="float">
            <text:p>7722514880</text:p>
          </table:table-cell>
          <table:table-cell office:value-type="string" calcext:value-type="string">
            <text:p>торговля</text:p>
          </table:table-cell>
        </table:table-row>
        <table:table-row table:style-name="ro1">
          <table:table-cell office:value-type="string" calcext:value-type="string">
            <text:p>RU000A1018C8</text:p>
          </table:table-cell>
          <table:table-cell office:value-type="float" office:value="7723199790" calcext:value-type="float">
            <text:p>7723199790</text:p>
          </table:table-cell>
          <table:table-cell office:value-type="string" calcext:value-type="string">
            <text:p>торговля</text:p>
          </table:table-cell>
        </table:table-row>
        <table:table-row table:style-name="ro1">
          <table:table-cell office:value-type="string" calcext:value-type="string">
            <text:p>RU000A1038D4</text:p>
          </table:table-cell>
          <table:table-cell office:value-type="float" office:value="7723199790" calcext:value-type="float">
            <text:p>7723199790</text:p>
          </table:table-cell>
          <table:table-cell office:value-type="string" calcext:value-type="string">
            <text:p>торговля</text:p>
          </table:table-cell>
        </table:table-row>
        <table:table-row table:style-name="ro1">
          <table:table-cell office:value-type="string" calcext:value-type="string">
            <text:p>RU000A106CU5</text:p>
          </table:table-cell>
          <table:table-cell office:value-type="float" office:value="7723199790" calcext:value-type="float">
            <text:p>7723199790</text:p>
          </table:table-cell>
          <table:table-cell office:value-type="string" calcext:value-type="string">
            <text:p>торговля</text:p>
          </table:table-cell>
        </table:table-row>
        <table:table-row table:style-name="ro1">
          <table:table-cell office:value-type="string" calcext:value-type="string">
            <text:p>RU000A102G50</text:p>
          </table:table-cell>
          <table:table-cell office:value-type="float" office:value="2508064833" calcext:value-type="float">
            <text:p>2508064833</text:p>
          </table:table-cell>
          <table:table-cell office:value-type="string" calcext:value-type="string">
            <text:p>Торговля автотранспортными средствами</text:p>
          </table:table-cell>
        </table:table-row>
        <table:table-row table:style-name="ro1">
          <table:table-cell office:value-type="string" calcext:value-type="string">
            <text:p>RU000A104362</text:p>
          </table:table-cell>
          <table:table-cell office:value-type="float" office:value="2508064833" calcext:value-type="float">
            <text:p>2508064833</text:p>
          </table:table-cell>
          <table:table-cell office:value-type="string" calcext:value-type="string">
            <text:p>Торговля автотранспортными средствами</text:p>
          </table:table-cell>
        </table:table-row>
        <table:table-row table:style-name="ro1">
          <table:table-cell office:value-type="string" calcext:value-type="string">
            <text:p>RU000A105KR6</text:p>
          </table:table-cell>
          <table:table-cell office:value-type="float" office:value="2508064833" calcext:value-type="float">
            <text:p>2508064833</text:p>
          </table:table-cell>
          <table:table-cell office:value-type="string" calcext:value-type="string">
            <text:p>Торговля автотранспортными средствами</text:p>
          </table:table-cell>
        </table:table-row>
        <table:table-row table:style-name="ro1">
          <table:table-cell office:value-type="string" calcext:value-type="string">
            <text:p>RU000A106P06</text:p>
          </table:table-cell>
          <table:table-cell office:value-type="float" office:value="2508064833" calcext:value-type="float">
            <text:p>2508064833</text:p>
          </table:table-cell>
          <table:table-cell office:value-type="string" calcext:value-type="string">
            <text:p>Торговля автотранспортными средствами</text:p>
          </table:table-cell>
        </table:table-row>
        <table:table-row table:style-name="ro1">
          <table:table-cell office:value-type="string" calcext:value-type="string">
            <text:p>RU000A104CJ3</text:p>
          </table:table-cell>
          <table:table-cell office:value-type="float" office:value="7714709349" calcext:value-type="float">
            <text:p>7714709349</text:p>
          </table:table-cell>
          <table:table-cell office:value-type="string" calcext:value-type="string">
            <text:p>Торговля автотранспортными средствами</text:p>
          </table:table-cell>
        </table:table-row>
        <table:table-row table:style-name="ro1">
          <table:table-cell office:value-type="string" calcext:value-type="string">
            <text:p>RU000A102QY6</text:p>
          </table:table-cell>
          <table:table-cell office:value-type="float" office:value="7727696432" calcext:value-type="float">
            <text:p>7727696432</text:p>
          </table:table-cell>
          <table:table-cell office:value-type="string" calcext:value-type="string">
            <text:p>Торговля оптовая бытовыми электротоварами</text:p>
          </table:table-cell>
        </table:table-row>
        <table:table-row table:style-name="ro1">
          <table:table-cell office:value-type="string" calcext:value-type="string">
            <text:p>RU000A1020K7</text:p>
          </table:table-cell>
          <table:table-cell office:value-type="float" office:value="7703408540" calcext:value-type="float">
            <text:p>7703408540</text:p>
          </table:table-cell>
          <table:table-cell office:value-type="string" calcext:value-type="string">
            <text:p>Торговля оптовая золотом и другими драгоценными металлами</text:p>
          </table:table-cell>
        </table:table-row>
        <table:table-row table:style-name="ro1">
          <table:table-cell office:value-type="string" calcext:value-type="string">
            <text:p>RU000A103WC8</text:p>
          </table:table-cell>
          <table:table-cell office:value-type="float" office:value="7703408540" calcext:value-type="float">
            <text:p>7703408540</text:p>
          </table:table-cell>
          <table:table-cell office:value-type="string" calcext:value-type="string">
            <text:p>Торговля оптовая золотом и другими драгоценными металлами</text:p>
          </table:table-cell>
        </table:table-row>
        <table:table-row table:style-name="ro1">
          <table:table-cell office:value-type="string" calcext:value-type="string">
            <text:p>RU000A103M85</text:p>
          </table:table-cell>
          <table:table-cell office:value-type="float" office:value="7204090319" calcext:value-type="float">
            <text:p>7204090319</text:p>
          </table:table-cell>
          <table:table-cell office:value-type="string" calcext:value-type="string">
            <text:p>Торговля оптовая лесоматериалами, строительными материалами и санитарно-техническим оборудованием</text:p>
          </table:table-cell>
        </table:table-row>
        <table:table-row table:style-name="ro1">
          <table:table-cell office:value-type="string" calcext:value-type="string">
            <text:p>RU000A105YF2</text:p>
          </table:table-cell>
          <table:table-cell office:value-type="float" office:value="7204090319" calcext:value-type="float">
            <text:p>7204090319</text:p>
          </table:table-cell>
          <table:table-cell office:value-type="string" calcext:value-type="string">
            <text:p>Торговля оптовая лесоматериалами, строительными материалами и санитарно-техническим оборудованием</text:p>
          </table:table-cell>
        </table:table-row>
        <table:table-row table:style-name="ro1">
          <table:table-cell office:value-type="string" calcext:value-type="string">
            <text:p>RU000A102M86</text:p>
          </table:table-cell>
          <table:table-cell office:value-type="float" office:value="7722753969" calcext:value-type="float">
            <text:p>7722753969</text:p>
          </table:table-cell>
          <table:table-cell office:value-type="string" calcext:value-type="string">
            <text:p>Торговля оптовая непродовольственными потребительскими товарами</text:p>
          </table:table-cell>
        </table:table-row>
        <table:table-row table:style-name="ro1">
          <table:table-cell office:value-type="string" calcext:value-type="string">
            <text:p>RU000A1034M4</text:p>
          </table:table-cell>
          <table:table-cell office:value-type="float" office:value="7722753969" calcext:value-type="float">
            <text:p>7722753969</text:p>
          </table:table-cell>
          <table:table-cell office:value-type="string" calcext:value-type="string">
            <text:p>Торговля оптовая непродовольственными потребительскими товарами</text:p>
          </table:table-cell>
        </table:table-row>
        <table:table-row table:style-name="ro1">
          <table:table-cell office:value-type="string" calcext:value-type="string">
            <text:p>RU000A1029T9</text:p>
          </table:table-cell>
          <table:table-cell office:value-type="float" office:value="7736227885" calcext:value-type="float">
            <text:p>7736227885</text:p>
          </table:table-cell>
          <table:table-cell office:value-type="string" calcext:value-type="string">
            <text:p>Торговля оптовая неспециализированная</text:p>
          </table:table-cell>
        </table:table-row>
        <table:table-row table:style-name="ro1">
          <table:table-cell office:value-type="string" calcext:value-type="string">
            <text:p>RU000A106A78</text:p>
          </table:table-cell>
          <table:table-cell office:value-type="float" office:value="7736227885" calcext:value-type="float">
            <text:p>7736227885</text:p>
          </table:table-cell>
          <table:table-cell office:value-type="string" calcext:value-type="string">
            <text:p>Торговля оптовая неспециализированная</text:p>
          </table:table-cell>
        </table:table-row>
        <table:table-row table:style-name="ro1">
          <table:table-cell office:value-type="string" calcext:value-type="string">
            <text:p>SOFL</text:p>
          </table:table-cell>
          <table:table-cell office:value-type="float" office:value="7736227885" calcext:value-type="float">
            <text:p>7736227885</text:p>
          </table:table-cell>
          <table:table-cell office:value-type="string" calcext:value-type="string">
            <text:p>Торговля оптовая неспециализированная</text:p>
          </table:table-cell>
        </table:table-row>
        <table:table-row table:style-name="ro1">
          <table:table-cell office:value-type="string" calcext:value-type="string">
            <text:p>RU000A106U90</text:p>
          </table:table-cell>
          <table:table-cell office:value-type="float" office:value="7838307811" calcext:value-type="float">
            <text:p>7838307811</text:p>
          </table:table-cell>
          <table:table-cell office:value-type="string" calcext:value-type="string">
            <text:p>Торговля оптовая неспециализированная</text:p>
          </table:table-cell>
        </table:table-row>
        <table:table-row table:style-name="ro1">
          <table:table-cell office:value-type="string" calcext:value-type="string">
            <text:p>RU000A106VN0</text:p>
          </table:table-cell>
          <table:table-cell office:value-type="float" office:value="6167127020" calcext:value-type="float">
            <text:p>6167127020</text:p>
          </table:table-cell>
          <table:table-cell office:value-type="string" calcext:value-type="string">
            <text:p>Торговля оптовая прочими пищевыми продуктами, включая рыбу, ракообразных и моллюсков</text:p>
          </table:table-cell>
        </table:table-row>
        <table:table-row table:style-name="ro1">
          <table:table-cell office:value-type="string" calcext:value-type="string">
            <text:p>RU000A104KM0</text:p>
          </table:table-cell>
          <table:table-cell office:value-type="float" office:value="5406780551" calcext:value-type="float">
            <text:p>5406780551</text:p>
          </table:table-cell>
          <table:table-cell office:value-type="string" calcext:value-type="string">
            <text:p>Торговля оптовая прочими пищевыми продуктами, не включенными в другие группировки</text:p>
          </table:table-cell>
        </table:table-row>
        <table:table-row table:style-name="ro1">
          <table:table-cell office:value-type="string" calcext:value-type="string">
            <text:p>RU000A106C50</text:p>
          </table:table-cell>
          <table:table-cell office:value-type="float" office:value="5406780551" calcext:value-type="float">
            <text:p>5406780551</text:p>
          </table:table-cell>
          <table:table-cell office:value-type="string" calcext:value-type="string">
            <text:p>Торговля оптовая прочими пищевыми продуктами, не включенными в другие группировки</text:p>
          </table:table-cell>
        </table:table-row>
        <table:table-row table:style-name="ro1">
          <table:table-cell office:value-type="string" calcext:value-type="string">
            <text:p>RU000A103XP8</text:p>
          </table:table-cell>
          <table:table-cell office:value-type="float" office:value="2312128345" calcext:value-type="float">
            <text:p>2312128345</text:p>
          </table:table-cell>
          <table:table-cell office:value-type="string" calcext:value-type="string">
            <text:p>Торговля оптовая прочими строительными материалами и изделиями</text:p>
          </table:table-cell>
        </table:table-row>
        <table:table-row table:style-name="ro1">
          <table:table-cell office:value-type="string" calcext:value-type="string">
            <text:p>RU000A1053R3</text:p>
          </table:table-cell>
          <table:table-cell office:value-type="float" office:value="2312128345" calcext:value-type="float">
            <text:p>2312128345</text:p>
          </table:table-cell>
          <table:table-cell office:value-type="string" calcext:value-type="string">
            <text:p>Торговля оптовая прочими строительными материалами и изделиями</text:p>
          </table:table-cell>
        </table:table-row>
        <table:table-row table:style-name="ro1">
          <table:table-cell office:value-type="string" calcext:value-type="string">
            <text:p>RU000A105P64</text:p>
          </table:table-cell>
          <table:table-cell office:value-type="float" office:value="2312128345" calcext:value-type="float">
            <text:p>2312128345</text:p>
          </table:table-cell>
          <table:table-cell office:value-type="string" calcext:value-type="string">
            <text:p>Торговля оптовая прочими строительными материалами и изделиями</text:p>
          </table:table-cell>
        </table:table-row>
        <table:table-row table:style-name="ro1">
          <table:table-cell office:value-type="string" calcext:value-type="string">
            <text:p>RU000A104A05</text:p>
          </table:table-cell>
          <table:table-cell office:value-type="float" office:value="7709971326" calcext:value-type="float">
            <text:p>7709971326</text:p>
          </table:table-cell>
          <table:table-cell office:value-type="string" calcext:value-type="string">
            <text:p>Торговля оптовая ручными инструментами</text:p>
          </table:table-cell>
        </table:table-row>
        <table:table-row table:style-name="ro1">
          <table:table-cell office:value-type="string" calcext:value-type="string">
            <text:p>RU000A105QL6</text:p>
          </table:table-cell>
          <table:table-cell office:value-type="float" office:value="7709971326" calcext:value-type="float">
            <text:p>7709971326</text:p>
          </table:table-cell>
          <table:table-cell office:value-type="string" calcext:value-type="string">
            <text:p>Торговля оптовая ручными инструментами</text:p>
          </table:table-cell>
        </table:table-row>
        <table:table-row table:style-name="ro1">
          <table:table-cell office:value-type="string" calcext:value-type="string">
            <text:p>RU000A102KP7</text:p>
          </table:table-cell>
          <table:table-cell office:value-type="float" office:value="5405203569" calcext:value-type="float">
            <text:p>5405203569</text:p>
          </table:table-cell>
          <table:table-cell office:value-type="string" calcext:value-type="string">
            <text:p>Торговля оптовая рыбой, ракообразными и моллюсками, консервами и пресервами из рыбы и морепродуктов</text:p>
          </table:table-cell>
        </table:table-row>
        <table:table-row table:style-name="ro1">
          <table:table-cell office:value-type="string" calcext:value-type="string">
            <text:p>RU000A106UA9</text:p>
          </table:table-cell>
          <table:table-cell office:value-type="float" office:value="5405203569" calcext:value-type="float">
            <text:p>5405203569</text:p>
          </table:table-cell>
          <table:table-cell office:value-type="string" calcext:value-type="string">
            <text:p>Торговля оптовая рыбой, ракообразными и моллюсками, консервами и пресервами из рыбы и морепродуктов</text:p>
          </table:table-cell>
        </table:table-row>
        <table:table-row table:style-name="ro1">
          <table:table-cell office:value-type="string" calcext:value-type="string">
            <text:p>RU000A103455</text:p>
          </table:table-cell>
          <table:table-cell office:value-type="float" office:value="411137185" calcext:value-type="float">
            <text:p>411137185</text:p>
          </table:table-cell>
          <table:table-cell office:value-type="string" calcext:value-type="string">
            <text:p>Торговля оптовая сахаром</text:p>
          </table:table-cell>
        </table:table-row>
        <table:table-row table:style-name="ro1">
          <table:table-cell office:value-type="string" calcext:value-type="string">
            <text:p>RU000A105EP3</text:p>
          </table:table-cell>
          <table:table-cell office:value-type="float" office:value="411137185" calcext:value-type="float">
            <text:p>411137185</text:p>
          </table:table-cell>
          <table:table-cell office:value-type="string" calcext:value-type="string">
            <text:p>Торговля оптовая сахаром</text:p>
          </table:table-cell>
        </table:table-row>
        <table:table-row table:style-name="ro1">
          <table:table-cell office:value-type="string" calcext:value-type="string">
            <text:p>RU000A106YN4</text:p>
          </table:table-cell>
          <table:table-cell office:value-type="float" office:value="411137185" calcext:value-type="float">
            <text:p>411137185</text:p>
          </table:table-cell>
          <table:table-cell office:value-type="string" calcext:value-type="string">
            <text:p>Торговля оптовая сахаром</text:p>
          </table:table-cell>
        </table:table-row>
        <table:table-row table:style-name="ro1">
          <table:table-cell office:value-type="string" calcext:value-type="string">
            <text:p>RU000A104WZ7</text:p>
          </table:table-cell>
          <table:table-cell office:value-type="float" office:value="6312147088" calcext:value-type="float">
            <text:p>6312147088</text:p>
          </table:table-cell>
          <table:table-cell office:value-type="string" calcext:value-type="string">
            <text:p>Торговля оптовая станками</text:p>
          </table:table-cell>
        </table:table-row>
        <table:table-row table:style-name="ro1">
          <table:table-cell office:value-type="string" calcext:value-type="string">
            <text:p>RU000A106UL6</text:p>
          </table:table-cell>
          <table:table-cell office:value-type="float" office:value="6312147088" calcext:value-type="float">
            <text:p>6312147088</text:p>
          </table:table-cell>
          <table:table-cell office:value-type="string" calcext:value-type="string">
            <text:p>Торговля оптовая станками</text:p>
          </table:table-cell>
        </table:table-row>
        <table:table-row table:style-name="ro1">
          <table:table-cell office:value-type="string" calcext:value-type="string">
            <text:p>RU000A103B05</text:p>
          </table:table-cell>
          <table:table-cell office:value-type="float" office:value="1655201119" calcext:value-type="float">
            <text:p>1655201119</text:p>
          </table:table-cell>
          <table:table-cell office:value-type="string" calcext:value-type="string">
            <text:p>Торговля оптовая твердым, жидким и газообразным топливом и подобными продуктами</text:p>
          </table:table-cell>
        </table:table-row>
        <table:table-row table:style-name="ro1">
          <table:table-cell office:value-type="string" calcext:value-type="string">
            <text:p>RU000A103UL3</text:p>
          </table:table-cell>
          <table:table-cell office:value-type="float" office:value="1655201119" calcext:value-type="float">
            <text:p>1655201119</text:p>
          </table:table-cell>
          <table:table-cell office:value-type="string" calcext:value-type="string">
            <text:p>Торговля оптовая твердым, жидким и газообразным топливом и подобными продуктами</text:p>
          </table:table-cell>
        </table:table-row>
        <table:table-row table:style-name="ro1">
          <table:table-cell office:value-type="string" calcext:value-type="string">
            <text:p>RU000A1013C9</text:p>
          </table:table-cell>
          <table:table-cell office:value-type="float" office:value="2464126504" calcext:value-type="float">
            <text:p>2464126504</text:p>
          </table:table-cell>
          <table:table-cell office:value-type="string" calcext:value-type="string">
            <text:p>Торговля оптовая твердым, жидким и газообразным топливом и подобными продуктами</text:p>
          </table:table-cell>
        </table:table-row>
        <table:table-row table:style-name="ro1">
          <table:table-cell office:value-type="string" calcext:value-type="string">
            <text:p>RU000A103H25</text:p>
          </table:table-cell>
          <table:table-cell office:value-type="float" office:value="3123357373" calcext:value-type="float">
            <text:p>3123357373</text:p>
          </table:table-cell>
          <table:table-cell office:value-type="string" calcext:value-type="string">
            <text:p>Торговля оптовая твердым, жидким и газообразным топливом и подобными продуктами</text:p>
          </table:table-cell>
        </table:table-row>
        <table:table-row table:style-name="ro1">
          <table:table-cell office:value-type="string" calcext:value-type="string">
            <text:p>RU000A104BU2</text:p>
          </table:table-cell>
          <table:table-cell office:value-type="float" office:value="5012000639" calcext:value-type="float">
            <text:p>5012000639</text:p>
          </table:table-cell>
          <table:table-cell office:value-type="string" calcext:value-type="string">
            <text:p>Торговля оптовая твердым, жидким и газообразным топливом и подобными продуктами</text:p>
          </table:table-cell>
        </table:table-row>
        <table:table-row table:style-name="ro1">
          <table:table-cell office:value-type="string" calcext:value-type="string">
            <text:p>RU000A100303</text:p>
          </table:table-cell>
          <table:table-cell office:value-type="float" office:value="5404345962" calcext:value-type="float">
            <text:p>5404345962</text:p>
          </table:table-cell>
          <table:table-cell office:value-type="string" calcext:value-type="string">
            <text:p>Торговля оптовая твердым, жидким и газообразным топливом и подобными продуктами</text:p>
          </table:table-cell>
        </table:table-row>
        <table:table-row table:style-name="ro1">
          <table:table-cell office:value-type="string" calcext:value-type="string">
            <text:p>RU000A100YD8</text:p>
          </table:table-cell>
          <table:table-cell office:value-type="float" office:value="5404345962" calcext:value-type="float">
            <text:p>5404345962</text:p>
          </table:table-cell>
          <table:table-cell office:value-type="string" calcext:value-type="string">
            <text:p>Торговля оптовая твердым, жидким и газообразным топливом и подобными продуктами</text:p>
          </table:table-cell>
        </table:table-row>
        <table:table-row table:style-name="ro1">
          <table:table-cell office:value-type="string" calcext:value-type="string">
            <text:p>RU000A102V51</text:p>
          </table:table-cell>
          <table:table-cell office:value-type="float" office:value="5404345962" calcext:value-type="float">
            <text:p>5404345962</text:p>
          </table:table-cell>
          <table:table-cell office:value-type="string" calcext:value-type="string">
            <text:p>Торговля оптовая твердым, жидким и газообразным топливом и подобными продуктами</text:p>
          </table:table-cell>
        </table:table-row>
        <table:table-row table:style-name="ro1">
          <table:table-cell office:value-type="string" calcext:value-type="string">
            <text:p>RU000A105CF8</text:p>
          </table:table-cell>
          <table:table-cell office:value-type="float" office:value="5404345962" calcext:value-type="float">
            <text:p>5404345962</text:p>
          </table:table-cell>
          <table:table-cell office:value-type="string" calcext:value-type="string">
            <text:p>Торговля оптовая твердым, жидким и газообразным топливом и подобными продуктами</text:p>
          </table:table-cell>
        </table:table-row>
        <table:table-row table:style-name="ro1">
          <table:table-cell office:value-type="string" calcext:value-type="string">
            <text:p>RU000A106Y21</text:p>
          </table:table-cell>
          <table:table-cell office:value-type="float" office:value="5404345962" calcext:value-type="float">
            <text:p>5404345962</text:p>
          </table:table-cell>
          <table:table-cell office:value-type="string" calcext:value-type="string">
            <text:p>Торговля оптовая твердым, жидким и газообразным топливом и подобными продуктами</text:p>
          </table:table-cell>
        </table:table-row>
        <table:table-row table:style-name="ro1">
          <table:table-cell office:value-type="string" calcext:value-type="string">
            <text:p>RU000A100T81</text:p>
          </table:table-cell>
          <table:table-cell office:value-type="float" office:value="5405971433" calcext:value-type="float">
            <text:p>5405971433</text:p>
          </table:table-cell>
          <table:table-cell office:value-type="string" calcext:value-type="string">
            <text:p>Торговля оптовая твердым, жидким и газообразным топливом и подобными продуктами</text:p>
          </table:table-cell>
        </table:table-row>
        <table:table-row table:style-name="ro1">
          <table:table-cell office:value-type="string" calcext:value-type="string">
            <text:p>RU000A0JWK41</text:p>
          </table:table-cell>
          <table:table-cell office:value-type="float" office:value="5504036333" calcext:value-type="float">
            <text:p>5504036333</text:p>
          </table:table-cell>
          <table:table-cell office:value-type="string" calcext:value-type="string">
            <text:p>Торговля оптовая твердым, жидким и газообразным топливом и подобными продуктами</text:p>
          </table:table-cell>
        </table:table-row>
        <table:table-row table:style-name="ro1">
          <table:table-cell office:value-type="string" calcext:value-type="string">
            <text:p>RU000A0JXYL4</text:p>
          </table:table-cell>
          <table:table-cell office:value-type="float" office:value="5504036333" calcext:value-type="float">
            <text:p>5504036333</text:p>
          </table:table-cell>
          <table:table-cell office:value-type="string" calcext:value-type="string">
            <text:p>Торговля оптовая твердым, жидким и газообразным топливом и подобными продуктами</text:p>
          </table:table-cell>
        </table:table-row>
        <table:table-row table:style-name="ro1">
          <table:table-cell office:value-type="string" calcext:value-type="string">
            <text:p>RU000A0ZYLC4</text:p>
          </table:table-cell>
          <table:table-cell office:value-type="float" office:value="5504036333" calcext:value-type="float">
            <text:p>5504036333</text:p>
          </table:table-cell>
          <table:table-cell office:value-type="string" calcext:value-type="string">
            <text:p>Торговля оптовая твердым, жидким и газообразным топливом и подобными продуктами</text:p>
          </table:table-cell>
        </table:table-row>
        <table:table-row table:style-name="ro1">
          <table:table-cell office:value-type="string" calcext:value-type="string">
            <text:p>RU000A0ZYLQ4</text:p>
          </table:table-cell>
          <table:table-cell office:value-type="float" office:value="5504036333" calcext:value-type="float">
            <text:p>5504036333</text:p>
          </table:table-cell>
          <table:table-cell office:value-type="string" calcext:value-type="string">
            <text:p>Торговля оптовая твердым, жидким и газообразным топливом и подобными продуктами</text:p>
          </table:table-cell>
        </table:table-row>
        <table:table-row table:style-name="ro1">
          <table:table-cell office:value-type="string" calcext:value-type="string">
            <text:p>RU000A0ZYXV9</text:p>
          </table:table-cell>
          <table:table-cell office:value-type="float" office:value="5504036333" calcext:value-type="float">
            <text:p>5504036333</text:p>
          </table:table-cell>
          <table:table-cell office:value-type="string" calcext:value-type="string">
            <text:p>Торговля оптовая твердым, жидким и газообразным топливом и подобными продуктами</text:p>
          </table:table-cell>
        </table:table-row>
        <table:table-row table:style-name="ro1">
          <table:table-cell office:value-type="string" calcext:value-type="string">
            <text:p>RU000A101137</text:p>
          </table:table-cell>
          <table:table-cell office:value-type="float" office:value="5504036333" calcext:value-type="float">
            <text:p>5504036333</text:p>
          </table:table-cell>
          <table:table-cell office:value-type="string" calcext:value-type="string">
            <text:p>Торговля оптовая твердым, жидким и газообразным топливом и подобными продуктами</text:p>
          </table:table-cell>
        </table:table-row>
        <table:table-row table:style-name="ro1">
          <table:table-cell office:value-type="string" calcext:value-type="string">
            <text:p>RU000A1017J5</text:p>
          </table:table-cell>
          <table:table-cell office:value-type="float" office:value="5504036333" calcext:value-type="float">
            <text:p>5504036333</text:p>
          </table:table-cell>
          <table:table-cell office:value-type="string" calcext:value-type="string">
            <text:p>Торговля оптовая твердым, жидким и газообразным топливом и подобными продуктами</text:p>
          </table:table-cell>
        </table:table-row>
        <table:table-row table:style-name="ro1">
          <table:table-cell office:value-type="string" calcext:value-type="string">
            <text:p>RU000A101GJ0</text:p>
          </table:table-cell>
          <table:table-cell office:value-type="float" office:value="5504036333" calcext:value-type="float">
            <text:p>5504036333</text:p>
          </table:table-cell>
          <table:table-cell office:value-type="string" calcext:value-type="string">
            <text:p>Торговля оптовая твердым, жидким и газообразным топливом и подобными продуктами</text:p>
          </table:table-cell>
        </table:table-row>
        <table:table-row table:style-name="ro1">
          <table:table-cell office:value-type="string" calcext:value-type="string">
            <text:p>RU000A102L95</text:p>
          </table:table-cell>
          <table:table-cell office:value-type="float" office:value="5504036333" calcext:value-type="float">
            <text:p>5504036333</text:p>
          </table:table-cell>
          <table:table-cell office:value-type="string" calcext:value-type="string">
            <text:p>Торговля оптовая твердым, жидким и газообразным топливом и подобными продуктами</text:p>
          </table:table-cell>
        </table:table-row>
        <table:table-row table:style-name="ro1">
          <table:table-cell office:value-type="string" calcext:value-type="string">
            <text:p>RU000A105KP0</text:p>
          </table:table-cell>
          <table:table-cell office:value-type="float" office:value="5504036333" calcext:value-type="float">
            <text:p>5504036333</text:p>
          </table:table-cell>
          <table:table-cell office:value-type="string" calcext:value-type="string">
            <text:p>Торговля оптовая твердым, жидким и газообразным топливом и подобными продуктами</text:p>
          </table:table-cell>
        </table:table-row>
        <table:table-row table:style-name="ro1">
          <table:table-cell office:value-type="string" calcext:value-type="string">
            <text:p>RU000A106565</text:p>
          </table:table-cell>
          <table:table-cell office:value-type="float" office:value="5504036333" calcext:value-type="float">
            <text:p>5504036333</text:p>
          </table:table-cell>
          <table:table-cell office:value-type="string" calcext:value-type="string">
            <text:p>Торговля оптовая твердым, жидким и газообразным топливом и подобными продуктами</text:p>
          </table:table-cell>
        </table:table-row>
        <table:table-row table:style-name="ro1">
          <table:table-cell office:value-type="string" calcext:value-type="string">
            <text:p>RU000A107605</text:p>
          </table:table-cell>
          <table:table-cell office:value-type="float" office:value="5504036333" calcext:value-type="float">
            <text:p>5504036333</text:p>
          </table:table-cell>
          <table:table-cell office:value-type="string" calcext:value-type="string">
            <text:p>Торговля оптовая твердым, жидким и газообразным топливом и подобными продуктами</text:p>
          </table:table-cell>
        </table:table-row>
        <table:table-row table:style-name="ro1">
          <table:table-cell office:value-type="string" calcext:value-type="string">
            <text:p>SIBN</text:p>
          </table:table-cell>
          <table:table-cell office:value-type="float" office:value="5504036333" calcext:value-type="float">
            <text:p>5504036333</text:p>
          </table:table-cell>
          <table:table-cell office:value-type="string" calcext:value-type="string">
            <text:p>Торговля оптовая твердым, жидким и газообразным топливом и подобными продуктами</text:p>
          </table:table-cell>
        </table:table-row>
        <table:table-row table:style-name="ro1">
          <table:table-cell office:value-type="string" calcext:value-type="string">
            <text:p>NVTK</text:p>
          </table:table-cell>
          <table:table-cell office:value-type="float" office:value="6316031581" calcext:value-type="float">
            <text:p>6316031581</text:p>
          </table:table-cell>
          <table:table-cell office:value-type="string" calcext:value-type="string">
            <text:p>Торговля оптовая твердым, жидким и газообразным топливом и подобными продуктами</text:p>
          </table:table-cell>
        </table:table-row>
        <table:table-row table:style-name="ro1">
          <table:table-cell office:value-type="string" calcext:value-type="string">
            <text:p>RU000A106938</text:p>
          </table:table-cell>
          <table:table-cell office:value-type="float" office:value="6316031581" calcext:value-type="float">
            <text:p>6316031581</text:p>
          </table:table-cell>
          <table:table-cell office:value-type="string" calcext:value-type="string">
            <text:p>Торговля оптовая твердым, жидким и газообразным топливом и подобными продуктами</text:p>
          </table:table-cell>
        </table:table-row>
        <table:table-row table:style-name="ro1">
          <table:table-cell office:value-type="string" calcext:value-type="string">
            <text:p>RU000A1074E7</text:p>
          </table:table-cell>
          <table:table-cell office:value-type="float" office:value="7840454034" calcext:value-type="float">
            <text:p>7840454034</text:p>
          </table:table-cell>
          <table:table-cell office:value-type="string" calcext:value-type="string">
            <text:p>Торговля оптовая твердым, жидким и газообразным топливом и подобными продуктами</text:p>
          </table:table-cell>
        </table:table-row>
        <table:table-row table:style-name="ro1">
          <table:table-cell office:value-type="string" calcext:value-type="string">
            <text:p>RU000A103G83</text:p>
          </table:table-cell>
          <table:table-cell office:value-type="float" office:value="6678052159" calcext:value-type="float">
            <text:p>6678052159</text:p>
          </table:table-cell>
          <table:table-cell office:value-type="string" calcext:value-type="string">
            <text:p>Торговля оптовая текстильными изделиями, кроме текстильных галантерейных изделий</text:p>
          </table:table-cell>
        </table:table-row>
        <table:table-row table:style-name="ro1">
          <table:table-cell office:value-type="string" calcext:value-type="string">
            <text:p>RU000A1030N0</text:p>
          </table:table-cell>
          <table:table-cell office:value-type="float" office:value="2634807221" calcext:value-type="float">
            <text:p>2634807221</text:p>
          </table:table-cell>
          <table:table-cell office:value-type="string" calcext:value-type="string">
            <text:p>Торговля оптовая удобрениями и агрохимическими продуктами</text:p>
          </table:table-cell>
        </table:table-row>
        <table:table-row table:style-name="ro1">
          <table:table-cell office:value-type="string" calcext:value-type="string">
            <text:p>RU000A106P63</text:p>
          </table:table-cell>
          <table:table-cell office:value-type="float" office:value="2634807221" calcext:value-type="float">
            <text:p>2634807221</text:p>
          </table:table-cell>
          <table:table-cell office:value-type="string" calcext:value-type="string">
            <text:p>Торговля оптовая удобрениями и агрохимическими продуктами</text:p>
          </table:table-cell>
        </table:table-row>
        <table:table-row table:style-name="ro1">
          <table:table-cell office:value-type="string" calcext:value-type="string">
            <text:p>RU000A102200</text:p>
          </table:table-cell>
          <table:table-cell office:value-type="float" office:value="6367052981" calcext:value-type="float">
            <text:p>6367052981</text:p>
          </table:table-cell>
          <table:table-cell office:value-type="string" calcext:value-type="string">
            <text:p>Торговля оптовая фармацевтической продукцией</text:p>
          </table:table-cell>
        </table:table-row>
        <table:table-row table:style-name="ro1">
          <table:table-cell office:value-type="string" calcext:value-type="string">
            <text:p>RU000A102B97</text:p>
          </table:table-cell>
          <table:table-cell office:value-type="float" office:value="6367052981" calcext:value-type="float">
            <text:p>6367052981</text:p>
          </table:table-cell>
          <table:table-cell office:value-type="string" calcext:value-type="string">
            <text:p>Торговля оптовая фармацевтической продукцией</text:p>
          </table:table-cell>
        </table:table-row>
        <table:table-row table:style-name="ro1">
          <table:table-cell office:value-type="string" calcext:value-type="string">
            <text:p>RU000A1036X6</text:p>
          </table:table-cell>
          <table:table-cell office:value-type="float" office:value="6367052981" calcext:value-type="float">
            <text:p>6367052981</text:p>
          </table:table-cell>
          <table:table-cell office:value-type="string" calcext:value-type="string">
            <text:p>Торговля оптовая фармацевтической продукцией</text:p>
          </table:table-cell>
        </table:table-row>
        <table:table-row table:style-name="ro1">
          <table:table-cell office:value-type="string" calcext:value-type="string">
            <text:p>RU000A102LB5</text:p>
          </table:table-cell>
          <table:table-cell office:value-type="float" office:value="7724365841" calcext:value-type="float">
            <text:p>7724365841</text:p>
          </table:table-cell>
          <table:table-cell office:value-type="string" calcext:value-type="string">
            <text:p>Торговля оптовая фармацевтической продукцией</text:p>
          </table:table-cell>
        </table:table-row>
        <table:table-row table:style-name="ro1">
          <table:table-cell office:value-type="string" calcext:value-type="string">
            <text:p>RU000A103G91</text:p>
          </table:table-cell>
          <table:table-cell office:value-type="float" office:value="7724365841" calcext:value-type="float">
            <text:p>7724365841</text:p>
          </table:table-cell>
          <table:table-cell office:value-type="string" calcext:value-type="string">
            <text:p>Торговля оптовая фармацевтической продукцией</text:p>
          </table:table-cell>
        </table:table-row>
        <table:table-row table:style-name="ro1">
          <table:table-cell office:value-type="string" calcext:value-type="string">
            <text:p>RU000A1053T9</text:p>
          </table:table-cell>
          <table:table-cell office:value-type="float" office:value="7724365841" calcext:value-type="float">
            <text:p>7724365841</text:p>
          </table:table-cell>
          <table:table-cell office:value-type="string" calcext:value-type="string">
            <text:p>Торговля оптовая фармацевтической продукцией</text:p>
          </table:table-cell>
        </table:table-row>
        <table:table-row table:style-name="ro1">
          <table:table-cell office:value-type="string" calcext:value-type="string">
            <text:p>RU000A1061A2</text:p>
          </table:table-cell>
          <table:table-cell office:value-type="float" office:value="7724365841" calcext:value-type="float">
            <text:p>7724365841</text:p>
          </table:table-cell>
          <table:table-cell office:value-type="string" calcext:value-type="string">
            <text:p>Торговля оптовая фармацевтической продукцией</text:p>
          </table:table-cell>
        </table:table-row>
        <table:table-row table:style-name="ro1">
          <table:table-cell office:value-type="string" calcext:value-type="string">
            <text:p>RU000A1043Z7</text:p>
          </table:table-cell>
          <table:table-cell office:value-type="float" office:value="9704005675" calcext:value-type="float">
            <text:p>9704005675</text:p>
          </table:table-cell>
          <table:table-cell office:value-type="string" calcext:value-type="string">
            <text:p>Торговля оптовая фармацевтической продукцией</text:p>
          </table:table-cell>
        </table:table-row>
        <table:table-row table:style-name="ro1">
          <table:table-cell office:value-type="string" calcext:value-type="string">
            <text:p>RU000A104Z71</text:p>
          </table:table-cell>
          <table:table-cell office:value-type="float" office:value="9704005675" calcext:value-type="float">
            <text:p>9704005675</text:p>
          </table:table-cell>
          <table:table-cell office:value-type="string" calcext:value-type="string">
            <text:p>Торговля оптовая фармацевтической продукцией</text:p>
          </table:table-cell>
        </table:table-row>
        <table:table-row table:style-name="ro1">
          <table:table-cell office:value-type="string" calcext:value-type="string">
            <text:p>RU000A105BP9</text:p>
          </table:table-cell>
          <table:table-cell office:value-type="float" office:value="5036117570" calcext:value-type="float">
            <text:p>5036117570</text:p>
          </table:table-cell>
          <table:table-cell office:value-type="string" calcext:value-type="string">
            <text:p>Торговля оптовая химическими продуктами</text:p>
          </table:table-cell>
        </table:table-row>
        <table:table-row table:style-name="ro1">
          <table:table-cell office:value-type="string" calcext:value-type="string">
            <text:p>RU000A106AU9</text:p>
          </table:table-cell>
          <table:table-cell office:value-type="float" office:value="7446031217" calcext:value-type="float">
            <text:p>7446031217</text:p>
          </table:table-cell>
          <table:table-cell office:value-type="string" calcext:value-type="string">
            <text:p>Торговля оптовая черными металлами в первичных формах</text:p>
          </table:table-cell>
        </table:table-row>
        <table:table-row table:style-name="ro1">
          <table:table-cell office:value-type="string" calcext:value-type="string">
            <text:p>RU000A1078K5</text:p>
          </table:table-cell>
          <table:table-cell office:value-type="float" office:value="7446031217" calcext:value-type="float">
            <text:p>7446031217</text:p>
          </table:table-cell>
          <table:table-cell office:value-type="string" calcext:value-type="string">
            <text:p>Торговля оптовая черными металлами в первичных формах</text:p>
          </table:table-cell>
        </table:table-row>
        <table:table-row table:style-name="ro1">
          <table:table-cell office:value-type="string" calcext:value-type="string">
            <text:p>RU000A103935</text:p>
          </table:table-cell>
          <table:table-cell office:value-type="float" office:value="7709678550" calcext:value-type="float">
            <text:p>7709678550</text:p>
          </table:table-cell>
          <table:table-cell office:value-type="string" calcext:value-type="string">
            <text:p>Торговля розничная компьютерами, периферийными устройствами к ним и программным обеспечением в специализированных магазинах</text:p>
          </table:table-cell>
        </table:table-row>
        <table:table-row table:style-name="ro1">
          <table:table-cell office:value-type="string" calcext:value-type="string">
            <text:p>RU000A1070P1</text:p>
          </table:table-cell>
          <table:table-cell office:value-type="float" office:value="5446020589" calcext:value-type="float">
            <text:p>5446020589</text:p>
          </table:table-cell>
          <table:table-cell office:value-type="string" calcext:value-type="string">
            <text:p>Торговля розничная косметическими и товарами личной гигиены в специализированных магазинах</text:p>
          </table:table-cell>
        </table:table-row>
        <table:table-row table:style-name="ro1">
          <table:table-cell office:value-type="string" calcext:value-type="string">
            <text:p>EUTR</text:p>
          </table:table-cell>
          <table:table-cell office:value-type="float" office:value="5029169023" calcext:value-type="float">
            <text:p>5029169023</text:p>
          </table:table-cell>
          <table:table-cell office:value-type="string" calcext:value-type="string">
            <text:p>Торговля розничная моторным топливом в специализированных магазинах</text:p>
          </table:table-cell>
        </table:table-row>
        <table:table-row table:style-name="ro1">
          <table:table-cell office:value-type="string" calcext:value-type="string">
            <text:p>RU000A105PP9</text:p>
          </table:table-cell>
          <table:table-cell office:value-type="float" office:value="5029169023" calcext:value-type="float">
            <text:p>5029169023</text:p>
          </table:table-cell>
          <table:table-cell office:value-type="string" calcext:value-type="string">
            <text:p>Торговля розничная моторным топливом в специализированных магазинах</text:p>
          </table:table-cell>
        </table:table-row>
        <table:table-row table:style-name="ro1">
          <table:table-cell office:value-type="string" calcext:value-type="string">
            <text:p>RU000A105TS5</text:p>
          </table:table-cell>
          <table:table-cell office:value-type="float" office:value="5029169023" calcext:value-type="float">
            <text:p>5029169023</text:p>
          </table:table-cell>
          <table:table-cell office:value-type="string" calcext:value-type="string">
            <text:p>Торговля розничная моторным топливом в специализированных магазинах</text:p>
          </table:table-cell>
        </table:table-row>
        <table:table-row table:style-name="ro1">
          <table:table-cell office:value-type="string" calcext:value-type="string">
            <text:p>RU000A1061K1</text:p>
          </table:table-cell>
          <table:table-cell office:value-type="float" office:value="5029169023" calcext:value-type="float">
            <text:p>5029169023</text:p>
          </table:table-cell>
          <table:table-cell office:value-type="string" calcext:value-type="string">
            <text:p>Торговля розничная моторным топливом в специализированных магазинах</text:p>
          </table:table-cell>
        </table:table-row>
        <table:table-row table:style-name="ro1">
          <table:table-cell office:value-type="string" calcext:value-type="string">
            <text:p>DSKY</text:p>
          </table:table-cell>
          <table:table-cell office:value-type="float" office:value="7729355029" calcext:value-type="float">
            <text:p>7729355029</text:p>
          </table:table-cell>
          <table:table-cell office:value-type="string" calcext:value-type="string">
            <text:p>Торговля розничная непродовольственными товарами, не включенными в другие группировки, в специализированных магазинах</text:p>
          </table:table-cell>
        </table:table-row>
        <table:table-row table:style-name="ro1">
          <table:table-cell office:value-type="string" calcext:value-type="string">
            <text:p>RU000A103Q08</text:p>
          </table:table-cell>
          <table:table-cell office:value-type="float" office:value="7727245824" calcext:value-type="float">
            <text:p>7727245824</text:p>
          </table:table-cell>
          <table:table-cell office:value-type="string" calcext:value-type="string">
            <text:p>Торговля розничная одеждой в специализированных магазинах</text:p>
          </table:table-cell>
        </table:table-row>
        <table:table-row table:style-name="ro1">
          <table:table-cell office:value-type="string" calcext:value-type="string">
            <text:p>RU000A1009Z8</text:p>
          </table:table-cell>
          <table:table-cell office:value-type="float" office:value="7826087713" calcext:value-type="float">
            <text:p>7826087713</text:p>
          </table:table-cell>
          <table:table-cell office:value-type="string" calcext:value-type="string">
            <text:p>Торговля розничная преимущественно пищевыми продуктами, включая напитки, и табачными изделиями в неспециализированных магазинах</text:p>
          </table:table-cell>
        </table:table-row>
        <table:table-row table:style-name="ro1">
          <table:table-cell office:value-type="string" calcext:value-type="string">
            <text:p>RU000A1014B9</text:p>
          </table:table-cell>
          <table:table-cell office:value-type="float" office:value="7826087713" calcext:value-type="float">
            <text:p>7826087713</text:p>
          </table:table-cell>
          <table:table-cell office:value-type="string" calcext:value-type="string">
            <text:p>Торговля розничная преимущественно пищевыми продуктами, включая напитки, и табачными изделиями в неспециализированных магазинах</text:p>
          </table:table-cell>
        </table:table-row>
        <table:table-row table:style-name="ro1">
          <table:table-cell office:value-type="string" calcext:value-type="string">
            <text:p>RU000A102BK7</text:p>
          </table:table-cell>
          <table:table-cell office:value-type="float" office:value="7826087713" calcext:value-type="float">
            <text:p>7826087713</text:p>
          </table:table-cell>
          <table:table-cell office:value-type="string" calcext:value-type="string">
            <text:p>Торговля розничная преимущественно пищевыми продуктами, включая напитки, и табачными изделиями в неспециализированных магазинах</text:p>
          </table:table-cell>
        </table:table-row>
        <table:table-row table:style-name="ro1">
          <table:table-cell office:value-type="string" calcext:value-type="string">
            <text:p>RU000A106AH6</text:p>
          </table:table-cell>
          <table:table-cell office:value-type="float" office:value="7826087713" calcext:value-type="float">
            <text:p>7826087713</text:p>
          </table:table-cell>
          <table:table-cell office:value-type="string" calcext:value-type="string">
            <text:p>Торговля розничная преимущественно пищевыми продуктами, включая напитки, и табачными изделиями в неспециализированных магазинах</text:p>
          </table:table-cell>
        </table:table-row>
        <table:table-row table:style-name="ro1">
          <table:table-cell office:value-type="string" calcext:value-type="string">
            <text:p>RU000A105AX5</text:p>
          </table:table-cell>
          <table:table-cell office:value-type="float" office:value="7730189810" calcext:value-type="float">
            <text:p>7730189810</text:p>
          </table:table-cell>
          <table:table-cell office:value-type="string" calcext:value-type="string">
            <text:p>Торговля розничная различной домашней утварью, ножевыми изделиями, посудой, изделиями из стекла и керамики, в том числе фарфора и фаянса в специализированных магазинах</text:p>
          </table:table-cell>
        </table:table-row>
        <table:table-row table:style-name="ro1">
          <table:table-cell office:value-type="string" calcext:value-type="string">
            <text:p>RU000A1074Q1</text:p>
          </table:table-cell>
          <table:table-cell office:value-type="float" office:value="7731316845" calcext:value-type="float">
            <text:p>7731316845</text:p>
          </table:table-cell>
          <table:table-cell office:value-type="string" calcext:value-type="string">
            <text:p>Торговля розничная ювелирными изделиями в специализированных магазинах</text:p>
          </table:table-cell>
        </table:table-row>
        <table:table-row table:style-name="ro1">
          <table:table-cell office:value-type="string" calcext:value-type="string">
            <text:p>RU000A106KY0</text:p>
          </table:table-cell>
          <table:table-cell office:value-type="float" office:value="7725791850" calcext:value-type="float">
            <text:p>7725791850</text:p>
          </table:table-cell>
          <table:table-cell office:value-type="string" calcext:value-type="string">
            <text:p>Торговля розничная, осуществляемая непосредственно при помощи информационно-коммуникационной сети интернет</text:p>
          </table:table-cell>
        </table:table-row>
        <table:table-row table:style-name="ro1">
          <table:table-cell office:value-type="string" calcext:value-type="string">
            <text:p>RU000A106X30</text:p>
          </table:table-cell>
          <table:table-cell office:value-type="float" office:value="7725791850" calcext:value-type="float">
            <text:p>7725791850</text:p>
          </table:table-cell>
          <table:table-cell office:value-type="string" calcext:value-type="string">
            <text:p>Торговля розничная, осуществляемая непосредственно при помощи информационно-коммуникационной сети интернет</text:p>
          </table:table-cell>
        </table:table-row>
        <table:table-row table:style-name="ro1">
          <table:table-cell office:value-type="string" calcext:value-type="string">
            <text:p>MRSB</text:p>
          </table:table-cell>
          <table:table-cell office:value-type="float" office:value="1326192645" calcext:value-type="float">
            <text:p>1326192645</text:p>
          </table:table-cell>
          <table:table-cell office:value-type="string" calcext:value-type="string">
            <text:p>Торговля электроэнергией</text:p>
          </table:table-cell>
        </table:table-row>
        <table:table-row table:style-name="ro1">
          <table:table-cell office:value-type="string" calcext:value-type="string">
            <text:p>DVEC</text:p>
          </table:table-cell>
          <table:table-cell office:value-type="float" office:value="2723088770" calcext:value-type="float">
            <text:p>2723088770</text:p>
          </table:table-cell>
          <table:table-cell office:value-type="string" calcext:value-type="string">
            <text:p>Торговля электроэнергией</text:p>
          </table:table-cell>
        </table:table-row>
        <table:table-row table:style-name="ro1">
          <table:table-cell office:value-type="string" calcext:value-type="string">
            <text:p>KTSB</text:p>
          </table:table-cell>
          <table:table-cell office:value-type="float" office:value="4401050567" calcext:value-type="float">
            <text:p>4401050567</text:p>
          </table:table-cell>
          <table:table-cell office:value-type="string" calcext:value-type="string">
            <text:p>Торговля электроэнергией</text:p>
          </table:table-cell>
        </table:table-row>
        <table:table-row table:style-name="ro1">
          <table:table-cell office:value-type="string" calcext:value-type="string">
            <text:p>KTSBP</text:p>
          </table:table-cell>
          <table:table-cell office:value-type="float" office:value="4401050567" calcext:value-type="float">
            <text:p>4401050567</text:p>
          </table:table-cell>
          <table:table-cell office:value-type="string" calcext:value-type="string">
            <text:p>Торговля электроэнергией</text:p>
          </table:table-cell>
        </table:table-row>
        <table:table-row table:style-name="ro1">
          <table:table-cell office:value-type="string" calcext:value-type="string">
            <text:p>RZSB</text:p>
          </table:table-cell>
          <table:table-cell office:value-type="float" office:value="6229049014" calcext:value-type="float">
            <text:p>6229049014</text:p>
          </table:table-cell>
          <table:table-cell office:value-type="string" calcext:value-type="string">
            <text:p>Торговля электроэнергией</text:p>
          </table:table-cell>
        </table:table-row>
        <table:table-row table:style-name="ro1">
          <table:table-cell office:value-type="string" calcext:value-type="string">
            <text:p>SARE</text:p>
          </table:table-cell>
          <table:table-cell office:value-type="float" office:value="6450014808" calcext:value-type="float">
            <text:p>6450014808</text:p>
          </table:table-cell>
          <table:table-cell office:value-type="string" calcext:value-type="string">
            <text:p>Торговля электроэнергией</text:p>
          </table:table-cell>
        </table:table-row>
        <table:table-row table:style-name="ro1">
          <table:table-cell office:value-type="string" calcext:value-type="string">
            <text:p>SAREP</text:p>
          </table:table-cell>
          <table:table-cell office:value-type="float" office:value="6450014808" calcext:value-type="float">
            <text:p>6450014808</text:p>
          </table:table-cell>
          <table:table-cell office:value-type="string" calcext:value-type="string">
            <text:p>Торговля электроэнергией</text:p>
          </table:table-cell>
        </table:table-row>
        <table:table-row table:style-name="ro1">
          <table:table-cell office:value-type="string" calcext:value-type="string">
            <text:p>FESH</text:p>
          </table:table-cell>
          <table:table-cell office:value-type="float" office:value="2540047110" calcext:value-type="float">
            <text:p>2540047110</text:p>
          </table:table-cell>
          <table:table-cell office:value-type="string" calcext:value-type="string">
            <text:p>транспорт</text:p>
          </table:table-cell>
        </table:table-row>
        <table:table-row table:style-name="ro1">
          <table:table-cell office:value-type="string" calcext:value-type="string">
            <text:p>UTAR</text:p>
          </table:table-cell>
          <table:table-cell office:value-type="float" office:value="7204002873" calcext:value-type="float">
            <text:p>7204002873</text:p>
          </table:table-cell>
          <table:table-cell office:value-type="string" calcext:value-type="string">
            <text:p>транспорт</text:p>
          </table:table-cell>
        </table:table-row>
        <table:table-row table:style-name="ro1">
          <table:table-cell office:value-type="string" calcext:value-type="string">
            <text:p>RU000A100YE6</text:p>
          </table:table-cell>
          <table:table-cell office:value-type="float" office:value="7708591995" calcext:value-type="float">
            <text:p>7708591995</text:p>
          </table:table-cell>
          <table:table-cell office:value-type="string" calcext:value-type="string">
            <text:p>транспорт</text:p>
          </table:table-cell>
        </table:table-row>
        <table:table-row table:style-name="ro1">
          <table:table-cell office:value-type="string" calcext:value-type="string">
            <text:p>RU000A0JXC24</text:p>
          </table:table-cell>
          <table:table-cell office:value-type="float" office:value="7706061801" calcext:value-type="float">
            <text:p>7706061801</text:p>
          </table:table-cell>
          <table:table-cell office:value-type="string" calcext:value-type="string">
            <text:p>Транспортирование по трубопроводам нефти и нефтепродуктов</text:p>
          </table:table-cell>
        </table:table-row>
        <table:table-row table:style-name="ro1">
          <table:table-cell office:value-type="string" calcext:value-type="string">
            <text:p>RU000A0JXPK4</text:p>
          </table:table-cell>
          <table:table-cell office:value-type="float" office:value="7706061801" calcext:value-type="float">
            <text:p>7706061801</text:p>
          </table:table-cell>
          <table:table-cell office:value-type="string" calcext:value-type="string">
            <text:p>Транспортирование по трубопроводам нефти и нефтепродуктов</text:p>
          </table:table-cell>
        </table:table-row>
        <table:table-row table:style-name="ro1">
          <table:table-cell office:value-type="string" calcext:value-type="string">
            <text:p>RU000A0ZYDD9</text:p>
          </table:table-cell>
          <table:table-cell office:value-type="float" office:value="7706061801" calcext:value-type="float">
            <text:p>7706061801</text:p>
          </table:table-cell>
          <table:table-cell office:value-type="string" calcext:value-type="string">
            <text:p>Транспортирование по трубопроводам нефти и нефтепродуктов</text:p>
          </table:table-cell>
        </table:table-row>
        <table:table-row table:style-name="ro1">
          <table:table-cell office:value-type="string" calcext:value-type="string">
            <text:p>RU000A1010B7</text:p>
          </table:table-cell>
          <table:table-cell office:value-type="float" office:value="7706061801" calcext:value-type="float">
            <text:p>7706061801</text:p>
          </table:table-cell>
          <table:table-cell office:value-type="string" calcext:value-type="string">
            <text:p>Транспортирование по трубопроводам нефти и нефтепродуктов</text:p>
          </table:table-cell>
        </table:table-row>
        <table:table-row table:style-name="ro1">
          <table:table-cell office:value-type="string" calcext:value-type="string">
            <text:p>TRNFP</text:p>
          </table:table-cell>
          <table:table-cell office:value-type="float" office:value="7706061801" calcext:value-type="float">
            <text:p>7706061801</text:p>
          </table:table-cell>
          <table:table-cell office:value-type="string" calcext:value-type="string">
            <text:p>Транспортирование по трубопроводам нефти и нефтепродуктов</text:p>
          </table:table-cell>
        </table:table-row>
        <table:table-row table:style-name="ro1">
          <table:table-cell office:value-type="string" calcext:value-type="string">
            <text:p>RU000A0JW0S4</text:p>
          </table:table-cell>
          <table:table-cell office:value-type="float" office:value="7805113497" calcext:value-type="float">
            <text:p>7805113497</text:p>
          </table:table-cell>
          <table:table-cell office:value-type="string" calcext:value-type="string">
            <text:p>Транспортная обработка грузов</text:p>
          </table:table-cell>
        </table:table-row>
        <table:table-row table:style-name="ro1">
          <table:table-cell office:value-type="string" calcext:value-type="string">
            <text:p>RU000A0JW5E3</text:p>
          </table:table-cell>
          <table:table-cell office:value-type="float" office:value="7805113497" calcext:value-type="float">
            <text:p>7805113497</text:p>
          </table:table-cell>
          <table:table-cell office:value-type="string" calcext:value-type="string">
            <text:p>Транспортная обработка грузов</text:p>
          </table:table-cell>
        </table:table-row>
        <table:table-row table:style-name="ro1">
          <table:table-cell office:value-type="string" calcext:value-type="string">
            <text:p>RU000A0JWBP5</text:p>
          </table:table-cell>
          <table:table-cell office:value-type="float" office:value="7805113497" calcext:value-type="float">
            <text:p>7805113497</text:p>
          </table:table-cell>
          <table:table-cell office:value-type="string" calcext:value-type="string">
            <text:p>Транспортная обработка грузов</text:p>
          </table:table-cell>
        </table:table-row>
        <table:table-row table:style-name="ro1">
          <table:table-cell office:value-type="string" calcext:value-type="string">
            <text:p>RU000A100030</text:p>
          </table:table-cell>
          <table:table-cell office:value-type="float" office:value="7717151380" calcext:value-type="float">
            <text:p>7717151380</text:p>
          </table:table-cell>
          <table:table-cell office:value-type="string" calcext:value-type="string">
            <text:p>Управление имуществом, находящимся в государственной собственности</text:p>
          </table:table-cell>
        </table:table-row>
        <table:table-row table:style-name="ro1">
          <table:table-cell office:value-type="string" calcext:value-type="string">
            <text:p>RU000A1017H9</text:p>
          </table:table-cell>
          <table:table-cell office:value-type="float" office:value="7717151380" calcext:value-type="float">
            <text:p>7717151380</text:p>
          </table:table-cell>
          <table:table-cell office:value-type="string" calcext:value-type="string">
            <text:p>Управление имуществом, находящимся в государственной собственности</text:p>
          </table:table-cell>
        </table:table-row>
        <table:table-row table:style-name="ro1">
          <table:table-cell office:value-type="string" calcext:value-type="string">
            <text:p>RU000A102H91</text:p>
          </table:table-cell>
          <table:table-cell office:value-type="float" office:value="7717151380" calcext:value-type="float">
            <text:p>7717151380</text:p>
          </table:table-cell>
          <table:table-cell office:value-type="string" calcext:value-type="string">
            <text:p>Управление имуществом, находящимся в государственной собственности</text:p>
          </table:table-cell>
        </table:table-row>
        <table:table-row table:style-name="ro1">
          <table:table-cell office:value-type="string" calcext:value-type="string">
            <text:p>RU000A103NU9</text:p>
          </table:table-cell>
          <table:table-cell office:value-type="float" office:value="7717151380" calcext:value-type="float">
            <text:p>7717151380</text:p>
          </table:table-cell>
          <table:table-cell office:value-type="string" calcext:value-type="string">
            <text:p>Управление имуществом, находящимся в государственной собственности</text:p>
          </table:table-cell>
        </table:table-row>
        <table:table-row table:style-name="ro1">
          <table:table-cell office:value-type="string" calcext:value-type="string">
            <text:p>RU000A104XR2</text:p>
          </table:table-cell>
          <table:table-cell office:value-type="float" office:value="7717151380" calcext:value-type="float">
            <text:p>7717151380</text:p>
          </table:table-cell>
          <table:table-cell office:value-type="string" calcext:value-type="string">
            <text:p>Управление имуществом, находящимся в государственной собственности</text:p>
          </table:table-cell>
        </table:table-row>
        <table:table-row table:style-name="ro1">
          <table:table-cell office:value-type="string" calcext:value-type="string">
            <text:p>RU000A105GU8</text:p>
          </table:table-cell>
          <table:table-cell office:value-type="float" office:value="7717151380" calcext:value-type="float">
            <text:p>7717151380</text:p>
          </table:table-cell>
          <table:table-cell office:value-type="string" calcext:value-type="string">
            <text:p>Управление имуществом, находящимся в государственной собственности</text:p>
          </table:table-cell>
        </table:table-row>
        <table:table-row table:style-name="ro1">
          <table:table-cell office:value-type="string" calcext:value-type="string">
            <text:p>RU000A105V82</text:p>
          </table:table-cell>
          <table:table-cell office:value-type="float" office:value="7717151380" calcext:value-type="float">
            <text:p>7717151380</text:p>
          </table:table-cell>
          <table:table-cell office:value-type="string" calcext:value-type="string">
            <text:p>Управление имуществом, находящимся в государственной собственности</text:p>
          </table:table-cell>
        </table:table-row>
        <table:table-row table:style-name="ro1">
          <table:table-cell office:value-type="string" calcext:value-type="string">
            <text:p>RU000A106C92</text:p>
          </table:table-cell>
          <table:table-cell office:value-type="float" office:value="7717151380" calcext:value-type="float">
            <text:p>7717151380</text:p>
          </table:table-cell>
          <table:table-cell office:value-type="string" calcext:value-type="string">
            <text:p>Управление имуществом, находящимся в государственной собственности</text:p>
          </table:table-cell>
        </table:table-row>
        <table:table-row table:style-name="ro1">
          <table:table-cell office:value-type="string" calcext:value-type="string">
            <text:p>RU000A106FR4</text:p>
          </table:table-cell>
          <table:table-cell office:value-type="float" office:value="7717151380" calcext:value-type="float">
            <text:p>7717151380</text:p>
          </table:table-cell>
          <table:table-cell office:value-type="string" calcext:value-type="string">
            <text:p>Управление имуществом, находящимся в государственной собственности</text:p>
          </table:table-cell>
        </table:table-row>
        <table:table-row table:style-name="ro1">
          <table:table-cell office:value-type="string" calcext:value-type="string">
            <text:p>RU000A106J20</text:p>
          </table:table-cell>
          <table:table-cell office:value-type="float" office:value="7717151380" calcext:value-type="float">
            <text:p>7717151380</text:p>
          </table:table-cell>
          <table:table-cell office:value-type="string" calcext:value-type="string">
            <text:p>Управление имуществом, находящимся в государственной собственности</text:p>
          </table:table-cell>
        </table:table-row>
        <table:table-row table:style-name="ro1">
          <table:table-cell office:value-type="string" calcext:value-type="string">
            <text:p>RU000A106R53</text:p>
          </table:table-cell>
          <table:table-cell office:value-type="float" office:value="7717151380" calcext:value-type="float">
            <text:p>7717151380</text:p>
          </table:table-cell>
          <table:table-cell office:value-type="string" calcext:value-type="string">
            <text:p>Управление имуществом, находящимся в государственной собственности</text:p>
          </table:table-cell>
        </table:table-row>
        <table:table-row table:style-name="ro1">
          <table:table-cell office:value-type="string" calcext:value-type="string">
            <text:p>RU000A106XM8</text:p>
          </table:table-cell>
          <table:table-cell office:value-type="float" office:value="7717151380" calcext:value-type="float">
            <text:p>7717151380</text:p>
          </table:table-cell>
          <table:table-cell office:value-type="string" calcext:value-type="string">
            <text:p>Управление имуществом, находящимся в государственной собственности</text:p>
          </table:table-cell>
        </table:table-row>
        <table:table-row table:style-name="ro1">
          <table:table-cell office:value-type="string" calcext:value-type="string">
            <text:p>RU000A106XP1</text:p>
          </table:table-cell>
          <table:table-cell office:value-type="float" office:value="7717151380" calcext:value-type="float">
            <text:p>7717151380</text:p>
          </table:table-cell>
          <table:table-cell office:value-type="string" calcext:value-type="string">
            <text:p>Управление имуществом, находящимся в государственной собственности</text:p>
          </table:table-cell>
        </table:table-row>
        <table:table-row table:style-name="ro1">
          <table:table-cell office:value-type="string" calcext:value-type="string">
            <text:p>RU000A107043</text:p>
          </table:table-cell>
          <table:table-cell office:value-type="float" office:value="7717151380" calcext:value-type="float">
            <text:p>7717151380</text:p>
          </table:table-cell>
          <table:table-cell office:value-type="string" calcext:value-type="string">
            <text:p>Управление имуществом, находящимся в государственной собственности</text:p>
          </table:table-cell>
        </table:table-row>
        <table:table-row table:style-name="ro1">
          <table:table-cell office:value-type="string" calcext:value-type="string">
            <text:p>RU000A1076P8</text:p>
          </table:table-cell>
          <table:table-cell office:value-type="float" office:value="7717151380" calcext:value-type="float">
            <text:p>7717151380</text:p>
          </table:table-cell>
          <table:table-cell office:value-type="string" calcext:value-type="string">
            <text:p>Управление имуществом, находящимся в государственной собственности</text:p>
          </table:table-cell>
        </table:table-row>
        <table:table-row table:style-name="ro1">
          <table:table-cell office:value-type="string" calcext:value-type="string">
            <text:p>RU000A1078L3</text:p>
          </table:table-cell>
          <table:table-cell office:value-type="float" office:value="7717151380" calcext:value-type="float">
            <text:p>7717151380</text:p>
          </table:table-cell>
          <table:table-cell office:value-type="string" calcext:value-type="string">
            <text:p>Управление имуществом, находящимся в государственной собственности</text:p>
          </table:table-cell>
        </table:table-row>
        <table:table-row table:style-name="ro1">
          <table:table-cell office:value-type="string" calcext:value-type="string">
            <text:p>RU000A103QH9</text:p>
          </table:table-cell>
          <table:table-cell office:value-type="float" office:value="7705619586" calcext:value-type="float">
            <text:p>7705619586</text:p>
          </table:table-cell>
          <table:table-cell office:value-type="string" calcext:value-type="string">
            <text:p>Управление недвижимым имуществом</text:p>
          </table:table-cell>
        </table:table-row>
        <table:table-row table:style-name="ro1">
          <table:table-cell office:value-type="string" calcext:value-type="string">
            <text:p>RU000A105VU7</text:p>
          </table:table-cell>
          <table:table-cell office:value-type="float" office:value="7705619586" calcext:value-type="float">
            <text:p>7705619586</text:p>
          </table:table-cell>
          <table:table-cell office:value-type="string" calcext:value-type="string">
            <text:p>Управление недвижимым имуществом</text:p>
          </table:table-cell>
        </table:table-row>
        <table:table-row table:style-name="ro1">
          <table:table-cell office:value-type="string" calcext:value-type="string">
            <text:p>RU000A1022G1</text:p>
          </table:table-cell>
          <table:table-cell office:value-type="float" office:value="7708797121" calcext:value-type="float">
            <text:p>7708797121</text:p>
          </table:table-cell>
          <table:table-cell office:value-type="string" calcext:value-type="string">
            <text:p>Управление недвижимым имуществом</text:p>
          </table:table-cell>
        </table:table-row>
        <table:table-row table:style-name="ro1">
          <table:table-cell office:value-type="string" calcext:value-type="string">
            <text:p>RU000A104BY4</text:p>
          </table:table-cell>
          <table:table-cell office:value-type="float" office:value="7708797121" calcext:value-type="float">
            <text:p>7708797121</text:p>
          </table:table-cell>
          <table:table-cell office:value-type="string" calcext:value-type="string">
            <text:p>Управление недвижимым имуществом</text:p>
          </table:table-cell>
        </table:table-row>
        <table:table-row table:style-name="ro1">
          <table:table-cell office:value-type="string" calcext:value-type="string">
            <text:p>RU000A105MP6</text:p>
          </table:table-cell>
          <table:table-cell office:value-type="float" office:value="5009097236" calcext:value-type="float">
            <text:p>5009097236</text:p>
          </table:table-cell>
          <table:table-cell office:value-type="string" calcext:value-type="string">
            <text:p>Управление недвижимым имуществом за вознаграждение или на договорной основе</text:p>
          </table:table-cell>
        </table:table-row>
        <table:table-row table:style-name="ro1">
          <table:table-cell office:value-type="string" calcext:value-type="string">
            <text:p>RU000A102HG2</text:p>
          </table:table-cell>
          <table:table-cell office:value-type="float" office:value="7806146216" calcext:value-type="float">
            <text:p>7806146216</text:p>
          </table:table-cell>
          <table:table-cell office:value-type="string" calcext:value-type="string">
            <text:p>Управление недвижимым имуществом за вознаграждение или на договорной основе</text:p>
          </table:table-cell>
        </table:table-row>
        <table:table-row table:style-name="ro1">
          <table:table-cell office:value-type="string" calcext:value-type="string">
            <text:p>RU000A1040V2</text:p>
          </table:table-cell>
          <table:table-cell office:value-type="float" office:value="7806146216" calcext:value-type="float">
            <text:p>7806146216</text:p>
          </table:table-cell>
          <table:table-cell office:value-type="string" calcext:value-type="string">
            <text:p>Управление недвижимым имуществом за вознаграждение или на договорной основе</text:p>
          </table:table-cell>
        </table:table-row>
        <table:table-row table:style-name="ro1">
          <table:table-cell office:value-type="string" calcext:value-type="string">
            <text:p>RU000A1070A3</text:p>
          </table:table-cell>
          <table:table-cell office:value-type="float" office:value="7806146216" calcext:value-type="float">
            <text:p>7806146216</text:p>
          </table:table-cell>
          <table:table-cell office:value-type="string" calcext:value-type="string">
            <text:p>Управление недвижимым имуществом за вознаграждение или на договорной основе</text:p>
          </table:table-cell>
        </table:table-row>
        <table:table-row table:style-name="ro1">
          <table:table-cell office:value-type="string" calcext:value-type="string">
            <text:p>MOEX</text:p>
          </table:table-cell>
          <table:table-cell office:value-type="float" office:value="7702077840" calcext:value-type="float">
            <text:p>7702077840</text:p>
          </table:table-cell>
          <table:table-cell office:value-type="string" calcext:value-type="string">
            <text:p>Управление финансовыми рынками</text:p>
          </table:table-cell>
        </table:table-row>
        <table:table-row table:style-name="ro1">
          <table:table-cell office:value-type="string" calcext:value-type="string">
            <text:p>RCGL</text:p>
          </table:table-cell>
          <table:table-cell office:value-type="float" office:value="7702358512" calcext:value-type="float">
            <text:p>7702358512</text:p>
          </table:table-cell>
          <table:table-cell office:value-type="string" calcext:value-type="string">
            <text:p>Управление финансовыми рынками</text:p>
          </table:table-cell>
        </table:table-row>
        <table:table-row table:style-name="ro1">
          <table:table-cell office:value-type="string" calcext:value-type="string">
            <text:p>RCHY</text:p>
          </table:table-cell>
          <table:table-cell office:value-type="float" office:value="7702358512" calcext:value-type="float">
            <text:p>7702358512</text:p>
          </table:table-cell>
          <table:table-cell office:value-type="string" calcext:value-type="string">
            <text:p>Управление финансовыми рынками</text:p>
          </table:table-cell>
        </table:table-row>
        <table:table-row table:style-name="ro1">
          <table:table-cell office:value-type="string" calcext:value-type="string">
            <text:p>RCMB</text:p>
          </table:table-cell>
          <table:table-cell office:value-type="float" office:value="7702358512" calcext:value-type="float">
            <text:p>7702358512</text:p>
          </table:table-cell>
          <table:table-cell office:value-type="string" calcext:value-type="string">
            <text:p>Управление финансовыми рынками</text:p>
          </table:table-cell>
        </table:table-row>
        <table:table-row table:style-name="ro1">
          <table:table-cell office:value-type="string" calcext:value-type="string">
            <text:p>RCMX</text:p>
          </table:table-cell>
          <table:table-cell office:value-type="float" office:value="7702358512" calcext:value-type="float">
            <text:p>7702358512</text:p>
          </table:table-cell>
          <table:table-cell office:value-type="string" calcext:value-type="string">
            <text:p>Управление финансовыми рынками</text:p>
          </table:table-cell>
        </table:table-row>
        <table:table-row table:style-name="ro1">
          <table:table-cell office:value-type="string" calcext:value-type="string">
            <text:p>RCUS</text:p>
          </table:table-cell>
          <table:table-cell office:value-type="float" office:value="7702358512" calcext:value-type="float">
            <text:p>7702358512</text:p>
          </table:table-cell>
          <table:table-cell office:value-type="string" calcext:value-type="string">
            <text:p>Управление финансовыми рынками</text:p>
          </table:table-cell>
        </table:table-row>
        <table:table-row table:style-name="ro1">
          <table:table-cell office:value-type="string" calcext:value-type="string">
            <text:p>RQIE</text:p>
          </table:table-cell>
          <table:table-cell office:value-type="float" office:value="7702358512" calcext:value-type="float">
            <text:p>7702358512</text:p>
          </table:table-cell>
          <table:table-cell office:value-type="string" calcext:value-type="string">
            <text:p>Управление финансовыми рынками</text:p>
          </table:table-cell>
        </table:table-row>
        <table:table-row table:style-name="ro1">
          <table:table-cell office:value-type="string" calcext:value-type="string">
            <text:p>RQIU</text:p>
          </table:table-cell>
          <table:table-cell office:value-type="float" office:value="7702358512" calcext:value-type="float">
            <text:p>7702358512</text:p>
          </table:table-cell>
          <table:table-cell office:value-type="string" calcext:value-type="string">
            <text:p>Управление финансовыми рынками</text:p>
          </table:table-cell>
        </table:table-row>
        <table:table-row table:style-name="ro1">
          <table:table-cell office:value-type="string" calcext:value-type="string">
            <text:p>RU000A102P67</text:p>
          </table:table-cell>
          <table:table-cell office:value-type="float" office:value="7702358512" calcext:value-type="float">
            <text:p>7702358512</text:p>
          </table:table-cell>
          <table:table-cell office:value-type="string" calcext:value-type="string">
            <text:p>Управление финансовыми рынками</text:p>
          </table:table-cell>
        </table:table-row>
        <table:table-row table:style-name="ro1">
          <table:table-cell office:value-type="string" calcext:value-type="string">
            <text:p>OPNB</text:p>
          </table:table-cell>
          <table:table-cell office:value-type="float" office:value="7705394773" calcext:value-type="float">
            <text:p>7705394773</text:p>
          </table:table-cell>
          <table:table-cell office:value-type="string" calcext:value-type="string">
            <text:p>Управление финансовыми рынками</text:p>
          </table:table-cell>
        </table:table-row>
        <table:table-row table:style-name="ro1">
          <table:table-cell office:value-type="string" calcext:value-type="string">
            <text:p>OPNR</text:p>
          </table:table-cell>
          <table:table-cell office:value-type="float" office:value="7705394773" calcext:value-type="float">
            <text:p>7705394773</text:p>
          </table:table-cell>
          <table:table-cell office:value-type="string" calcext:value-type="string">
            <text:p>Управление финансовыми рынками</text:p>
          </table:table-cell>
        </table:table-row>
        <table:table-row table:style-name="ro1">
          <table:table-cell office:value-type="string" calcext:value-type="string">
            <text:p>RU000A100PB0</text:p>
          </table:table-cell>
          <table:table-cell office:value-type="float" office:value="1435133520" calcext:value-type="float">
            <text:p>1435133520</text:p>
          </table:table-cell>
          <table:table-cell office:value-type="string" calcext:value-type="string">
            <text:p>Управление эксплуатацией жилого фонда</text:p>
          </table:table-cell>
        </table:table-row>
        <table:table-row table:style-name="ro1">
          <table:table-cell office:value-type="string" calcext:value-type="string">
            <text:p>RU000A0JWF30</text:p>
          </table:table-cell>
          <table:table-cell office:value-type="float" office:value="7704854668" calcext:value-type="float">
            <text:p>7704854668</text:p>
          </table:table-cell>
          <table:table-cell office:value-type="string" calcext:value-type="string">
            <text:p>Финансовое посредничество, не включенное в другие группировки</text:p>
          </table:table-cell>
        </table:table-row>
        <table:table-row table:style-name="ro1">
          <table:table-cell office:value-type="string" calcext:value-type="string">
            <text:p>RU000A0JV755</text:p>
          </table:table-cell>
          <table:table-cell office:value-type="float" office:value="7704872635" calcext:value-type="float">
            <text:p>7704872635</text:p>
          </table:table-cell>
          <table:table-cell office:value-type="string" calcext:value-type="string">
            <text:p>Финансовое посредничество, не включенное в другие группировки</text:p>
          </table:table-cell>
        </table:table-row>
        <table:table-row table:style-name="ro1">
          <table:table-cell office:value-type="string" calcext:value-type="string">
            <text:p>RU000A102W68</text:p>
          </table:table-cell>
          <table:table-cell office:value-type="float" office:value="7743889590" calcext:value-type="float">
            <text:p>7743889590</text:p>
          </table:table-cell>
          <table:table-cell office:value-type="string" calcext:value-type="string">
            <text:p>Финансовое посредничество, не включенное в другие группировки</text:p>
          </table:table-cell>
        </table:table-row>
        <table:table-row table:style-name="ro1">
          <table:table-cell office:value-type="string" calcext:value-type="string">
            <text:p>RU000A1040R0</text:p>
          </table:table-cell>
          <table:table-cell office:value-type="float" office:value="7743889590" calcext:value-type="float">
            <text:p>7743889590</text:p>
          </table:table-cell>
          <table:table-cell office:value-type="string" calcext:value-type="string">
            <text:p>Финансовое посредничество, не включенное в другие группировки</text:p>
          </table:table-cell>
        </table:table-row>
        <table:table-row table:style-name="ro1">
          <table:table-cell office:value-type="string" calcext:value-type="string">
            <text:p>RU000A104XU6</text:p>
          </table:table-cell>
          <table:table-cell office:value-type="float" office:value="7743889590" calcext:value-type="float">
            <text:p>7743889590</text:p>
          </table:table-cell>
          <table:table-cell office:value-type="string" calcext:value-type="string">
            <text:p>Финансовое посредничество, не включенное в другие группировки</text:p>
          </table:table-cell>
        </table:table-row>
        <table:table-row table:style-name="ro1">
          <table:table-cell office:value-type="string" calcext:value-type="string">
            <text:p>RU000A0JUQ96</text:p>
          </table:table-cell>
          <table:table-cell office:value-type="float" office:value="7708797192" calcext:value-type="float">
            <text:p>7708797192</text:p>
          </table:table-cell>
          <table:table-cell office:value-type="string" calcext:value-type="string">
            <text:p>Финансовый лизинг</text:p>
          </table:table-cell>
        </table:table-row>
        <table:table-row table:style-name="ro1">
          <table:table-cell office:value-type="string" calcext:value-type="string">
            <text:p>RU000A0JUR04</text:p>
          </table:table-cell>
          <table:table-cell office:value-type="float" office:value="7708797192" calcext:value-type="float">
            <text:p>7708797192</text:p>
          </table:table-cell>
          <table:table-cell office:value-type="string" calcext:value-type="string">
            <text:p>Финансовый лизинг</text:p>
          </table:table-cell>
        </table:table-row>
        <table:table-row table:style-name="ro1">
          <table:table-cell office:value-type="string" calcext:value-type="string">
            <text:p>RU000A0JUZZ7</text:p>
          </table:table-cell>
          <table:table-cell office:value-type="float" office:value="7708797192" calcext:value-type="float">
            <text:p>7708797192</text:p>
          </table:table-cell>
          <table:table-cell office:value-type="string" calcext:value-type="string">
            <text:p>Финансовый лизинг</text:p>
          </table:table-cell>
        </table:table-row>
        <table:table-row table:style-name="ro1">
          <table:table-cell office:value-type="string" calcext:value-type="string">
            <text:p>RU000A0JV9Q0</text:p>
          </table:table-cell>
          <table:table-cell office:value-type="float" office:value="7708797192" calcext:value-type="float">
            <text:p>7708797192</text:p>
          </table:table-cell>
          <table:table-cell office:value-type="string" calcext:value-type="string">
            <text:p>Финансовый лизинг</text:p>
          </table:table-cell>
        </table:table-row>
        <table:table-row table:style-name="ro1">
          <table:table-cell office:value-type="string" calcext:value-type="string">
            <text:p>RU000A0JVHH1</text:p>
          </table:table-cell>
          <table:table-cell office:value-type="float" office:value="7708797192" calcext:value-type="float">
            <text:p>7708797192</text:p>
          </table:table-cell>
          <table:table-cell office:value-type="string" calcext:value-type="string">
            <text:p>Финансовый лизинг</text:p>
          </table:table-cell>
        </table:table-row>
        <table:table-row table:style-name="ro1">
          <table:table-cell office:value-type="string" calcext:value-type="string">
            <text:p>RU000A0JVPS1</text:p>
          </table:table-cell>
          <table:table-cell office:value-type="float" office:value="7708797192" calcext:value-type="float">
            <text:p>7708797192</text:p>
          </table:table-cell>
          <table:table-cell office:value-type="string" calcext:value-type="string">
            <text:p>Финансовый лизинг</text:p>
          </table:table-cell>
        </table:table-row>
        <table:table-row table:style-name="ro1">
          <table:table-cell office:value-type="string" calcext:value-type="string">
            <text:p>RU000A0JVS36</text:p>
          </table:table-cell>
          <table:table-cell office:value-type="float" office:value="7708797192" calcext:value-type="float">
            <text:p>7708797192</text:p>
          </table:table-cell>
          <table:table-cell office:value-type="string" calcext:value-type="string">
            <text:p>Финансовый лизинг</text:p>
          </table:table-cell>
        </table:table-row>
        <table:table-row table:style-name="ro1">
          <table:table-cell office:value-type="string" calcext:value-type="string">
            <text:p>RU000A0JWWM8</text:p>
          </table:table-cell>
          <table:table-cell office:value-type="float" office:value="7708797192" calcext:value-type="float">
            <text:p>7708797192</text:p>
          </table:table-cell>
          <table:table-cell office:value-type="string" calcext:value-type="string">
            <text:p>Финансовый лизинг</text:p>
          </table:table-cell>
        </table:table-row>
        <table:table-row table:style-name="ro1">
          <table:table-cell office:value-type="string" calcext:value-type="string">
            <text:p>RU000A0JXK99</text:p>
          </table:table-cell>
          <table:table-cell office:value-type="float" office:value="7708797192" calcext:value-type="float">
            <text:p>7708797192</text:p>
          </table:table-cell>
          <table:table-cell office:value-type="string" calcext:value-type="string">
            <text:p>Финансовый лизинг</text:p>
          </table:table-cell>
        </table:table-row>
        <table:table-row table:style-name="ro1">
          <table:table-cell office:value-type="string" calcext:value-type="string">
            <text:p>RU000A0JXVB1</text:p>
          </table:table-cell>
          <table:table-cell office:value-type="float" office:value="7708797192" calcext:value-type="float">
            <text:p>7708797192</text:p>
          </table:table-cell>
          <table:table-cell office:value-type="string" calcext:value-type="string">
            <text:p>Финансовый лизинг</text:p>
          </table:table-cell>
        </table:table-row>
        <table:table-row table:style-name="ro1">
          <table:table-cell office:value-type="string" calcext:value-type="string">
            <text:p>RU000A0ZYEB1</text:p>
          </table:table-cell>
          <table:table-cell office:value-type="float" office:value="7708797192" calcext:value-type="float">
            <text:p>7708797192</text:p>
          </table:table-cell>
          <table:table-cell office:value-type="string" calcext:value-type="string">
            <text:p>Финансовый лизинг</text:p>
          </table:table-cell>
        </table:table-row>
        <table:table-row table:style-name="ro1">
          <table:table-cell office:value-type="string" calcext:value-type="string">
            <text:p>RU000A0ZYFS2</text:p>
          </table:table-cell>
          <table:table-cell office:value-type="float" office:value="7708797192" calcext:value-type="float">
            <text:p>7708797192</text:p>
          </table:table-cell>
          <table:table-cell office:value-type="string" calcext:value-type="string">
            <text:p>Финансовый лизинг</text:p>
          </table:table-cell>
        </table:table-row>
        <table:table-row table:style-name="ro1">
          <table:table-cell office:value-type="string" calcext:value-type="string">
            <text:p>RU000A103M36</text:p>
          </table:table-cell>
          <table:table-cell office:value-type="float" office:value="7708797192" calcext:value-type="float">
            <text:p>7708797192</text:p>
          </table:table-cell>
          <table:table-cell office:value-type="string" calcext:value-type="string">
            <text:p>Финансовый лизинг</text:p>
          </table:table-cell>
        </table:table-row>
        <table:table-row table:style-name="ro1">
          <table:table-cell office:value-type="string" calcext:value-type="string">
            <text:p>RU000A103WM7</text:p>
          </table:table-cell>
          <table:table-cell office:value-type="float" office:value="7708797192" calcext:value-type="float">
            <text:p>7708797192</text:p>
          </table:table-cell>
          <table:table-cell office:value-type="string" calcext:value-type="string">
            <text:p>Финансовый лизинг</text:p>
          </table:table-cell>
        </table:table-row>
        <table:table-row table:style-name="ro1">
          <table:table-cell office:value-type="string" calcext:value-type="string">
            <text:p>RU000A106J38</text:p>
          </table:table-cell>
          <table:table-cell office:value-type="float" office:value="7708797192" calcext:value-type="float">
            <text:p>7708797192</text:p>
          </table:table-cell>
          <table:table-cell office:value-type="string" calcext:value-type="string">
            <text:p>Финансовый лизинг</text:p>
          </table:table-cell>
        </table:table-row>
        <table:table-row table:style-name="ro1">
          <table:table-cell office:value-type="string" calcext:value-type="string">
            <text:p>RU000A0JVUS1</text:p>
          </table:table-cell>
          <table:table-cell office:value-type="float" office:value="7709431786" calcext:value-type="float">
            <text:p>7709431786</text:p>
          </table:table-cell>
          <table:table-cell office:value-type="string" calcext:value-type="string">
            <text:p>Финансовый лизинг</text:p>
          </table:table-cell>
        </table:table-row>
        <table:table-row table:style-name="ro1">
          <table:table-cell office:value-type="string" calcext:value-type="string">
            <text:p>RU000A0JVXS5</text:p>
          </table:table-cell>
          <table:table-cell office:value-type="float" office:value="7709431786" calcext:value-type="float">
            <text:p>7709431786</text:p>
          </table:table-cell>
          <table:table-cell office:value-type="string" calcext:value-type="string">
            <text:p>Финансовый лизинг</text:p>
          </table:table-cell>
        </table:table-row>
        <table:table-row table:style-name="ro1">
          <table:table-cell office:value-type="string" calcext:value-type="string">
            <text:p>RU000A0JWVT5</text:p>
          </table:table-cell>
          <table:table-cell office:value-type="float" office:value="7709431786" calcext:value-type="float">
            <text:p>7709431786</text:p>
          </table:table-cell>
          <table:table-cell office:value-type="string" calcext:value-type="string">
            <text:p>Финансовый лизинг</text:p>
          </table:table-cell>
        </table:table-row>
        <table:table-row table:style-name="ro1">
          <table:table-cell office:value-type="string" calcext:value-type="string">
            <text:p>RU000A100NS9</text:p>
          </table:table-cell>
          <table:table-cell office:value-type="float" office:value="7709431786" calcext:value-type="float">
            <text:p>7709431786</text:p>
          </table:table-cell>
          <table:table-cell office:value-type="string" calcext:value-type="string">
            <text:p>Финансовый лизинг</text:p>
          </table:table-cell>
        </table:table-row>
        <table:table-row table:style-name="ro1">
          <table:table-cell office:value-type="string" calcext:value-type="string">
            <text:p>RU000A100XU4</text:p>
          </table:table-cell>
          <table:table-cell office:value-type="float" office:value="7709431786" calcext:value-type="float">
            <text:p>7709431786</text:p>
          </table:table-cell>
          <table:table-cell office:value-type="string" calcext:value-type="string">
            <text:p>Финансовый лизинг</text:p>
          </table:table-cell>
        </table:table-row>
        <table:table-row table:style-name="ro1">
          <table:table-cell office:value-type="string" calcext:value-type="string">
            <text:p>RU000A102K39</text:p>
          </table:table-cell>
          <table:table-cell office:value-type="float" office:value="7709431786" calcext:value-type="float">
            <text:p>7709431786</text:p>
          </table:table-cell>
          <table:table-cell office:value-type="string" calcext:value-type="string">
            <text:p>Финансовый лизинг</text:p>
          </table:table-cell>
        </table:table-row>
        <table:table-row table:style-name="ro1">
          <table:table-cell office:value-type="string" calcext:value-type="string">
            <text:p>RU000A1035H1</text:p>
          </table:table-cell>
          <table:table-cell office:value-type="float" office:value="7709431786" calcext:value-type="float">
            <text:p>7709431786</text:p>
          </table:table-cell>
          <table:table-cell office:value-type="string" calcext:value-type="string">
            <text:p>Финансовый лизинг</text:p>
          </table:table-cell>
        </table:table-row>
        <table:table-row table:style-name="ro1">
          <table:table-cell office:value-type="string" calcext:value-type="string">
            <text:p>RU000A1039F7</text:p>
          </table:table-cell>
          <table:table-cell office:value-type="float" office:value="7709431786" calcext:value-type="float">
            <text:p>7709431786</text:p>
          </table:table-cell>
          <table:table-cell office:value-type="string" calcext:value-type="string">
            <text:p>Финансовый лизинг</text:p>
          </table:table-cell>
        </table:table-row>
        <table:table-row table:style-name="ro1">
          <table:table-cell office:value-type="string" calcext:value-type="string">
            <text:p>RU000A103C53</text:p>
          </table:table-cell>
          <table:table-cell office:value-type="float" office:value="7709431786" calcext:value-type="float">
            <text:p>7709431786</text:p>
          </table:table-cell>
          <table:table-cell office:value-type="string" calcext:value-type="string">
            <text:p>Финансовый лизинг</text:p>
          </table:table-cell>
        </table:table-row>
        <table:table-row table:style-name="ro1">
          <table:table-cell office:value-type="string" calcext:value-type="string">
            <text:p>RU000A103F68</text:p>
          </table:table-cell>
          <table:table-cell office:value-type="float" office:value="7709431786" calcext:value-type="float">
            <text:p>7709431786</text:p>
          </table:table-cell>
          <table:table-cell office:value-type="string" calcext:value-type="string">
            <text:p>Финансовый лизинг</text:p>
          </table:table-cell>
        </table:table-row>
        <table:table-row table:style-name="ro1">
          <table:table-cell office:value-type="string" calcext:value-type="string">
            <text:p>RU000A1049Y7</text:p>
          </table:table-cell>
          <table:table-cell office:value-type="float" office:value="7709431786" calcext:value-type="float">
            <text:p>7709431786</text:p>
          </table:table-cell>
          <table:table-cell office:value-type="string" calcext:value-type="string">
            <text:p>Финансовый лизинг</text:p>
          </table:table-cell>
        </table:table-row>
        <table:table-row table:style-name="ro1">
          <table:table-cell office:value-type="string" calcext:value-type="string">
            <text:p>RU000A104CL9</text:p>
          </table:table-cell>
          <table:table-cell office:value-type="float" office:value="7709431786" calcext:value-type="float">
            <text:p>7709431786</text:p>
          </table:table-cell>
          <table:table-cell office:value-type="string" calcext:value-type="string">
            <text:p>Финансовый лизинг</text:p>
          </table:table-cell>
        </table:table-row>
        <table:table-row table:style-name="ro1">
          <table:table-cell office:value-type="string" calcext:value-type="string">
            <text:p>RU000A104KW9</text:p>
          </table:table-cell>
          <table:table-cell office:value-type="float" office:value="7709431786" calcext:value-type="float">
            <text:p>7709431786</text:p>
          </table:table-cell>
          <table:table-cell office:value-type="string" calcext:value-type="string">
            <text:p>Финансовый лизинг</text:p>
          </table:table-cell>
        </table:table-row>
        <table:table-row table:style-name="ro1">
          <table:table-cell office:value-type="string" calcext:value-type="string">
            <text:p>RU000A104V26</text:p>
          </table:table-cell>
          <table:table-cell office:value-type="float" office:value="7709431786" calcext:value-type="float">
            <text:p>7709431786</text:p>
          </table:table-cell>
          <table:table-cell office:value-type="string" calcext:value-type="string">
            <text:p>Финансовый лизинг</text:p>
          </table:table-cell>
        </table:table-row>
        <table:table-row table:style-name="ro1">
          <table:table-cell office:value-type="string" calcext:value-type="string">
            <text:p>RU000A105HH3</text:p>
          </table:table-cell>
          <table:table-cell office:value-type="float" office:value="7709431786" calcext:value-type="float">
            <text:p>7709431786</text:p>
          </table:table-cell>
          <table:table-cell office:value-type="string" calcext:value-type="string">
            <text:p>Финансовый лизинг</text:p>
          </table:table-cell>
        </table:table-row>
        <table:table-row table:style-name="ro1">
          <table:table-cell office:value-type="string" calcext:value-type="string">
            <text:p>RU000A106DP3</text:p>
          </table:table-cell>
          <table:table-cell office:value-type="float" office:value="7709431786" calcext:value-type="float">
            <text:p>7709431786</text:p>
          </table:table-cell>
          <table:table-cell office:value-type="string" calcext:value-type="string">
            <text:p>Финансовый лизинг</text:p>
          </table:table-cell>
        </table:table-row>
        <table:table-row table:style-name="ro1">
          <table:table-cell office:value-type="string" calcext:value-type="string">
            <text:p>RU000A106GH3</text:p>
          </table:table-cell>
          <table:table-cell office:value-type="float" office:value="7709431786" calcext:value-type="float">
            <text:p>7709431786</text:p>
          </table:table-cell>
          <table:table-cell office:value-type="string" calcext:value-type="string">
            <text:p>Финансовый лизинг</text:p>
          </table:table-cell>
        </table:table-row>
        <table:table-row table:style-name="ro1">
          <table:table-cell office:value-type="string" calcext:value-type="string">
            <text:p>RU000A1075J3</text:p>
          </table:table-cell>
          <table:table-cell office:value-type="float" office:value="7709431786" calcext:value-type="float">
            <text:p>7709431786</text:p>
          </table:table-cell>
          <table:table-cell office:value-type="string" calcext:value-type="string">
            <text:p>Финансовый лизинг</text:p>
          </table:table-cell>
        </table:table-row>
        <table:table-row table:style-name="ro1">
          <table:table-cell office:value-type="string" calcext:value-type="string">
            <text:p>RU000A103W26</text:p>
          </table:table-cell>
          <table:table-cell office:value-type="float" office:value="7717540595" calcext:value-type="float">
            <text:p>7717540595</text:p>
          </table:table-cell>
          <table:table-cell office:value-type="string" calcext:value-type="string">
            <text:p>Финансовый лизинг</text:p>
          </table:table-cell>
        </table:table-row>
        <table:table-row table:style-name="ro1">
          <table:table-cell office:value-type="string" calcext:value-type="string">
            <text:p>RU000A104CK1</text:p>
          </table:table-cell>
          <table:table-cell office:value-type="float" office:value="7717540595" calcext:value-type="float">
            <text:p>7717540595</text:p>
          </table:table-cell>
          <table:table-cell office:value-type="string" calcext:value-type="string">
            <text:p>Финансовый лизинг</text:p>
          </table:table-cell>
        </table:table-row>
        <table:table-row table:style-name="ro1">
          <table:table-cell office:value-type="string" calcext:value-type="string">
            <text:p>RU000A104ZV9</text:p>
          </table:table-cell>
          <table:table-cell office:value-type="float" office:value="7717540595" calcext:value-type="float">
            <text:p>7717540595</text:p>
          </table:table-cell>
          <table:table-cell office:value-type="string" calcext:value-type="string">
            <text:p>Финансовый лизинг</text:p>
          </table:table-cell>
        </table:table-row>
        <table:table-row table:style-name="ro1">
          <table:table-cell office:value-type="string" calcext:value-type="string">
            <text:p>RU000A101Z66</text:p>
          </table:table-cell>
          <table:table-cell office:value-type="float" office:value="7826705374" calcext:value-type="float">
            <text:p>7826705374</text:p>
          </table:table-cell>
          <table:table-cell office:value-type="string" calcext:value-type="string">
            <text:p>Финансовый лизинг</text:p>
          </table:table-cell>
        </table:table-row>
        <table:table-row table:style-name="ro1">
          <table:table-cell office:value-type="string" calcext:value-type="string">
            <text:p>RU000A103M10</text:p>
          </table:table-cell>
          <table:table-cell office:value-type="float" office:value="7826705374" calcext:value-type="float">
            <text:p>7826705374</text:p>
          </table:table-cell>
          <table:table-cell office:value-type="string" calcext:value-type="string">
            <text:p>Финансовый лизинг</text:p>
          </table:table-cell>
        </table:table-row>
        <table:table-row table:style-name="ro1">
          <table:table-cell office:value-type="string" calcext:value-type="string">
            <text:p>RU000A104Y98</text:p>
          </table:table-cell>
          <table:table-cell office:value-type="float" office:value="7826705374" calcext:value-type="float">
            <text:p>7826705374</text:p>
          </table:table-cell>
          <table:table-cell office:value-type="string" calcext:value-type="string">
            <text:p>Финансовый лизинг</text:p>
          </table:table-cell>
        </table:table-row>
        <table:table-row table:style-name="ro1">
          <table:table-cell office:value-type="string" calcext:value-type="string">
            <text:p>RU000A1058M3</text:p>
          </table:table-cell>
          <table:table-cell office:value-type="float" office:value="7826705374" calcext:value-type="float">
            <text:p>7826705374</text:p>
          </table:table-cell>
          <table:table-cell office:value-type="string" calcext:value-type="string">
            <text:p>Финансовый лизинг</text:p>
          </table:table-cell>
        </table:table-row>
        <table:table-row table:style-name="ro1">
          <table:table-cell office:value-type="string" calcext:value-type="string">
            <text:p>RU000A106144</text:p>
          </table:table-cell>
          <table:table-cell office:value-type="float" office:value="7826705374" calcext:value-type="float">
            <text:p>7826705374</text:p>
          </table:table-cell>
          <table:table-cell office:value-type="string" calcext:value-type="string">
            <text:p>Финансовый лизинг</text:p>
          </table:table-cell>
        </table:table-row>
        <table:table-row table:style-name="ro1">
          <table:table-cell office:value-type="string" calcext:value-type="string">
            <text:p>RU000A106EM8</text:p>
          </table:table-cell>
          <table:table-cell office:value-type="float" office:value="7826705374" calcext:value-type="float">
            <text:p>7826705374</text:p>
          </table:table-cell>
          <table:table-cell office:value-type="string" calcext:value-type="string">
            <text:p>Финансовый лизинг</text:p>
          </table:table-cell>
        </table:table-row>
        <table:table-row table:style-name="ro1">
          <table:table-cell office:value-type="string" calcext:value-type="string">
            <text:p>BCSB</text:p>
          </table:table-cell>
          <table:table-cell office:value-type="float" office:value="5407191291" calcext:value-type="float">
            <text:p>5407191291</text:p>
          </table:table-cell>
          <table:table-cell table:style-name="ce1" office:value-type="string" calcext:value-type="string">
            <text:p>Деятельность по управлению ценными бумагами</text:p>
          </table:table-cell>
        </table:table-row>
        <table:table-row table:style-name="ro1">
          <table:table-cell office:value-type="string" calcext:value-type="string">
            <text:p>RU0006922010</text:p>
          </table:table-cell>
          <table:table-cell office:value-type="float" office:value="5407191291" calcext:value-type="float">
            <text:p>5407191291</text:p>
          </table:table-cell>
          <table:table-cell table:style-name="ce1" office:value-type="string" calcext:value-type="string">
            <text:p>Деятельность по управлению ценными бумагами</text:p>
          </table:table-cell>
        </table:table-row>
        <table:table-row table:style-name="ro1">
          <table:table-cell office:value-type="string" calcext:value-type="string">
            <text:p>RU0006922044</text:p>
          </table:table-cell>
          <table:table-cell office:value-type="float" office:value="5407191291" calcext:value-type="float">
            <text:p>5407191291</text:p>
          </table:table-cell>
          <table:table-cell table:style-name="ce1" office:value-type="string" calcext:value-type="string">
            <text:p>Деятельность по управлению ценными бумагами</text:p>
          </table:table-cell>
        </table:table-row>
        <table:table-row table:style-name="ro1">
          <table:table-cell office:value-type="string" calcext:value-type="string">
            <text:p>RU0006922051</text:p>
          </table:table-cell>
          <table:table-cell office:value-type="float" office:value="5407191291" calcext:value-type="float">
            <text:p>5407191291</text:p>
          </table:table-cell>
          <table:table-cell table:style-name="ce1" office:value-type="string" calcext:value-type="string">
            <text:p>Деятельность по управлению ценными бумагами</text:p>
          </table:table-cell>
        </table:table-row>
        <table:table-row table:style-name="ro1">
          <table:table-cell office:value-type="string" calcext:value-type="string">
            <text:p>RU000A0HF0L2</text:p>
          </table:table-cell>
          <table:table-cell office:value-type="float" office:value="5407191291" calcext:value-type="float">
            <text:p>5407191291</text:p>
          </table:table-cell>
          <table:table-cell table:style-name="ce1" office:value-type="string" calcext:value-type="string">
            <text:p>Деятельность по управлению ценными бумагами</text:p>
          </table:table-cell>
        </table:table-row>
        <table:table-row table:style-name="ro1">
          <table:table-cell office:value-type="string" calcext:value-type="string">
            <text:p>RU000A0JP708</text:p>
          </table:table-cell>
          <table:table-cell office:value-type="float" office:value="5407191291" calcext:value-type="float">
            <text:p>5407191291</text:p>
          </table:table-cell>
          <table:table-cell table:style-name="ce1" office:value-type="string" calcext:value-type="string">
            <text:p>Деятельность по управлению ценными бумагами</text:p>
          </table:table-cell>
        </table:table-row>
        <table:table-row table:style-name="ro1">
          <table:table-cell office:value-type="string" calcext:value-type="string">
            <text:p>RU000A0JP773</text:p>
          </table:table-cell>
          <table:table-cell office:value-type="float" office:value="5407191291" calcext:value-type="float">
            <text:p>5407191291</text:p>
          </table:table-cell>
          <table:table-cell table:style-name="ce1" office:value-type="string" calcext:value-type="string">
            <text:p>Деятельность по управлению ценными бумагами</text:p>
          </table:table-cell>
        </table:table-row>
        <table:table-row table:style-name="ro1">
          <table:table-cell office:value-type="string" calcext:value-type="string">
            <text:p>RU000A0JP799</text:p>
          </table:table-cell>
          <table:table-cell office:value-type="float" office:value="5407191291" calcext:value-type="float">
            <text:p>5407191291</text:p>
          </table:table-cell>
          <table:table-cell table:style-name="ce1" office:value-type="string" calcext:value-type="string">
            <text:p>Деятельность по управлению ценными бумагами</text:p>
          </table:table-cell>
        </table:table-row>
        <table:table-row table:style-name="ro1">
          <table:table-cell office:value-type="string" calcext:value-type="string">
            <text:p>RU000A0JPRL4</text:p>
          </table:table-cell>
          <table:table-cell office:value-type="float" office:value="5407191291" calcext:value-type="float">
            <text:p>5407191291</text:p>
          </table:table-cell>
          <table:table-cell table:style-name="ce1" office:value-type="string" calcext:value-type="string">
            <text:p>Деятельность по управлению ценными бумагами</text:p>
          </table:table-cell>
        </table:table-row>
        <table:table-row table:style-name="ro1">
          <table:table-cell office:value-type="string" calcext:value-type="string">
            <text:p>RU000A0JPRP5</text:p>
          </table:table-cell>
          <table:table-cell office:value-type="float" office:value="5407191291" calcext:value-type="float">
            <text:p>5407191291</text:p>
          </table:table-cell>
          <table:table-cell table:style-name="ce1" office:value-type="string" calcext:value-type="string">
            <text:p>Деятельность по управлению ценными бумагами</text:p>
          </table:table-cell>
        </table:table-row>
        <table:table-row table:style-name="ro1">
          <table:table-cell office:value-type="string" calcext:value-type="string">
            <text:p>RU000A0JVHY6</text:p>
          </table:table-cell>
          <table:table-cell office:value-type="float" office:value="5407191291" calcext:value-type="float">
            <text:p>5407191291</text:p>
          </table:table-cell>
          <table:table-cell table:style-name="ce1" office:value-type="string" calcext:value-type="string">
            <text:p>Деятельность по управлению ценными бумагами</text:p>
          </table:table-cell>
        </table:table-row>
        <table:table-row table:style-name="ro1">
          <table:table-cell office:value-type="string" calcext:value-type="string">
            <text:p>RU000A0JVJ29</text:p>
          </table:table-cell>
          <table:table-cell office:value-type="float" office:value="5407191291" calcext:value-type="float">
            <text:p>5407191291</text:p>
          </table:table-cell>
          <table:table-cell table:style-name="ce1" office:value-type="string" calcext:value-type="string">
            <text:p>Деятельность по управлению ценными бумагами</text:p>
          </table:table-cell>
        </table:table-row>
        <table:table-row table:style-name="ro1">
          <table:table-cell office:value-type="string" calcext:value-type="string">
            <text:p>RU000A1007R9</text:p>
          </table:table-cell>
          <table:table-cell office:value-type="float" office:value="5407191291" calcext:value-type="float">
            <text:p>5407191291</text:p>
          </table:table-cell>
          <table:table-cell table:style-name="ce1" office:value-type="string" calcext:value-type="string">
            <text:p>Деятельность по управлению ценными бумагами</text:p>
          </table:table-cell>
        </table:table-row>
        <table:table-row table:style-name="ro1">
          <table:table-cell office:value-type="string" calcext:value-type="string">
            <text:p>RU000A100EQ2</text:p>
          </table:table-cell>
          <table:table-cell office:value-type="float" office:value="5407191291" calcext:value-type="float">
            <text:p>5407191291</text:p>
          </table:table-cell>
          <table:table-cell table:style-name="ce1" office:value-type="string" calcext:value-type="string">
            <text:p>Деятельность по управлению ценными бумагами</text:p>
          </table:table-cell>
        </table:table-row>
        <table:table-row table:style-name="ro1">
          <table:table-cell office:value-type="string" calcext:value-type="string">
            <text:p>RU000A102Q33</text:p>
          </table:table-cell>
          <table:table-cell office:value-type="float" office:value="5407191291" calcext:value-type="float">
            <text:p>5407191291</text:p>
          </table:table-cell>
          <table:table-cell table:style-name="ce1" office:value-type="string" calcext:value-type="string">
            <text:p>Деятельность по управлению ценными бумагами</text:p>
          </table:table-cell>
        </table:table-row>
        <table:table-row table:style-name="ro1">
          <table:table-cell office:value-type="string" calcext:value-type="string">
            <text:p>RU000A103EX2</text:p>
          </table:table-cell>
          <table:table-cell office:value-type="float" office:value="5407191291" calcext:value-type="float">
            <text:p>5407191291</text:p>
          </table:table-cell>
          <table:table-cell table:style-name="ce1" office:value-type="string" calcext:value-type="string">
            <text:p>Деятельность по управлению ценными бумагами</text:p>
          </table:table-cell>
        </table:table-row>
        <table:table-row table:style-name="ro1">
          <table:table-cell office:value-type="string" calcext:value-type="string">
            <text:p>RU000A103JE1</text:p>
          </table:table-cell>
          <table:table-cell office:value-type="float" office:value="5407191291" calcext:value-type="float">
            <text:p>5407191291</text:p>
          </table:table-cell>
          <table:table-cell table:style-name="ce1" office:value-type="string" calcext:value-type="string">
            <text:p>Деятельность по управлению ценными бумагами</text:p>
          </table:table-cell>
        </table:table-row>
        <table:table-row table:style-name="ro1">
          <table:table-cell office:value-type="string" calcext:value-type="string">
            <text:p>RU000A1040F5</text:p>
          </table:table-cell>
          <table:table-cell office:value-type="float" office:value="5407191291" calcext:value-type="float">
            <text:p>5407191291</text:p>
          </table:table-cell>
          <table:table-cell table:style-name="ce1" office:value-type="string" calcext:value-type="string">
            <text:p>Деятельность по управлению ценными бумагами</text:p>
          </table:table-cell>
        </table:table-row>
        <table:table-row table:style-name="ro1">
          <table:table-cell office:value-type="string" calcext:value-type="string">
            <text:p>RU000A105TU1</text:p>
          </table:table-cell>
          <table:table-cell office:value-type="float" office:value="5407191291" calcext:value-type="float">
            <text:p>5407191291</text:p>
          </table:table-cell>
          <table:table-cell table:style-name="ce1" office:value-type="string" calcext:value-type="string">
            <text:p>Деятельность по управлению ценными бумагами</text:p>
          </table:table-cell>
        </table:table-row>
        <table:table-row table:style-name="ro1">
          <table:table-cell office:value-type="string" calcext:value-type="string">
            <text:p>RU000A1074F4</text:p>
          </table:table-cell>
          <table:table-cell office:value-type="float" office:value="6316103050" calcext:value-type="float">
            <text:p>6316103050</text:p>
          </table:table-cell>
          <table:table-cell office:value-type="string" calcext:value-type="string">
            <text:p>финансовый рынок_</text:p>
          </table:table-cell>
        </table:table-row>
        <table:table-row table:style-name="ro1">
          <table:table-cell office:value-type="string" calcext:value-type="string">
            <text:p>MTEK</text:p>
          </table:table-cell>
          <table:table-cell office:value-type="float" office:value="6454074653" calcext:value-type="float">
            <text:p>6454074653</text:p>
          </table:table-cell>
          <table:table-cell table:style-name="ce1" office:value-type="string" calcext:value-type="string">
            <text:p>Деятельность инвестиционных фондов и аналогичных финансовых организаций</text:p>
          </table:table-cell>
        </table:table-row>
        <table:table-row table:style-name="ro1">
          <table:table-cell office:value-type="string" calcext:value-type="string">
            <text:p>RU000A100S25</text:p>
          </table:table-cell>
          <table:table-cell office:value-type="float" office:value="6454074653" calcext:value-type="float">
            <text:p>6454074653</text:p>
          </table:table-cell>
          <table:table-cell table:style-name="ce1" office:value-type="string" calcext:value-type="string">
            <text:p>Деятельность инвестиционных фондов и аналогичных финансовых организаций</text:p>
          </table:table-cell>
        </table:table-row>
        <table:table-row table:style-name="ro1">
          <table:table-cell office:value-type="string" calcext:value-type="string">
            <text:p>RU000A101F29</text:p>
          </table:table-cell>
          <table:table-cell office:value-type="float" office:value="6454074653" calcext:value-type="float">
            <text:p>6454074653</text:p>
          </table:table-cell>
          <table:table-cell table:style-name="ce1" office:value-type="string" calcext:value-type="string">
            <text:p>Деятельность инвестиционных фондов и аналогичных финансовых организаций</text:p>
          </table:table-cell>
        </table:table-row>
        <table:table-row table:style-name="ro1">
          <table:table-cell office:value-type="string" calcext:value-type="string">
            <text:p>RU000A101NK4</text:p>
          </table:table-cell>
          <table:table-cell office:value-type="float" office:value="6454074653" calcext:value-type="float">
            <text:p>6454074653</text:p>
          </table:table-cell>
          <table:table-cell table:style-name="ce1" office:value-type="string" calcext:value-type="string">
            <text:p>Деятельность инвестиционных фондов и аналогичных финансовых организаций</text:p>
          </table:table-cell>
        </table:table-row>
        <table:table-row table:style-name="ro1">
          <table:table-cell office:value-type="string" calcext:value-type="string">
            <text:p>RU000A1027E5</text:p>
          </table:table-cell>
          <table:table-cell office:value-type="float" office:value="6454074653" calcext:value-type="float">
            <text:p>6454074653</text:p>
          </table:table-cell>
          <table:table-cell table:style-name="ce1" office:value-type="string" calcext:value-type="string">
            <text:p>Деятельность инвестиционных фондов и аналогичных финансовых организаций</text:p>
          </table:table-cell>
        </table:table-row>
        <table:table-row table:style-name="ro1">
          <table:table-cell office:value-type="string" calcext:value-type="string">
            <text:p>EQMX</text:p>
          </table:table-cell>
          <table:table-cell office:value-type="float" office:value="7701140866" calcext:value-type="float">
            <text:p>7701140866</text:p>
          </table:table-cell>
          <table:table-cell table:style-name="ce1" office:value-type="string" calcext:value-type="string">
            <text:p>Деятельность по управлению фондами</text:p>
          </table:table-cell>
        </table:table-row>
        <table:table-row table:style-name="ro1">
          <table:table-cell office:value-type="string" calcext:value-type="string">
            <text:p>ESGE</text:p>
          </table:table-cell>
          <table:table-cell office:value-type="float" office:value="7701140866" calcext:value-type="float">
            <text:p>7701140866</text:p>
          </table:table-cell>
          <table:table-cell table:style-name="ce1" office:value-type="string" calcext:value-type="string">
            <text:p>Деятельность по управлению фондами</text:p>
          </table:table-cell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7701140866" calcext:value-type="float">
            <text:p>7701140866</text:p>
          </table:table-cell>
          <table:table-cell table:style-name="ce1" office:value-type="string" calcext:value-type="string">
            <text:p>Деятельность по управлению фондами</text:p>
          </table:table-cell>
        </table:table-row>
        <table:table-row table:style-name="ro1">
          <table:table-cell office:value-type="string" calcext:value-type="string">
            <text:p>LQDT</text:p>
          </table:table-cell>
          <table:table-cell office:value-type="float" office:value="7701140866" calcext:value-type="float">
            <text:p>7701140866</text:p>
          </table:table-cell>
          <table:table-cell table:style-name="ce1" office:value-type="string" calcext:value-type="string">
            <text:p>Деятельность по управлению фондами</text:p>
          </table:table-cell>
        </table:table-row>
        <table:table-row table:style-name="ro1">
          <table:table-cell office:value-type="string" calcext:value-type="string">
            <text:p>OBLG</text:p>
          </table:table-cell>
          <table:table-cell office:value-type="float" office:value="7701140866" calcext:value-type="float">
            <text:p>7701140866</text:p>
          </table:table-cell>
          <table:table-cell table:style-name="ce1" office:value-type="string" calcext:value-type="string">
            <text:p>Деятельность по управлению фондами</text:p>
          </table:table-cell>
        </table:table-row>
        <table:table-row table:style-name="ro1">
          <table:table-cell office:value-type="string" calcext:value-type="string">
            <text:p>RU000A0JR282</text:p>
          </table:table-cell>
          <table:table-cell office:value-type="float" office:value="7701140866" calcext:value-type="float">
            <text:p>7701140866</text:p>
          </table:table-cell>
          <table:table-cell table:style-name="ce1" office:value-type="string" calcext:value-type="string">
            <text:p>Деятельность по управлению фондами</text:p>
          </table:table-cell>
        </table:table-row>
        <table:table-row table:style-name="ro1">
          <table:table-cell office:value-type="string" calcext:value-type="string">
            <text:p>RU000A0JR290</text:p>
          </table:table-cell>
          <table:table-cell office:value-type="float" office:value="7701140866" calcext:value-type="float">
            <text:p>7701140866</text:p>
          </table:table-cell>
          <table:table-cell table:style-name="ce1" office:value-type="string" calcext:value-type="string">
            <text:p>Деятельность по управлению фондами</text:p>
          </table:table-cell>
        </table:table-row>
        <table:table-row table:style-name="ro1">
          <table:table-cell office:value-type="string" calcext:value-type="string">
            <text:p>RU000A0JR2A5</text:p>
          </table:table-cell>
          <table:table-cell office:value-type="float" office:value="7701140866" calcext:value-type="float">
            <text:p>7701140866</text:p>
          </table:table-cell>
          <table:table-cell table:style-name="ce1" office:value-type="string" calcext:value-type="string">
            <text:p>Деятельность по управлению фондами</text:p>
          </table:table-cell>
        </table:table-row>
        <table:table-row table:style-name="ro1">
          <table:table-cell office:value-type="string" calcext:value-type="string">
            <text:p>RU000A0JR2C1</text:p>
          </table:table-cell>
          <table:table-cell office:value-type="float" office:value="7701140866" calcext:value-type="float">
            <text:p>7701140866</text:p>
          </table:table-cell>
          <table:table-cell table:style-name="ce1" office:value-type="string" calcext:value-type="string">
            <text:p>Деятельность по управлению фондами</text:p>
          </table:table-cell>
        </table:table-row>
        <table:table-row table:style-name="ro1">
          <table:table-cell office:value-type="string" calcext:value-type="string">
            <text:p>RU000A1000Y0</text:p>
          </table:table-cell>
          <table:table-cell office:value-type="float" office:value="7701140866" calcext:value-type="float">
            <text:p>7701140866</text:p>
          </table:table-cell>
          <table:table-cell table:style-name="ce1" office:value-type="string" calcext:value-type="string">
            <text:p>Деятельность по управлению фондами</text:p>
          </table:table-cell>
        </table:table-row>
        <table:table-row table:style-name="ro1">
          <table:table-cell office:value-type="string" calcext:value-type="string">
            <text:p>RU000A102PE0</text:p>
          </table:table-cell>
          <table:table-cell office:value-type="float" office:value="7701140866" calcext:value-type="float">
            <text:p>7701140866</text:p>
          </table:table-cell>
          <table:table-cell table:style-name="ce1" office:value-type="string" calcext:value-type="string">
            <text:p>Деятельность по управлению фондами</text:p>
          </table:table-cell>
        </table:table-row>
        <table:table-row table:style-name="ro1">
          <table:table-cell office:value-type="string" calcext:value-type="string">
            <text:p>RU000A102PF7</text:p>
          </table:table-cell>
          <table:table-cell office:value-type="float" office:value="7701140866" calcext:value-type="float">
            <text:p>7701140866</text:p>
          </table:table-cell>
          <table:table-cell table:style-name="ce1" office:value-type="string" calcext:value-type="string">
            <text:p>Деятельность по управлению фондами</text:p>
          </table:table-cell>
        </table:table-row>
        <table:table-row table:style-name="ro1">
          <table:table-cell office:value-type="string" calcext:value-type="string">
            <text:p>RU000A102PQ4</text:p>
          </table:table-cell>
          <table:table-cell office:value-type="float" office:value="7701140866" calcext:value-type="float">
            <text:p>7701140866</text:p>
          </table:table-cell>
          <table:table-cell table:style-name="ce1" office:value-type="string" calcext:value-type="string">
            <text:p>Деятельность по управлению фондами</text:p>
          </table:table-cell>
        </table:table-row>
        <table:table-row table:style-name="ro1">
          <table:table-cell office:value-type="string" calcext:value-type="string">
            <text:p>RUSI</text:p>
          </table:table-cell>
          <table:table-cell office:value-type="float" office:value="7704081545" calcext:value-type="float">
            <text:p>7704081545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</table:table-row>
        <table:table-row table:style-name="ro1">
          <table:table-cell office:value-type="string" calcext:value-type="string">
            <text:p>ESGR</text:p>
          </table:table-cell>
          <table:table-cell office:value-type="float" office:value="7704814182" calcext:value-type="float">
            <text:p>7704814182</text:p>
          </table:table-cell>
          <table:table-cell table:style-name="ce1" office:value-type="string" calcext:value-type="string">
            <text:p>Деятельность по управлению фондами</text:p>
          </table:table-cell>
        </table:table-row>
        <table:table-row table:style-name="ro1">
          <table:table-cell office:value-type="string" calcext:value-type="string">
            <text:p>PRIE</text:p>
          </table:table-cell>
          <table:table-cell office:value-type="float" office:value="7704814182" calcext:value-type="float">
            <text:p>7704814182</text:p>
          </table:table-cell>
          <table:table-cell table:style-name="ce1" office:value-type="string" calcext:value-type="string">
            <text:p>Деятельность по управлению фондами</text:p>
          </table:table-cell>
        </table:table-row>
        <table:table-row table:style-name="ro1">
          <table:table-cell office:value-type="string" calcext:value-type="string">
            <text:p>RSHA</text:p>
          </table:table-cell>
          <table:table-cell office:value-type="float" office:value="7704814182" calcext:value-type="float">
            <text:p>7704814182</text:p>
          </table:table-cell>
          <table:table-cell table:style-name="ce1" office:value-type="string" calcext:value-type="string">
            <text:p>Деятельность по управлению фондами</text:p>
          </table:table-cell>
        </table:table-row>
        <table:table-row table:style-name="ro1">
          <table:table-cell office:value-type="string" calcext:value-type="string">
            <text:p>RSHE</text:p>
          </table:table-cell>
          <table:table-cell office:value-type="float" office:value="7704814182" calcext:value-type="float">
            <text:p>7704814182</text:p>
          </table:table-cell>
          <table:table-cell table:style-name="ce1" office:value-type="string" calcext:value-type="string">
            <text:p>Деятельность по управлению фондами</text:p>
          </table:table-cell>
        </table:table-row>
        <table:table-row table:style-name="ro1">
          <table:table-cell office:value-type="string" calcext:value-type="string">
            <text:p>RSHH</text:p>
          </table:table-cell>
          <table:table-cell office:value-type="float" office:value="7704814182" calcext:value-type="float">
            <text:p>7704814182</text:p>
          </table:table-cell>
          <table:table-cell table:style-name="ce1" office:value-type="string" calcext:value-type="string">
            <text:p>Деятельность по управлению фондами</text:p>
          </table:table-cell>
        </table:table-row>
        <table:table-row table:style-name="ro1">
          <table:table-cell office:value-type="string" calcext:value-type="string">
            <text:p>RSHI</text:p>
          </table:table-cell>
          <table:table-cell office:value-type="float" office:value="7704814182" calcext:value-type="float">
            <text:p>7704814182</text:p>
          </table:table-cell>
          <table:table-cell table:style-name="ce1" office:value-type="string" calcext:value-type="string">
            <text:p>Деятельность по управлению фондами</text:p>
          </table:table-cell>
        </table:table-row>
        <table:table-row table:style-name="ro1">
          <table:table-cell office:value-type="string" calcext:value-type="string">
            <text:p>RSHL</text:p>
          </table:table-cell>
          <table:table-cell office:value-type="float" office:value="7704814182" calcext:value-type="float">
            <text:p>7704814182</text:p>
          </table:table-cell>
          <table:table-cell table:style-name="ce1" office:value-type="string" calcext:value-type="string">
            <text:p>Деятельность по управлению фондами</text:p>
          </table:table-cell>
        </table:table-row>
        <table:table-row table:style-name="ro1">
          <table:table-cell office:value-type="string" calcext:value-type="string">
            <text:p>RSHU</text:p>
          </table:table-cell>
          <table:table-cell office:value-type="float" office:value="7704814182" calcext:value-type="float">
            <text:p>7704814182</text:p>
          </table:table-cell>
          <table:table-cell table:style-name="ce1" office:value-type="string" calcext:value-type="string">
            <text:p>Деятельность по управлению фондами</text:p>
          </table:table-cell>
        </table:table-row>
        <table:table-row table:style-name="ro1">
          <table:table-cell office:value-type="string" calcext:value-type="string">
            <text:p>RSHY</text:p>
          </table:table-cell>
          <table:table-cell office:value-type="float" office:value="7704814182" calcext:value-type="float">
            <text:p>7704814182</text:p>
          </table:table-cell>
          <table:table-cell table:style-name="ce1" office:value-type="string" calcext:value-type="string">
            <text:p>Деятельность по управлению фондами</text:p>
          </table:table-cell>
        </table:table-row>
        <table:table-row table:style-name="ro1">
          <table:table-cell office:value-type="string" calcext:value-type="string">
            <text:p>RU000A0ZZMD7</text:p>
          </table:table-cell>
          <table:table-cell office:value-type="float" office:value="7704814182" calcext:value-type="float">
            <text:p>7704814182</text:p>
          </table:table-cell>
          <table:table-cell table:style-name="ce1" office:value-type="string" calcext:value-type="string">
            <text:p>Деятельность по управлению фондами</text:p>
          </table:table-cell>
        </table:table-row>
        <table:table-row table:style-name="ro1">
          <table:table-cell office:value-type="string" calcext:value-type="string">
            <text:p>RU000A0ZZML0</text:p>
          </table:table-cell>
          <table:table-cell office:value-type="float" office:value="7704814182" calcext:value-type="float">
            <text:p>7704814182</text:p>
          </table:table-cell>
          <table:table-cell table:style-name="ce1" office:value-type="string" calcext:value-type="string">
            <text:p>Деятельность по управлению фондами</text:p>
          </table:table-cell>
        </table:table-row>
        <table:table-row table:style-name="ro1">
          <table:table-cell office:value-type="string" calcext:value-type="string">
            <text:p>RU000A0ZZMN6</text:p>
          </table:table-cell>
          <table:table-cell office:value-type="float" office:value="7704814182" calcext:value-type="float">
            <text:p>7704814182</text:p>
          </table:table-cell>
          <table:table-cell table:style-name="ce1" office:value-type="string" calcext:value-type="string">
            <text:p>Деятельность по управлению фондами</text:p>
          </table:table-cell>
        </table:table-row>
        <table:table-row table:style-name="ro1">
          <table:table-cell office:value-type="string" calcext:value-type="string">
            <text:p>RU000A105RJ8</text:p>
          </table:table-cell>
          <table:table-cell office:value-type="float" office:value="7704814182" calcext:value-type="float">
            <text:p>7704814182</text:p>
          </table:table-cell>
          <table:table-cell table:style-name="ce1" office:value-type="string" calcext:value-type="string">
            <text:p>Деятельность по управлению фондами</text:p>
          </table:table-cell>
        </table:table-row>
        <table:table-row table:style-name="ro1">
          <table:table-cell office:value-type="string" calcext:value-type="string">
            <text:p>INEM</text:p>
          </table:table-cell>
          <table:table-cell office:value-type="float" office:value="7705136973" calcext:value-type="float">
            <text:p>7705136973</text:p>
          </table:table-cell>
          <table:table-cell table:style-name="ce1" office:value-type="string" calcext:value-type="string">
            <text:p>Деятельность по управлению фондами</text:p>
          </table:table-cell>
        </table:table-row>
        <table:table-row table:style-name="ro1">
          <table:table-cell office:value-type="string" calcext:value-type="string">
            <text:p>INFL</text:p>
          </table:table-cell>
          <table:table-cell office:value-type="float" office:value="7705136973" calcext:value-type="float">
            <text:p>7705136973</text:p>
          </table:table-cell>
          <table:table-cell table:style-name="ce1" office:value-type="string" calcext:value-type="string">
            <text:p>Деятельность по управлению фондами</text:p>
          </table:table-cell>
        </table:table-row>
        <table:table-row table:style-name="ro1">
          <table:table-cell office:value-type="string" calcext:value-type="string">
            <text:p>INGO</text:p>
          </table:table-cell>
          <table:table-cell office:value-type="float" office:value="7705136973" calcext:value-type="float">
            <text:p>7705136973</text:p>
          </table:table-cell>
          <table:table-cell table:style-name="ce1" office:value-type="string" calcext:value-type="string">
            <text:p>Деятельность по управлению фондами</text:p>
          </table:table-cell>
        </table:table-row>
        <table:table-row table:style-name="ro1">
          <table:table-cell office:value-type="string" calcext:value-type="string">
            <text:p>INRU</text:p>
          </table:table-cell>
          <table:table-cell office:value-type="float" office:value="7705136973" calcext:value-type="float">
            <text:p>7705136973</text:p>
          </table:table-cell>
          <table:table-cell table:style-name="ce1" office:value-type="string" calcext:value-type="string">
            <text:p>Деятельность по управлению фондами</text:p>
          </table:table-cell>
        </table:table-row>
        <table:table-row table:style-name="ro1">
          <table:table-cell office:value-type="string" calcext:value-type="string">
            <text:p>YUAN</text:p>
          </table:table-cell>
          <table:table-cell office:value-type="float" office:value="7705136973" calcext:value-type="float">
            <text:p>7705136973</text:p>
          </table:table-cell>
          <table:table-cell table:style-name="ce1" office:value-type="string" calcext:value-type="string">
            <text:p>Деятельность по управлению фондами</text:p>
          </table:table-cell>
        </table:table-row>
        <table:table-row table:style-name="ro1">
          <table:table-cell office:value-type="string" calcext:value-type="string">
            <text:p>RU000A0ZZX84</text:p>
          </table:table-cell>
          <table:table-cell office:value-type="float" office:value="7706150949" calcext:value-type="float">
            <text:p>7706150949</text:p>
          </table:table-cell>
          <table:table-cell office:value-type="string" calcext:value-type="string">
            <text:p>финансовый рынок_</text:p>
          </table:table-cell>
        </table:table-row>
        <table:table-row table:style-name="ro1">
          <table:table-cell office:value-type="string" calcext:value-type="string">
            <text:p>RU000A0JNK00</text:p>
          </table:table-cell>
          <table:table-cell office:value-type="float" office:value="7706681026" calcext:value-type="float">
            <text:p>7706681026</text:p>
          </table:table-cell>
          <table:table-cell office:value-type="string" calcext:value-type="string">
            <text:p>финансовый рынок_</text:p>
          </table:table-cell>
        </table:table-row>
        <table:table-row table:style-name="ro1">
          <table:table-cell office:value-type="string" calcext:value-type="string">
            <text:p>RU000A0JNK34</text:p>
          </table:table-cell>
          <table:table-cell office:value-type="float" office:value="7706681026" calcext:value-type="float">
            <text:p>7706681026</text:p>
          </table:table-cell>
          <table:table-cell office:value-type="string" calcext:value-type="string">
            <text:p>финансовый рынок_</text:p>
          </table:table-cell>
        </table:table-row>
        <table:table-row table:style-name="ro1">
          <table:table-cell office:value-type="string" calcext:value-type="string">
            <text:p>RU000A0JP4U1</text:p>
          </table:table-cell>
          <table:table-cell office:value-type="float" office:value="7706681026" calcext:value-type="float">
            <text:p>7706681026</text:p>
          </table:table-cell>
          <table:table-cell office:value-type="string" calcext:value-type="string">
            <text:p>финансовый рынок_</text:p>
          </table:table-cell>
        </table:table-row>
        <table:table-row table:style-name="ro1">
          <table:table-cell office:value-type="string" calcext:value-type="string">
            <text:p>SPBC</text:p>
          </table:table-cell>
          <table:table-cell office:value-type="float" office:value="7707583543" calcext:value-type="float">
            <text:p>7707583543</text:p>
          </table:table-cell>
          <table:table-cell table:style-name="ce1" office:value-type="string" calcext:value-type="string">
            <text:p>Вложения в ценные бумаги и деятельность дилерская</text:p>
          </table:table-cell>
        </table:table-row>
        <table:table-row table:style-name="ro1">
          <table:table-cell office:value-type="string" calcext:value-type="string">
            <text:p>SPBF</text:p>
          </table:table-cell>
          <table:table-cell office:value-type="float" office:value="7707583543" calcext:value-type="float">
            <text:p>7707583543</text:p>
          </table:table-cell>
          <table:table-cell table:style-name="ce1" office:value-type="string" calcext:value-type="string">
            <text:p>Вложения в ценные бумаги и деятельность дилерская</text:p>
          </table:table-cell>
        </table:table-row>
        <table:table-row table:style-name="ro1">
          <table:table-cell office:value-type="string" calcext:value-type="string">
            <text:p>RU000A0JNUW0</text:p>
          </table:table-cell>
          <table:table-cell office:value-type="float" office:value="7708168370" calcext:value-type="float">
            <text:p>7708168370</text:p>
          </table:table-cell>
          <table:table-cell office:value-type="string" calcext:value-type="string">
            <text:p>финансовый рынок_</text:p>
          </table:table-cell>
        </table:table-row>
        <table:table-row table:style-name="ro1">
          <table:table-cell office:value-type="string" calcext:value-type="string">
            <text:p>RU000A0JPJ35</text:p>
          </table:table-cell>
          <table:table-cell office:value-type="float" office:value="7708168370" calcext:value-type="float">
            <text:p>7708168370</text:p>
          </table:table-cell>
          <table:table-cell office:value-type="string" calcext:value-type="string">
            <text:p>финансовый рынок_</text:p>
          </table:table-cell>
        </table:table-row>
        <table:table-row table:style-name="ro1">
          <table:table-cell office:value-type="string" calcext:value-type="string">
            <text:p>RU000A0JPPP9</text:p>
          </table:table-cell>
          <table:table-cell office:value-type="float" office:value="7708168370" calcext:value-type="float">
            <text:p>7708168370</text:p>
          </table:table-cell>
          <table:table-cell office:value-type="string" calcext:value-type="string">
            <text:p>финансовый рынок_</text:p>
          </table:table-cell>
        </table:table-row>
        <table:table-row table:style-name="ro1">
          <table:table-cell office:value-type="string" calcext:value-type="string">
            <text:p>RU000A0JR3X5</text:p>
          </table:table-cell>
          <table:table-cell office:value-type="float" office:value="7708168370" calcext:value-type="float">
            <text:p>7708168370</text:p>
          </table:table-cell>
          <table:table-cell office:value-type="string" calcext:value-type="string">
            <text:p>финансовый рынок_</text:p>
          </table:table-cell>
        </table:table-row>
        <table:table-row table:style-name="ro1">
          <table:table-cell office:value-type="string" calcext:value-type="string">
            <text:p>RU000A0JS9A9</text:p>
          </table:table-cell>
          <table:table-cell office:value-type="float" office:value="7708168370" calcext:value-type="float">
            <text:p>7708168370</text:p>
          </table:table-cell>
          <table:table-cell office:value-type="string" calcext:value-type="string">
            <text:p>финансовый рынок_</text:p>
          </table:table-cell>
        </table:table-row>
        <table:table-row table:style-name="ro1">
          <table:table-cell office:value-type="string" calcext:value-type="string">
            <text:p>RU000A0JT7G9</text:p>
          </table:table-cell>
          <table:table-cell office:value-type="float" office:value="7708168370" calcext:value-type="float">
            <text:p>7708168370</text:p>
          </table:table-cell>
          <table:table-cell office:value-type="string" calcext:value-type="string">
            <text:p>финансовый рынок_</text:p>
          </table:table-cell>
        </table:table-row>
        <table:table-row table:style-name="ro1">
          <table:table-cell office:value-type="string" calcext:value-type="string">
            <text:p>RU000A103DB0</text:p>
          </table:table-cell>
          <table:table-cell office:value-type="float" office:value="7710170659" calcext:value-type="float">
            <text:p>7710170659</text:p>
          </table:table-cell>
          <table:table-cell office:value-type="string" calcext:value-type="string">
            <text:p>финансовый рынок_</text:p>
          </table:table-cell>
        </table:table-row>
        <table:table-row table:style-name="ro1">
          <table:table-cell office:value-type="string" calcext:value-type="string">
            <text:p>RU000A104479</text:p>
          </table:table-cell>
          <table:table-cell office:value-type="float" office:value="7710170659" calcext:value-type="float">
            <text:p>7710170659</text:p>
          </table:table-cell>
          <table:table-cell office:value-type="string" calcext:value-type="string">
            <text:p>финансовый рынок_</text:p>
          </table:table-cell>
        </table:table-row>
        <table:table-row table:style-name="ro1">
          <table:table-cell office:value-type="string" calcext:value-type="string">
            <text:p>RU000A104RW4</text:p>
          </table:table-cell>
          <table:table-cell office:value-type="float" office:value="7710170659" calcext:value-type="float">
            <text:p>7710170659</text:p>
          </table:table-cell>
          <table:table-cell office:value-type="string" calcext:value-type="string">
            <text:p>финансовый рынок_</text:p>
          </table:table-cell>
        </table:table-row>
        <table:table-row table:style-name="ro1">
          <table:table-cell office:value-type="string" calcext:value-type="string">
            <text:p>RU000A0ZYC64</text:p>
          </table:table-cell>
          <table:table-cell office:value-type="float" office:value="7710183778" calcext:value-type="float">
            <text:p>7710183778</text:p>
          </table:table-cell>
          <table:table-cell office:value-type="string" calcext:value-type="string">
            <text:p>финансовый рынок_</text:p>
          </table:table-cell>
        </table:table-row>
        <table:table-row table:style-name="ro1">
          <table:table-cell office:value-type="string" calcext:value-type="string">
            <text:p>RU000A102AH5</text:p>
          </table:table-cell>
          <table:table-cell office:value-type="float" office:value="7710183778" calcext:value-type="float">
            <text:p>7710183778</text:p>
          </table:table-cell>
          <table:table-cell office:value-type="string" calcext:value-type="string">
            <text:p>финансовый рынок_</text:p>
          </table:table-cell>
        </table:table-row>
        <table:table-row table:style-name="ro1">
          <table:table-cell office:value-type="string" calcext:value-type="string">
            <text:p>SBBE</text:p>
          </table:table-cell>
          <table:table-cell office:value-type="float" office:value="7710183778" calcext:value-type="float">
            <text:p>7710183778</text:p>
          </table:table-cell>
          <table:table-cell table:style-name="ce1"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SBBY</text:p>
          </table:table-cell>
          <table:table-cell office:value-type="float" office:value="7710183778" calcext:value-type="float">
            <text:p>7710183778</text:p>
          </table:table-cell>
          <table:table-cell table:style-name="ce1"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SBCB</text:p>
          </table:table-cell>
          <table:table-cell office:value-type="float" office:value="7710183778" calcext:value-type="float">
            <text:p>7710183778</text:p>
          </table:table-cell>
          <table:table-cell table:style-name="ce1"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SBCN</text:p>
          </table:table-cell>
          <table:table-cell office:value-type="float" office:value="7710183778" calcext:value-type="float">
            <text:p>7710183778</text:p>
          </table:table-cell>
          <table:table-cell table:style-name="ce1"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SBCS</text:p>
          </table:table-cell>
          <table:table-cell office:value-type="float" office:value="7710183778" calcext:value-type="float">
            <text:p>7710183778</text:p>
          </table:table-cell>
          <table:table-cell table:style-name="ce1"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SBDS</text:p>
          </table:table-cell>
          <table:table-cell office:value-type="float" office:value="7710183778" calcext:value-type="float">
            <text:p>7710183778</text:p>
          </table:table-cell>
          <table:table-cell table:style-name="ce1"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SBGB</text:p>
          </table:table-cell>
          <table:table-cell office:value-type="float" office:value="7710183778" calcext:value-type="float">
            <text:p>7710183778</text:p>
          </table:table-cell>
          <table:table-cell table:style-name="ce1"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SBGD</text:p>
          </table:table-cell>
          <table:table-cell office:value-type="float" office:value="7710183778" calcext:value-type="float">
            <text:p>7710183778</text:p>
          </table:table-cell>
          <table:table-cell table:style-name="ce1"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SBHI</text:p>
          </table:table-cell>
          <table:table-cell office:value-type="float" office:value="7710183778" calcext:value-type="float">
            <text:p>7710183778</text:p>
          </table:table-cell>
          <table:table-cell table:style-name="ce1"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SBMM</text:p>
          </table:table-cell>
          <table:table-cell office:value-type="float" office:value="7710183778" calcext:value-type="float">
            <text:p>7710183778</text:p>
          </table:table-cell>
          <table:table-cell table:style-name="ce1"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SBMX</text:p>
          </table:table-cell>
          <table:table-cell office:value-type="float" office:value="7710183778" calcext:value-type="float">
            <text:p>7710183778</text:p>
          </table:table-cell>
          <table:table-cell table:style-name="ce1"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SBOG</text:p>
          </table:table-cell>
          <table:table-cell office:value-type="float" office:value="7710183778" calcext:value-type="float">
            <text:p>7710183778</text:p>
          </table:table-cell>
          <table:table-cell table:style-name="ce1"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SBPS</text:p>
          </table:table-cell>
          <table:table-cell office:value-type="float" office:value="7710183778" calcext:value-type="float">
            <text:p>7710183778</text:p>
          </table:table-cell>
          <table:table-cell table:style-name="ce1"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SBRB</text:p>
          </table:table-cell>
          <table:table-cell office:value-type="float" office:value="7710183778" calcext:value-type="float">
            <text:p>7710183778</text:p>
          </table:table-cell>
          <table:table-cell table:style-name="ce1"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SBRI</text:p>
          </table:table-cell>
          <table:table-cell office:value-type="float" office:value="7710183778" calcext:value-type="float">
            <text:p>7710183778</text:p>
          </table:table-cell>
          <table:table-cell table:style-name="ce1"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SBRS</text:p>
          </table:table-cell>
          <table:table-cell office:value-type="float" office:value="7710183778" calcext:value-type="float">
            <text:p>7710183778</text:p>
          </table:table-cell>
          <table:table-cell table:style-name="ce1"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SBSC</text:p>
          </table:table-cell>
          <table:table-cell office:value-type="float" office:value="7710183778" calcext:value-type="float">
            <text:p>7710183778</text:p>
          </table:table-cell>
          <table:table-cell table:style-name="ce1"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SBSP</text:p>
          </table:table-cell>
          <table:table-cell office:value-type="float" office:value="7710183778" calcext:value-type="float">
            <text:p>7710183778</text:p>
          </table:table-cell>
          <table:table-cell table:style-name="ce1"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SBWS</text:p>
          </table:table-cell>
          <table:table-cell office:value-type="float" office:value="7710183778" calcext:value-type="float">
            <text:p>7710183778</text:p>
          </table:table-cell>
          <table:table-cell table:style-name="ce1" office:value-type="string" calcext:value-type="string">
            <text:p>Вложения в ценные бумаги</text:p>
          </table:table-cell>
        </table:table-row>
        <table:table-row table:style-name="ro1">
          <table:table-cell office:value-type="string" calcext:value-type="string">
            <text:p>GPBC</text:p>
          </table:table-cell>
          <table:table-cell office:value-type="float" office:value="7722515837" calcext:value-type="float">
            <text:p>7722515837</text:p>
          </table:table-cell>
          <table:table-cell table:style-name="ce1" office:value-type="string" calcext:value-type="string">
            <text:p>Деятельность по управлению фондами</text:p>
          </table:table-cell>
        </table:table-row>
        <table:table-row table:style-name="ro1">
          <table:table-cell office:value-type="string" calcext:value-type="string">
            <text:p>GPBM</text:p>
          </table:table-cell>
          <table:table-cell office:value-type="float" office:value="7722515837" calcext:value-type="float">
            <text:p>7722515837</text:p>
          </table:table-cell>
          <table:table-cell table:style-name="ce1" office:value-type="string" calcext:value-type="string">
            <text:p>Деятельность по управлению фондами</text:p>
          </table:table-cell>
        </table:table-row>
        <table:table-row table:style-name="ro1">
          <table:table-cell office:value-type="string" calcext:value-type="string">
            <text:p>GPBR</text:p>
          </table:table-cell>
          <table:table-cell office:value-type="float" office:value="7722515837" calcext:value-type="float">
            <text:p>7722515837</text:p>
          </table:table-cell>
          <table:table-cell table:style-name="ce1" office:value-type="string" calcext:value-type="string">
            <text:p>Деятельность по управлению фондами</text:p>
          </table:table-cell>
        </table:table-row>
        <table:table-row table:style-name="ro1">
          <table:table-cell office:value-type="string" calcext:value-type="string">
            <text:p>GPBS</text:p>
          </table:table-cell>
          <table:table-cell office:value-type="float" office:value="7722515837" calcext:value-type="float">
            <text:p>7722515837</text:p>
          </table:table-cell>
          <table:table-cell table:style-name="ce1" office:value-type="string" calcext:value-type="string">
            <text:p>Деятельность по управлению фондами</text:p>
          </table:table-cell>
        </table:table-row>
        <table:table-row table:style-name="ro1">
          <table:table-cell office:value-type="string" calcext:value-type="string">
            <text:p>GPBW</text:p>
          </table:table-cell>
          <table:table-cell office:value-type="float" office:value="7722515837" calcext:value-type="float">
            <text:p>7722515837</text:p>
          </table:table-cell>
          <table:table-cell table:style-name="ce1" office:value-type="string" calcext:value-type="string">
            <text:p>Деятельность по управлению фондами</text:p>
          </table:table-cell>
        </table:table-row>
        <table:table-row table:style-name="ro1">
          <table:table-cell office:value-type="string" calcext:value-type="string">
            <text:p>RU000A0ZYPM4</text:p>
          </table:table-cell>
          <table:table-cell office:value-type="float" office:value="7722515837" calcext:value-type="float">
            <text:p>7722515837</text:p>
          </table:table-cell>
          <table:table-cell table:style-name="ce1" office:value-type="string" calcext:value-type="string">
            <text:p>Деятельность по управлению фондами</text:p>
          </table:table-cell>
        </table:table-row>
        <table:table-row table:style-name="ro1">
          <table:table-cell office:value-type="string" calcext:value-type="string">
            <text:p>RU000A0ZZVH9</text:p>
          </table:table-cell>
          <table:table-cell office:value-type="float" office:value="7722515837" calcext:value-type="float">
            <text:p>7722515837</text:p>
          </table:table-cell>
          <table:table-cell table:style-name="ce1" office:value-type="string" calcext:value-type="string">
            <text:p>Деятельность по управлению фондами</text:p>
          </table:table-cell>
        </table:table-row>
        <table:table-row table:style-name="ro1">
          <table:table-cell office:value-type="string" calcext:value-type="string">
            <text:p>RU000A0ZZVL1</text:p>
          </table:table-cell>
          <table:table-cell office:value-type="float" office:value="7722515837" calcext:value-type="float">
            <text:p>7722515837</text:p>
          </table:table-cell>
          <table:table-cell table:style-name="ce1" office:value-type="string" calcext:value-type="string">
            <text:p>Деятельность по управлению фондами</text:p>
          </table:table-cell>
        </table:table-row>
        <table:table-row table:style-name="ro1">
          <table:table-cell office:value-type="string" calcext:value-type="string">
            <text:p>RU000A0JPLG7</text:p>
          </table:table-cell>
          <table:table-cell office:value-type="float" office:value="7722563196" calcext:value-type="float">
            <text:p>7722563196</text:p>
          </table:table-cell>
          <table:table-cell office:value-type="string" calcext:value-type="string">
            <text:p>финансовый рынок_</text:p>
          </table:table-cell>
        </table:table-row>
        <table:table-row table:style-name="ro1">
          <table:table-cell office:value-type="string" calcext:value-type="string">
            <text:p>RU000A0JPM71</text:p>
          </table:table-cell>
          <table:table-cell office:value-type="float" office:value="7722563196" calcext:value-type="float">
            <text:p>7722563196</text:p>
          </table:table-cell>
          <table:table-cell office:value-type="string" calcext:value-type="string">
            <text:p>финансовый рынок_</text:p>
          </table:table-cell>
        </table:table-row>
        <table:table-row table:style-name="ro1">
          <table:table-cell office:value-type="string" calcext:value-type="string">
            <text:p>RU000A0JQYE3</text:p>
          </table:table-cell>
          <table:table-cell office:value-type="float" office:value="7722563196" calcext:value-type="float">
            <text:p>7722563196</text:p>
          </table:table-cell>
          <table:table-cell office:value-type="string" calcext:value-type="string">
            <text:p>финансовый рынок_</text:p>
          </table:table-cell>
        </table:table-row>
        <table:table-row table:style-name="ro1">
          <table:table-cell office:value-type="string" calcext:value-type="string">
            <text:p>RU000A0JUKK1</text:p>
          </table:table-cell>
          <table:table-cell office:value-type="float" office:value="7722563196" calcext:value-type="float">
            <text:p>7722563196</text:p>
          </table:table-cell>
          <table:table-cell office:value-type="string" calcext:value-type="string">
            <text:p>финансовый рынок_</text:p>
          </table:table-cell>
        </table:table-row>
        <table:table-row table:style-name="ro1">
          <table:table-cell office:value-type="string" calcext:value-type="string">
            <text:p>RU000A103KA7</text:p>
          </table:table-cell>
          <table:table-cell office:value-type="float" office:value="7724611631" calcext:value-type="float">
            <text:p>7724611631</text:p>
          </table:table-cell>
          <table:table-cell office:value-type="string" calcext:value-type="string">
            <text:p>финансовый рынок_</text:p>
          </table:table-cell>
        </table:table-row>
        <table:table-row table:style-name="ro1">
          <table:table-cell office:value-type="string" calcext:value-type="string">
            <text:p>SPBE</text:p>
          </table:table-cell>
          <table:table-cell office:value-type="float" office:value="7801268965" calcext:value-type="float">
            <text:p>7801268965</text:p>
          </table:table-cell>
          <table:table-cell table:style-name="ce1" office:value-type="string" calcext:value-type="string">
            <text:p>Деятельность по организации торговли на финансовых рынках</text:p>
          </table:table-cell>
        </table:table-row>
        <table:table-row table:style-name="ro1">
          <table:table-cell office:value-type="string" calcext:value-type="string">
            <text:p>RU000A0JUYB1</text:p>
          </table:table-cell>
          <table:table-cell office:value-type="float" office:value="7806138649" calcext:value-type="float">
            <text:p>7806138649</text:p>
          </table:table-cell>
          <table:table-cell office:value-type="string" calcext:value-type="string">
            <text:p>финансовый рынок_</text:p>
          </table:table-cell>
        </table:table-row>
        <table:table-row table:style-name="ro1">
          <table:table-cell office:value-type="string" calcext:value-type="string">
            <text:p>RU000A0JUG56</text:p>
          </table:table-cell>
          <table:table-cell office:value-type="float" office:value="9909152110" calcext:value-type="float">
            <text:p>9909152110</text:p>
          </table:table-cell>
          <table:table-cell office:value-type="string" calcext:value-type="string">
            <text:p>финансовый рынок_</text:p>
          </table:table-cell>
        </table:table-row>
        <table:table-row table:style-name="ro1">
          <table:table-cell office:value-type="string" calcext:value-type="string">
            <text:p>RU000A0JUG72</text:p>
          </table:table-cell>
          <table:table-cell office:value-type="float" office:value="9909152110" calcext:value-type="float">
            <text:p>9909152110</text:p>
          </table:table-cell>
          <table:table-cell office:value-type="string" calcext:value-type="string">
            <text:p>финансовый рынок_</text:p>
          </table:table-cell>
        </table:table-row>
        <table:table-row table:style-name="ro1">
          <table:table-cell office:value-type="string" calcext:value-type="string">
            <text:p>RU000A0JUG98</text:p>
          </table:table-cell>
          <table:table-cell office:value-type="float" office:value="9909152110" calcext:value-type="float">
            <text:p>9909152110</text:p>
          </table:table-cell>
          <table:table-cell office:value-type="string" calcext:value-type="string">
            <text:p>финансовый рынок_</text:p>
          </table:table-cell>
        </table:table-row>
        <table:table-row table:style-name="ro1">
          <table:table-cell office:value-type="string" calcext:value-type="string">
            <text:p>RU000A0JXT58</text:p>
          </table:table-cell>
          <table:table-cell office:value-type="float" office:value="9909152110" calcext:value-type="float">
            <text:p>9909152110</text:p>
          </table:table-cell>
          <table:table-cell office:value-type="string" calcext:value-type="string">
            <text:p>финансовый рынок_</text:p>
          </table:table-cell>
        </table:table-row>
        <table:table-row table:style-name="ro1">
          <table:table-cell office:value-type="string" calcext:value-type="string">
            <text:p>RU000A101LM4</text:p>
          </table:table-cell>
          <table:table-cell office:value-type="float" office:value="9909152110" calcext:value-type="float">
            <text:p>9909152110</text:p>
          </table:table-cell>
          <table:table-cell office:value-type="string" calcext:value-type="string">
            <text:p>финансовый рынок_</text:p>
          </table:table-cell>
        </table:table-row>
        <table:table-row table:style-name="ro1">
          <table:table-cell office:value-type="string" calcext:value-type="string">
            <text:p>RU000A101LN2</text:p>
          </table:table-cell>
          <table:table-cell office:value-type="float" office:value="9909152110" calcext:value-type="float">
            <text:p>9909152110</text:p>
          </table:table-cell>
          <table:table-cell office:value-type="string" calcext:value-type="string">
            <text:p>финансовый рынок_</text:p>
          </table:table-cell>
        </table:table-row>
        <table:table-row table:style-name="ro1">
          <table:table-cell office:value-type="string" calcext:value-type="string">
            <text:p>RU000A0JS934</text:p>
          </table:table-cell>
          <table:table-cell office:value-type="float" office:value="9909220306" calcext:value-type="float">
            <text:p>9909220306</text:p>
          </table:table-cell>
          <table:table-cell office:value-type="string" calcext:value-type="string">
            <text:p>финансовый рынок_</text:p>
          </table:table-cell>
        </table:table-row>
        <table:table-row table:style-name="ro1">
          <table:table-cell office:value-type="string" calcext:value-type="string">
            <text:p>RU000A0ZZDB0</text:p>
          </table:table-cell>
          <table:table-cell office:value-type="float" office:value="9909220306" calcext:value-type="float">
            <text:p>9909220306</text:p>
          </table:table-cell>
          <table:table-cell office:value-type="string" calcext:value-type="string">
            <text:p>финансовый рынок_</text:p>
          </table:table-cell>
        </table:table-row>
        <table:table-row table:style-name="ro1">
          <table:table-cell office:value-type="string" calcext:value-type="string">
            <text:p>RU000A101PK9</text:p>
          </table:table-cell>
          <table:table-cell office:value-type="float" office:value="9909220306" calcext:value-type="float">
            <text:p>9909220306</text:p>
          </table:table-cell>
          <table:table-cell office:value-type="string" calcext:value-type="string">
            <text:p>финансовый рынок_</text:p>
          </table:table-cell>
        </table:table-row>
        <table:table-row table:style-name="ro1">
          <table:table-cell office:value-type="string" calcext:value-type="string">
            <text:p>RU000A104TQ2</text:p>
          </table:table-cell>
          <table:table-cell office:value-type="float" office:value="9909220306" calcext:value-type="float">
            <text:p>9909220306</text:p>
          </table:table-cell>
          <table:table-cell office:value-type="string" calcext:value-type="string">
            <text:p>финансовый рынок_</text:p>
          </table:table-cell>
        </table:table-row>
        <table:table-row table:style-name="ro1">
          <table:table-cell office:value-type="string" calcext:value-type="string">
            <text:p>RU000A1050H0</text:p>
          </table:table-cell>
          <table:table-cell office:value-type="float" office:value="9909220306" calcext:value-type="float">
            <text:p>9909220306</text:p>
          </table:table-cell>
          <table:table-cell office:value-type="string" calcext:value-type="string">
            <text:p>финансовый рынок_</text:p>
          </table:table-cell>
        </table:table-row>
        <table:table-row table:style-name="ro1">
          <table:table-cell office:value-type="string" calcext:value-type="string">
            <text:p>RU000A1057B8</text:p>
          </table:table-cell>
          <table:table-cell office:value-type="float" office:value="9909220306" calcext:value-type="float">
            <text:p>9909220306</text:p>
          </table:table-cell>
          <table:table-cell office:value-type="string" calcext:value-type="string">
            <text:p>финансовый рынок_</text:p>
          </table:table-cell>
        </table:table-row>
        <table:table-row table:style-name="ro1">
          <table:table-cell office:value-type="string" calcext:value-type="string">
            <text:p>RU000A105EV1</text:p>
          </table:table-cell>
          <table:table-cell office:value-type="float" office:value="9909220306" calcext:value-type="float">
            <text:p>9909220306</text:p>
          </table:table-cell>
          <table:table-cell office:value-type="string" calcext:value-type="string">
            <text:p>финансовый рынок_</text:p>
          </table:table-cell>
        </table:table-row>
        <table:table-row table:style-name="ro1">
          <table:table-cell office:value-type="string" calcext:value-type="string">
            <text:p>RU000A105KW6</text:p>
          </table:table-cell>
          <table:table-cell office:value-type="float" office:value="9909220306" calcext:value-type="float">
            <text:p>9909220306</text:p>
          </table:table-cell>
          <table:table-cell office:value-type="string" calcext:value-type="string">
            <text:p>финансовый рынок_</text:p>
          </table:table-cell>
        </table:table-row>
        <table:table-row table:style-name="ro1">
          <table:table-cell office:value-type="string" calcext:value-type="string">
            <text:p>RU000A105V90</text:p>
          </table:table-cell>
          <table:table-cell office:value-type="float" office:value="9909220306" calcext:value-type="float">
            <text:p>9909220306</text:p>
          </table:table-cell>
          <table:table-cell office:value-type="string" calcext:value-type="string">
            <text:p>финансовый рынок_</text:p>
          </table:table-cell>
        </table:table-row>
        <table:table-row table:style-name="ro1">
          <table:table-cell office:value-type="string" calcext:value-type="string">
            <text:p>RU000A1064L3</text:p>
          </table:table-cell>
          <table:table-cell office:value-type="float" office:value="9909220306" calcext:value-type="float">
            <text:p>9909220306</text:p>
          </table:table-cell>
          <table:table-cell office:value-type="string" calcext:value-type="string">
            <text:p>финансовый рынок_</text:p>
          </table:table-cell>
        </table:table-row>
        <table:table-row table:style-name="ro1">
          <table:table-cell office:value-type="string" calcext:value-type="string">
            <text:p>RU000A106JX4</text:p>
          </table:table-cell>
          <table:table-cell office:value-type="float" office:value="9909220306" calcext:value-type="float">
            <text:p>9909220306</text:p>
          </table:table-cell>
          <table:table-cell office:value-type="string" calcext:value-type="string">
            <text:p>финансовый рынок_</text:p>
          </table:table-cell>
        </table:table-row>
        <table:table-row table:style-name="ro1">
          <table:table-cell office:value-type="string" calcext:value-type="string">
            <text:p>NKNC</text:p>
          </table:table-cell>
          <table:table-cell office:value-type="float" office:value="1651000010" calcext:value-type="float">
            <text:p>1651000010</text:p>
          </table:table-cell>
          <table:table-cell office:value-type="string" calcext:value-type="string">
            <text:p>химическая промышленность</text:p>
          </table:table-cell>
        </table:table-row>
        <table:table-row table:style-name="ro1">
          <table:table-cell office:value-type="string" calcext:value-type="string">
            <text:p>NKNCP</text:p>
          </table:table-cell>
          <table:table-cell office:value-type="float" office:value="1651000010" calcext:value-type="float">
            <text:p>1651000010</text:p>
          </table:table-cell>
          <table:table-cell office:value-type="string" calcext:value-type="string">
            <text:p>химическая промышленность</text:p>
          </table:table-cell>
        </table:table-row>
        <table:table-row table:style-name="ro1">
          <table:table-cell office:value-type="string" calcext:value-type="string">
            <text:p>RU000A0ZZZ17</text:p>
          </table:table-cell>
          <table:table-cell office:value-type="float" office:value="1651000010" calcext:value-type="float">
            <text:p>1651000010</text:p>
          </table:table-cell>
          <table:table-cell office:value-type="string" calcext:value-type="string">
            <text:p>химическая промышленность</text:p>
          </table:table-cell>
        </table:table-row>
        <table:table-row table:style-name="ro1">
          <table:table-cell office:value-type="string" calcext:value-type="string">
            <text:p>RU000A103QQ0</text:p>
          </table:table-cell>
          <table:table-cell office:value-type="float" office:value="1651000010" calcext:value-type="float">
            <text:p>1651000010</text:p>
          </table:table-cell>
          <table:table-cell office:value-type="string" calcext:value-type="string">
            <text:p>химическая промышленность</text:p>
          </table:table-cell>
        </table:table-row>
        <table:table-row table:style-name="ro1">
          <table:table-cell office:value-type="string" calcext:value-type="string">
            <text:p>NKSH</text:p>
          </table:table-cell>
          <table:table-cell office:value-type="float" office:value="1651000027" calcext:value-type="float">
            <text:p>1651000027</text:p>
          </table:table-cell>
          <table:table-cell office:value-type="string" calcext:value-type="string">
            <text:p>химическая промышленность</text:p>
          </table:table-cell>
        </table:table-row>
        <table:table-row table:style-name="ro1">
          <table:table-cell office:value-type="string" calcext:value-type="string">
            <text:p>KZOS</text:p>
          </table:table-cell>
          <table:table-cell office:value-type="float" office:value="1658008723" calcext:value-type="float">
            <text:p>1658008723</text:p>
          </table:table-cell>
          <table:table-cell office:value-type="string" calcext:value-type="string">
            <text:p>химическая промышленность</text:p>
          </table:table-cell>
        </table:table-row>
        <table:table-row table:style-name="ro1">
          <table:table-cell office:value-type="string" calcext:value-type="string">
            <text:p>KZOSP</text:p>
          </table:table-cell>
          <table:table-cell office:value-type="float" office:value="1658008723" calcext:value-type="float">
            <text:p>1658008723</text:p>
          </table:table-cell>
          <table:table-cell office:value-type="string" calcext:value-type="string">
            <text:p>химическая промышленность</text:p>
          </table:table-cell>
        </table:table-row>
        <table:table-row table:style-name="ro1">
          <table:table-cell office:value-type="string" calcext:value-type="string">
            <text:p>HIMCP</text:p>
          </table:table-cell>
          <table:table-cell office:value-type="float" office:value="2124009521" calcext:value-type="float">
            <text:p>2124009521</text:p>
          </table:table-cell>
          <table:table-cell office:value-type="string" calcext:value-type="string">
            <text:p>химическая промышленность</text:p>
          </table:table-cell>
        </table:table-row>
        <table:table-row table:style-name="ro1">
          <table:table-cell office:value-type="string" calcext:value-type="string">
            <text:p>VLHZ</text:p>
          </table:table-cell>
          <table:table-cell office:value-type="float" office:value="3302000669" calcext:value-type="float">
            <text:p>3302000669</text:p>
          </table:table-cell>
          <table:table-cell office:value-type="string" calcext:value-type="string">
            <text:p>химическая промышленность</text:p>
          </table:table-cell>
        </table:table-row>
        <table:table-row table:style-name="ro1">
          <table:table-cell office:value-type="string" calcext:value-type="string">
            <text:p>AKRN</text:p>
          </table:table-cell>
          <table:table-cell office:value-type="float" office:value="5321029508" calcext:value-type="float">
            <text:p>5321029508</text:p>
          </table:table-cell>
          <table:table-cell office:value-type="string" calcext:value-type="string">
            <text:p>химическая промышленность</text:p>
          </table:table-cell>
        </table:table-row>
        <table:table-row table:style-name="ro1">
          <table:table-cell office:value-type="string" calcext:value-type="string">
            <text:p>RU000A0JWV89</text:p>
          </table:table-cell>
          <table:table-cell office:value-type="float" office:value="5321029508" calcext:value-type="float">
            <text:p>5321029508</text:p>
          </table:table-cell>
          <table:table-cell office:value-type="string" calcext:value-type="string">
            <text:p>химическая промышленность</text:p>
          </table:table-cell>
        </table:table-row>
        <table:table-row table:style-name="ro1">
          <table:table-cell office:value-type="string" calcext:value-type="string">
            <text:p>RU000A0JXSS1</text:p>
          </table:table-cell>
          <table:table-cell office:value-type="float" office:value="5321029508" calcext:value-type="float">
            <text:p>5321029508</text:p>
          </table:table-cell>
          <table:table-cell office:value-type="string" calcext:value-type="string">
            <text:p>химическая промышленность</text:p>
          </table:table-cell>
        </table:table-row>
        <table:table-row table:style-name="ro1">
          <table:table-cell office:value-type="string" calcext:value-type="string">
            <text:p>KAZT</text:p>
          </table:table-cell>
          <table:table-cell office:value-type="float" office:value="6320005915" calcext:value-type="float">
            <text:p>6320005915</text:p>
          </table:table-cell>
          <table:table-cell office:value-type="string" calcext:value-type="string">
            <text:p>химическая промышленность</text:p>
          </table:table-cell>
        </table:table-row>
        <table:table-row table:style-name="ro1">
          <table:table-cell office:value-type="string" calcext:value-type="string">
            <text:p>KAZTP</text:p>
          </table:table-cell>
          <table:table-cell office:value-type="float" office:value="6320005915" calcext:value-type="float">
            <text:p>6320005915</text:p>
          </table:table-cell>
          <table:table-cell office:value-type="string" calcext:value-type="string">
            <text:p>химическая промышленность</text:p>
          </table:table-cell>
        </table:table-row>
        <table:table-row table:style-name="ro1">
          <table:table-cell office:value-type="string" calcext:value-type="string">
            <text:p>MISB</text:p>
          </table:table-cell>
          <table:table-cell office:value-type="float" office:value="1215099739" calcext:value-type="float">
            <text:p>1215099739</text:p>
          </table:table-cell>
          <table:table-cell office:value-type="string" calcext:value-type="string">
            <text:p>энергетика</text:p>
          </table:table-cell>
        </table:table-row>
        <table:table-row table:style-name="ro1">
          <table:table-cell office:value-type="string" calcext:value-type="string">
            <text:p>MISBP</text:p>
          </table:table-cell>
          <table:table-cell office:value-type="float" office:value="1215099739" calcext:value-type="float">
            <text:p>1215099739</text:p>
          </table:table-cell>
          <table:table-cell office:value-type="string" calcext:value-type="string">
            <text:p>энергетика</text:p>
          </table:table-cell>
        </table:table-row>
        <table:table-row table:style-name="ro1">
          <table:table-cell office:value-type="string" calcext:value-type="string">
            <text:p>KRSB</text:p>
          </table:table-cell>
          <table:table-cell office:value-type="float" office:value="2466132221" calcext:value-type="float">
            <text:p>2466132221</text:p>
          </table:table-cell>
          <table:table-cell office:value-type="string" calcext:value-type="string">
            <text:p>энергетика</text:p>
          </table:table-cell>
        </table:table-row>
        <table:table-row table:style-name="ro1">
          <table:table-cell office:value-type="string" calcext:value-type="string">
            <text:p>KRSBP</text:p>
          </table:table-cell>
          <table:table-cell office:value-type="float" office:value="2466132221" calcext:value-type="float">
            <text:p>2466132221</text:p>
          </table:table-cell>
          <table:table-cell office:value-type="string" calcext:value-type="string">
            <text:p>энергетика</text:p>
          </table:table-cell>
        </table:table-row>
        <table:table-row table:style-name="ro1">
          <table:table-cell office:value-type="string" calcext:value-type="string">
            <text:p>STSB</text:p>
          </table:table-cell>
          <table:table-cell office:value-type="float" office:value="2626033550" calcext:value-type="float">
            <text:p>2626033550</text:p>
          </table:table-cell>
          <table:table-cell office:value-type="string" calcext:value-type="string">
            <text:p>энергетика</text:p>
          </table:table-cell>
        </table:table-row>
        <table:table-row table:style-name="ro1">
          <table:table-cell office:value-type="string" calcext:value-type="string">
            <text:p>STSBP</text:p>
          </table:table-cell>
          <table:table-cell office:value-type="float" office:value="2626033550" calcext:value-type="float">
            <text:p>2626033550</text:p>
          </table:table-cell>
          <table:table-cell office:value-type="string" calcext:value-type="string">
            <text:p>энергетика</text:p>
          </table:table-cell>
        </table:table-row>
        <table:table-row table:style-name="ro1">
          <table:table-cell office:value-type="string" calcext:value-type="string">
            <text:p>ASSB</text:p>
          </table:table-cell>
          <table:table-cell office:value-type="float" office:value="3017041554" calcext:value-type="float">
            <text:p>3017041554</text:p>
          </table:table-cell>
          <table:table-cell office:value-type="string" calcext:value-type="string">
            <text:p>энергетика</text:p>
          </table:table-cell>
        </table:table-row>
        <table:table-row table:style-name="ro1">
          <table:table-cell office:value-type="string" calcext:value-type="string">
            <text:p>VGSB</text:p>
          </table:table-cell>
          <table:table-cell office:value-type="float" office:value="3445071523" calcext:value-type="float">
            <text:p>3445071523</text:p>
          </table:table-cell>
          <table:table-cell office:value-type="string" calcext:value-type="string">
            <text:p>энергетика</text:p>
          </table:table-cell>
        </table:table-row>
        <table:table-row table:style-name="ro1">
          <table:table-cell office:value-type="string" calcext:value-type="string">
            <text:p>VGSBP</text:p>
          </table:table-cell>
          <table:table-cell office:value-type="float" office:value="3445071523" calcext:value-type="float">
            <text:p>3445071523</text:p>
          </table:table-cell>
          <table:table-cell office:value-type="string" calcext:value-type="string">
            <text:p>энергетика</text:p>
          </table:table-cell>
        </table:table-row>
        <table:table-row table:style-name="ro1">
          <table:table-cell office:value-type="string" calcext:value-type="string">
            <text:p>KLSB</text:p>
          </table:table-cell>
          <table:table-cell office:value-type="float" office:value="4029030252" calcext:value-type="float">
            <text:p>4029030252</text:p>
          </table:table-cell>
          <table:table-cell office:value-type="string" calcext:value-type="string">
            <text:p>энергетика</text:p>
          </table:table-cell>
        </table:table-row>
        <table:table-row table:style-name="ro1">
          <table:table-cell office:value-type="string" calcext:value-type="string">
            <text:p>RU000A0ZZYL5</text:p>
          </table:table-cell>
          <table:table-cell office:value-type="float" office:value="4029030252" calcext:value-type="float">
            <text:p>4029030252</text:p>
          </table:table-cell>
          <table:table-cell office:value-type="string" calcext:value-type="string">
            <text:p>энергетика</text:p>
          </table:table-cell>
        </table:table-row>
        <table:table-row table:style-name="ro1">
          <table:table-cell office:value-type="string" calcext:value-type="string">
            <text:p>KCHE</text:p>
          </table:table-cell>
          <table:table-cell office:value-type="float" office:value="4100000668" calcext:value-type="float">
            <text:p>4100000668</text:p>
          </table:table-cell>
          <table:table-cell office:value-type="string" calcext:value-type="string">
            <text:p>энергетика</text:p>
          </table:table-cell>
        </table:table-row>
        <table:table-row table:style-name="ro1">
          <table:table-cell office:value-type="string" calcext:value-type="string">
            <text:p>KCHEP</text:p>
          </table:table-cell>
          <table:table-cell office:value-type="float" office:value="4100000668" calcext:value-type="float">
            <text:p>4100000668</text:p>
          </table:table-cell>
          <table:table-cell office:value-type="string" calcext:value-type="string">
            <text:p>энергетика</text:p>
          </table:table-cell>
        </table:table-row>
        <table:table-row table:style-name="ro1">
          <table:table-cell office:value-type="string" calcext:value-type="string">
            <text:p>LPSB</text:p>
          </table:table-cell>
          <table:table-cell office:value-type="float" office:value="4822001244" calcext:value-type="float">
            <text:p>4822001244</text:p>
          </table:table-cell>
          <table:table-cell office:value-type="string" calcext:value-type="string">
            <text:p>энергетика</text:p>
          </table:table-cell>
        </table:table-row>
        <table:table-row table:style-name="ro1">
          <table:table-cell office:value-type="string" calcext:value-type="string">
            <text:p>NNSB</text:p>
          </table:table-cell>
          <table:table-cell office:value-type="float" office:value="5260148520" calcext:value-type="float">
            <text:p>5260148520</text:p>
          </table:table-cell>
          <table:table-cell office:value-type="string" calcext:value-type="string">
            <text:p>энергетика</text:p>
          </table:table-cell>
        </table:table-row>
        <table:table-row table:style-name="ro1">
          <table:table-cell office:value-type="string" calcext:value-type="string">
            <text:p>NNSBP</text:p>
          </table:table-cell>
          <table:table-cell office:value-type="float" office:value="5260148520" calcext:value-type="float">
            <text:p>5260148520</text:p>
          </table:table-cell>
          <table:table-cell office:value-type="string" calcext:value-type="string">
            <text:p>энергетика</text:p>
          </table:table-cell>
        </table:table-row>
        <table:table-row table:style-name="ro1">
          <table:table-cell office:value-type="string" calcext:value-type="string">
            <text:p>RU000A1030K6</text:p>
          </table:table-cell>
          <table:table-cell office:value-type="float" office:value="5902202276" calcext:value-type="float">
            <text:p>5902202276</text:p>
          </table:table-cell>
          <table:table-cell office:value-type="string" calcext:value-type="string">
            <text:p>энергетика</text:p>
          </table:table-cell>
        </table:table-row>
        <table:table-row table:style-name="ro1">
          <table:table-cell office:value-type="string" calcext:value-type="string">
            <text:p>RU000A1058K7</text:p>
          </table:table-cell>
          <table:table-cell office:value-type="float" office:value="5902202276" calcext:value-type="float">
            <text:p>5902202276</text:p>
          </table:table-cell>
          <table:table-cell office:value-type="string" calcext:value-type="string">
            <text:p>энергетика</text:p>
          </table:table-cell>
        </table:table-row>
        <table:table-row table:style-name="ro1">
          <table:table-cell office:value-type="string" calcext:value-type="string">
            <text:p>RU000A106JV8</text:p>
          </table:table-cell>
          <table:table-cell office:value-type="float" office:value="5902202276" calcext:value-type="float">
            <text:p>5902202276</text:p>
          </table:table-cell>
          <table:table-cell office:value-type="string" calcext:value-type="string">
            <text:p>энергетика</text:p>
          </table:table-cell>
        </table:table-row>
        <table:table-row table:style-name="ro1">
          <table:table-cell office:value-type="string" calcext:value-type="string">
            <text:p>RU000A106K19</text:p>
          </table:table-cell>
          <table:table-cell office:value-type="float" office:value="5902202276" calcext:value-type="float">
            <text:p>5902202276</text:p>
          </table:table-cell>
          <table:table-cell office:value-type="string" calcext:value-type="string">
            <text:p>энергетика</text:p>
          </table:table-cell>
        </table:table-row>
        <table:table-row table:style-name="ro1">
          <table:table-cell office:value-type="string" calcext:value-type="string">
            <text:p>PMSB</text:p>
          </table:table-cell>
          <table:table-cell office:value-type="float" office:value="5904123809" calcext:value-type="float">
            <text:p>5904123809</text:p>
          </table:table-cell>
          <table:table-cell office:value-type="string" calcext:value-type="string">
            <text:p>энергетика</text:p>
          </table:table-cell>
        </table:table-row>
        <table:table-row table:style-name="ro1">
          <table:table-cell office:value-type="string" calcext:value-type="string">
            <text:p>PMSBP</text:p>
          </table:table-cell>
          <table:table-cell office:value-type="float" office:value="5904123809" calcext:value-type="float">
            <text:p>5904123809</text:p>
          </table:table-cell>
          <table:table-cell office:value-type="string" calcext:value-type="string">
            <text:p>энергетика</text:p>
          </table:table-cell>
        </table:table-row>
        <table:table-row table:style-name="ro1">
          <table:table-cell office:value-type="string" calcext:value-type="string">
            <text:p>MRKY</text:p>
          </table:table-cell>
          <table:table-cell office:value-type="float" office:value="6164266561" calcext:value-type="float">
            <text:p>6164266561</text:p>
          </table:table-cell>
          <table:table-cell office:value-type="string" calcext:value-type="string">
            <text:p>энергетика</text:p>
          </table:table-cell>
        </table:table-row>
        <table:table-row table:style-name="ro1">
          <table:table-cell office:value-type="string" calcext:value-type="string">
            <text:p>RTSB</text:p>
          </table:table-cell>
          <table:table-cell office:value-type="float" office:value="6168002922" calcext:value-type="float">
            <text:p>6168002922</text:p>
          </table:table-cell>
          <table:table-cell office:value-type="string" calcext:value-type="string">
            <text:p>энергетика</text:p>
          </table:table-cell>
        </table:table-row>
        <table:table-row table:style-name="ro1">
          <table:table-cell office:value-type="string" calcext:value-type="string">
            <text:p>RTSBP</text:p>
          </table:table-cell>
          <table:table-cell office:value-type="float" office:value="6168002922" calcext:value-type="float">
            <text:p>6168002922</text:p>
          </table:table-cell>
          <table:table-cell office:value-type="string" calcext:value-type="string">
            <text:p>энергетика</text:p>
          </table:table-cell>
        </table:table-row>
        <table:table-row table:style-name="ro1">
          <table:table-cell office:value-type="string" calcext:value-type="string">
            <text:p>SAGO</text:p>
          </table:table-cell>
          <table:table-cell office:value-type="float" office:value="6315222985" calcext:value-type="float">
            <text:p>6315222985</text:p>
          </table:table-cell>
          <table:table-cell office:value-type="string" calcext:value-type="string">
            <text:p>энергетика</text:p>
          </table:table-cell>
        </table:table-row>
        <table:table-row table:style-name="ro1">
          <table:table-cell office:value-type="string" calcext:value-type="string">
            <text:p>SAGOP</text:p>
          </table:table-cell>
          <table:table-cell office:value-type="float" office:value="6315222985" calcext:value-type="float">
            <text:p>6315222985</text:p>
          </table:table-cell>
          <table:table-cell office:value-type="string" calcext:value-type="string">
            <text:p>энергетика</text:p>
          </table:table-cell>
        </table:table-row>
        <table:table-row table:style-name="ro1">
          <table:table-cell office:value-type="string" calcext:value-type="string">
            <text:p>SLEN</text:p>
          </table:table-cell>
          <table:table-cell office:value-type="float" office:value="6500000024" calcext:value-type="float">
            <text:p>6500000024</text:p>
          </table:table-cell>
          <table:table-cell office:value-type="string" calcext:value-type="string">
            <text:p>энергетика</text:p>
          </table:table-cell>
        </table:table-row>
        <table:table-row table:style-name="ro1">
          <table:table-cell office:value-type="string" calcext:value-type="string">
            <text:p>TORS</text:p>
          </table:table-cell>
          <table:table-cell office:value-type="float" office:value="7017114672" calcext:value-type="float">
            <text:p>7017114672</text:p>
          </table:table-cell>
          <table:table-cell office:value-type="string" calcext:value-type="string">
            <text:p>энергетика</text:p>
          </table:table-cell>
        </table:table-row>
        <table:table-row table:style-name="ro1">
          <table:table-cell office:value-type="string" calcext:value-type="string">
            <text:p>TORSP</text:p>
          </table:table-cell>
          <table:table-cell office:value-type="float" office:value="7017114672" calcext:value-type="float">
            <text:p>7017114672</text:p>
          </table:table-cell>
          <table:table-cell office:value-type="string" calcext:value-type="string">
            <text:p>энергетика</text:p>
          </table:table-cell>
        </table:table-row>
        <table:table-row table:style-name="ro1">
          <table:table-cell office:value-type="string" calcext:value-type="string">
            <text:p>UPRO</text:p>
          </table:table-cell>
          <table:table-cell office:value-type="float" office:value="8602067092" calcext:value-type="float">
            <text:p>8602067092</text:p>
          </table:table-cell>
          <table:table-cell office:value-type="string" calcext:value-type="string">
            <text:p>энергетика</text:p>
          </table:table-cell>
        </table:table-row>
      </table:table>
      <table:named-expressions/>
      <table:database-ranges>
        <table:database-range table:name="__Anonymous_Sheet_DB__0" table:target-range-address="fields.A1:fields.C2633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DK" style:font-name-asian="Roboto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DK" style:letter-kerning="true" style:font-name-asian="DejaVu Sans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Roboto" style:font-family-asian="Roboto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30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30T18:36:41.039031612</dc:date>
    <meta:editing-duration>PT2H44M33S</meta:editing-duration>
    <meta:editing-cycles>5</meta:editing-cycles>
    <meta:generator>LibreOffice/7.6.2.1$Linux_X86_64 LibreOffice_project/60$Build-1</meta:generator>
    <meta:document-statistic meta:table-count="1" meta:cell-count="7899" meta:object-count="0"/>
  </office:meta>
</office:document-meta>
</file>